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81.23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16.42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2.79mm"/>
    </style:style>
    <style:style style:name="co12" style:family="table-column">
      <style:table-column-properties fo:break-before="auto" style:column-width="13.34mm"/>
    </style:style>
    <style:style style:name="co13" style:family="table-column">
      <style:table-column-properties fo:break-before="auto" style:column-width="18.24mm"/>
    </style:style>
    <style:style style:name="co14" style:family="table-column">
      <style:table-column-properties fo:break-before="auto" style:column-width="11.98mm"/>
    </style:style>
    <style:style style:name="co15" style:family="table-column">
      <style:table-column-properties fo:break-before="auto" style:column-width="19.6mm"/>
    </style:style>
    <style:style style:name="co16" style:family="table-column">
      <style:table-column-properties fo:break-before="auto" style:column-width="19.88mm"/>
    </style:style>
    <style:style style:name="co17" style:family="table-column">
      <style:table-column-properties fo:break-before="auto" style:column-width="16.05mm"/>
    </style:style>
    <style:style style:name="co18" style:family="table-column">
      <style:table-column-properties fo:break-before="auto" style:column-width="15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hicle_stats" table:style-name="ta1">
        <table:shapes>
          <draw:frame draw:z-index="0" draw:style-name="gr1" draw:text-style-name="P1" svg:width="160mm" svg:height="90.05mm" svg:x="308.37mm" svg:y="13.56mm">
            <draw:object draw:notify-on-update-of-ranges="vehicle_stats.C2:vehicle_stats.C348 vehicle_stats.I1:vehicle_stats.I1 vehicle_stats.I2:vehicle_stats.I3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mm" svg:height="90.05mm" svg:x="307.83mm" svg:y="105.73mm">
            <draw:object draw:notify-on-update-of-ranges="vehicle_stats.C2:vehicle_stats.C348 vehicle_stats.J1:vehicle_stats.J1 vehicle_stats.J2:vehicle_stats.J3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mm" svg:height="90.05mm" svg:x="306.51mm" svg:y="201.36mm">
            <draw:object draw:notify-on-update-of-ranges="vehicle_stats.C2:vehicle_stats.C348 vehicle_stats.K1:vehicle_stats.K1 vehicle_stats.K2:vehicle_stats.K3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From</text:p>
          </table:table-cell>
          <table:table-cell office:value-type="string" calcext:value-type="string">
            <text:p>YearTo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Speed (m/s)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Price ($)</text:p>
          </table:table-cell>
          <table:table-cell office:value-type="string" calcext:value-type="string">
            <text:p>Speed*Capacity</text:p>
          </table:table-cell>
          <table:table-cell office:value-type="string" calcext:value-type="string">
            <text:p>(S*C)^x</text:p>
          </table:table-cell>
          <table:table-cell office:value-type="string" calcext:value-type="string">
            <text:p>Pow^x</text:p>
          </table:table-cell>
          <table:table-cell office:value-type="string" calcext:value-type="string">
            <text:p>S*C Exponent</text:p>
          </table:table-cell>
          <table:table-cell table:style-name="ce1" office:value-type="float" office:value="0.5" calcext:value-type="float">
            <text:p>0,5</text:p>
          </table:table-cell>
          <table:table-cell office:value-type="string" calcext:value-type="string">
            <text:p>Pow Exponent</text:p>
          </table:table-cell>
          <table:table-cell table:style-name="ce1" office:value-type="float" office:value="0.5" calcext:value-type="float">
            <text:p>0,5</text:p>
          </table:table-cell>
          <table:table-cell office:value-type="string" calcext:value-type="string">
            <text:p>Max/Min S*C</text:p>
          </table:table-cell>
          <table:table-cell table:style-name="ce1" table:formula="of:=MAX([.J2:.J348])/MIN([.J2:.J348])" office:value-type="string" office:string-value="" calcext:value-type="error">
            <text:p>#DIV/0!</text:p>
          </table:table-cell>
          <table:table-cell office:value-type="string" calcext:value-type="string">
            <text:p>Max/Min Pow</text:p>
          </table:table-cell>
          <table:table-cell table:style-name="ce1" table:formula="of:=MAX([.K2:.K348])/MIN([.K2:.K348])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Troika</text:p>
          </table:table-cell>
          <table:table-cell office:value-type="float" office:value="1850" calcext:value-type="float">
            <text:p>1850</text:p>
          </table:table-cell>
          <table:table-cell office:value-type="float" office:value="1890" calcext:value-type="float">
            <text:p>189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917" calcext:value-type="float">
            <text:p>17917</text:p>
          </table:table-cell>
          <table:table-cell table:formula="of:=[.F2]*[.E2]" office:value-type="float" office:value="15" calcext:value-type="float">
            <text:p>15</text:p>
          </table:table-cell>
          <table:table-cell table:formula="of:=POWER([.I2];[.$M$1])" office:value-type="float" office:value="3.87298334620742" calcext:value-type="float">
            <text:p>3,87298334620742</text:p>
          </table:table-cell>
          <table:table-cell table:formula="of:=POWER([.G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tagecoach</text:p>
          </table:table-cell>
          <table:table-cell office:value-type="float" office:value="1850" calcext:value-type="float">
            <text:p>1850</text:p>
          </table:table-cell>
          <table:table-cell office:value-type="float" office:value="1907" calcext:value-type="float">
            <text:p>19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890" calcext:value-type="float">
            <text:p>23890</text:p>
          </table:table-cell>
          <table:table-cell table:formula="of:=[.F3]*[.E3]" office:value-type="float" office:value="20" calcext:value-type="float">
            <text:p>20</text:p>
          </table:table-cell>
          <table:table-cell table:formula="of:=POWER([.I3];[.$M$1])" office:value-type="float" office:value="4.47213595499958" calcext:value-type="float">
            <text:p>4,47213595499958</text:p>
          </table:table-cell>
          <table:table-cell table:formula="of:=POWER([.G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Horse-drawn carriage</text:p>
          </table:table-cell>
          <table:table-cell office:value-type="float" office:value="1850" calcext:value-type="float">
            <text:p>1850</text:p>
          </table:table-cell>
          <table:table-cell office:value-type="float" office:value="1905" calcext:value-type="float">
            <text:p>19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890" calcext:value-type="float">
            <text:p>23890</text:p>
          </table:table-cell>
          <table:table-cell table:formula="of:=[.F4]*[.E4]" office:value-type="float" office:value="20" calcext:value-type="float">
            <text:p>20</text:p>
          </table:table-cell>
          <table:table-cell table:formula="of:=POWER([.I4];[.$M$1])" office:value-type="float" office:value="4.47213595499958" calcext:value-type="float">
            <text:p>4,47213595499958</text:p>
          </table:table-cell>
          <table:table-cell table:formula="of:=POWER([.G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Rigi</text:p>
          </table:table-cell>
          <table:table-cell office:value-type="float" office:value="1850" calcext:value-type="float">
            <text:p>1850</text:p>
          </table:table-cell>
          <table:table-cell office:value-type="float" office:value="1930" calcext:value-type="float">
            <text:p>1930</text:p>
          </table:table-cell>
          <table:table-cell office:value-type="float" office:value="70" calcext:value-type="float">
            <text:p>70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550249" calcext:value-type="float">
            <text:p>550249</text:p>
          </table:table-cell>
          <table:table-cell table:formula="of:=[.F5]*[.E5]" office:value-type="float" office:value="485.8" calcext:value-type="float">
            <text:p>485,8</text:p>
          </table:table-cell>
          <table:table-cell table:formula="of:=POWER([.I5];[.$M$1])" office:value-type="float" office:value="22.0408711261601" calcext:value-type="float">
            <text:p>22,0408711261601</text:p>
          </table:table-cell>
          <table:table-cell table:formula="of:=POWER([.G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Wilhelm I</text:p>
          </table:table-cell>
          <table:table-cell office:value-type="float" office:value="1850" calcext:value-type="float">
            <text:p>1850</text:p>
          </table:table-cell>
          <table:table-cell office:value-type="float" office:value="1910" calcext:value-type="float">
            <text:p>1910</text:p>
          </table:table-cell>
          <table:table-cell office:value-type="float" office:value="70" calcext:value-type="float">
            <text:p>70</text:p>
          </table:table-cell>
          <table:table-cell office:value-type="float" office:value="6.11" calcext:value-type="float">
            <text:p>6,11</text:p>
          </table:table-cell>
          <table:table-cell office:value-type="float" office:value="0" calcext:value-type="float">
            <text:p>0</text:p>
          </table:table-cell>
          <table:table-cell office:value-type="float" office:value="454238" calcext:value-type="float">
            <text:p>454238</text:p>
          </table:table-cell>
          <table:table-cell table:formula="of:=[.F6]*[.E6]" office:value-type="float" office:value="427.7" calcext:value-type="float">
            <text:p>427,7</text:p>
          </table:table-cell>
          <table:table-cell table:formula="of:=POWER([.I6];[.$M$1])" office:value-type="float" office:value="20.6809090709282" calcext:value-type="float">
            <text:p>20,6809090709282</text:p>
          </table:table-cell>
          <table:table-cell table:formula="of:=POWER([.G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Zoroaster</text:p>
          </table:table-cell>
          <table:table-cell office:value-type="float" office:value="1850" calcext:value-type="float">
            <text:p>1850</text:p>
          </table:table-cell>
          <table:table-cell office:value-type="float" office:value="1910" calcext:value-type="float">
            <text:p>1910</text:p>
          </table:table-cell>
          <table:table-cell office:value-type="float" office:value="90" calcext:value-type="float">
            <text:p>90</text:p>
          </table:table-cell>
          <table:table-cell office:value-type="float" office:value="6.11" calcext:value-type="float">
            <text:p>6,11</text:p>
          </table:table-cell>
          <table:table-cell office:value-type="float" office:value="0" calcext:value-type="float">
            <text:p>0</text:p>
          </table:table-cell>
          <table:table-cell office:value-type="float" office:value="584020" calcext:value-type="float">
            <text:p>584020</text:p>
          </table:table-cell>
          <table:table-cell table:formula="of:=[.F7]*[.E7]" office:value-type="float" office:value="549.9" calcext:value-type="float">
            <text:p>549,9</text:p>
          </table:table-cell>
          <table:table-cell table:formula="of:=POWER([.I7];[.$M$1])" office:value-type="float" office:value="23.4499466950354" calcext:value-type="float">
            <text:p>23,4499466950354</text:p>
          </table:table-cell>
          <table:table-cell table:formula="of:=POWER([.G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Zoroaster</text:p>
          </table:table-cell>
          <table:table-cell office:value-type="float" office:value="1850" calcext:value-type="float">
            <text:p>1850</text:p>
          </table:table-cell>
          <table:table-cell office:value-type="float" office:value="1910" calcext:value-type="float">
            <text:p>1910</text:p>
          </table:table-cell>
          <table:table-cell office:value-type="float" office:value="90" calcext:value-type="float">
            <text:p>90</text:p>
          </table:table-cell>
          <table:table-cell office:value-type="float" office:value="6.11" calcext:value-type="float">
            <text:p>6,11</text:p>
          </table:table-cell>
          <table:table-cell office:value-type="float" office:value="0" calcext:value-type="float">
            <text:p>0</text:p>
          </table:table-cell>
          <table:table-cell office:value-type="float" office:value="584020" calcext:value-type="float">
            <text:p>584020</text:p>
          </table:table-cell>
          <table:table-cell table:formula="of:=[.F8]*[.E8]" office:value-type="float" office:value="549.9" calcext:value-type="float">
            <text:p>549,9</text:p>
          </table:table-cell>
          <table:table-cell table:formula="of:=POWER([.I8];[.$M$1])" office:value-type="float" office:value="23.4499466950354" calcext:value-type="float">
            <text:p>23,4499466950354</text:p>
          </table:table-cell>
          <table:table-cell table:formula="of:=POWER([.G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V Type 1</text:p>
          </table:table-cell>
          <table:table-cell office:value-type="float" office:value="1850" calcext:value-type="float">
            <text:p>185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float" office:value="60" calcext:value-type="float">
            <text:p>60</text:p>
          </table:table-cell>
          <table:table-cell office:value-type="float" office:value="219698" calcext:value-type="float">
            <text:p>219698</text:p>
          </table:table-cell>
          <table:table-cell table:formula="of:=[.F9]*[.E9]" office:value-type="float" office:value="0" calcext:value-type="float">
            <text:p>0</text:p>
          </table:table-cell>
          <table:table-cell table:formula="of:=POWER([.I9];[.$M$1])" office:value-type="float" office:value="0" calcext:value-type="float">
            <text:p>0</text:p>
          </table:table-cell>
          <table:table-cell table:formula="of:=POWER([.G9]; [.$O$1])" office:value-type="float" office:value="7.74596669241483" calcext:value-type="float">
            <text:p>7,7459666924148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D 1/3</text:p>
          </table:table-cell>
          <table:table-cell office:value-type="float" office:value="1850" calcext:value-type="float">
            <text:p>1850</text:p>
          </table:table-cell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,11</text:p>
          </table:table-cell>
          <table:table-cell office:value-type="float" office:value="66" calcext:value-type="float">
            <text:p>66</text:p>
          </table:table-cell>
          <table:table-cell office:value-type="float" office:value="243884" calcext:value-type="float">
            <text:p>243884</text:p>
          </table:table-cell>
          <table:table-cell table:formula="of:=[.F10]*[.E10]" office:value-type="float" office:value="0" calcext:value-type="float">
            <text:p>0</text:p>
          </table:table-cell>
          <table:table-cell table:formula="of:=POWER([.I10];[.$M$1])" office:value-type="float" office:value="0" calcext:value-type="float">
            <text:p>0</text:p>
          </table:table-cell>
          <table:table-cell table:formula="of:=POWER([.G10]; [.$O$1])" office:value-type="float" office:value="8.12403840463596" calcext:value-type="float">
            <text:p>8,1240384046359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aldwin's Six-Wheels</text:p>
          </table:table-cell>
          <table:table-cell office:value-type="float" office:value="1850" calcext:value-type="float">
            <text:p>1850</text:p>
          </table:table-cell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,11</text:p>
          </table:table-cell>
          <table:table-cell office:value-type="float" office:value="70" calcext:value-type="float">
            <text:p>70</text:p>
          </table:table-cell>
          <table:table-cell office:value-type="float" office:value="258664" calcext:value-type="float">
            <text:p>258664</text:p>
          </table:table-cell>
          <table:table-cell table:formula="of:=[.F11]*[.E11]" office:value-type="float" office:value="0" calcext:value-type="float">
            <text:p>0</text:p>
          </table:table-cell>
          <table:table-cell table:formula="of:=POWER([.I11];[.$M$1])" office:value-type="float" office:value="0" calcext:value-type="float">
            <text:p>0</text:p>
          </table:table-cell>
          <table:table-cell table:formula="of:=POWER([.G11]; [.$O$1])" office:value-type="float" office:value="8.36660026534076" calcext:value-type="float">
            <text:p>8,3666002653407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Odessa Horse-Drawn Streetcar</text:p>
          </table:table-cell>
          <table:table-cell office:value-type="float" office:value="1850" calcext:value-type="float">
            <text:p>185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862" calcext:value-type="float">
            <text:p>29862</text:p>
          </table:table-cell>
          <table:table-cell table:formula="of:=[.F12]*[.E12]" office:value-type="float" office:value="25" calcext:value-type="float">
            <text:p>25</text:p>
          </table:table-cell>
          <table:table-cell table:formula="of:=POWER([.I12];[.$M$1])" office:value-type="float" office:value="5" calcext:value-type="float">
            <text:p>5</text:p>
          </table:table-cell>
          <table:table-cell table:formula="of:=POWER([.G12]; [.$O$1])" office:value-type="float" office:value="1.4142135623731" calcext:value-type="float">
            <text:p>1,414213562373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Horse-Drawn Streetcar</text:p>
          </table:table-cell>
          <table:table-cell office:value-type="float" office:value="1850" calcext:value-type="float">
            <text:p>1850</text:p>
          </table:table-cell>
          <table:table-cell office:value-type="float" office:value="1905" calcext:value-type="float">
            <text:p>1905</text:p>
          </table:table-cell>
          <table:table-cell office:value-type="float" office:value="6" calcext:value-type="float">
            <text:p>6</text:p>
          </table:table-cell>
          <table:table-cell office:value-type="float" office:value="5.56" calcext:value-type="float">
            <text:p>5,56</text:p>
          </table:table-cell>
          <table:table-cell office:value-type="float" office:value="2" calcext:value-type="float">
            <text:p>2</text:p>
          </table:table-cell>
          <table:table-cell office:value-type="float" office:value="39126" calcext:value-type="float">
            <text:p>39126</text:p>
          </table:table-cell>
          <table:table-cell table:formula="of:=[.F13]*[.E13]" office:value-type="float" office:value="33.36" calcext:value-type="float">
            <text:p>33,36</text:p>
          </table:table-cell>
          <table:table-cell table:formula="of:=POWER([.I13];[.$M$1])" office:value-type="float" office:value="5.77581163127746" calcext:value-type="float">
            <text:p>5,77581163127746</text:p>
          </table:table-cell>
          <table:table-cell table:formula="of:=POWER([.G13]; [.$O$1])" office:value-type="float" office:value="1.4142135623731" calcext:value-type="float">
            <text:p>1,414213562373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Horse-Drawn Streetcar USA</text:p>
          </table:table-cell>
          <table:table-cell office:value-type="float" office:value="1850" calcext:value-type="float">
            <text:p>1850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862" calcext:value-type="float">
            <text:p>29862</text:p>
          </table:table-cell>
          <table:table-cell table:formula="of:=[.F14]*[.E14]" office:value-type="float" office:value="25" calcext:value-type="float">
            <text:p>25</text:p>
          </table:table-cell>
          <table:table-cell table:formula="of:=POWER([.I14];[.$M$1])" office:value-type="float" office:value="5" calcext:value-type="float">
            <text:p>5</text:p>
          </table:table-cell>
          <table:table-cell table:formula="of:=POWER([.G14]; [.$O$1])" office:value-type="float" office:value="1.4142135623731" calcext:value-type="float">
            <text:p>1,414213562373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Asian Horse-Drawn Carriage</text:p>
          </table:table-cell>
          <table:table-cell office:value-type="float" office:value="1850" calcext:value-type="float">
            <text:p>1850</text:p>
          </table:table-cell>
          <table:table-cell office:value-type="float" office:value="1875" calcext:value-type="float">
            <text:p>18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890" calcext:value-type="float">
            <text:p>23890</text:p>
          </table:table-cell>
          <table:table-cell table:formula="of:=[.F15]*[.E15]" office:value-type="float" office:value="20" calcext:value-type="float">
            <text:p>20</text:p>
          </table:table-cell>
          <table:table-cell table:formula="of:=POWER([.I15];[.$M$1])" office:value-type="float" office:value="4.47213595499958" calcext:value-type="float">
            <text:p>4,47213595499958</text:p>
          </table:table-cell>
          <table:table-cell table:formula="of:=POWER([.G1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European Horse-Drawn Carriage</text:p>
          </table:table-cell>
          <table:table-cell office:value-type="float" office:value="1850" calcext:value-type="float">
            <text:p>1850</text:p>
          </table:table-cell>
          <table:table-cell office:value-type="float" office:value="1907" calcext:value-type="float">
            <text:p>19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890" calcext:value-type="float">
            <text:p>23890</text:p>
          </table:table-cell>
          <table:table-cell table:formula="of:=[.F16]*[.E16]" office:value-type="float" office:value="20" calcext:value-type="float">
            <text:p>20</text:p>
          </table:table-cell>
          <table:table-cell table:formula="of:=POWER([.I16];[.$M$1])" office:value-type="float" office:value="4.47213595499958" calcext:value-type="float">
            <text:p>4,47213595499958</text:p>
          </table:table-cell>
          <table:table-cell table:formula="of:=POWER([.G1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American Horse-Drawn Carriage</text:p>
          </table:table-cell>
          <table:table-cell office:value-type="float" office:value="1850" calcext:value-type="float">
            <text:p>1850</text:p>
          </table:table-cell>
          <table:table-cell office:value-type="float" office:value="1905" calcext:value-type="float">
            <text:p>19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890" calcext:value-type="float">
            <text:p>23890</text:p>
          </table:table-cell>
          <table:table-cell table:formula="of:=[.F17]*[.E17]" office:value-type="float" office:value="20" calcext:value-type="float">
            <text:p>20</text:p>
          </table:table-cell>
          <table:table-cell table:formula="of:=POWER([.I17];[.$M$1])" office:value-type="float" office:value="4.47213595499958" calcext:value-type="float">
            <text:p>4,47213595499958</text:p>
          </table:table-cell>
          <table:table-cell table:formula="of:=POWER([.G1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xcar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7" calcext:value-type="float">
            <text:p>7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203912" calcext:value-type="float">
            <text:p>203912</text:p>
          </table:table-cell>
          <table:table-cell table:formula="of:=[.F18]*[.E18]" office:value-type="float" office:value="97.23" calcext:value-type="float">
            <text:p>97,23</text:p>
          </table:table-cell>
          <table:table-cell table:formula="of:=POWER([.I18];[.$M$1])" office:value-type="float" office:value="9.86052736926378" calcext:value-type="float">
            <text:p>9,86052736926378</text:p>
          </table:table-cell>
          <table:table-cell table:formula="of:=POWER([.G1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ondola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7" calcext:value-type="float">
            <text:p>7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203912" calcext:value-type="float">
            <text:p>203912</text:p>
          </table:table-cell>
          <table:table-cell table:formula="of:=[.F19]*[.E19]" office:value-type="float" office:value="97.23" calcext:value-type="float">
            <text:p>97,23</text:p>
          </table:table-cell>
          <table:table-cell table:formula="of:=POWER([.I19];[.$M$1])" office:value-type="float" office:value="9.86052736926378" calcext:value-type="float">
            <text:p>9,86052736926378</text:p>
          </table:table-cell>
          <table:table-cell table:formula="of:=POWER([.G1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Nikolas</text:p>
          </table:table-cell>
          <table:table-cell office:value-type="float" office:value="1850" calcext:value-type="float">
            <text:p>1850</text:p>
          </table:table-cell>
          <table:table-cell office:value-type="float" office:value="1890" calcext:value-type="float">
            <text:p>1890</text:p>
          </table:table-cell>
          <table:table-cell office:value-type="float" office:value="13" calcext:value-type="float">
            <text:p>13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307442" calcext:value-type="float">
            <text:p>307442</text:p>
          </table:table-cell>
          <table:table-cell table:formula="of:=[.F20]*[.E20]" office:value-type="float" office:value="144.43" calcext:value-type="float">
            <text:p>144,43</text:p>
          </table:table-cell>
          <table:table-cell table:formula="of:=POWER([.I20];[.$M$1])" office:value-type="float" office:value="12.0179033113102" calcext:value-type="float">
            <text:p>12,0179033113102</text:p>
          </table:table-cell>
          <table:table-cell table:formula="of:=POWER([.G2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Flatcar with side stakes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7" calcext:value-type="float">
            <text:p>7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203912" calcext:value-type="float">
            <text:p>203912</text:p>
          </table:table-cell>
          <table:table-cell table:formula="of:=[.F21]*[.E21]" office:value-type="float" office:value="97.23" calcext:value-type="float">
            <text:p>97,23</text:p>
          </table:table-cell>
          <table:table-cell table:formula="of:=POWER([.I21];[.$M$1])" office:value-type="float" office:value="9.86052736926378" calcext:value-type="float">
            <text:p>9,86052736926378</text:p>
          </table:table-cell>
          <table:table-cell table:formula="of:=POWER([.G2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ank car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7" calcext:value-type="float">
            <text:p>7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203912" calcext:value-type="float">
            <text:p>203912</text:p>
          </table:table-cell>
          <table:table-cell table:formula="of:=[.F22]*[.E22]" office:value-type="float" office:value="97.23" calcext:value-type="float">
            <text:p>97,23</text:p>
          </table:table-cell>
          <table:table-cell table:formula="of:=POWER([.I22];[.$M$1])" office:value-type="float" office:value="9.86052736926378" calcext:value-type="float">
            <text:p>9,86052736926378</text:p>
          </table:table-cell>
          <table:table-cell table:formula="of:=POWER([.G2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D1/3 Coach</text:p>
          </table:table-cell>
          <table:table-cell office:value-type="float" office:value="1850" calcext:value-type="float">
            <text:p>1850</text:p>
          </table:table-cell>
          <table:table-cell office:value-type="float" office:value="1870" calcext:value-type="float">
            <text:p>1870</text:p>
          </table:table-cell>
          <table:table-cell office:value-type="float" office:value="6" calcext:value-type="float">
            <text:p>6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141896" calcext:value-type="float">
            <text:p>141896</text:p>
          </table:table-cell>
          <table:table-cell table:formula="of:=[.F23]*[.E23]" office:value-type="float" office:value="66.66" calcext:value-type="float">
            <text:p>66,66</text:p>
          </table:table-cell>
          <table:table-cell table:formula="of:=POWER([.I23];[.$M$1])" office:value-type="float" office:value="8.16455755078008" calcext:value-type="float">
            <text:p>8,16455755078008</text:p>
          </table:table-cell>
          <table:table-cell table:formula="of:=POWER([.G2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xcar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116522" calcext:value-type="float">
            <text:p>116522</text:p>
          </table:table-cell>
          <table:table-cell table:formula="of:=[.F24]*[.E24]" office:value-type="float" office:value="55.56" calcext:value-type="float">
            <text:p>55,56</text:p>
          </table:table-cell>
          <table:table-cell table:formula="of:=POWER([.I24];[.$M$1])" office:value-type="float" office:value="7.45385806143369" calcext:value-type="float">
            <text:p>7,45385806143369</text:p>
          </table:table-cell>
          <table:table-cell table:formula="of:=POWER([.G2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ank car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5" calcext:value-type="float">
            <text:p>5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145652" calcext:value-type="float">
            <text:p>145652</text:p>
          </table:table-cell>
          <table:table-cell table:formula="of:=[.F25]*[.E25]" office:value-type="float" office:value="69.45" calcext:value-type="float">
            <text:p>69,45</text:p>
          </table:table-cell>
          <table:table-cell table:formula="of:=POWER([.I25];[.$M$1])" office:value-type="float" office:value="8.33366666000027" calcext:value-type="float">
            <text:p>8,33366666000027</text:p>
          </table:table-cell>
          <table:table-cell table:formula="of:=POWER([.G2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ondola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116522" calcext:value-type="float">
            <text:p>116522</text:p>
          </table:table-cell>
          <table:table-cell table:formula="of:=[.F26]*[.E26]" office:value-type="float" office:value="55.56" calcext:value-type="float">
            <text:p>55,56</text:p>
          </table:table-cell>
          <table:table-cell table:formula="of:=POWER([.I26];[.$M$1])" office:value-type="float" office:value="7.45385806143369" calcext:value-type="float">
            <text:p>7,45385806143369</text:p>
          </table:table-cell>
          <table:table-cell table:formula="of:=POWER([.G2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Flatcar with side stakes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116522" calcext:value-type="float">
            <text:p>116522</text:p>
          </table:table-cell>
          <table:table-cell table:formula="of:=[.F27]*[.E27]" office:value-type="float" office:value="55.56" calcext:value-type="float">
            <text:p>55,56</text:p>
          </table:table-cell>
          <table:table-cell table:formula="of:=POWER([.I27];[.$M$1])" office:value-type="float" office:value="7.45385806143369" calcext:value-type="float">
            <text:p>7,45385806143369</text:p>
          </table:table-cell>
          <table:table-cell table:formula="of:=POWER([.G2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xcar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7" calcext:value-type="float">
            <text:p>7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203912" calcext:value-type="float">
            <text:p>203912</text:p>
          </table:table-cell>
          <table:table-cell table:formula="of:=[.F28]*[.E28]" office:value-type="float" office:value="97.23" calcext:value-type="float">
            <text:p>97,23</text:p>
          </table:table-cell>
          <table:table-cell table:formula="of:=POWER([.I28];[.$M$1])" office:value-type="float" office:value="9.86052736926378" calcext:value-type="float">
            <text:p>9,86052736926378</text:p>
          </table:table-cell>
          <table:table-cell table:formula="of:=POWER([.G2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ondola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7" calcext:value-type="float">
            <text:p>7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203912" calcext:value-type="float">
            <text:p>203912</text:p>
          </table:table-cell>
          <table:table-cell table:formula="of:=[.F29]*[.E29]" office:value-type="float" office:value="97.23" calcext:value-type="float">
            <text:p>97,23</text:p>
          </table:table-cell>
          <table:table-cell table:formula="of:=POWER([.I29];[.$M$1])" office:value-type="float" office:value="9.86052736926378" calcext:value-type="float">
            <text:p>9,86052736926378</text:p>
          </table:table-cell>
          <table:table-cell table:formula="of:=POWER([.G2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Passenger Car</text:p>
          </table:table-cell>
          <table:table-cell office:value-type="float" office:value="1850" calcext:value-type="float">
            <text:p>1850</text:p>
          </table:table-cell>
          <table:table-cell office:value-type="float" office:value="1880" calcext:value-type="float">
            <text:p>1880</text:p>
          </table:table-cell>
          <table:table-cell office:value-type="float" office:value="14" calcext:value-type="float">
            <text:p>14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407826" calcext:value-type="float">
            <text:p>407826</text:p>
          </table:table-cell>
          <table:table-cell table:formula="of:=[.F30]*[.E30]" office:value-type="float" office:value="194.46" calcext:value-type="float">
            <text:p>194,46</text:p>
          </table:table-cell>
          <table:table-cell table:formula="of:=POWER([.I30];[.$M$1])" office:value-type="float" office:value="13.9448915377639" calcext:value-type="float">
            <text:p>13,9448915377639</text:p>
          </table:table-cell>
          <table:table-cell table:formula="of:=POWER([.G3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Flatcar with side stakes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7" calcext:value-type="float">
            <text:p>7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203912" calcext:value-type="float">
            <text:p>203912</text:p>
          </table:table-cell>
          <table:table-cell table:formula="of:=[.F31]*[.E31]" office:value-type="float" office:value="97.23" calcext:value-type="float">
            <text:p>97,23</text:p>
          </table:table-cell>
          <table:table-cell table:formula="of:=POWER([.I31];[.$M$1])" office:value-type="float" office:value="9.86052736926378" calcext:value-type="float">
            <text:p>9,86052736926378</text:p>
          </table:table-cell>
          <table:table-cell table:formula="of:=POWER([.G3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ank car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7" calcext:value-type="float">
            <text:p>7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203912" calcext:value-type="float">
            <text:p>203912</text:p>
          </table:table-cell>
          <table:table-cell table:formula="of:=[.F32]*[.E32]" office:value-type="float" office:value="97.23" calcext:value-type="float">
            <text:p>97,23</text:p>
          </table:table-cell>
          <table:table-cell table:formula="of:=POWER([.I32];[.$M$1])" office:value-type="float" office:value="9.86052736926378" calcext:value-type="float">
            <text:p>9,86052736926378</text:p>
          </table:table-cell>
          <table:table-cell table:formula="of:=POWER([.G3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schRussian Class T Type 1</text:p>
          </table:table-cell>
          <table:table-cell office:value-type="float" office:value="1857" calcext:value-type="float">
            <text:p>1857</text:p>
          </table:table-cell>
          <table:table-cell office:value-type="float" office:value="1907" calcext:value-type="float">
            <text:p>1907</text:p>
          </table:table-cell>
          <table:table-cell office:value-type="float" office:value="0" calcext:value-type="float">
            <text:p>0</text:p>
          </table:table-cell>
          <table:table-cell office:value-type="float" office:value="15.28" calcext:value-type="float">
            <text:p>15,28</text:p>
          </table:table-cell>
          <table:table-cell office:value-type="float" office:value="140" calcext:value-type="float">
            <text:p>140</text:p>
          </table:table-cell>
          <table:table-cell office:value-type="float" office:value="508252" calcext:value-type="float">
            <text:p>508252</text:p>
          </table:table-cell>
          <table:table-cell table:formula="of:=[.F33]*[.E33]" office:value-type="float" office:value="0" calcext:value-type="float">
            <text:p>0</text:p>
          </table:table-cell>
          <table:table-cell table:formula="of:=POWER([.I33];[.$M$1])" office:value-type="float" office:value="0" calcext:value-type="float">
            <text:p>0</text:p>
          </table:table-cell>
          <table:table-cell table:formula="of:=POWER([.G33]; [.$O$1])" office:value-type="float" office:value="11.8321595661992" calcext:value-type="float">
            <text:p>11,832159566199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4-4-0 The General</text:p>
          </table:table-cell>
          <table:table-cell office:value-type="float" office:value="1858" calcext:value-type="float">
            <text:p>1858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float" office:value="130" calcext:value-type="float">
            <text:p>130</text:p>
          </table:table-cell>
          <table:table-cell office:value-type="float" office:value="476012" calcext:value-type="float">
            <text:p>476012</text:p>
          </table:table-cell>
          <table:table-cell table:formula="of:=[.F34]*[.E34]" office:value-type="float" office:value="0" calcext:value-type="float">
            <text:p>0</text:p>
          </table:table-cell>
          <table:table-cell table:formula="of:=POWER([.I34];[.$M$1])" office:value-type="float" office:value="0" calcext:value-type="float">
            <text:p>0</text:p>
          </table:table-cell>
          <table:table-cell table:formula="of:=POWER([.G34]; [.$O$1])" office:value-type="float" office:value="11.4017542509914" calcext:value-type="float">
            <text:p>11,401754250991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rsig</text:p>
          </table:table-cell>
          <table:table-cell office:value-type="float" office:value="1862" calcext:value-type="float">
            <text:p>1862</text:p>
          </table:table-cell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float" office:value="90" calcext:value-type="float">
            <text:p>90</text:p>
          </table:table-cell>
          <table:table-cell office:value-type="float" office:value="329546" calcext:value-type="float">
            <text:p>329546</text:p>
          </table:table-cell>
          <table:table-cell table:formula="of:=[.F35]*[.E35]" office:value-type="float" office:value="0" calcext:value-type="float">
            <text:p>0</text:p>
          </table:table-cell>
          <table:table-cell table:formula="of:=POWER([.I35];[.$M$1])" office:value-type="float" office:value="0" calcext:value-type="float">
            <text:p>0</text:p>
          </table:table-cell>
          <table:table-cell table:formula="of:=POWER([.G35]; [.$O$1])" office:value-type="float" office:value="9.48683298050514" calcext:value-type="float">
            <text:p>9,4868329805051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avarian Passenger Car</text:p>
          </table:table-cell>
          <table:table-cell office:value-type="float" office:value="1862" calcext:value-type="float">
            <text:p>1862</text:p>
          </table:table-cell>
          <table:table-cell office:value-type="float" office:value="1890" calcext:value-type="float">
            <text:p>1890</text:p>
          </table:table-cell>
          <table:table-cell office:value-type="float" office:value="8" calcext:value-type="float">
            <text:p>8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233044" calcext:value-type="float">
            <text:p>233044</text:p>
          </table:table-cell>
          <table:table-cell table:formula="of:=[.F36]*[.E36]" office:value-type="float" office:value="111.12" calcext:value-type="float">
            <text:p>111,12</text:p>
          </table:table-cell>
          <table:table-cell table:formula="of:=POWER([.I36];[.$M$1])" office:value-type="float" office:value="10.5413471624836" calcext:value-type="float">
            <text:p>10,5413471624836</text:p>
          </table:table-cell>
          <table:table-cell table:formula="of:=POWER([.G3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GV</text:p>
          </table:table-cell>
          <table:table-cell office:value-type="float" office:value="1863" calcext:value-type="float">
            <text:p>1863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 office:value-type="float" office:value="15.28" calcext:value-type="float">
            <text:p>15,28</text:p>
          </table:table-cell>
          <table:table-cell office:value-type="float" office:value="190" calcext:value-type="float">
            <text:p>190</text:p>
          </table:table-cell>
          <table:table-cell office:value-type="float" office:value="689772" calcext:value-type="float">
            <text:p>689772</text:p>
          </table:table-cell>
          <table:table-cell table:formula="of:=[.F37]*[.E37]" office:value-type="float" office:value="0" calcext:value-type="float">
            <text:p>0</text:p>
          </table:table-cell>
          <table:table-cell table:formula="of:=POWER([.I37];[.$M$1])" office:value-type="float" office:value="0" calcext:value-type="float">
            <text:p>0</text:p>
          </table:table-cell>
          <table:table-cell table:formula="of:=POWER([.G37]; [.$O$1])" office:value-type="float" office:value="13.7840487520902" calcext:value-type="float">
            <text:p>13,784048752090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St. Petersburg Streetcar</text:p>
          </table:table-cell>
          <table:table-cell office:value-type="float" office:value="1863" calcext:value-type="float">
            <text:p>1863</text:p>
          </table:table-cell>
          <table:table-cell office:value-type="float" office:value="1903" calcext:value-type="float">
            <text:p>1903</text:p>
          </table:table-cell>
          <table:table-cell office:value-type="float" office:value="7" calcext:value-type="float">
            <text:p>7</text:p>
          </table:table-cell>
          <table:table-cell office:value-type="float" office:value="5.56" calcext:value-type="float">
            <text:p>5,56</text:p>
          </table:table-cell>
          <table:table-cell office:value-type="float" office:value="2" calcext:value-type="float">
            <text:p>2</text:p>
          </table:table-cell>
          <table:table-cell office:value-type="float" office:value="45647" calcext:value-type="float">
            <text:p>45647</text:p>
          </table:table-cell>
          <table:table-cell table:formula="of:=[.F38]*[.E38]" office:value-type="float" office:value="38.92" calcext:value-type="float">
            <text:p>38,92</text:p>
          </table:table-cell>
          <table:table-cell table:formula="of:=POWER([.I38];[.$M$1])" office:value-type="float" office:value="6.23858958419289" calcext:value-type="float">
            <text:p>6,23858958419289</text:p>
          </table:table-cell>
          <table:table-cell table:formula="of:=POWER([.G38]; [.$O$1])" office:value-type="float" office:value="1.4142135623731" calcext:value-type="float">
            <text:p>1,414213562373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L'Obéissante</text:p>
          </table:table-cell>
          <table:table-cell office:value-type="float" office:value="1870" calcext:value-type="float">
            <text:p>1870</text:p>
          </table:table-cell>
          <table:table-cell office:value-type="float" office:value="1924" calcext:value-type="float">
            <text:p>1924</text:p>
          </table:table-cell>
          <table:table-cell office:value-type="float" office:value="5" calcext:value-type="float">
            <text:p>5</text:p>
          </table:table-cell>
          <table:table-cell office:value-type="float" office:value="4.72" calcext:value-type="float">
            <text:p>4,72</text:p>
          </table:table-cell>
          <table:table-cell office:value-type="float" office:value="0" calcext:value-type="float">
            <text:p>0</text:p>
          </table:table-cell>
          <table:table-cell office:value-type="float" office:value="28497" calcext:value-type="float">
            <text:p>28497</text:p>
          </table:table-cell>
          <table:table-cell table:formula="of:=[.F39]*[.E39]" office:value-type="float" office:value="23.6" calcext:value-type="float">
            <text:p>23,6</text:p>
          </table:table-cell>
          <table:table-cell table:formula="of:=POWER([.I39];[.$M$1])" office:value-type="float" office:value="4.85798312059645" calcext:value-type="float">
            <text:p>4,85798312059645</text:p>
          </table:table-cell>
          <table:table-cell table:formula="of:=POWER([.G3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European Flatbed Horse-Drawn Carriage</text:p>
          </table:table-cell>
          <table:table-cell office:value-type="float" office:value="1870" calcext:value-type="float">
            <text:p>1870</text:p>
          </table:table-cell>
          <table:table-cell office:value-type="float" office:value="1925" calcext:value-type="float">
            <text:p>192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40]*[.E40]" office:value-type="float" office:value="27.8" calcext:value-type="float">
            <text:p>27,8</text:p>
          </table:table-cell>
          <table:table-cell table:formula="of:=POWER([.I40];[.$M$1])" office:value-type="float" office:value="5.27257053058563" calcext:value-type="float">
            <text:p>5,27257053058563</text:p>
          </table:table-cell>
          <table:table-cell table:formula="of:=POWER([.G4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European Covered Horse-Drawn Carriage</text:p>
          </table:table-cell>
          <table:table-cell office:value-type="float" office:value="1870" calcext:value-type="float">
            <text:p>1870</text:p>
          </table:table-cell>
          <table:table-cell office:value-type="float" office:value="1925" calcext:value-type="float">
            <text:p>192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41]*[.E41]" office:value-type="float" office:value="27.8" calcext:value-type="float">
            <text:p>27,8</text:p>
          </table:table-cell>
          <table:table-cell table:formula="of:=POWER([.I41];[.$M$1])" office:value-type="float" office:value="5.27257053058563" calcext:value-type="float">
            <text:p>5,27257053058563</text:p>
          </table:table-cell>
          <table:table-cell table:formula="of:=POWER([.G4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o Balt</text:p>
          </table:table-cell>
          <table:table-cell office:value-type="float" office:value="1870" calcext:value-type="float">
            <text:p>1870</text:p>
          </table:table-cell>
          <table:table-cell office:value-type="float" office:value="1910" calcext:value-type="float">
            <text:p>1910</text:p>
          </table:table-cell>
          <table:table-cell office:value-type="float" office:value="11" calcext:value-type="float">
            <text:p>11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382934" calcext:value-type="float">
            <text:p>382934</text:p>
          </table:table-cell>
          <table:table-cell table:formula="of:=[.F42]*[.E42]" office:value-type="float" office:value="183.37" calcext:value-type="float">
            <text:p>183,37</text:p>
          </table:table-cell>
          <table:table-cell table:formula="of:=POWER([.I42];[.$M$1])" office:value-type="float" office:value="13.5414179464338" calcext:value-type="float">
            <text:p>13,5414179464338</text:p>
          </table:table-cell>
          <table:table-cell table:formula="of:=POWER([.G4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B</text:p>
          </table:table-cell>
          <table:table-cell office:value-type="float" office:value="1871" calcext:value-type="float">
            <text:p>1871</text:p>
          </table:table-cell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  <table:table-cell office:value-type="float" office:value="13.89" calcext:value-type="float">
            <text:p>13,89</text:p>
          </table:table-cell>
          <table:table-cell office:value-type="float" office:value="240" calcext:value-type="float">
            <text:p>240</text:p>
          </table:table-cell>
          <table:table-cell office:value-type="float" office:value="873912" calcext:value-type="float">
            <text:p>873912</text:p>
          </table:table-cell>
          <table:table-cell table:formula="of:=[.F43]*[.E43]" office:value-type="float" office:value="0" calcext:value-type="float">
            <text:p>0</text:p>
          </table:table-cell>
          <table:table-cell table:formula="of:=POWER([.I43];[.$M$1])" office:value-type="float" office:value="0" calcext:value-type="float">
            <text:p>0</text:p>
          </table:table-cell>
          <table:table-cell table:formula="of:=POWER([.G43]; [.$O$1])" office:value-type="float" office:value="15.4919333848297" calcext:value-type="float">
            <text:p>15,491933384829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2-8-0 Baldwin Class 56</text:p>
          </table:table-cell>
          <table:table-cell office:value-type="float" office:value="1871" calcext:value-type="float">
            <text:p>1871</text:p>
          </table:table-cell>
          <table:table-cell office:value-type="float" office:value="1922" calcext:value-type="float">
            <text:p>1922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,67</text:p>
          </table:table-cell>
          <table:table-cell office:value-type="float" office:value="284" calcext:value-type="float">
            <text:p>284</text:p>
          </table:table-cell>
          <table:table-cell office:value-type="float" office:value="1029862" calcext:value-type="float">
            <text:p>1029862</text:p>
          </table:table-cell>
          <table:table-cell table:formula="of:=[.F44]*[.E44]" office:value-type="float" office:value="0" calcext:value-type="float">
            <text:p>0</text:p>
          </table:table-cell>
          <table:table-cell table:formula="of:=POWER([.I44];[.$M$1])" office:value-type="float" office:value="0" calcext:value-type="float">
            <text:p>0</text:p>
          </table:table-cell>
          <table:table-cell table:formula="of:=POWER([.G44]; [.$O$1])" office:value-type="float" office:value="16.8522995463527" calcext:value-type="float">
            <text:p>16,852299546352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Horse-Drawn Streetcar USA</text:p>
          </table:table-cell>
          <table:table-cell office:value-type="float" office:value="1871" calcext:value-type="float">
            <text:p>1871</text:p>
          </table:table-cell>
          <table:table-cell office:value-type="float" office:value="1926" calcext:value-type="float">
            <text:p>1926</text:p>
          </table:table-cell>
          <table:table-cell office:value-type="float" office:value="6" calcext:value-type="float">
            <text:p>6</text:p>
          </table:table-cell>
          <table:table-cell office:value-type="float" office:value="5.56" calcext:value-type="float">
            <text:p>5,56</text:p>
          </table:table-cell>
          <table:table-cell office:value-type="float" office:value="2" calcext:value-type="float">
            <text:p>2</text:p>
          </table:table-cell>
          <table:table-cell office:value-type="float" office:value="39126" calcext:value-type="float">
            <text:p>39126</text:p>
          </table:table-cell>
          <table:table-cell table:formula="of:=[.F45]*[.E45]" office:value-type="float" office:value="33.36" calcext:value-type="float">
            <text:p>33,36</text:p>
          </table:table-cell>
          <table:table-cell table:formula="of:=POWER([.I45];[.$M$1])" office:value-type="float" office:value="5.77581163127746" calcext:value-type="float">
            <text:p>5,77581163127746</text:p>
          </table:table-cell>
          <table:table-cell table:formula="of:=POWER([.G45]; [.$O$1])" office:value-type="float" office:value="1.4142135623731" calcext:value-type="float">
            <text:p>1,414213562373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American Horse-Drawn Carriage with Side Stakes</text:p>
          </table:table-cell>
          <table:table-cell office:value-type="float" office:value="1872" calcext:value-type="float">
            <text:p>1872</text:p>
          </table:table-cell>
          <table:table-cell office:value-type="float" office:value="1925" calcext:value-type="float">
            <text:p>192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46]*[.E46]" office:value-type="float" office:value="27.8" calcext:value-type="float">
            <text:p>27,8</text:p>
          </table:table-cell>
          <table:table-cell table:formula="of:=POWER([.I46];[.$M$1])" office:value-type="float" office:value="5.27257053058563" calcext:value-type="float">
            <text:p>5,27257053058563</text:p>
          </table:table-cell>
          <table:table-cell table:formula="of:=POWER([.G4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American Covered Horse-Drawn Carriage</text:p>
          </table:table-cell>
          <table:table-cell office:value-type="float" office:value="1872" calcext:value-type="float">
            <text:p>1872</text:p>
          </table:table-cell>
          <table:table-cell office:value-type="float" office:value="1925" calcext:value-type="float">
            <text:p>192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47]*[.E47]" office:value-type="float" office:value="27.8" calcext:value-type="float">
            <text:p>27,8</text:p>
          </table:table-cell>
          <table:table-cell table:formula="of:=POWER([.I47];[.$M$1])" office:value-type="float" office:value="5.27257053058563" calcext:value-type="float">
            <text:p>5,27257053058563</text:p>
          </table:table-cell>
          <table:table-cell table:formula="of:=POWER([.G4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American stagecoach</text:p>
          </table:table-cell>
          <table:table-cell office:value-type="float" office:value="1875" calcext:value-type="float">
            <text:p>1875</text:p>
          </table:table-cell>
          <table:table-cell office:value-type="float" office:value="1930" calcext:value-type="float">
            <text:p>1930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48]*[.E48]" office:value-type="float" office:value="27.8" calcext:value-type="float">
            <text:p>27,8</text:p>
          </table:table-cell>
          <table:table-cell table:formula="of:=POWER([.I48];[.$M$1])" office:value-type="float" office:value="5.27257053058563" calcext:value-type="float">
            <text:p>5,27257053058563</text:p>
          </table:table-cell>
          <table:table-cell table:formula="of:=POWER([.G4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Dunara Castle</text:p>
          </table:table-cell>
          <table:table-cell office:value-type="float" office:value="1875" calcext:value-type="float">
            <text:p>1875</text:p>
          </table:table-cell>
          <table:table-cell office:value-type="float" office:value="1940" calcext:value-type="float">
            <text:p>1940</text:p>
          </table:table-cell>
          <table:table-cell office:value-type="float" office:value="100" calcext:value-type="float">
            <text:p>100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786070" calcext:value-type="float">
            <text:p>786070</text:p>
          </table:table-cell>
          <table:table-cell table:formula="of:=[.F49]*[.E49]" office:value-type="float" office:value="694" calcext:value-type="float">
            <text:p>694</text:p>
          </table:table-cell>
          <table:table-cell table:formula="of:=POWER([.I49];[.$M$1])" office:value-type="float" office:value="26.343879744639" calcext:value-type="float">
            <text:p>26,343879744639</text:p>
          </table:table-cell>
          <table:table-cell table:formula="of:=POWER([.G4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Dunara Castle</text:p>
          </table:table-cell>
          <table:table-cell office:value-type="float" office:value="1875" calcext:value-type="float">
            <text:p>1875</text:p>
          </table:table-cell>
          <table:table-cell office:value-type="float" office:value="1940" calcext:value-type="float">
            <text:p>1940</text:p>
          </table:table-cell>
          <table:table-cell office:value-type="float" office:value="100" calcext:value-type="float">
            <text:p>100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786070" calcext:value-type="float">
            <text:p>786070</text:p>
          </table:table-cell>
          <table:table-cell table:formula="of:=[.F50]*[.E50]" office:value-type="float" office:value="694" calcext:value-type="float">
            <text:p>694</text:p>
          </table:table-cell>
          <table:table-cell table:formula="of:=POWER([.I50];[.$M$1])" office:value-type="float" office:value="26.343879744639" calcext:value-type="float">
            <text:p>26,343879744639</text:p>
          </table:table-cell>
          <table:table-cell table:formula="of:=POWER([.G5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R 53 preuss. G 3</text:p>
          </table:table-cell>
          <table:table-cell office:value-type="float" office:value="1875" calcext:value-type="float">
            <text:p>1875</text:p>
          </table:table-cell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  <table:table-cell office:value-type="float" office:value="13.89" calcext:value-type="float">
            <text:p>13,89</text:p>
          </table:table-cell>
          <table:table-cell office:value-type="float" office:value="200" calcext:value-type="float">
            <text:p>200</text:p>
          </table:table-cell>
          <table:table-cell office:value-type="float" office:value="728260" calcext:value-type="float">
            <text:p>728260</text:p>
          </table:table-cell>
          <table:table-cell table:formula="of:=[.F51]*[.E51]" office:value-type="float" office:value="0" calcext:value-type="float">
            <text:p>0</text:p>
          </table:table-cell>
          <table:table-cell table:formula="of:=POWER([.I51];[.$M$1])" office:value-type="float" office:value="0" calcext:value-type="float">
            <text:p>0</text:p>
          </table:table-cell>
          <table:table-cell table:formula="of:=POWER([.G51]; [.$O$1])" office:value-type="float" office:value="14.142135623731" calcext:value-type="float">
            <text:p>14,14213562373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Asian Horse-Drawn Carriage with Side Stakes</text:p>
          </table:table-cell>
          <table:table-cell office:value-type="float" office:value="1875" calcext:value-type="float">
            <text:p>1875</text:p>
          </table:table-cell>
          <table:table-cell office:value-type="float" office:value="1915" calcext:value-type="float">
            <text:p>191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52]*[.E52]" office:value-type="float" office:value="27.8" calcext:value-type="float">
            <text:p>27,8</text:p>
          </table:table-cell>
          <table:table-cell table:formula="of:=POWER([.I52];[.$M$1])" office:value-type="float" office:value="5.27257053058563" calcext:value-type="float">
            <text:p>5,27257053058563</text:p>
          </table:table-cell>
          <table:table-cell table:formula="of:=POWER([.G5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Asian Flatbed Horse-Drawn Carriage</text:p>
          </table:table-cell>
          <table:table-cell office:value-type="float" office:value="1875" calcext:value-type="float">
            <text:p>1875</text:p>
          </table:table-cell>
          <table:table-cell office:value-type="float" office:value="1915" calcext:value-type="float">
            <text:p>191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53]*[.E53]" office:value-type="float" office:value="27.8" calcext:value-type="float">
            <text:p>27,8</text:p>
          </table:table-cell>
          <table:table-cell table:formula="of:=POWER([.I53];[.$M$1])" office:value-type="float" office:value="5.27257053058563" calcext:value-type="float">
            <text:p>5,27257053058563</text:p>
          </table:table-cell>
          <table:table-cell table:formula="of:=POWER([.G5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Passenger Car with Clearstory</text:p>
          </table:table-cell>
          <table:table-cell office:value-type="float" office:value="1875" calcext:value-type="float">
            <text:p>1875</text:p>
          </table:table-cell>
          <table:table-cell office:value-type="float" office:value="1910" calcext:value-type="float">
            <text:p>1910</text:p>
          </table:table-cell>
          <table:table-cell office:value-type="float" office:value="16" calcext:value-type="float">
            <text:p>16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747478" calcext:value-type="float">
            <text:p>747478</text:p>
          </table:table-cell>
          <table:table-cell table:formula="of:=[.F54]*[.E54]" office:value-type="float" office:value="355.52" calcext:value-type="float">
            <text:p>355,52</text:p>
          </table:table-cell>
          <table:table-cell table:formula="of:=POWER([.I54];[.$M$1])" office:value-type="float" office:value="18.8552379990283" calcext:value-type="float">
            <text:p>18,8552379990283</text:p>
          </table:table-cell>
          <table:table-cell table:formula="of:=POWER([.G5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PV</text:p>
          </table:table-cell>
          <table:table-cell office:value-type="float" office:value="1877" calcext:value-type="float">
            <text:p>1877</text:p>
          </table:table-cell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  <table:table-cell office:value-type="float" office:value="17.78" calcext:value-type="float">
            <text:p>17,78</text:p>
          </table:table-cell>
          <table:table-cell office:value-type="float" office:value="300" calcext:value-type="float">
            <text:p>300</text:p>
          </table:table-cell>
          <table:table-cell office:value-type="float" office:value="1088014" calcext:value-type="float">
            <text:p>1088014</text:p>
          </table:table-cell>
          <table:table-cell table:formula="of:=[.F55]*[.E55]" office:value-type="float" office:value="0" calcext:value-type="float">
            <text:p>0</text:p>
          </table:table-cell>
          <table:table-cell table:formula="of:=POWER([.I55];[.$M$1])" office:value-type="float" office:value="0" calcext:value-type="float">
            <text:p>0</text:p>
          </table:table-cell>
          <table:table-cell table:formula="of:=POWER([.G55]; [.$O$1])" office:value-type="float" office:value="17.3205080756888" calcext:value-type="float">
            <text:p>17,320508075688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Dampftram</text:p>
          </table:table-cell>
          <table:table-cell office:value-type="float" office:value="1877" calcext:value-type="float">
            <text:p>1877</text:p>
          </table:table-cell>
          <table:table-cell office:value-type="float" office:value="1930" calcext:value-type="float">
            <text:p>1930</text:p>
          </table:table-cell>
          <table:table-cell office:value-type="float" office:value="11" calcext:value-type="float">
            <text:p>11</text:p>
          </table:table-cell>
          <table:table-cell office:value-type="float" office:value="7.22" calcext:value-type="float">
            <text:p>7,22</text:p>
          </table:table-cell>
          <table:table-cell office:value-type="float" office:value="30" calcext:value-type="float">
            <text:p>30</text:p>
          </table:table-cell>
          <table:table-cell office:value-type="float" office:value="90055" calcext:value-type="float">
            <text:p>90055</text:p>
          </table:table-cell>
          <table:table-cell table:formula="of:=[.F56]*[.E56]" office:value-type="float" office:value="79.42" calcext:value-type="float">
            <text:p>79,42</text:p>
          </table:table-cell>
          <table:table-cell table:formula="of:=POWER([.I56];[.$M$1])" office:value-type="float" office:value="8.91178994366452" calcext:value-type="float">
            <text:p>8,91178994366452</text:p>
          </table:table-cell>
          <table:table-cell table:formula="of:=POWER([.G56]; [.$O$1])" office:value-type="float" office:value="5.47722557505166" calcext:value-type="float">
            <text:p>5,4772255750516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R 89 preuss. T 3</text:p>
          </table:table-cell>
          <table:table-cell office:value-type="float" office:value="1882" calcext:value-type="float">
            <text:p>1882</text:p>
          </table:table-cell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,11</text:p>
          </table:table-cell>
          <table:table-cell office:value-type="float" office:value="213" calcext:value-type="float">
            <text:p>213</text:p>
          </table:table-cell>
          <table:table-cell office:value-type="float" office:value="787078" calcext:value-type="float">
            <text:p>787078</text:p>
          </table:table-cell>
          <table:table-cell table:formula="of:=[.F57]*[.E57]" office:value-type="float" office:value="0" calcext:value-type="float">
            <text:p>0</text:p>
          </table:table-cell>
          <table:table-cell table:formula="of:=POWER([.I57];[.$M$1])" office:value-type="float" office:value="0" calcext:value-type="float">
            <text:p>0</text:p>
          </table:table-cell>
          <table:table-cell table:formula="of:=POWER([.G57]; [.$O$1])" office:value-type="float" office:value="14.5945195193264" calcext:value-type="float">
            <text:p>14,594519519326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Ivan</text:p>
          </table:table-cell>
          <table:table-cell office:value-type="float" office:value="1882" calcext:value-type="float">
            <text:p>1882</text:p>
          </table:table-cell>
          <table:table-cell office:value-type="float" office:value="1922" calcext:value-type="float">
            <text:p>1922</text:p>
          </table:table-cell>
          <table:table-cell office:value-type="float" office:value="11" calcext:value-type="float">
            <text:p>11</text:p>
          </table:table-cell>
          <table:table-cell office:value-type="float" office:value="7.22" calcext:value-type="float">
            <text:p>7,22</text:p>
          </table:table-cell>
          <table:table-cell office:value-type="float" office:value="30" calcext:value-type="float">
            <text:p>30</text:p>
          </table:table-cell>
          <table:table-cell office:value-type="float" office:value="90055" calcext:value-type="float">
            <text:p>90055</text:p>
          </table:table-cell>
          <table:table-cell table:formula="of:=[.F58]*[.E58]" office:value-type="float" office:value="79.42" calcext:value-type="float">
            <text:p>79,42</text:p>
          </table:table-cell>
          <table:table-cell table:formula="of:=POWER([.I58];[.$M$1])" office:value-type="float" office:value="8.91178994366452" calcext:value-type="float">
            <text:p>8,91178994366452</text:p>
          </table:table-cell>
          <table:table-cell table:formula="of:=POWER([.G58]; [.$O$1])" office:value-type="float" office:value="5.47722557505166" calcext:value-type="float">
            <text:p>5,4772255750516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ompartment car</text:p>
          </table:table-cell>
          <table:table-cell office:value-type="float" office:value="1883" calcext:value-type="float">
            <text:p>1883</text:p>
          </table:table-cell>
          <table:table-cell office:value-type="float" office:value="1915" calcext:value-type="float">
            <text:p>1915</text:p>
          </table:table-cell>
          <table:table-cell office:value-type="float" office:value="11" calcext:value-type="float">
            <text:p>11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382934" calcext:value-type="float">
            <text:p>382934</text:p>
          </table:table-cell>
          <table:table-cell table:formula="of:=[.F59]*[.E59]" office:value-type="float" office:value="183.37" calcext:value-type="float">
            <text:p>183,37</text:p>
          </table:table-cell>
          <table:table-cell table:formula="of:=POWER([.I59];[.$M$1])" office:value-type="float" office:value="13.5414179464338" calcext:value-type="float">
            <text:p>13,5414179464338</text:p>
          </table:table-cell>
          <table:table-cell table:formula="of:=POWER([.G5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Droshky</text:p>
          </table:table-cell>
          <table:table-cell office:value-type="float" office:value="1884" calcext:value-type="float">
            <text:p>1884</text:p>
          </table:table-cell>
          <table:table-cell office:value-type="float" office:value="1914" calcext:value-type="float">
            <text:p>1914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60]*[.E60]" office:value-type="float" office:value="27.8" calcext:value-type="float">
            <text:p>27,8</text:p>
          </table:table-cell>
          <table:table-cell table:formula="of:=POWER([.I60];[.$M$1])" office:value-type="float" office:value="5.27257053058563" calcext:value-type="float">
            <text:p>5,27257053058563</text:p>
          </table:table-cell>
          <table:table-cell table:formula="of:=POWER([.G6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F Fairlie</text:p>
          </table:table-cell>
          <table:table-cell office:value-type="float" office:value="1884" calcext:value-type="float">
            <text:p>1884</text:p>
          </table:table-cell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float" office:value="310" calcext:value-type="float">
            <text:p>310</text:p>
          </table:table-cell>
          <table:table-cell office:value-type="float" office:value="1135104" calcext:value-type="float">
            <text:p>1135104</text:p>
          </table:table-cell>
          <table:table-cell table:formula="of:=[.F61]*[.E61]" office:value-type="float" office:value="0" calcext:value-type="float">
            <text:p>0</text:p>
          </table:table-cell>
          <table:table-cell table:formula="of:=POWER([.I61];[.$M$1])" office:value-type="float" office:value="0" calcext:value-type="float">
            <text:p>0</text:p>
          </table:table-cell>
          <table:table-cell table:formula="of:=POWER([.G61]; [.$O$1])" office:value-type="float" office:value="17.606816861659" calcext:value-type="float">
            <text:p>17,60681686165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Frontenac</text:p>
          </table:table-cell>
          <table:table-cell office:value-type="float" office:value="1885" calcext:value-type="float">
            <text:p>1885</text:p>
          </table:table-cell>
          <table:table-cell office:value-type="float" office:value="1940" calcext:value-type="float">
            <text:p>1940</text:p>
          </table:table-cell>
          <table:table-cell office:value-type="float" office:value="85" calcext:value-type="float">
            <text:p>85</text:p>
          </table:table-cell>
          <table:table-cell office:value-type="float" office:value="7.78" calcext:value-type="float">
            <text:p>7,78</text:p>
          </table:table-cell>
          <table:table-cell office:value-type="float" office:value="0" calcext:value-type="float">
            <text:p>0</text:p>
          </table:table-cell>
          <table:table-cell office:value-type="float" office:value="791967" calcext:value-type="float">
            <text:p>791967</text:p>
          </table:table-cell>
          <table:table-cell table:formula="of:=[.F62]*[.E62]" office:value-type="float" office:value="661.3" calcext:value-type="float">
            <text:p>661,3</text:p>
          </table:table-cell>
          <table:table-cell table:formula="of:=POWER([.I62];[.$M$1])" office:value-type="float" office:value="25.7157539263386" calcext:value-type="float">
            <text:p>25,7157539263386</text:p>
          </table:table-cell>
          <table:table-cell table:formula="of:=POWER([.G6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2-6-0 Mogul</text:p>
          </table:table-cell>
          <table:table-cell office:value-type="float" office:value="1885" calcext:value-type="float">
            <text:p>1885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,83</text:p>
          </table:table-cell>
          <table:table-cell office:value-type="float" office:value="400" calcext:value-type="float">
            <text:p>400</text:p>
          </table:table-cell>
          <table:table-cell office:value-type="float" office:value="1455916" calcext:value-type="float">
            <text:p>1455916</text:p>
          </table:table-cell>
          <table:table-cell table:formula="of:=[.F63]*[.E63]" office:value-type="float" office:value="0" calcext:value-type="float">
            <text:p>0</text:p>
          </table:table-cell>
          <table:table-cell table:formula="of:=POWER([.I63];[.$M$1])" office:value-type="float" office:value="0" calcext:value-type="float">
            <text:p>0</text:p>
          </table:table-cell>
          <table:table-cell table:formula="of:=POWER([.G63]; [.$O$1])" office:value-type="float" office:value="20" calcext:value-type="float">
            <text:p>2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Stadtbahn Halle</text:p>
          </table:table-cell>
          <table:table-cell office:value-type="float" office:value="1887" calcext:value-type="float">
            <text:p>1887</text:p>
          </table:table-cell>
          <table:table-cell office:value-type="float" office:value="1945" calcext:value-type="float">
            <text:p>1945</text:p>
          </table:table-cell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,5</text:p>
          </table:table-cell>
          <table:table-cell office:value-type="float" office:value="30" calcext:value-type="float">
            <text:p>30</text:p>
          </table:table-cell>
          <table:table-cell office:value-type="float" office:value="93141" calcext:value-type="float">
            <text:p>93141</text:p>
          </table:table-cell>
          <table:table-cell table:formula="of:=[.F64]*[.E64]" office:value-type="float" office:value="82.5" calcext:value-type="float">
            <text:p>82,5</text:p>
          </table:table-cell>
          <table:table-cell table:formula="of:=POWER([.I64];[.$M$1])" office:value-type="float" office:value="9.08295106229248" calcext:value-type="float">
            <text:p>9,08295106229248</text:p>
          </table:table-cell>
          <table:table-cell table:formula="of:=POWER([.G64]; [.$O$1])" office:value-type="float" office:value="5.47722557505166" calcext:value-type="float">
            <text:p>5,4772255750516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OB</text:p>
          </table:table-cell>
          <table:table-cell office:value-type="float" office:value="1890" calcext:value-type="float">
            <text:p>1890</text:p>
          </table:table-cell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,67</text:p>
          </table:table-cell>
          <table:table-cell office:value-type="float" office:value="441" calcext:value-type="float">
            <text:p>441</text:p>
          </table:table-cell>
          <table:table-cell office:value-type="float" office:value="1599188" calcext:value-type="float">
            <text:p>1599188</text:p>
          </table:table-cell>
          <table:table-cell table:formula="of:=[.F65]*[.E65]" office:value-type="float" office:value="0" calcext:value-type="float">
            <text:p>0</text:p>
          </table:table-cell>
          <table:table-cell table:formula="of:=POWER([.I65];[.$M$1])" office:value-type="float" office:value="0" calcext:value-type="float">
            <text:p>0</text:p>
          </table:table-cell>
          <table:table-cell table:formula="of:=POWER([.G65]; [.$O$1])" office:value-type="float" office:value="21" calcext:value-type="float">
            <text:p>2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PLM 220</text:p>
          </table:table-cell>
          <table:table-cell office:value-type="float" office:value="1890" calcext:value-type="float">
            <text:p>1890</text:p>
          </table:table-cell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,67</text:p>
          </table:table-cell>
          <table:table-cell office:value-type="float" office:value="450" calcext:value-type="float">
            <text:p>450</text:p>
          </table:table-cell>
          <table:table-cell office:value-type="float" office:value="1631824" calcext:value-type="float">
            <text:p>1631824</text:p>
          </table:table-cell>
          <table:table-cell table:formula="of:=[.F66]*[.E66]" office:value-type="float" office:value="0" calcext:value-type="float">
            <text:p>0</text:p>
          </table:table-cell>
          <table:table-cell table:formula="of:=POWER([.I66];[.$M$1])" office:value-type="float" office:value="0" calcext:value-type="float">
            <text:p>0</text:p>
          </table:table-cell>
          <table:table-cell table:formula="of:=POWER([.G66]; [.$O$1])" office:value-type="float" office:value="21.2132034355964" calcext:value-type="float">
            <text:p>21,213203435596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DMG Cannstatt</text:p>
          </table:table-cell>
          <table:table-cell office:value-type="float" office:value="1890" calcext:value-type="float">
            <text:p>1890</text:p>
          </table:table-cell>
          <table:table-cell office:value-type="float" office:value="1946" calcext:value-type="float">
            <text:p>1946</text:p>
          </table:table-cell>
          <table:table-cell office:value-type="float" office:value="5" calcext:value-type="float">
            <text:p>5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39535" calcext:value-type="float">
            <text:p>39535</text:p>
          </table:table-cell>
          <table:table-cell table:formula="of:=[.F67]*[.E67]" office:value-type="float" office:value="34.7" calcext:value-type="float">
            <text:p>34,7</text:p>
          </table:table-cell>
          <table:table-cell table:formula="of:=POWER([.I67];[.$M$1])" office:value-type="float" office:value="5.89067059000926" calcext:value-type="float">
            <text:p>5,89067059000926</text:p>
          </table:table-cell>
          <table:table-cell table:formula="of:=POWER([.G6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Putilov</text:p>
          </table:table-cell>
          <table:table-cell office:value-type="float" office:value="1890" calcext:value-type="float">
            <text:p>1890</text:p>
          </table:table-cell>
          <table:table-cell office:value-type="float" office:value="1940" calcext:value-type="float">
            <text:p>1940</text:p>
          </table:table-cell>
          <table:table-cell office:value-type="float" office:value="14" calcext:value-type="float">
            <text:p>14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654044" calcext:value-type="float">
            <text:p>654044</text:p>
          </table:table-cell>
          <table:table-cell table:formula="of:=[.F68]*[.E68]" office:value-type="float" office:value="311.08" calcext:value-type="float">
            <text:p>311,08</text:p>
          </table:table-cell>
          <table:table-cell table:formula="of:=POWER([.I68];[.$M$1])" office:value-type="float" office:value="17.6374601346112" calcext:value-type="float">
            <text:p>17,6374601346112</text:p>
          </table:table-cell>
          <table:table-cell table:formula="of:=POWER([.G6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Landauer</text:p>
          </table:table-cell>
          <table:table-cell office:value-type="float" office:value="1891" calcext:value-type="float">
            <text:p>1891</text:p>
          </table:table-cell>
          <table:table-cell office:value-type="float" office:value="1942" calcext:value-type="float">
            <text:p>1942</text:p>
          </table:table-cell>
          <table:table-cell office:value-type="float" office:value="6" calcext:value-type="float">
            <text:p>6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9126" calcext:value-type="float">
            <text:p>39126</text:p>
          </table:table-cell>
          <table:table-cell table:formula="of:=[.F69]*[.E69]" office:value-type="float" office:value="33.36" calcext:value-type="float">
            <text:p>33,36</text:p>
          </table:table-cell>
          <table:table-cell table:formula="of:=POWER([.I69];[.$M$1])" office:value-type="float" office:value="5.77581163127746" calcext:value-type="float">
            <text:p>5,77581163127746</text:p>
          </table:table-cell>
          <table:table-cell table:formula="of:=POWER([.G6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San Diego Electric Trolley</text:p>
          </table:table-cell>
          <table:table-cell office:value-type="float" office:value="1893" calcext:value-type="float">
            <text:p>1893</text:p>
          </table:table-cell>
          <table:table-cell office:value-type="float" office:value="1945" calcext:value-type="float">
            <text:p>1945</text:p>
          </table:table-cell>
          <table:table-cell office:value-type="float" office:value="7" calcext:value-type="float">
            <text:p>7</text:p>
          </table:table-cell>
          <table:table-cell office:value-type="float" office:value="6.94" calcext:value-type="float">
            <text:p>6,94</text:p>
          </table:table-cell>
          <table:table-cell office:value-type="float" office:value="4" calcext:value-type="float">
            <text:p>4</text:p>
          </table:table-cell>
          <table:table-cell office:value-type="float" office:value="55349" calcext:value-type="float">
            <text:p>55349</text:p>
          </table:table-cell>
          <table:table-cell table:formula="of:=[.F70]*[.E70]" office:value-type="float" office:value="48.58" calcext:value-type="float">
            <text:p>48,58</text:p>
          </table:table-cell>
          <table:table-cell table:formula="of:=POWER([.I70];[.$M$1])" office:value-type="float" office:value="6.96993543729065" calcext:value-type="float">
            <text:p>6,96993543729065</text:p>
          </table:table-cell>
          <table:table-cell table:formula="of:=POWER([.G70]; [.$O$1])" office:value-type="float" office:value="2" calcext:value-type="float">
            <text:p>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team Flatbed Truck</text:p>
          </table:table-cell>
          <table:table-cell office:value-type="float" office:value="1894" calcext:value-type="float">
            <text:p>1894</text:p>
          </table:table-cell>
          <table:table-cell office:value-type="float" office:value="1945" calcext:value-type="float">
            <text:p>1945</text:p>
          </table:table-cell>
          <table:table-cell office:value-type="float" office:value="6" calcext:value-type="float">
            <text:p>6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47442" calcext:value-type="float">
            <text:p>47442</text:p>
          </table:table-cell>
          <table:table-cell table:formula="of:=[.F71]*[.E71]" office:value-type="float" office:value="41.64" calcext:value-type="float">
            <text:p>41,64</text:p>
          </table:table-cell>
          <table:table-cell table:formula="of:=POWER([.I71];[.$M$1])" office:value-type="float" office:value="6.45290632196067" calcext:value-type="float">
            <text:p>6,45290632196067</text:p>
          </table:table-cell>
          <table:table-cell table:formula="of:=POWER([.G7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team Tarpaulin Truck</text:p>
          </table:table-cell>
          <table:table-cell office:value-type="float" office:value="1894" calcext:value-type="float">
            <text:p>1894</text:p>
          </table:table-cell>
          <table:table-cell office:value-type="float" office:value="1945" calcext:value-type="float">
            <text:p>1945</text:p>
          </table:table-cell>
          <table:table-cell office:value-type="float" office:value="6" calcext:value-type="float">
            <text:p>6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47442" calcext:value-type="float">
            <text:p>47442</text:p>
          </table:table-cell>
          <table:table-cell table:formula="of:=[.F72]*[.E72]" office:value-type="float" office:value="41.64" calcext:value-type="float">
            <text:p>41,64</text:p>
          </table:table-cell>
          <table:table-cell table:formula="of:=POWER([.I72];[.$M$1])" office:value-type="float" office:value="6.45290632196067" calcext:value-type="float">
            <text:p>6,45290632196067</text:p>
          </table:table-cell>
          <table:table-cell table:formula="of:=POWER([.G7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en Wheeler</text:p>
          </table:table-cell>
          <table:table-cell office:value-type="float" office:value="1896" calcext:value-type="float">
            <text:p>1896</text:p>
          </table:table-cell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550" calcext:value-type="float">
            <text:p>550</text:p>
          </table:table-cell>
          <table:table-cell office:value-type="float" office:value="2037246" calcext:value-type="float">
            <text:p>2037246</text:p>
          </table:table-cell>
          <table:table-cell table:formula="of:=[.F73]*[.E73]" office:value-type="float" office:value="0" calcext:value-type="float">
            <text:p>0</text:p>
          </table:table-cell>
          <table:table-cell table:formula="of:=POWER([.I73];[.$M$1])" office:value-type="float" office:value="0" calcext:value-type="float">
            <text:p>0</text:p>
          </table:table-cell>
          <table:table-cell table:formula="of:=POWER([.G73]; [.$O$1])" office:value-type="float" office:value="23.4520787991171" calcext:value-type="float">
            <text:p>23,452078799117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Klondike</text:p>
          </table:table-cell>
          <table:table-cell office:value-type="float" office:value="1898" calcext:value-type="float">
            <text:p>1898</text:p>
          </table:table-cell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1136648" calcext:value-type="float">
            <text:p>1136648</text:p>
          </table:table-cell>
          <table:table-cell table:formula="of:=[.F74]*[.E74]" office:value-type="float" office:value="916.3" calcext:value-type="float">
            <text:p>916,3</text:p>
          </table:table-cell>
          <table:table-cell table:formula="of:=POWER([.I74];[.$M$1])" office:value-type="float" office:value="30.2704476346155" calcext:value-type="float">
            <text:p>30,2704476346155</text:p>
          </table:table-cell>
          <table:table-cell table:formula="of:=POWER([.G7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NW First Truck</text:p>
          </table:table-cell>
          <table:table-cell office:value-type="float" office:value="1899" calcext:value-type="float">
            <text:p>1899</text:p>
          </table:table-cell>
          <table:table-cell office:value-type="float" office:value="1939" calcext:value-type="float">
            <text:p>1939</text:p>
          </table:table-cell>
          <table:table-cell office:value-type="float" office:value="6" calcext:value-type="float">
            <text:p>6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9126" calcext:value-type="float">
            <text:p>39126</text:p>
          </table:table-cell>
          <table:table-cell table:formula="of:=[.F75]*[.E75]" office:value-type="float" office:value="33.36" calcext:value-type="float">
            <text:p>33,36</text:p>
          </table:table-cell>
          <table:table-cell table:formula="of:=POWER([.I75];[.$M$1])" office:value-type="float" office:value="5.77581163127746" calcext:value-type="float">
            <text:p>5,77581163127746</text:p>
          </table:table-cell>
          <table:table-cell table:formula="of:=POWER([.G7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Mack</text:p>
          </table:table-cell>
          <table:table-cell office:value-type="float" office:value="1900" calcext:value-type="float">
            <text:p>1900</text:p>
          </table:table-cell>
          <table:table-cell office:value-type="float" office:value="1952" calcext:value-type="float">
            <text:p>1952</text:p>
          </table:table-cell>
          <table:table-cell office:value-type="float" office:value="9" calcext:value-type="float">
            <text:p>9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71164" calcext:value-type="float">
            <text:p>71164</text:p>
          </table:table-cell>
          <table:table-cell table:formula="of:=[.F76]*[.E76]" office:value-type="float" office:value="62.46" calcext:value-type="float">
            <text:p>62,46</text:p>
          </table:table-cell>
          <table:table-cell table:formula="of:=POWER([.I76];[.$M$1])" office:value-type="float" office:value="7.90316392339169" calcext:value-type="float">
            <text:p>7,90316392339169</text:p>
          </table:table-cell>
          <table:table-cell table:formula="of:=POWER([.G7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Vandal</text:p>
          </table:table-cell>
          <table:table-cell office:value-type="float" office:value="1900" calcext:value-type="float">
            <text:p>1900</text:p>
          </table:table-cell>
          <table:table-cell office:value-type="float" office:value="1960" calcext:value-type="float">
            <text:p>1960</text:p>
          </table:table-cell>
          <table:table-cell office:value-type="float" office:value="130" calcext:value-type="float">
            <text:p>130</text:p>
          </table:table-cell>
          <table:table-cell office:value-type="float" office:value="7.22" calcext:value-type="float">
            <text:p>7,22</text:p>
          </table:table-cell>
          <table:table-cell office:value-type="float" office:value="0" calcext:value-type="float">
            <text:p>0</text:p>
          </table:table-cell>
          <table:table-cell office:value-type="float" office:value="1083814" calcext:value-type="float">
            <text:p>1083814</text:p>
          </table:table-cell>
          <table:table-cell table:formula="of:=[.F77]*[.E77]" office:value-type="float" office:value="938.6" calcext:value-type="float">
            <text:p>938,6</text:p>
          </table:table-cell>
          <table:table-cell table:formula="of:=POWER([.I77];[.$M$1])" office:value-type="float" office:value="30.6365794435345" calcext:value-type="float">
            <text:p>30,6365794435345</text:p>
          </table:table-cell>
          <table:table-cell table:formula="of:=POWER([.G7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A 3/5</text:p>
          </table:table-cell>
          <table:table-cell office:value-type="float" office:value="1900" calcext:value-type="float">
            <text:p>1900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1000" calcext:value-type="float">
            <text:p>1000</text:p>
          </table:table-cell>
          <table:table-cell office:value-type="float" office:value="3704082" calcext:value-type="float">
            <text:p>3704082</text:p>
          </table:table-cell>
          <table:table-cell table:formula="of:=[.F78]*[.E78]" office:value-type="float" office:value="0" calcext:value-type="float">
            <text:p>0</text:p>
          </table:table-cell>
          <table:table-cell table:formula="of:=POWER([.I78];[.$M$1])" office:value-type="float" office:value="0" calcext:value-type="float">
            <text:p>0</text:p>
          </table:table-cell>
          <table:table-cell table:formula="of:=POWER([.G78]; [.$O$1])" office:value-type="float" office:value="31.6227766016838" calcext:value-type="float">
            <text:p>31,622776601683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Six-wheeler</text:p>
          </table:table-cell>
          <table:table-cell office:value-type="float" office:value="1900" calcext:value-type="float">
            <text:p>1900</text:p>
          </table:table-cell>
          <table:table-cell office:value-type="float" office:value="1965" calcext:value-type="float">
            <text:p>1965</text:p>
          </table:table-cell>
          <table:table-cell office:value-type="float" office:value="14" calcext:value-type="float">
            <text:p>14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829714" calcext:value-type="float">
            <text:p>829714</text:p>
          </table:table-cell>
          <table:table-cell table:formula="of:=[.F79]*[.E79]" office:value-type="float" office:value="388.92" calcext:value-type="float">
            <text:p>388,92</text:p>
          </table:table-cell>
          <table:table-cell table:formula="of:=POWER([.I79];[.$M$1])" office:value-type="float" office:value="19.7210547385276" calcext:value-type="float">
            <text:p>19,7210547385276</text:p>
          </table:table-cell>
          <table:table-cell table:formula="of:=POWER([.G7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xcar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60608" calcext:value-type="float">
            <text:p>560608</text:p>
          </table:table-cell>
          <table:table-cell table:formula="of:=[.F80]*[.E80]" office:value-type="float" office:value="266.64" calcext:value-type="float">
            <text:p>266,64</text:p>
          </table:table-cell>
          <table:table-cell table:formula="of:=POWER([.I80];[.$M$1])" office:value-type="float" office:value="16.3291151015602" calcext:value-type="float">
            <text:p>16,3291151015602</text:p>
          </table:table-cell>
          <table:table-cell table:formula="of:=POWER([.G8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ondola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60608" calcext:value-type="float">
            <text:p>560608</text:p>
          </table:table-cell>
          <table:table-cell table:formula="of:=[.F81]*[.E81]" office:value-type="float" office:value="266.64" calcext:value-type="float">
            <text:p>266,64</text:p>
          </table:table-cell>
          <table:table-cell table:formula="of:=POWER([.I81];[.$M$1])" office:value-type="float" office:value="16.3291151015602" calcext:value-type="float">
            <text:p>16,3291151015602</text:p>
          </table:table-cell>
          <table:table-cell table:formula="of:=POWER([.G8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Flatcar with side stakes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60608" calcext:value-type="float">
            <text:p>560608</text:p>
          </table:table-cell>
          <table:table-cell table:formula="of:=[.F82]*[.E82]" office:value-type="float" office:value="266.64" calcext:value-type="float">
            <text:p>266,64</text:p>
          </table:table-cell>
          <table:table-cell table:formula="of:=POWER([.I82];[.$M$1])" office:value-type="float" office:value="16.3291151015602" calcext:value-type="float">
            <text:p>16,3291151015602</text:p>
          </table:table-cell>
          <table:table-cell table:formula="of:=POWER([.G8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ank car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60608" calcext:value-type="float">
            <text:p>560608</text:p>
          </table:table-cell>
          <table:table-cell table:formula="of:=[.F83]*[.E83]" office:value-type="float" office:value="266.64" calcext:value-type="float">
            <text:p>266,64</text:p>
          </table:table-cell>
          <table:table-cell table:formula="of:=POWER([.I83];[.$M$1])" office:value-type="float" office:value="16.3291151015602" calcext:value-type="float">
            <text:p>16,3291151015602</text:p>
          </table:table-cell>
          <table:table-cell table:formula="of:=POWER([.G8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ank car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420456" calcext:value-type="float">
            <text:p>420456</text:p>
          </table:table-cell>
          <table:table-cell table:formula="of:=[.F84]*[.E84]" office:value-type="float" office:value="199.98" calcext:value-type="float">
            <text:p>199,98</text:p>
          </table:table-cell>
          <table:table-cell table:formula="of:=POWER([.I84];[.$M$1])" office:value-type="float" office:value="14.1414284992712" calcext:value-type="float">
            <text:p>14,1414284992712</text:p>
          </table:table-cell>
          <table:table-cell table:formula="of:=POWER([.G8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ondola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373740" calcext:value-type="float">
            <text:p>373740</text:p>
          </table:table-cell>
          <table:table-cell table:formula="of:=[.F85]*[.E85]" office:value-type="float" office:value="177.76" calcext:value-type="float">
            <text:p>177,76</text:p>
          </table:table-cell>
          <table:table-cell table:formula="of:=POWER([.I85];[.$M$1])" office:value-type="float" office:value="13.3326666499992" calcext:value-type="float">
            <text:p>13,3326666499992</text:p>
          </table:table-cell>
          <table:table-cell table:formula="of:=POWER([.G8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Flatcar with side stakes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373740" calcext:value-type="float">
            <text:p>373740</text:p>
          </table:table-cell>
          <table:table-cell table:formula="of:=[.F86]*[.E86]" office:value-type="float" office:value="177.76" calcext:value-type="float">
            <text:p>177,76</text:p>
          </table:table-cell>
          <table:table-cell table:formula="of:=POWER([.I86];[.$M$1])" office:value-type="float" office:value="13.3326666499992" calcext:value-type="float">
            <text:p>13,3326666499992</text:p>
          </table:table-cell>
          <table:table-cell table:formula="of:=POWER([.G8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xcar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60608" calcext:value-type="float">
            <text:p>560608</text:p>
          </table:table-cell>
          <table:table-cell table:formula="of:=[.F87]*[.E87]" office:value-type="float" office:value="266.64" calcext:value-type="float">
            <text:p>266,64</text:p>
          </table:table-cell>
          <table:table-cell table:formula="of:=POWER([.I87];[.$M$1])" office:value-type="float" office:value="16.3291151015602" calcext:value-type="float">
            <text:p>16,3291151015602</text:p>
          </table:table-cell>
          <table:table-cell table:formula="of:=POWER([.G8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ondola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60608" calcext:value-type="float">
            <text:p>560608</text:p>
          </table:table-cell>
          <table:table-cell table:formula="of:=[.F88]*[.E88]" office:value-type="float" office:value="266.64" calcext:value-type="float">
            <text:p>266,64</text:p>
          </table:table-cell>
          <table:table-cell table:formula="of:=POWER([.I88];[.$M$1])" office:value-type="float" office:value="16.3291151015602" calcext:value-type="float">
            <text:p>16,3291151015602</text:p>
          </table:table-cell>
          <table:table-cell table:formula="of:=POWER([.G8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Six-Axle Passenger Car</text:p>
          </table:table-cell>
          <table:table-cell office:value-type="float" office:value="1900" calcext:value-type="float">
            <text:p>1900</text:p>
          </table:table-cell>
          <table:table-cell office:value-type="float" office:value="1965" calcext:value-type="float">
            <text:p>1965</text:p>
          </table:table-cell>
          <table:table-cell office:value-type="float" office:value="20" calcext:value-type="float">
            <text:p>20</text:p>
          </table:table-cell>
          <table:table-cell office:value-type="float" office:value="30.56" calcext:value-type="float">
            <text:p>30,56</text:p>
          </table:table-cell>
          <table:table-cell office:value-type="float" office:value="0" calcext:value-type="float">
            <text:p>0</text:p>
          </table:table-cell>
          <table:table-cell office:value-type="float" office:value="1315134" calcext:value-type="float">
            <text:p>1315134</text:p>
          </table:table-cell>
          <table:table-cell table:formula="of:=[.F89]*[.E89]" office:value-type="float" office:value="611.2" calcext:value-type="float">
            <text:p>611,2</text:p>
          </table:table-cell>
          <table:table-cell table:formula="of:=POWER([.I89];[.$M$1])" office:value-type="float" office:value="24.7224594245799" calcext:value-type="float">
            <text:p>24,7224594245799</text:p>
          </table:table-cell>
          <table:table-cell table:formula="of:=POWER([.G8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Flatcar with side stakes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60608" calcext:value-type="float">
            <text:p>560608</text:p>
          </table:table-cell>
          <table:table-cell table:formula="of:=[.F90]*[.E90]" office:value-type="float" office:value="266.64" calcext:value-type="float">
            <text:p>266,64</text:p>
          </table:table-cell>
          <table:table-cell table:formula="of:=POWER([.I90];[.$M$1])" office:value-type="float" office:value="16.3291151015602" calcext:value-type="float">
            <text:p>16,3291151015602</text:p>
          </table:table-cell>
          <table:table-cell table:formula="of:=POWER([.G9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ank car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60608" calcext:value-type="float">
            <text:p>560608</text:p>
          </table:table-cell>
          <table:table-cell table:formula="of:=[.F91]*[.E91]" office:value-type="float" office:value="266.64" calcext:value-type="float">
            <text:p>266,64</text:p>
          </table:table-cell>
          <table:table-cell table:formula="of:=POWER([.I91];[.$M$1])" office:value-type="float" office:value="16.3291151015602" calcext:value-type="float">
            <text:p>16,3291151015602</text:p>
          </table:table-cell>
          <table:table-cell table:formula="of:=POWER([.G9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xcar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373740" calcext:value-type="float">
            <text:p>373740</text:p>
          </table:table-cell>
          <table:table-cell table:formula="of:=[.F92]*[.E92]" office:value-type="float" office:value="177.76" calcext:value-type="float">
            <text:p>177,76</text:p>
          </table:table-cell>
          <table:table-cell table:formula="of:=POWER([.I92];[.$M$1])" office:value-type="float" office:value="13.3326666499992" calcext:value-type="float">
            <text:p>13,3326666499992</text:p>
          </table:table-cell>
          <table:table-cell table:formula="of:=POWER([.G9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Ce 2/2 SchSt</text:p>
          </table:table-cell>
          <table:table-cell office:value-type="float" office:value="1901" calcext:value-type="float">
            <text:p>1901</text:p>
          </table:table-cell>
          <table:table-cell office:value-type="float" office:value="1955" calcext:value-type="float">
            <text:p>1955</text:p>
          </table:table-cell>
          <table:table-cell office:value-type="float" office:value="21" calcext:value-type="float">
            <text:p>21</text:p>
          </table:table-cell>
          <table:table-cell office:value-type="float" office:value="11.11" calcext:value-type="float">
            <text:p>11,11</text:p>
          </table:table-cell>
          <table:table-cell office:value-type="float" office:value="60" calcext:value-type="float">
            <text:p>60</text:p>
          </table:table-cell>
          <table:table-cell office:value-type="float" office:value="255911" calcext:value-type="float">
            <text:p>255911</text:p>
          </table:table-cell>
          <table:table-cell table:formula="of:=[.F93]*[.E93]" office:value-type="float" office:value="233.31" calcext:value-type="float">
            <text:p>233,31</text:p>
          </table:table-cell>
          <table:table-cell table:formula="of:=POWER([.I93];[.$M$1])" office:value-type="float" office:value="15.2744885348086" calcext:value-type="float">
            <text:p>15,2744885348086</text:p>
          </table:table-cell>
          <table:table-cell table:formula="of:=POWER([.G93]; [.$O$1])" office:value-type="float" office:value="7.74596669241483" calcext:value-type="float">
            <text:p>7,7459666924148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Dux</text:p>
          </table:table-cell>
          <table:table-cell office:value-type="float" office:value="1902" calcext:value-type="float">
            <text:p>1902</text:p>
          </table:table-cell>
          <table:table-cell office:value-type="float" office:value="1932" calcext:value-type="float">
            <text:p>1932</text:p>
          </table:table-cell>
          <table:table-cell office:value-type="float" office:value="5" calcext:value-type="float">
            <text:p>5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46570" calcext:value-type="float">
            <text:p>46570</text:p>
          </table:table-cell>
          <table:table-cell table:formula="of:=[.F94]*[.E94]" office:value-type="float" office:value="41.65" calcext:value-type="float">
            <text:p>41,65</text:p>
          </table:table-cell>
          <table:table-cell table:formula="of:=POWER([.I94];[.$M$1])" office:value-type="float" office:value="6.45368112010502" calcext:value-type="float">
            <text:p>6,45368112010502</text:p>
          </table:table-cell>
          <table:table-cell table:formula="of:=POWER([.G9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4-4-2 Atlantic</text:p>
          </table:table-cell>
          <table:table-cell office:value-type="float" office:value="1902" calcext:value-type="float">
            <text:p>1902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700" calcext:value-type="float">
            <text:p>700</text:p>
          </table:table-cell>
          <table:table-cell office:value-type="float" office:value="2592858" calcext:value-type="float">
            <text:p>2592858</text:p>
          </table:table-cell>
          <table:table-cell table:formula="of:=[.F95]*[.E95]" office:value-type="float" office:value="0" calcext:value-type="float">
            <text:p>0</text:p>
          </table:table-cell>
          <table:table-cell table:formula="of:=POWER([.I95];[.$M$1])" office:value-type="float" office:value="0" calcext:value-type="float">
            <text:p>0</text:p>
          </table:table-cell>
          <table:table-cell table:formula="of:=POWER([.G95]; [.$O$1])" office:value-type="float" office:value="26.4575131106459" calcext:value-type="float">
            <text:p>26,457513110645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Kolomna</text:p>
          </table:table-cell>
          <table:table-cell office:value-type="float" office:value="1904" calcext:value-type="float">
            <text:p>1904</text:p>
          </table:table-cell>
          <table:table-cell office:value-type="float" office:value="1944" calcext:value-type="float">
            <text:p>1944</text:p>
          </table:table-cell>
          <table:table-cell office:value-type="float" office:value="12" calcext:value-type="float">
            <text:p>12</text:p>
          </table:table-cell>
          <table:table-cell office:value-type="float" office:value="8.33" calcext:value-type="float">
            <text:p>8,33</text:p>
          </table:table-cell>
          <table:table-cell office:value-type="float" office:value="30" calcext:value-type="float">
            <text:p>30</text:p>
          </table:table-cell>
          <table:table-cell office:value-type="float" office:value="111767" calcext:value-type="float">
            <text:p>111767</text:p>
          </table:table-cell>
          <table:table-cell table:formula="of:=[.F96]*[.E96]" office:value-type="float" office:value="99.96" calcext:value-type="float">
            <text:p>99,96</text:p>
          </table:table-cell>
          <table:table-cell table:formula="of:=POWER([.I96];[.$M$1])" office:value-type="float" office:value="9.99799979995999" calcext:value-type="float">
            <text:p>9,99799979995999</text:p>
          </table:table-cell>
          <table:table-cell table:formula="of:=POWER([.G96]; [.$O$1])" office:value-type="float" office:value="5.47722557505166" calcext:value-type="float">
            <text:p>5,4772255750516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Postbus ET 13</text:p>
          </table:table-cell>
          <table:table-cell office:value-type="float" office:value="1905" calcext:value-type="float">
            <text:p>1905</text:p>
          </table:table-cell>
          <table:table-cell office:value-type="float" office:value="1956" calcext:value-type="float">
            <text:p>1956</text:p>
          </table:table-cell>
          <table:table-cell office:value-type="float" office:value="8" calcext:value-type="float">
            <text:p>8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63257" calcext:value-type="float">
            <text:p>63257</text:p>
          </table:table-cell>
          <table:table-cell table:formula="of:=[.F97]*[.E97]" office:value-type="float" office:value="55.52" calcext:value-type="float">
            <text:p>55,52</text:p>
          </table:table-cell>
          <table:table-cell table:formula="of:=POWER([.I97];[.$M$1])" office:value-type="float" office:value="7.45117440407886" calcext:value-type="float">
            <text:p>7,45117440407886</text:p>
          </table:table-cell>
          <table:table-cell table:formula="of:=POWER([.G9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SCH</text:p>
          </table:table-cell>
          <table:table-cell office:value-type="float" office:value="1906" calcext:value-type="float">
            <text:p>1906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,83</text:p>
          </table:table-cell>
          <table:table-cell office:value-type="float" office:value="460" calcext:value-type="float">
            <text:p>460</text:p>
          </table:table-cell>
          <table:table-cell office:value-type="float" office:value="1674304" calcext:value-type="float">
            <text:p>1674304</text:p>
          </table:table-cell>
          <table:table-cell table:formula="of:=[.F98]*[.E98]" office:value-type="float" office:value="0" calcext:value-type="float">
            <text:p>0</text:p>
          </table:table-cell>
          <table:table-cell table:formula="of:=POWER([.I98];[.$M$1])" office:value-type="float" office:value="0" calcext:value-type="float">
            <text:p>0</text:p>
          </table:table-cell>
          <table:table-cell table:formula="of:=POWER([.G98]; [.$O$1])" office:value-type="float" office:value="21.4476105895272" calcext:value-type="float">
            <text:p>21,447610589527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Moscow F</text:p>
          </table:table-cell>
          <table:table-cell office:value-type="float" office:value="1908" calcext:value-type="float">
            <text:p>1908</text:p>
          </table:table-cell>
          <table:table-cell office:value-type="float" office:value="1948" calcext:value-type="float">
            <text:p>1948</text:p>
          </table:table-cell>
          <table:table-cell office:value-type="float" office:value="24" calcext:value-type="float">
            <text:p>24</text:p>
          </table:table-cell>
          <table:table-cell office:value-type="float" office:value="9.72" calcext:value-type="float">
            <text:p>9,72</text:p>
          </table:table-cell>
          <table:table-cell office:value-type="float" office:value="50" calcext:value-type="float">
            <text:p>50</text:p>
          </table:table-cell>
          <table:table-cell office:value-type="float" office:value="257775" calcext:value-type="float">
            <text:p>257775</text:p>
          </table:table-cell>
          <table:table-cell table:formula="of:=[.F99]*[.E99]" office:value-type="float" office:value="233.28" calcext:value-type="float">
            <text:p>233,28</text:p>
          </table:table-cell>
          <table:table-cell table:formula="of:=POWER([.I99];[.$M$1])" office:value-type="float" office:value="15.2735064736294" calcext:value-type="float">
            <text:p>15,2735064736294</text:p>
          </table:table-cell>
          <table:table-cell table:formula="of:=POWER([.G99]; [.$O$1])" office:value-type="float" office:value="7.07106781186547" calcext:value-type="float">
            <text:p>7,0710678118654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Gaggenau C40</text:p>
          </table:table-cell>
          <table:table-cell office:value-type="float" office:value="1909" calcext:value-type="float">
            <text:p>1909</text:p>
          </table:table-cell>
          <table:table-cell office:value-type="float" office:value="1955" calcext:value-type="float">
            <text:p>1955</text:p>
          </table:table-cell>
          <table:table-cell office:value-type="float" office:value="8" calcext:value-type="float">
            <text:p>8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97490" calcext:value-type="float">
            <text:p>97490</text:p>
          </table:table-cell>
          <table:table-cell table:formula="of:=[.F100]*[.E100]" office:value-type="float" office:value="88.88" calcext:value-type="float">
            <text:p>88,88</text:p>
          </table:table-cell>
          <table:table-cell table:formula="of:=POWER([.I100];[.$M$1])" office:value-type="float" office:value="9.42761899951414" calcext:value-type="float">
            <text:p>9,42761899951414</text:p>
          </table:table-cell>
          <table:table-cell table:formula="of:=POWER([.G10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S</text:p>
          </table:table-cell>
          <table:table-cell office:value-type="float" office:value="1910" calcext:value-type="float">
            <text:p>1910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office:value-type="float" office:value="31.94" calcext:value-type="float">
            <text:p>31,94</text:p>
          </table:table-cell>
          <table:table-cell office:value-type="float" office:value="880" calcext:value-type="float">
            <text:p>880</text:p>
          </table:table-cell>
          <table:table-cell office:value-type="float" office:value="3302550" calcext:value-type="float">
            <text:p>3302550</text:p>
          </table:table-cell>
          <table:table-cell table:formula="of:=[.F101]*[.E101]" office:value-type="float" office:value="0" calcext:value-type="float">
            <text:p>0</text:p>
          </table:table-cell>
          <table:table-cell table:formula="of:=POWER([.I101];[.$M$1])" office:value-type="float" office:value="0" calcext:value-type="float">
            <text:p>0</text:p>
          </table:table-cell>
          <table:table-cell table:formula="of:=POWER([.G101]; [.$O$1])" office:value-type="float" office:value="29.6647939483827" calcext:value-type="float">
            <text:p>29,664793948382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Suburban</text:p>
          </table:table-cell>
          <table:table-cell office:value-type="float" office:value="1910" calcext:value-type="float">
            <text:p>1910</text:p>
          </table:table-cell>
          <table:table-cell office:value-type="float" office:value="1960" calcext:value-type="float">
            <text:p>1960</text:p>
          </table:table-cell>
          <table:table-cell office:value-type="float" office:value="19" calcext:value-type="float">
            <text:p>19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126042" calcext:value-type="float">
            <text:p>1126042</text:p>
          </table:table-cell>
          <table:table-cell table:formula="of:=[.F102]*[.E102]" office:value-type="float" office:value="527.82" calcext:value-type="float">
            <text:p>527,82</text:p>
          </table:table-cell>
          <table:table-cell table:formula="of:=POWER([.I102];[.$M$1])" office:value-type="float" office:value="22.9743335050225" calcext:value-type="float">
            <text:p>22,9743335050225</text:p>
          </table:table-cell>
          <table:table-cell table:formula="of:=POWER([.G10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Benz Tarpaulin Truck</text:p>
          </table:table-cell>
          <table:table-cell office:value-type="float" office:value="1912" calcext:value-type="float">
            <text:p>1912</text:p>
          </table:table-cell>
          <table:table-cell office:value-type="float" office:value="1960" calcext:value-type="float">
            <text:p>1960</text:p>
          </table:table-cell>
          <table:table-cell office:value-type="float" office:value="7" calcext:value-type="float">
            <text:p>7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85304" calcext:value-type="float">
            <text:p>85304</text:p>
          </table:table-cell>
          <table:table-cell table:formula="of:=[.F103]*[.E103]" office:value-type="float" office:value="77.77" calcext:value-type="float">
            <text:p>77,77</text:p>
          </table:table-cell>
          <table:table-cell table:formula="of:=POWER([.I103];[.$M$1])" office:value-type="float" office:value="8.81873006730561" calcext:value-type="float">
            <text:p>8,81873006730561</text:p>
          </table:table-cell>
          <table:table-cell table:formula="of:=POWER([.G10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Benz Truck with Side Stakes</text:p>
          </table:table-cell>
          <table:table-cell office:value-type="float" office:value="1912" calcext:value-type="float">
            <text:p>1912</text:p>
          </table:table-cell>
          <table:table-cell office:value-type="float" office:value="1960" calcext:value-type="float">
            <text:p>1960</text:p>
          </table:table-cell>
          <table:table-cell office:value-type="float" office:value="8" calcext:value-type="float">
            <text:p>8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97490" calcext:value-type="float">
            <text:p>97490</text:p>
          </table:table-cell>
          <table:table-cell table:formula="of:=[.F104]*[.E104]" office:value-type="float" office:value="88.88" calcext:value-type="float">
            <text:p>88,88</text:p>
          </table:table-cell>
          <table:table-cell table:formula="of:=POWER([.I104];[.$M$1])" office:value-type="float" office:value="9.42761899951414" calcext:value-type="float">
            <text:p>9,42761899951414</text:p>
          </table:table-cell>
          <table:table-cell table:formula="of:=POWER([.G10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Schaffhausen</text:p>
          </table:table-cell>
          <table:table-cell office:value-type="float" office:value="1913" calcext:value-type="float">
            <text:p>1913</text:p>
          </table:table-cell>
          <table:table-cell office:value-type="float" office:value="1985" calcext:value-type="float">
            <text:p>1985</text:p>
          </table:table-cell>
          <table:table-cell office:value-type="float" office:value="130" calcext:value-type="float">
            <text:p>130</text:p>
          </table:table-cell>
          <table:table-cell office:value-type="float" office:value="8.89" calcext:value-type="float">
            <text:p>8,89</text:p>
          </table:table-cell>
          <table:table-cell office:value-type="float" office:value="0" calcext:value-type="float">
            <text:p>0</text:p>
          </table:table-cell>
          <table:table-cell office:value-type="float" office:value="1479856" calcext:value-type="float">
            <text:p>1479856</text:p>
          </table:table-cell>
          <table:table-cell table:formula="of:=[.F105]*[.E105]" office:value-type="float" office:value="1155.7" calcext:value-type="float">
            <text:p>1155,7</text:p>
          </table:table-cell>
          <table:table-cell table:formula="of:=POWER([.I105];[.$M$1])" office:value-type="float" office:value="33.9955879490266" calcext:value-type="float">
            <text:p>33,9955879490266</text:p>
          </table:table-cell>
          <table:table-cell table:formula="of:=POWER([.G10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R 75.4 bad. VI c</text:p>
          </table:table-cell>
          <table:table-cell office:value-type="float" office:value="1914" calcext:value-type="float">
            <text:p>1914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80" calcext:value-type="float">
            <text:p>580</text:p>
          </table:table-cell>
          <table:table-cell office:value-type="float" office:value="2131342" calcext:value-type="float">
            <text:p>2131342</text:p>
          </table:table-cell>
          <table:table-cell table:formula="of:=[.F106]*[.E106]" office:value-type="float" office:value="0" calcext:value-type="float">
            <text:p>0</text:p>
          </table:table-cell>
          <table:table-cell table:formula="of:=POWER([.I106];[.$M$1])" office:value-type="float" office:value="0" calcext:value-type="float">
            <text:p>0</text:p>
          </table:table-cell>
          <table:table-cell table:formula="of:=POWER([.G106]; [.$O$1])" office:value-type="float" office:value="24.0831891575846" calcext:value-type="float">
            <text:p>24,083189157584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YE</text:p>
          </table:table-cell>
          <table:table-cell office:value-type="float" office:value="1915" calcext:value-type="float">
            <text:p>1915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19.44" calcext:value-type="float">
            <text:p>19,44</text:p>
          </table:table-cell>
          <table:table-cell office:value-type="float" office:value="1000" calcext:value-type="float">
            <text:p>1000</text:p>
          </table:table-cell>
          <table:table-cell office:value-type="float" office:value="3632054" calcext:value-type="float">
            <text:p>3632054</text:p>
          </table:table-cell>
          <table:table-cell table:formula="of:=[.F107]*[.E107]" office:value-type="float" office:value="0" calcext:value-type="float">
            <text:p>0</text:p>
          </table:table-cell>
          <table:table-cell table:formula="of:=POWER([.I107];[.$M$1])" office:value-type="float" office:value="0" calcext:value-type="float">
            <text:p>0</text:p>
          </table:table-cell>
          <table:table-cell table:formula="of:=POWER([.G107]; [.$O$1])" office:value-type="float" office:value="31.6227766016838" calcext:value-type="float">
            <text:p>31,622776601683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Heavyweight 28-1 Parlor</text:p>
          </table:table-cell>
          <table:table-cell office:value-type="float" office:value="1915" calcext:value-type="float">
            <text:p>1915</text:p>
          </table:table-cell>
          <table:table-cell office:value-type="float" office:value="1980" calcext:value-type="float">
            <text:p>1980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78276" calcext:value-type="float">
            <text:p>2178276</text:p>
          </table:table-cell>
          <table:table-cell table:formula="of:=[.F108]*[.E108]" office:value-type="float" office:value="950" calcext:value-type="float">
            <text:p>950</text:p>
          </table:table-cell>
          <table:table-cell table:formula="of:=POWER([.I108];[.$M$1])" office:value-type="float" office:value="30.8220700148449" calcext:value-type="float">
            <text:p>30,8220700148449</text:p>
          </table:table-cell>
          <table:table-cell table:formula="of:=POWER([.G10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2-8-2 Mikado</text:p>
          </table:table-cell>
          <table:table-cell office:value-type="float" office:value="1916" calcext:value-type="float">
            <text:p>1916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,22</text:p>
          </table:table-cell>
          <table:table-cell office:value-type="float" office:value="1173" calcext:value-type="float">
            <text:p>1173</text:p>
          </table:table-cell>
          <table:table-cell office:value-type="float" office:value="4281212" calcext:value-type="float">
            <text:p>4281212</text:p>
          </table:table-cell>
          <table:table-cell table:formula="of:=[.F109]*[.E109]" office:value-type="float" office:value="0" calcext:value-type="float">
            <text:p>0</text:p>
          </table:table-cell>
          <table:table-cell table:formula="of:=POWER([.I109];[.$M$1])" office:value-type="float" office:value="0" calcext:value-type="float">
            <text:p>0</text:p>
          </table:table-cell>
          <table:table-cell table:formula="of:=POWER([.G109]; [.$O$1])" office:value-type="float" office:value="34.2490875790874" calcext:value-type="float">
            <text:p>34,249087579087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Mack AC Flatbed Truck</text:p>
          </table:table-cell>
          <table:table-cell office:value-type="float" office:value="1916" calcext:value-type="float">
            <text:p>1916</text:p>
          </table:table-cell>
          <table:table-cell office:value-type="float" office:value="1965" calcext:value-type="float">
            <text:p>1965</text:p>
          </table:table-cell>
          <table:table-cell office:value-type="float" office:value="8" calcext:value-type="float">
            <text:p>8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74511" calcext:value-type="float">
            <text:p>74511</text:p>
          </table:table-cell>
          <table:table-cell table:formula="of:=[.F110]*[.E110]" office:value-type="float" office:value="66.64" calcext:value-type="float">
            <text:p>66,64</text:p>
          </table:table-cell>
          <table:table-cell table:formula="of:=POWER([.I110];[.$M$1])" office:value-type="float" office:value="8.16333265278342" calcext:value-type="float">
            <text:p>8,16333265278342</text:p>
          </table:table-cell>
          <table:table-cell table:formula="of:=POWER([.G11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Mack AC Tarpaulin Truck</text:p>
          </table:table-cell>
          <table:table-cell office:value-type="float" office:value="1916" calcext:value-type="float">
            <text:p>1916</text:p>
          </table:table-cell>
          <table:table-cell office:value-type="float" office:value="1965" calcext:value-type="float">
            <text:p>1965</text:p>
          </table:table-cell>
          <table:table-cell office:value-type="float" office:value="9" calcext:value-type="float">
            <text:p>9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83825" calcext:value-type="float">
            <text:p>83825</text:p>
          </table:table-cell>
          <table:table-cell table:formula="of:=[.F111]*[.E111]" office:value-type="float" office:value="74.97" calcext:value-type="float">
            <text:p>74,97</text:p>
          </table:table-cell>
          <table:table-cell table:formula="of:=POWER([.I111];[.$M$1])" office:value-type="float" office:value="8.65852181379709" calcext:value-type="float">
            <text:p>8,65852181379709</text:p>
          </table:table-cell>
          <table:table-cell table:formula="of:=POWER([.G11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Peter Witt Streetcar</text:p>
          </table:table-cell>
          <table:table-cell office:value-type="float" office:value="1917" calcext:value-type="float">
            <text:p>1917</text:p>
          </table:table-cell>
          <table:table-cell office:value-type="float" office:value="1967" calcext:value-type="float">
            <text:p>1967</text:p>
          </table:table-cell>
          <table:table-cell office:value-type="float" office:value="20" calcext:value-type="float">
            <text:p>20</text:p>
          </table:table-cell>
          <table:table-cell office:value-type="float" office:value="9.72" calcext:value-type="float">
            <text:p>9,72</text:p>
          </table:table-cell>
          <table:table-cell office:value-type="float" office:value="40" calcext:value-type="float">
            <text:p>40</text:p>
          </table:table-cell>
          <table:table-cell office:value-type="float" office:value="214813" calcext:value-type="float">
            <text:p>214813</text:p>
          </table:table-cell>
          <table:table-cell table:formula="of:=[.F112]*[.E112]" office:value-type="float" office:value="194.4" calcext:value-type="float">
            <text:p>194,4</text:p>
          </table:table-cell>
          <table:table-cell table:formula="of:=POWER([.I112];[.$M$1])" office:value-type="float" office:value="13.9427400463467" calcext:value-type="float">
            <text:p>13,9427400463467</text:p>
          </table:table-cell>
          <table:table-cell table:formula="of:=POWER([.G112]; [.$O$1])" office:value-type="float" office:value="6.32455532033676" calcext:value-type="float">
            <text:p>6,3245553203367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hina Railways JF1</text:p>
          </table:table-cell>
          <table:table-cell office:value-type="float" office:value="1918" calcext:value-type="float">
            <text:p>1918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,22</text:p>
          </table:table-cell>
          <table:table-cell office:value-type="float" office:value="1150" calcext:value-type="float">
            <text:p>1150</text:p>
          </table:table-cell>
          <table:table-cell office:value-type="float" office:value="4197266" calcext:value-type="float">
            <text:p>4197266</text:p>
          </table:table-cell>
          <table:table-cell table:formula="of:=[.F113]*[.E113]" office:value-type="float" office:value="0" calcext:value-type="float">
            <text:p>0</text:p>
          </table:table-cell>
          <table:table-cell table:formula="of:=POWER([.I113];[.$M$1])" office:value-type="float" office:value="0" calcext:value-type="float">
            <text:p>0</text:p>
          </table:table-cell>
          <table:table-cell table:formula="of:=POWER([.G113]; [.$O$1])" office:value-type="float" office:value="33.9116499156263" calcext:value-type="float">
            <text:p>33,911649915626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MILW-Class EP-2</text:p>
          </table:table-cell>
          <table:table-cell office:value-type="float" office:value="1919" calcext:value-type="float">
            <text:p>1919</text:p>
          </table:table-cell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3311" calcext:value-type="float">
            <text:p>3311</text:p>
          </table:table-cell>
          <table:table-cell office:value-type="float" office:value="12482256" calcext:value-type="float">
            <text:p>12482256</text:p>
          </table:table-cell>
          <table:table-cell table:formula="of:=[.F114]*[.E114]" office:value-type="float" office:value="0" calcext:value-type="float">
            <text:p>0</text:p>
          </table:table-cell>
          <table:table-cell table:formula="of:=POWER([.I114];[.$M$1])" office:value-type="float" office:value="0" calcext:value-type="float">
            <text:p>0</text:p>
          </table:table-cell>
          <table:table-cell table:formula="of:=POWER([.G114]; [.$O$1])" office:value-type="float" office:value="57.5412895232632" calcext:value-type="float">
            <text:p>57,54128952326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Junkers F 13</text:p>
          </table:table-cell>
          <table:table-cell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64056" calcext:value-type="float">
            <text:p>264056</text:p>
          </table:table-cell>
          <table:table-cell table:formula="of:=[.F115]*[.E115]" office:value-type="float" office:value="114" calcext:value-type="float">
            <text:p>114</text:p>
          </table:table-cell>
          <table:table-cell table:formula="of:=POWER([.I115];[.$M$1])" office:value-type="float" office:value="10.6770782520313" calcext:value-type="float">
            <text:p>10,6770782520313</text:p>
          </table:table-cell>
          <table:table-cell table:formula="of:=POWER([.G11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chneider PB2</text:p>
          </table:table-cell>
          <table:table-cell office:value-type="float" office:value="1921" calcext:value-type="float">
            <text:p>1921</text:p>
          </table:table-cell>
          <table:table-cell office:value-type="float" office:value="1975" calcext:value-type="float">
            <text:p>1975</text:p>
          </table:table-cell>
          <table:table-cell office:value-type="float" office:value="9" calcext:value-type="float">
            <text:p>9</text:p>
          </table:table-cell>
          <table:table-cell office:value-type="float" office:value="9.72" calcext:value-type="float">
            <text:p>9,72</text:p>
          </table:table-cell>
          <table:table-cell office:value-type="float" office:value="0" calcext:value-type="float">
            <text:p>0</text:p>
          </table:table-cell>
          <table:table-cell office:value-type="float" office:value="96666" calcext:value-type="float">
            <text:p>96666</text:p>
          </table:table-cell>
          <table:table-cell table:formula="of:=[.F116]*[.E116]" office:value-type="float" office:value="87.48" calcext:value-type="float">
            <text:p>87,48</text:p>
          </table:table-cell>
          <table:table-cell table:formula="of:=POWER([.I116];[.$M$1])" office:value-type="float" office:value="9.35307436087194" calcext:value-type="float">
            <text:p>9,35307436087194</text:p>
          </table:table-cell>
          <table:table-cell table:formula="of:=POWER([.G11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e 6/8 II Crocodile</text:p>
          </table:table-cell>
          <table:table-cell office:value-type="float" office:value="1921" calcext:value-type="float">
            <text:p>1921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,83</text:p>
          </table:table-cell>
          <table:table-cell office:value-type="float" office:value="1650" calcext:value-type="float">
            <text:p>1650</text:p>
          </table:table-cell>
          <table:table-cell office:value-type="float" office:value="6005656" calcext:value-type="float">
            <text:p>6005656</text:p>
          </table:table-cell>
          <table:table-cell table:formula="of:=[.F117]*[.E117]" office:value-type="float" office:value="0" calcext:value-type="float">
            <text:p>0</text:p>
          </table:table-cell>
          <table:table-cell table:formula="of:=POWER([.I117];[.$M$1])" office:value-type="float" office:value="0" calcext:value-type="float">
            <text:p>0</text:p>
          </table:table-cell>
          <table:table-cell table:formula="of:=POWER([.G117]; [.$O$1])" office:value-type="float" office:value="40.6201920231798" calcext:value-type="float">
            <text:p>40,620192023179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Donnerbüchse</text:p>
          </table:table-cell>
          <table:table-cell office:value-type="float" office:value="1921" calcext:value-type="float">
            <text:p>1921</text:p>
          </table:table-cell>
          <table:table-cell office:value-type="float" office:value="1985" calcext:value-type="float">
            <text:p>1985</text:p>
          </table:table-cell>
          <table:table-cell office:value-type="float" office:value="17" calcext:value-type="float">
            <text:p>17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007510" calcext:value-type="float">
            <text:p>1007510</text:p>
          </table:table-cell>
          <table:table-cell table:formula="of:=[.F118]*[.E118]" office:value-type="float" office:value="472.26" calcext:value-type="float">
            <text:p>472,26</text:p>
          </table:table-cell>
          <table:table-cell table:formula="of:=POWER([.I118];[.$M$1])" office:value-type="float" office:value="21.7315438936123" calcext:value-type="float">
            <text:p>21,7315438936123</text:p>
          </table:table-cell>
          <table:table-cell table:formula="of:=POWER([.G11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Daimler deck seat car</text:p>
          </table:table-cell>
          <table:table-cell office:value-type="float" office:value="1922" calcext:value-type="float">
            <text:p>1922</text:p>
          </table:table-cell>
          <table:table-cell office:value-type="float" office:value="1972" calcext:value-type="float">
            <text:p>1972</text:p>
          </table:table-cell>
          <table:table-cell office:value-type="float" office:value="11" calcext:value-type="float">
            <text:p>11</text:p>
          </table:table-cell>
          <table:table-cell office:value-type="float" office:value="9.72" calcext:value-type="float">
            <text:p>9,72</text:p>
          </table:table-cell>
          <table:table-cell office:value-type="float" office:value="0" calcext:value-type="float">
            <text:p>0</text:p>
          </table:table-cell>
          <table:table-cell office:value-type="float" office:value="118147" calcext:value-type="float">
            <text:p>118147</text:p>
          </table:table-cell>
          <table:table-cell table:formula="of:=[.F119]*[.E119]" office:value-type="float" office:value="106.92" calcext:value-type="float">
            <text:p>106,92</text:p>
          </table:table-cell>
          <table:table-cell table:formula="of:=POWER([.I119];[.$M$1])" office:value-type="float" office:value="10.3402127637685" calcext:value-type="float">
            <text:p>10,3402127637685</text:p>
          </table:table-cell>
          <table:table-cell table:formula="of:=POWER([.G11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Vickers Victoria</text:p>
          </table:table-cell>
          <table:table-cell office:value-type="float" office:value="1922" calcext:value-type="float">
            <text:p>1922</text:p>
          </table:table-cell>
          <table:table-cell office:value-type="float" office:value="1960" calcext:value-type="float">
            <text:p>1960</text:p>
          </table:table-cell>
          <table:table-cell office:value-type="float" office:value="8" calcext:value-type="float">
            <text:p>8</text:p>
          </table:table-cell>
          <table:table-cell office:value-type="float" office:value="41.67" calcext:value-type="float">
            <text:p>41,67</text:p>
          </table:table-cell>
          <table:table-cell office:value-type="float" office:value="0" calcext:value-type="float">
            <text:p>0</text:p>
          </table:table-cell>
          <table:table-cell office:value-type="float" office:value="749294" calcext:value-type="float">
            <text:p>749294</text:p>
          </table:table-cell>
          <table:table-cell table:formula="of:=[.F120]*[.E120]" office:value-type="float" office:value="333.36" calcext:value-type="float">
            <text:p>333,36</text:p>
          </table:table-cell>
          <table:table-cell table:formula="of:=POWER([.I120];[.$M$1])" office:value-type="float" office:value="18.2581488656435" calcext:value-type="float">
            <text:p>18,2581488656435</text:p>
          </table:table-cell>
          <table:table-cell table:formula="of:=POWER([.G12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M-300</text:p>
          </table:table-cell>
          <table:table-cell office:value-type="float" office:value="1924" calcext:value-type="float">
            <text:p>1924</text:p>
          </table:table-cell>
          <table:table-cell office:value-type="float" office:value="1972" calcext:value-type="float">
            <text:p>1972</text:p>
          </table:table-cell>
          <table:table-cell office:value-type="float" office:value="20" calcext:value-type="float">
            <text:p>20</text:p>
          </table:table-cell>
          <table:table-cell office:value-type="float" office:value="27.78" calcext:value-type="float">
            <text:p>27,78</text:p>
          </table:table-cell>
          <table:table-cell office:value-type="float" office:value="200" calcext:value-type="float">
            <text:p>200</text:p>
          </table:table-cell>
          <table:table-cell office:value-type="float" office:value="1926122" calcext:value-type="float">
            <text:p>1926122</text:p>
          </table:table-cell>
          <table:table-cell table:formula="of:=[.F121]*[.E121]" office:value-type="float" office:value="555.6" calcext:value-type="float">
            <text:p>555,6</text:p>
          </table:table-cell>
          <table:table-cell table:formula="of:=POWER([.I121];[.$M$1])" office:value-type="float" office:value="23.5711688297377" calcext:value-type="float">
            <text:p>23,5711688297377</text:p>
          </table:table-cell>
          <table:table-cell table:formula="of:=POWER([.G121]; [.$O$1])" office:value-type="float" office:value="14.142135623731" calcext:value-type="float">
            <text:p>14,14213562373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AMO F15 Tank Truck</text:p>
          </table:table-cell>
          <table:table-cell office:value-type="float" office:value="1924" calcext:value-type="float">
            <text:p>1924</text:p>
          </table:table-cell>
          <table:table-cell office:value-type="float" office:value="1964" calcext:value-type="float">
            <text:p>1964</text:p>
          </table:table-cell>
          <table:table-cell office:value-type="float" office:value="8" calcext:value-type="float">
            <text:p>8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97490" calcext:value-type="float">
            <text:p>97490</text:p>
          </table:table-cell>
          <table:table-cell table:formula="of:=[.F122]*[.E122]" office:value-type="float" office:value="88.88" calcext:value-type="float">
            <text:p>88,88</text:p>
          </table:table-cell>
          <table:table-cell table:formula="of:=POWER([.I122];[.$M$1])" office:value-type="float" office:value="9.42761899951414" calcext:value-type="float">
            <text:p>9,42761899951414</text:p>
          </table:table-cell>
          <table:table-cell table:formula="of:=POWER([.G12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AMO F15 Tarpaulin Truck</text:p>
          </table:table-cell>
          <table:table-cell office:value-type="float" office:value="1924" calcext:value-type="float">
            <text:p>1924</text:p>
          </table:table-cell>
          <table:table-cell office:value-type="float" office:value="1964" calcext:value-type="float">
            <text:p>1964</text:p>
          </table:table-cell>
          <table:table-cell office:value-type="float" office:value="6" calcext:value-type="float">
            <text:p>6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73117" calcext:value-type="float">
            <text:p>73117</text:p>
          </table:table-cell>
          <table:table-cell table:formula="of:=[.F123]*[.E123]" office:value-type="float" office:value="66.66" calcext:value-type="float">
            <text:p>66,66</text:p>
          </table:table-cell>
          <table:table-cell table:formula="of:=POWER([.I123];[.$M$1])" office:value-type="float" office:value="8.16455755078008" calcext:value-type="float">
            <text:p>8,16455755078008</text:p>
          </table:table-cell>
          <table:table-cell table:formula="of:=POWER([.G12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Dornier Merkur</text:p>
          </table:table-cell>
          <table:table-cell office:value-type="float" office:value="1925" calcext:value-type="float">
            <text:p>1925</text:p>
          </table:table-cell>
          <table:table-cell office:value-type="float" office:value="1960" calcext:value-type="float">
            <text:p>1960</text:p>
          </table:table-cell>
          <table:table-cell office:value-type="float" office:value="5" calcext:value-type="float">
            <text:p>5</text:p>
          </table:table-cell>
          <table:table-cell office:value-type="float" office:value="48.61" calcext:value-type="float">
            <text:p>48,61</text:p>
          </table:table-cell>
          <table:table-cell office:value-type="float" office:value="0" calcext:value-type="float">
            <text:p>0</text:p>
          </table:table-cell>
          <table:table-cell office:value-type="float" office:value="523058" calcext:value-type="float">
            <text:p>523058</text:p>
          </table:table-cell>
          <table:table-cell table:formula="of:=[.F124]*[.E124]" office:value-type="float" office:value="243.05" calcext:value-type="float">
            <text:p>243,05</text:p>
          </table:table-cell>
          <table:table-cell table:formula="of:=POWER([.I124];[.$M$1])" office:value-type="float" office:value="15.5900609363787" calcext:value-type="float">
            <text:p>15,5900609363787</text:p>
          </table:table-cell>
          <table:table-cell table:formula="of:=POWER([.G12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lass A3 Flying Scotsman</text:p>
          </table:table-cell>
          <table:table-cell office:value-type="float" office:value="1925" calcext:value-type="float">
            <text:p>1925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1655" calcext:value-type="float">
            <text:p>1655</text:p>
          </table:table-cell>
          <table:table-cell office:value-type="float" office:value="6239242" calcext:value-type="float">
            <text:p>6239242</text:p>
          </table:table-cell>
          <table:table-cell table:formula="of:=[.F125]*[.E125]" office:value-type="float" office:value="0" calcext:value-type="float">
            <text:p>0</text:p>
          </table:table-cell>
          <table:table-cell table:formula="of:=POWER([.I125];[.$M$1])" office:value-type="float" office:value="0" calcext:value-type="float">
            <text:p>0</text:p>
          </table:table-cell>
          <table:table-cell table:formula="of:=POWER([.G125]; [.$O$1])" office:value-type="float" office:value="40.681691213616" calcext:value-type="float">
            <text:p>40,68169121361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4-12-2 Class 9000</text:p>
          </table:table-cell>
          <table:table-cell office:value-type="float" office:value="1926" calcext:value-type="float">
            <text:p>1926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3542" calcext:value-type="float">
            <text:p>3542</text:p>
          </table:table-cell>
          <table:table-cell office:value-type="float" office:value="13119858" calcext:value-type="float">
            <text:p>13119858</text:p>
          </table:table-cell>
          <table:table-cell table:formula="of:=[.F126]*[.E126]" office:value-type="float" office:value="0" calcext:value-type="float">
            <text:p>0</text:p>
          </table:table-cell>
          <table:table-cell table:formula="of:=POWER([.I126];[.$M$1])" office:value-type="float" office:value="0" calcext:value-type="float">
            <text:p>0</text:p>
          </table:table-cell>
          <table:table-cell table:formula="of:=POWER([.G126]; [.$O$1])" office:value-type="float" office:value="59.514704065466" calcext:value-type="float">
            <text:p>59,51470406546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Ae 4/7</text:p>
          </table:table-cell>
          <table:table-cell office:value-type="float" office:value="1927" calcext:value-type="float">
            <text:p>1927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2300" calcext:value-type="float">
            <text:p>2300</text:p>
          </table:table-cell>
          <table:table-cell office:value-type="float" office:value="8519390" calcext:value-type="float">
            <text:p>8519390</text:p>
          </table:table-cell>
          <table:table-cell table:formula="of:=[.F127]*[.E127]" office:value-type="float" office:value="0" calcext:value-type="float">
            <text:p>0</text:p>
          </table:table-cell>
          <table:table-cell table:formula="of:=POWER([.I127];[.$M$1])" office:value-type="float" office:value="0" calcext:value-type="float">
            <text:p>0</text:p>
          </table:table-cell>
          <table:table-cell table:formula="of:=POWER([.G127]; [.$O$1])" office:value-type="float" office:value="47.9583152331272" calcext:value-type="float">
            <text:p>47,958315233127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SU</text:p>
          </table:table-cell>
          <table:table-cell office:value-type="float" office:value="1927" calcext:value-type="float">
            <text:p>1927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31.94" calcext:value-type="float">
            <text:p>31,94</text:p>
          </table:table-cell>
          <table:table-cell office:value-type="float" office:value="1213" calcext:value-type="float">
            <text:p>1213</text:p>
          </table:table-cell>
          <table:table-cell office:value-type="float" office:value="4552264" calcext:value-type="float">
            <text:p>4552264</text:p>
          </table:table-cell>
          <table:table-cell table:formula="of:=[.F128]*[.E128]" office:value-type="float" office:value="0" calcext:value-type="float">
            <text:p>0</text:p>
          </table:table-cell>
          <table:table-cell table:formula="of:=POWER([.I128];[.$M$1])" office:value-type="float" office:value="0" calcext:value-type="float">
            <text:p>0</text:p>
          </table:table-cell>
          <table:table-cell table:formula="of:=POWER([.G128]; [.$O$1])" office:value-type="float" office:value="34.828149534536" calcext:value-type="float">
            <text:p>34,82814953453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Type T1</text:p>
          </table:table-cell>
          <table:table-cell office:value-type="float" office:value="1928" calcext:value-type="float">
            <text:p>1928</text:p>
          </table:table-cell>
          <table:table-cell office:value-type="float" office:value="1970" calcext:value-type="float">
            <text:p>1970</text:p>
          </table:table-cell>
          <table:table-cell office:value-type="float" office:value="23" calcext:value-type="float">
            <text:p>23</text:p>
          </table:table-cell>
          <table:table-cell office:value-type="float" office:value="16.67" calcext:value-type="float">
            <text:p>16,67</text:p>
          </table:table-cell>
          <table:table-cell office:value-type="float" office:value="120" calcext:value-type="float">
            <text:p>120</text:p>
          </table:table-cell>
          <table:table-cell office:value-type="float" office:value="417186" calcext:value-type="float">
            <text:p>417186</text:p>
          </table:table-cell>
          <table:table-cell table:formula="of:=[.F129]*[.E129]" office:value-type="float" office:value="383.41" calcext:value-type="float">
            <text:p>383,41</text:p>
          </table:table-cell>
          <table:table-cell table:formula="of:=POWER([.I129];[.$M$1])" office:value-type="float" office:value="19.5808579995873" calcext:value-type="float">
            <text:p>19,5808579995873</text:p>
          </table:table-cell>
          <table:table-cell table:formula="of:=POWER([.G129]; [.$O$1])" office:value-type="float" office:value="10.9544511501033" calcext:value-type="float">
            <text:p>10,954451150103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ALCO HH 600</text:p>
          </table:table-cell>
          <table:table-cell office:value-type="float" office:value="1930" calcext:value-type="float">
            <text:p>193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,22</text:p>
          </table:table-cell>
          <table:table-cell office:value-type="float" office:value="450" calcext:value-type="float">
            <text:p>450</text:p>
          </table:table-cell>
          <table:table-cell office:value-type="float" office:value="1642408" calcext:value-type="float">
            <text:p>1642408</text:p>
          </table:table-cell>
          <table:table-cell table:formula="of:=[.F130]*[.E130]" office:value-type="float" office:value="0" calcext:value-type="float">
            <text:p>0</text:p>
          </table:table-cell>
          <table:table-cell table:formula="of:=POWER([.I130];[.$M$1])" office:value-type="float" office:value="0" calcext:value-type="float">
            <text:p>0</text:p>
          </table:table-cell>
          <table:table-cell table:formula="of:=POWER([.G130]; [.$O$1])" office:value-type="float" office:value="21.2132034355964" calcext:value-type="float">
            <text:p>21,213203435596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DL 3000 Witt</text:p>
          </table:table-cell>
          <table:table-cell office:value-type="float" office:value="1930" calcext:value-type="float">
            <text:p>1930</text:p>
          </table:table-cell>
          <table:table-cell office:value-type="float" office:value="1970" calcext:value-type="float">
            <text:p>1970</text:p>
          </table:table-cell>
          <table:table-cell office:value-type="float" office:value="19" calcext:value-type="float">
            <text:p>19</text:p>
          </table:table-cell>
          <table:table-cell office:value-type="float" office:value="8.33" calcext:value-type="float">
            <text:p>8,33</text:p>
          </table:table-cell>
          <table:table-cell office:value-type="float" office:value="100" calcext:value-type="float">
            <text:p>100</text:p>
          </table:table-cell>
          <table:table-cell office:value-type="float" office:value="176964" calcext:value-type="float">
            <text:p>176964</text:p>
          </table:table-cell>
          <table:table-cell table:formula="of:=[.F131]*[.E131]" office:value-type="float" office:value="158.27" calcext:value-type="float">
            <text:p>158,27</text:p>
          </table:table-cell>
          <table:table-cell table:formula="of:=POWER([.I131];[.$M$1])" office:value-type="float" office:value="12.580540528928" calcext:value-type="float">
            <text:p>12,580540528928</text:p>
          </table:table-cell>
          <table:table-cell table:formula="of:=POWER([.G131]; [.$O$1])" office:value-type="float" office:value="10" calcext:value-type="float">
            <text:p>1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Ford Model 77 Truck with Side Stakes</text:p>
          </table:table-cell>
          <table:table-cell office:value-type="float" office:value="1930" calcext:value-type="float">
            <text:p>1930</text:p>
          </table:table-cell>
          <table:table-cell office:value-type="float" office:value="1975" calcext:value-type="float">
            <text:p>1975</text:p>
          </table:table-cell>
          <table:table-cell office:value-type="float" office:value="9" calcext:value-type="float">
            <text:p>9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109676" calcext:value-type="float">
            <text:p>109676</text:p>
          </table:table-cell>
          <table:table-cell table:formula="of:=[.F132]*[.E132]" office:value-type="float" office:value="99.99" calcext:value-type="float">
            <text:p>99,99</text:p>
          </table:table-cell>
          <table:table-cell table:formula="of:=POWER([.I132];[.$M$1])" office:value-type="float" office:value="9.99949998749938" calcext:value-type="float">
            <text:p>9,99949998749938</text:p>
          </table:table-cell>
          <table:table-cell table:formula="of:=POWER([.G13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Ford Model 77 Tarpaulin Truck</text:p>
          </table:table-cell>
          <table:table-cell office:value-type="float" office:value="1930" calcext:value-type="float">
            <text:p>1930</text:p>
          </table:table-cell>
          <table:table-cell office:value-type="float" office:value="1975" calcext:value-type="float">
            <text:p>1975</text:p>
          </table:table-cell>
          <table:table-cell office:value-type="float" office:value="8" calcext:value-type="float">
            <text:p>8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97490" calcext:value-type="float">
            <text:p>97490</text:p>
          </table:table-cell>
          <table:table-cell table:formula="of:=[.F133]*[.E133]" office:value-type="float" office:value="88.88" calcext:value-type="float">
            <text:p>88,88</text:p>
          </table:table-cell>
          <table:table-cell table:formula="of:=POWER([.I133];[.$M$1])" office:value-type="float" office:value="9.42761899951414" calcext:value-type="float">
            <text:p>9,42761899951414</text:p>
          </table:table-cell>
          <table:table-cell table:formula="of:=POWER([.G13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Egorov 20 2</text:p>
          </table:table-cell>
          <table:table-cell office:value-type="float" office:value="1930" calcext:value-type="float">
            <text:p>1930</text:p>
          </table:table-cell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185306" calcext:value-type="float">
            <text:p>1185306</text:p>
          </table:table-cell>
          <table:table-cell table:formula="of:=[.F134]*[.E134]" office:value-type="float" office:value="555.6" calcext:value-type="float">
            <text:p>555,6</text:p>
          </table:table-cell>
          <table:table-cell table:formula="of:=POWER([.I134];[.$M$1])" office:value-type="float" office:value="23.5711688297377" calcext:value-type="float">
            <text:p>23,5711688297377</text:p>
          </table:table-cell>
          <table:table-cell table:formula="of:=POWER([.G13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FD</text:p>
          </table:table-cell>
          <table:table-cell office:value-type="float" office:value="1931" calcext:value-type="float">
            <text:p>1931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23.61" calcext:value-type="float">
            <text:p>23,61</text:p>
          </table:table-cell>
          <table:table-cell office:value-type="float" office:value="2280" calcext:value-type="float">
            <text:p>2280</text:p>
          </table:table-cell>
          <table:table-cell office:value-type="float" office:value="8348378" calcext:value-type="float">
            <text:p>8348378</text:p>
          </table:table-cell>
          <table:table-cell table:formula="of:=[.F135]*[.E135]" office:value-type="float" office:value="0" calcext:value-type="float">
            <text:p>0</text:p>
          </table:table-cell>
          <table:table-cell table:formula="of:=POWER([.I135];[.$M$1])" office:value-type="float" office:value="0" calcext:value-type="float">
            <text:p>0</text:p>
          </table:table-cell>
          <table:table-cell table:formula="of:=POWER([.G135]; [.$O$1])" office:value-type="float" office:value="47.7493455452533" calcext:value-type="float">
            <text:p>47,749345545253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Fuso B46</text:p>
          </table:table-cell>
          <table:table-cell office:value-type="float" office:value="1932" calcext:value-type="float">
            <text:p>1932</text:p>
          </table:table-cell>
          <table:table-cell office:value-type="float" office:value="1975" calcext:value-type="float">
            <text:p>1975</text:p>
          </table:table-cell>
          <table:table-cell office:value-type="float" office:value="10" calcext:value-type="float">
            <text:p>10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151302" calcext:value-type="float">
            <text:p>151302</text:p>
          </table:table-cell>
          <table:table-cell table:formula="of:=[.F136]*[.E136]" office:value-type="float" office:value="138.9" calcext:value-type="float">
            <text:p>138,9</text:p>
          </table:table-cell>
          <table:table-cell table:formula="of:=POWER([.I136];[.$M$1])" office:value-type="float" office:value="11.7855844148689" calcext:value-type="float">
            <text:p>11,7855844148689</text:p>
          </table:table-cell>
          <table:table-cell table:formula="of:=POWER([.G13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Junkers JU-52</text:p>
          </table:table-cell>
          <table:table-cell office:value-type="float" office:value="1933" calcext:value-type="float">
            <text:p>1933</text:p>
          </table:table-cell>
          <table:table-cell office:value-type="float" office:value="1982" calcext:value-type="float">
            <text:p>1982</text:p>
          </table:table-cell>
          <table:table-cell office:value-type="float" office:value="10" calcext:value-type="float">
            <text:p>10</text:p>
          </table:table-cell>
          <table:table-cell office:value-type="float" office:value="55.56" calcext:value-type="float">
            <text:p>55,56</text:p>
          </table:table-cell>
          <table:table-cell office:value-type="float" office:value="0" calcext:value-type="float">
            <text:p>0</text:p>
          </table:table-cell>
          <table:table-cell office:value-type="float" office:value="1158864" calcext:value-type="float">
            <text:p>1158864</text:p>
          </table:table-cell>
          <table:table-cell table:formula="of:=[.F137]*[.E137]" office:value-type="float" office:value="555.6" calcext:value-type="float">
            <text:p>555,6</text:p>
          </table:table-cell>
          <table:table-cell table:formula="of:=POWER([.I137];[.$M$1])" office:value-type="float" office:value="23.5711688297377" calcext:value-type="float">
            <text:p>23,5711688297377</text:p>
          </table:table-cell>
          <table:table-cell table:formula="of:=POWER([.G13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1985" calcext:value-type="float">
            <text:p>198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92922" calcext:value-type="float">
            <text:p>2292922</text:p>
          </table:table-cell>
          <table:table-cell table:formula="of:=[.F138]*[.E138]" office:value-type="float" office:value="1000" calcext:value-type="float">
            <text:p>1000</text:p>
          </table:table-cell>
          <table:table-cell table:formula="of:=POWER([.I138];[.$M$1])" office:value-type="float" office:value="31.6227766016838" calcext:value-type="float">
            <text:p>31,6227766016838</text:p>
          </table:table-cell>
          <table:table-cell table:formula="of:=POWER([.G13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1985" calcext:value-type="float">
            <text:p>1985</text:p>
          </table:table-cell>
          <table:table-cell office:value-type="float" office:value="6" calcext:value-type="float">
            <text:p>6</text:p>
          </table:table-cell>
          <table:table-cell office:value-type="float" office:value="49.17" calcext:value-type="float">
            <text:p>49,17</text:p>
          </table:table-cell>
          <table:table-cell office:value-type="float" office:value="448" calcext:value-type="float">
            <text:p>448</text:p>
          </table:table-cell>
          <table:table-cell office:value-type="float" office:value="2453350" calcext:value-type="float">
            <text:p>2453350</text:p>
          </table:table-cell>
          <table:table-cell table:formula="of:=[.F139]*[.E139]" office:value-type="float" office:value="295.02" calcext:value-type="float">
            <text:p>295,02</text:p>
          </table:table-cell>
          <table:table-cell table:formula="of:=POWER([.I139];[.$M$1])" office:value-type="float" office:value="17.1761462499596" calcext:value-type="float">
            <text:p>17,1761462499596</text:p>
          </table:table-cell>
          <table:table-cell table:formula="of:=POWER([.G139]; [.$O$1])" office:value-type="float" office:value="21.1660104885167" calcext:value-type="float">
            <text:p>21,166010488516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46460" calcext:value-type="float">
            <text:p>1146460</text:p>
          </table:table-cell>
          <table:table-cell table:formula="of:=[.F140]*[.E140]" office:value-type="float" office:value="500" calcext:value-type="float">
            <text:p>500</text:p>
          </table:table-cell>
          <table:table-cell table:formula="of:=POWER([.I140];[.$M$1])" office:value-type="float" office:value="22.3606797749979" calcext:value-type="float">
            <text:p>22,3606797749979</text:p>
          </table:table-cell>
          <table:table-cell table:formula="of:=POWER([.G14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1985" calcext:value-type="float">
            <text:p>198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34338" calcext:value-type="float">
            <text:p>1834338</text:p>
          </table:table-cell>
          <table:table-cell table:formula="of:=[.F141]*[.E141]" office:value-type="float" office:value="800" calcext:value-type="float">
            <text:p>800</text:p>
          </table:table-cell>
          <table:table-cell table:formula="of:=POWER([.I141];[.$M$1])" office:value-type="float" office:value="28.2842712474619" calcext:value-type="float">
            <text:p>28,2842712474619</text:p>
          </table:table-cell>
          <table:table-cell table:formula="of:=POWER([.G14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Douglas DC-3</text:p>
          </table:table-cell>
          <table:table-cell office:value-type="float" office:value="1935" calcext:value-type="float">
            <text:p>1935</text:p>
          </table:table-cell>
          <table:table-cell office:value-type="float" office:value="1970" calcext:value-type="float">
            <text:p>1970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796372" calcext:value-type="float">
            <text:p>1796372</text:p>
          </table:table-cell>
          <table:table-cell table:formula="of:=[.F142]*[.E142]" office:value-type="float" office:value="920" calcext:value-type="float">
            <text:p>920</text:p>
          </table:table-cell>
          <table:table-cell table:formula="of:=POWER([.I142];[.$M$1])" office:value-type="float" office:value="30.3315017762062" calcext:value-type="float">
            <text:p>30,3315017762062</text:p>
          </table:table-cell>
          <table:table-cell table:formula="of:=POWER([.G14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Zurich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8.89" calcext:value-type="float">
            <text:p>8,89</text:p>
          </table:table-cell>
          <table:table-cell office:value-type="float" office:value="0" calcext:value-type="float">
            <text:p>0</text:p>
          </table:table-cell>
          <table:table-cell office:value-type="float" office:value="1707527" calcext:value-type="float">
            <text:p>1707527</text:p>
          </table:table-cell>
          <table:table-cell table:formula="of:=[.F143]*[.E143]" office:value-type="float" office:value="1333.5" calcext:value-type="float">
            <text:p>1333,5</text:p>
          </table:table-cell>
          <table:table-cell table:formula="of:=POWER([.I143];[.$M$1])" office:value-type="float" office:value="36.5171192730204" calcext:value-type="float">
            <text:p>36,5171192730204</text:p>
          </table:table-cell>
          <table:table-cell table:formula="of:=POWER([.G14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lass A4</text:p>
          </table:table-cell>
          <table:table-cell office:value-type="float" office:value="1935" calcext:value-type="float">
            <text:p>1935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40.28" calcext:value-type="float">
            <text:p>40,28</text:p>
          </table:table-cell>
          <table:table-cell office:value-type="float" office:value="1986" calcext:value-type="float">
            <text:p>1986</text:p>
          </table:table-cell>
          <table:table-cell office:value-type="float" office:value="7661178" calcext:value-type="float">
            <text:p>7661178</text:p>
          </table:table-cell>
          <table:table-cell table:formula="of:=[.F144]*[.E144]" office:value-type="float" office:value="0" calcext:value-type="float">
            <text:p>0</text:p>
          </table:table-cell>
          <table:table-cell table:formula="of:=POWER([.I144];[.$M$1])" office:value-type="float" office:value="0" calcext:value-type="float">
            <text:p>0</text:p>
          </table:table-cell>
          <table:table-cell table:formula="of:=POWER([.G144]; [.$O$1])" office:value-type="float" office:value="44.5645599103144" calcext:value-type="float">
            <text:p>44,564559910314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Le 2/4 Roter Pfeil</text:p>
          </table:table-cell>
          <table:table-cell office:value-type="float" office:value="1935" calcext:value-type="float">
            <text:p>1935</text:p>
          </table:table-cell>
          <table:table-cell office:value-type="float" office:value="1992" calcext:value-type="float">
            <text:p>1992</text:p>
          </table:table-cell>
          <table:table-cell office:value-type="float" office:value="20" calcext:value-type="float">
            <text:p>20</text:p>
          </table:table-cell>
          <table:table-cell office:value-type="float" office:value="34.72" calcext:value-type="float">
            <text:p>34,72</text:p>
          </table:table-cell>
          <table:table-cell office:value-type="float" office:value="315" calcext:value-type="float">
            <text:p>315</text:p>
          </table:table-cell>
          <table:table-cell office:value-type="float" office:value="2707856" calcext:value-type="float">
            <text:p>2707856</text:p>
          </table:table-cell>
          <table:table-cell table:formula="of:=[.F145]*[.E145]" office:value-type="float" office:value="694.4" calcext:value-type="float">
            <text:p>694,4</text:p>
          </table:table-cell>
          <table:table-cell table:formula="of:=POWER([.I145];[.$M$1])" office:value-type="float" office:value="26.351470547201" calcext:value-type="float">
            <text:p>26,351470547201</text:p>
          </table:table-cell>
          <table:table-cell table:formula="of:=POWER([.G145]; [.$O$1])" office:value-type="float" office:value="17.7482393492988" calcext:value-type="float">
            <text:p>17,748239349298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4-4-2 Hiawatha</text:p>
          </table:table-cell>
          <table:table-cell office:value-type="float" office:value="1935" calcext:value-type="float">
            <text:p>1935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2940" calcext:value-type="float">
            <text:p>2940</text:p>
          </table:table-cell>
          <table:table-cell office:value-type="float" office:value="11497404" calcext:value-type="float">
            <text:p>11497404</text:p>
          </table:table-cell>
          <table:table-cell table:formula="of:=[.F146]*[.E146]" office:value-type="float" office:value="0" calcext:value-type="float">
            <text:p>0</text:p>
          </table:table-cell>
          <table:table-cell table:formula="of:=POWER([.I146];[.$M$1])" office:value-type="float" office:value="0" calcext:value-type="float">
            <text:p>0</text:p>
          </table:table-cell>
          <table:table-cell table:formula="of:=POWER([.G146]; [.$O$1])" office:value-type="float" office:value="54.2217668469038" calcext:value-type="float">
            <text:p>54,221766846903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Opel Blitz Tarpaulin Truck</text:p>
          </table:table-cell>
          <table:table-cell office:value-type="float" office:value="1935" calcext:value-type="float">
            <text:p>1935</text:p>
          </table:table-cell>
          <table:table-cell office:value-type="float" office:value="1980" calcext:value-type="float">
            <text:p>1980</text:p>
          </table:table-cell>
          <table:table-cell office:value-type="float" office:value="12" calcext:value-type="float">
            <text:p>12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17662" calcext:value-type="float">
            <text:p>217662</text:p>
          </table:table-cell>
          <table:table-cell table:formula="of:=[.F147]*[.E147]" office:value-type="float" office:value="200.04" calcext:value-type="float">
            <text:p>200,04</text:p>
          </table:table-cell>
          <table:table-cell table:formula="of:=POWER([.I147];[.$M$1])" office:value-type="float" office:value="14.1435497665897" calcext:value-type="float">
            <text:p>14,1435497665897</text:p>
          </table:table-cell>
          <table:table-cell table:formula="of:=POWER([.G14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Opel Blitz Tank Truck</text:p>
          </table:table-cell>
          <table:table-cell office:value-type="float" office:value="1935" calcext:value-type="float">
            <text:p>1935</text:p>
          </table:table-cell>
          <table:table-cell office:value-type="float" office:value="1980" calcext:value-type="float">
            <text:p>1980</text:p>
          </table:table-cell>
          <table:table-cell office:value-type="float" office:value="14" calcext:value-type="float">
            <text:p>14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53939" calcext:value-type="float">
            <text:p>253939</text:p>
          </table:table-cell>
          <table:table-cell table:formula="of:=[.F148]*[.E148]" office:value-type="float" office:value="233.38" calcext:value-type="float">
            <text:p>233,38</text:p>
          </table:table-cell>
          <table:table-cell table:formula="of:=POWER([.I148];[.$M$1])" office:value-type="float" office:value="15.2767797653825" calcext:value-type="float">
            <text:p>15,2767797653825</text:p>
          </table:table-cell>
          <table:table-cell table:formula="of:=POWER([.G14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Opel Blitz Dump Truck</text:p>
          </table:table-cell>
          <table:table-cell office:value-type="float" office:value="1935" calcext:value-type="float">
            <text:p>1935</text:p>
          </table:table-cell>
          <table:table-cell office:value-type="float" office:value="1980" calcext:value-type="float">
            <text:p>1980</text:p>
          </table:table-cell>
          <table:table-cell office:value-type="float" office:value="14" calcext:value-type="float">
            <text:p>14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53939" calcext:value-type="float">
            <text:p>253939</text:p>
          </table:table-cell>
          <table:table-cell table:formula="of:=[.F149]*[.E149]" office:value-type="float" office:value="233.38" calcext:value-type="float">
            <text:p>233,38</text:p>
          </table:table-cell>
          <table:table-cell table:formula="of:=POWER([.I149];[.$M$1])" office:value-type="float" office:value="15.2767797653825" calcext:value-type="float">
            <text:p>15,2767797653825</text:p>
          </table:table-cell>
          <table:table-cell table:formula="of:=POWER([.G14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C4</text:p>
          </table:table-cell>
          <table:table-cell office:value-type="float" office:value="1935" calcext:value-type="float">
            <text:p>1935</text:p>
          </table:table-cell>
          <table:table-cell office:value-type="float" office:value="1995" calcext:value-type="float">
            <text:p>1995</text:p>
          </table:table-cell>
          <table:table-cell office:value-type="float" office:value="20" calcext:value-type="float">
            <text:p>20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1447654" calcext:value-type="float">
            <text:p>1447654</text:p>
          </table:table-cell>
          <table:table-cell table:formula="of:=[.F150]*[.E150]" office:value-type="float" office:value="666.6" calcext:value-type="float">
            <text:p>666,6</text:p>
          </table:table-cell>
          <table:table-cell table:formula="of:=POWER([.I150];[.$M$1])" office:value-type="float" office:value="25.8185979479909" calcext:value-type="float">
            <text:p>25,8185979479909</text:p>
          </table:table-cell>
          <table:table-cell table:formula="of:=POWER([.G15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Streamlined Coach New Mexico</text:p>
          </table:table-cell>
          <table:table-cell office:value-type="float" office:value="1935" calcext:value-type="float">
            <text:p>1935</text:p>
          </table:table-cell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float" office:value="41.67" calcext:value-type="float">
            <text:p>41,67</text:p>
          </table:table-cell>
          <table:table-cell office:value-type="float" office:value="0" calcext:value-type="float">
            <text:p>0</text:p>
          </table:table-cell>
          <table:table-cell office:value-type="float" office:value="1674132" calcext:value-type="float">
            <text:p>1674132</text:p>
          </table:table-cell>
          <table:table-cell table:formula="of:=[.F151]*[.E151]" office:value-type="float" office:value="750.06" calcext:value-type="float">
            <text:p>750,06</text:p>
          </table:table-cell>
          <table:table-cell table:formula="of:=POWER([.I151];[.$M$1])" office:value-type="float" office:value="27.3872232984653" calcext:value-type="float">
            <text:p>27,3872232984653</text:p>
          </table:table-cell>
          <table:table-cell table:formula="of:=POWER([.G15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PRR-Class GG1</text:p>
          </table:table-cell>
          <table:table-cell office:value-type="float" office:value="1936" calcext:value-type="float">
            <text:p>1936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3450" calcext:value-type="float">
            <text:p>3450</text:p>
          </table:table-cell>
          <table:table-cell office:value-type="float" office:value="13491850" calcext:value-type="float">
            <text:p>13491850</text:p>
          </table:table-cell>
          <table:table-cell table:formula="of:=[.F152]*[.E152]" office:value-type="float" office:value="0" calcext:value-type="float">
            <text:p>0</text:p>
          </table:table-cell>
          <table:table-cell table:formula="of:=POWER([.I152];[.$M$1])" office:value-type="float" office:value="0" calcext:value-type="float">
            <text:p>0</text:p>
          </table:table-cell>
          <table:table-cell table:formula="of:=POWER([.G152]; [.$O$1])" office:value-type="float" office:value="58.7367006223537" calcext:value-type="float">
            <text:p>58,736700622353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R E 94</text:p>
          </table:table-cell>
          <table:table-cell office:value-type="float" office:value="1938" calcext:value-type="float">
            <text:p>1938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00" calcext:value-type="float">
            <text:p>3000</text:p>
          </table:table-cell>
          <table:table-cell office:value-type="float" office:value="11024184" calcext:value-type="float">
            <text:p>11024184</text:p>
          </table:table-cell>
          <table:table-cell table:formula="of:=[.F153]*[.E153]" office:value-type="float" office:value="0" calcext:value-type="float">
            <text:p>0</text:p>
          </table:table-cell>
          <table:table-cell table:formula="of:=POWER([.I153];[.$M$1])" office:value-type="float" office:value="0" calcext:value-type="float">
            <text:p>0</text:p>
          </table:table-cell>
          <table:table-cell table:formula="of:=POWER([.G153]; [.$O$1])" office:value-type="float" office:value="54.7722557505166" calcext:value-type="float">
            <text:p>54,772255750516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GAZ MM Truck with Side Stakes</text:p>
          </table:table-cell>
          <table:table-cell office:value-type="float" office:value="1938" calcext:value-type="float">
            <text:p>1938</text:p>
          </table:table-cell>
          <table:table-cell office:value-type="float" office:value="1978" calcext:value-type="float">
            <text:p>1978</text:p>
          </table:table-cell>
          <table:table-cell office:value-type="float" office:value="10" calcext:value-type="float">
            <text:p>10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181385" calcext:value-type="float">
            <text:p>181385</text:p>
          </table:table-cell>
          <table:table-cell table:formula="of:=[.F154]*[.E154]" office:value-type="float" office:value="166.7" calcext:value-type="float">
            <text:p>166,7</text:p>
          </table:table-cell>
          <table:table-cell table:formula="of:=POWER([.I154];[.$M$1])" office:value-type="float" office:value="12.9112354172635" calcext:value-type="float">
            <text:p>12,9112354172635</text:p>
          </table:table-cell>
          <table:table-cell table:formula="of:=POWER([.G15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Gaz MM Flatbed Truck</text:p>
          </table:table-cell>
          <table:table-cell office:value-type="float" office:value="1938" calcext:value-type="float">
            <text:p>1938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145108" calcext:value-type="float">
            <text:p>145108</text:p>
          </table:table-cell>
          <table:table-cell table:formula="of:=[.F155]*[.E155]" office:value-type="float" office:value="133.36" calcext:value-type="float">
            <text:p>133,36</text:p>
          </table:table-cell>
          <table:table-cell table:formula="of:=POWER([.I155];[.$M$1])" office:value-type="float" office:value="11.5481600266016" calcext:value-type="float">
            <text:p>11,5481600266016</text:p>
          </table:table-cell>
          <table:table-cell table:formula="of:=POWER([.G15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aurer Tüscher</text:p>
          </table:table-cell>
          <table:table-cell office:value-type="float" office:value="1939" calcext:value-type="float">
            <text:p>1939</text:p>
          </table:table-cell>
          <table:table-cell office:value-type="float" office:value="1988" calcext:value-type="float">
            <text:p>1988</text:p>
          </table:table-cell>
          <table:table-cell office:value-type="float" office:value="10" calcext:value-type="float">
            <text:p>10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151302" calcext:value-type="float">
            <text:p>151302</text:p>
          </table:table-cell>
          <table:table-cell table:formula="of:=[.F156]*[.E156]" office:value-type="float" office:value="138.9" calcext:value-type="float">
            <text:p>138,9</text:p>
          </table:table-cell>
          <table:table-cell table:formula="of:=POWER([.I156];[.$M$1])" office:value-type="float" office:value="11.7855844148689" calcext:value-type="float">
            <text:p>11,7855844148689</text:p>
          </table:table-cell>
          <table:table-cell table:formula="of:=POWER([.G15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PCC 1643 Pittsburgh</text:p>
          </table:table-cell>
          <table:table-cell office:value-type="float" office:value="1940" calcext:value-type="float">
            <text:p>1940</text:p>
          </table:table-cell>
          <table:table-cell office:value-type="float" office:value="1990" calcext:value-type="float">
            <text:p>1990</text:p>
          </table:table-cell>
          <table:table-cell office:value-type="float" office:value="21" calcext:value-type="float">
            <text:p>21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286645" calcext:value-type="float">
            <text:p>286645</text:p>
          </table:table-cell>
          <table:table-cell table:formula="of:=[.F157]*[.E157]" office:value-type="float" office:value="262.5" calcext:value-type="float">
            <text:p>262,5</text:p>
          </table:table-cell>
          <table:table-cell table:formula="of:=POWER([.I157];[.$M$1])" office:value-type="float" office:value="16.2018517460197" calcext:value-type="float">
            <text:p>16,2018517460197</text:p>
          </table:table-cell>
          <table:table-cell table:formula="of:=POWER([.G157]; [.$O$1])" office:value-type="float" office:value="10" calcext:value-type="float">
            <text:p>1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Twin Coach 44-S</text:p>
          </table:table-cell>
          <table:table-cell office:value-type="float" office:value="1942" calcext:value-type="float">
            <text:p>1942</text:p>
          </table:table-cell>
          <table:table-cell office:value-type="float" office:value="1989" calcext:value-type="float">
            <text:p>1989</text:p>
          </table:table-cell>
          <table:table-cell office:value-type="float" office:value="14" calcext:value-type="float">
            <text:p>14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211823" calcext:value-type="float">
            <text:p>211823</text:p>
          </table:table-cell>
          <table:table-cell table:formula="of:=[.F158]*[.E158]" office:value-type="float" office:value="194.46" calcext:value-type="float">
            <text:p>194,46</text:p>
          </table:table-cell>
          <table:table-cell table:formula="of:=POWER([.I158];[.$M$1])" office:value-type="float" office:value="13.9448915377639" calcext:value-type="float">
            <text:p>13,9448915377639</text:p>
          </table:table-cell>
          <table:table-cell table:formula="of:=POWER([.G15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Douglas C-49 Skytrain</text:p>
          </table:table-cell>
          <table:table-cell office:value-type="float" office:value="1942" calcext:value-type="float">
            <text:p>1942</text:p>
          </table:table-cell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796372" calcext:value-type="float">
            <text:p>1796372</text:p>
          </table:table-cell>
          <table:table-cell table:formula="of:=[.F159]*[.E159]" office:value-type="float" office:value="920" calcext:value-type="float">
            <text:p>920</text:p>
          </table:table-cell>
          <table:table-cell table:formula="of:=POWER([.I159];[.$M$1])" office:value-type="float" office:value="30.3315017762062" calcext:value-type="float">
            <text:p>30,3315017762062</text:p>
          </table:table-cell>
          <table:table-cell table:formula="of:=POWER([.G15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aurer C Type Truck with Side Stakes</text:p>
          </table:table-cell>
          <table:table-cell office:value-type="float" office:value="1942" calcext:value-type="float">
            <text:p>1942</text:p>
          </table:table-cell>
          <table:table-cell office:value-type="float" office:value="1995" calcext:value-type="float">
            <text:p>1995</text:p>
          </table:table-cell>
          <table:table-cell office:value-type="float" office:value="13" calcext:value-type="float">
            <text:p>13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35801" calcext:value-type="float">
            <text:p>235801</text:p>
          </table:table-cell>
          <table:table-cell table:formula="of:=[.F160]*[.E160]" office:value-type="float" office:value="216.71" calcext:value-type="float">
            <text:p>216,71</text:p>
          </table:table-cell>
          <table:table-cell table:formula="of:=POWER([.I160];[.$M$1])" office:value-type="float" office:value="14.7210733304335" calcext:value-type="float">
            <text:p>14,7210733304335</text:p>
          </table:table-cell>
          <table:table-cell table:formula="of:=POWER([.G16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aurer C Type Tank Truck</text:p>
          </table:table-cell>
          <table:table-cell office:value-type="float" office:value="1942" calcext:value-type="float">
            <text:p>1942</text:p>
          </table:table-cell>
          <table:table-cell office:value-type="float" office:value="1995" calcext:value-type="float">
            <text:p>1995</text:p>
          </table:table-cell>
          <table:table-cell office:value-type="float" office:value="13" calcext:value-type="float">
            <text:p>13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35801" calcext:value-type="float">
            <text:p>235801</text:p>
          </table:table-cell>
          <table:table-cell table:formula="of:=[.F161]*[.E161]" office:value-type="float" office:value="216.71" calcext:value-type="float">
            <text:p>216,71</text:p>
          </table:table-cell>
          <table:table-cell table:formula="of:=POWER([.I161];[.$M$1])" office:value-type="float" office:value="14.7210733304335" calcext:value-type="float">
            <text:p>14,7210733304335</text:p>
          </table:table-cell>
          <table:table-cell table:formula="of:=POWER([.G16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aurer C Type Tipper Truck</text:p>
          </table:table-cell>
          <table:table-cell office:value-type="float" office:value="1942" calcext:value-type="float">
            <text:p>1942</text:p>
          </table:table-cell>
          <table:table-cell office:value-type="float" office:value="1995" calcext:value-type="float">
            <text:p>1995</text:p>
          </table:table-cell>
          <table:table-cell office:value-type="float" office:value="13" calcext:value-type="float">
            <text:p>13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35801" calcext:value-type="float">
            <text:p>235801</text:p>
          </table:table-cell>
          <table:table-cell table:formula="of:=[.F162]*[.E162]" office:value-type="float" office:value="216.71" calcext:value-type="float">
            <text:p>216,71</text:p>
          </table:table-cell>
          <table:table-cell table:formula="of:=POWER([.I162];[.$M$1])" office:value-type="float" office:value="14.7210733304335" calcext:value-type="float">
            <text:p>14,7210733304335</text:p>
          </table:table-cell>
          <table:table-cell table:formula="of:=POWER([.G16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aurer C Type Tarpaulin Truck</text:p>
          </table:table-cell>
          <table:table-cell office:value-type="float" office:value="1942" calcext:value-type="float">
            <text:p>1942</text:p>
          </table:table-cell>
          <table:table-cell office:value-type="float" office:value="1995" calcext:value-type="float">
            <text:p>1995</text:p>
          </table:table-cell>
          <table:table-cell office:value-type="float" office:value="11" calcext:value-type="float">
            <text:p>11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199524" calcext:value-type="float">
            <text:p>199524</text:p>
          </table:table-cell>
          <table:table-cell table:formula="of:=[.F163]*[.E163]" office:value-type="float" office:value="183.37" calcext:value-type="float">
            <text:p>183,37</text:p>
          </table:table-cell>
          <table:table-cell table:formula="of:=POWER([.I163];[.$M$1])" office:value-type="float" office:value="13.5414179464338" calcext:value-type="float">
            <text:p>13,5414179464338</text:p>
          </table:table-cell>
          <table:table-cell table:formula="of:=POWER([.G16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Votrans Towboat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1543956" calcext:value-type="float">
            <text:p>1543956</text:p>
          </table:table-cell>
          <table:table-cell table:formula="of:=[.F164]*[.E164]" office:value-type="float" office:value="1312.5" calcext:value-type="float">
            <text:p>1312,5</text:p>
          </table:table-cell>
          <table:table-cell table:formula="of:=POWER([.I164];[.$M$1])" office:value-type="float" office:value="36.2284418654736" calcext:value-type="float">
            <text:p>36,2284418654736</text:p>
          </table:table-cell>
          <table:table-cell table:formula="of:=POWER([.G16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Votrans Tanker Towboat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1764521" calcext:value-type="float">
            <text:p>1764521</text:p>
          </table:table-cell>
          <table:table-cell table:formula="of:=[.F165]*[.E165]" office:value-type="float" office:value="1500" calcext:value-type="float">
            <text:p>1500</text:p>
          </table:table-cell>
          <table:table-cell table:formula="of:=POWER([.I165];[.$M$1])" office:value-type="float" office:value="38.7298334620742" calcext:value-type="float">
            <text:p>38,7298334620742</text:p>
          </table:table-cell>
          <table:table-cell table:formula="of:=POWER([.G16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Douglas DC-4</text:p>
          </table:table-cell>
          <table:table-cell office:value-type="float" office:value="1944" calcext:value-type="float">
            <text:p>1944</text:p>
          </table:table-cell>
          <table:table-cell office:value-type="float" office:value="1975" calcext:value-type="float">
            <text:p>1975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945962" calcext:value-type="float">
            <text:p>2945962</text:p>
          </table:table-cell>
          <table:table-cell table:formula="of:=[.F166]*[.E166]" office:value-type="float" office:value="1515" calcext:value-type="float">
            <text:p>1515</text:p>
          </table:table-cell>
          <table:table-cell table:formula="of:=POWER([.I166];[.$M$1])" office:value-type="float" office:value="38.9230009120571" calcext:value-type="float">
            <text:p>38,9230009120571</text:p>
          </table:table-cell>
          <table:table-cell table:formula="of:=POWER([.G16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4-8-8-4 Big Boy</text:p>
          </table:table-cell>
          <table:table-cell office:value-type="float" office:value="1944" calcext:value-type="float">
            <text:p>1944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36.11" calcext:value-type="float">
            <text:p>36,11</text:p>
          </table:table-cell>
          <table:table-cell office:value-type="float" office:value="4560" calcext:value-type="float">
            <text:p>4560</text:p>
          </table:table-cell>
          <table:table-cell office:value-type="float" office:value="17349268" calcext:value-type="float">
            <text:p>17349268</text:p>
          </table:table-cell>
          <table:table-cell table:formula="of:=[.F167]*[.E167]" office:value-type="float" office:value="0" calcext:value-type="float">
            <text:p>0</text:p>
          </table:table-cell>
          <table:table-cell table:formula="of:=POWER([.I167];[.$M$1])" office:value-type="float" office:value="0" calcext:value-type="float">
            <text:p>0</text:p>
          </table:table-cell>
          <table:table-cell table:formula="of:=POWER([.G167]; [.$O$1])" office:value-type="float" office:value="67.5277720645365" calcext:value-type="float">
            <text:p>67,527772064536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tudebaker US6 Dump Truck</text:p>
          </table:table-cell>
          <table:table-cell office:value-type="float" office:value="1945" calcext:value-type="float">
            <text:p>1945</text:p>
          </table:table-cell>
          <table:table-cell office:value-type="float" office:value="1995" calcext:value-type="float">
            <text:p>1995</text:p>
          </table:table-cell>
          <table:table-cell office:value-type="float" office:value="16" calcext:value-type="float">
            <text:p>16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90217" calcext:value-type="float">
            <text:p>290217</text:p>
          </table:table-cell>
          <table:table-cell table:formula="of:=[.F168]*[.E168]" office:value-type="float" office:value="266.72" calcext:value-type="float">
            <text:p>266,72</text:p>
          </table:table-cell>
          <table:table-cell table:formula="of:=POWER([.I168];[.$M$1])" office:value-type="float" office:value="16.3315645300749" calcext:value-type="float">
            <text:p>16,3315645300749</text:p>
          </table:table-cell>
          <table:table-cell table:formula="of:=POWER([.G16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tudebaker US6 Truck with Side Stakes</text:p>
          </table:table-cell>
          <table:table-cell office:value-type="float" office:value="1945" calcext:value-type="float">
            <text:p>1945</text:p>
          </table:table-cell>
          <table:table-cell office:value-type="float" office:value="1995" calcext:value-type="float">
            <text:p>1995</text:p>
          </table:table-cell>
          <table:table-cell office:value-type="float" office:value="16" calcext:value-type="float">
            <text:p>16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90217" calcext:value-type="float">
            <text:p>290217</text:p>
          </table:table-cell>
          <table:table-cell table:formula="of:=[.F169]*[.E169]" office:value-type="float" office:value="266.72" calcext:value-type="float">
            <text:p>266,72</text:p>
          </table:table-cell>
          <table:table-cell table:formula="of:=POWER([.I169];[.$M$1])" office:value-type="float" office:value="16.3315645300749" calcext:value-type="float">
            <text:p>16,3315645300749</text:p>
          </table:table-cell>
          <table:table-cell table:formula="of:=POWER([.G16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tudebaker US6 Tank Truck</text:p>
          </table:table-cell>
          <table:table-cell office:value-type="float" office:value="1945" calcext:value-type="float">
            <text:p>1945</text:p>
          </table:table-cell>
          <table:table-cell office:value-type="float" office:value="1995" calcext:value-type="float">
            <text:p>1995</text:p>
          </table:table-cell>
          <table:table-cell office:value-type="float" office:value="16" calcext:value-type="float">
            <text:p>16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90217" calcext:value-type="float">
            <text:p>290217</text:p>
          </table:table-cell>
          <table:table-cell table:formula="of:=[.F170]*[.E170]" office:value-type="float" office:value="266.72" calcext:value-type="float">
            <text:p>266,72</text:p>
          </table:table-cell>
          <table:table-cell table:formula="of:=POWER([.I170];[.$M$1])" office:value-type="float" office:value="16.3315645300749" calcext:value-type="float">
            <text:p>16,3315645300749</text:p>
          </table:table-cell>
          <table:table-cell table:formula="of:=POWER([.G17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tudebaker US6 Tarpaulin Truck</text:p>
          </table:table-cell>
          <table:table-cell office:value-type="float" office:value="1945" calcext:value-type="float">
            <text:p>1945</text:p>
          </table:table-cell>
          <table:table-cell office:value-type="float" office:value="1995" calcext:value-type="float">
            <text:p>1995</text:p>
          </table:table-cell>
          <table:table-cell office:value-type="float" office:value="14" calcext:value-type="float">
            <text:p>14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53939" calcext:value-type="float">
            <text:p>253939</text:p>
          </table:table-cell>
          <table:table-cell table:formula="of:=[.F171]*[.E171]" office:value-type="float" office:value="233.38" calcext:value-type="float">
            <text:p>233,38</text:p>
          </table:table-cell>
          <table:table-cell table:formula="of:=POWER([.I171];[.$M$1])" office:value-type="float" office:value="15.2767797653825" calcext:value-type="float">
            <text:p>15,2767797653825</text:p>
          </table:table-cell>
          <table:table-cell table:formula="of:=POWER([.G17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ristol Freighter</text:p>
          </table:table-cell>
          <table:table-cell office:value-type="float" office:value="1946" calcext:value-type="float">
            <text:p>1946</text:p>
          </table:table-cell>
          <table:table-cell office:value-type="float" office:value="1980" calcext:value-type="float">
            <text:p>1980</text:p>
          </table:table-cell>
          <table:table-cell office:value-type="float" office:value="14" calcext:value-type="float">
            <text:p>14</text:p>
          </table:table-cell>
          <table:table-cell office:value-type="float" office:value="97.22" calcext:value-type="float">
            <text:p>97,22</text:p>
          </table:table-cell>
          <table:table-cell office:value-type="float" office:value="0" calcext:value-type="float">
            <text:p>0</text:p>
          </table:table-cell>
          <table:table-cell office:value-type="float" office:value="2650464" calcext:value-type="float">
            <text:p>2650464</text:p>
          </table:table-cell>
          <table:table-cell table:formula="of:=[.F172]*[.E172]" office:value-type="float" office:value="1361.08" calcext:value-type="float">
            <text:p>1361,08</text:p>
          </table:table-cell>
          <table:table-cell table:formula="of:=POWER([.I172];[.$M$1])" office:value-type="float" office:value="36.8928177292004" calcext:value-type="float">
            <text:p>36,8928177292004</text:p>
          </table:table-cell>
          <table:table-cell table:formula="of:=POWER([.G17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Alco PA</text:p>
          </table:table-cell>
          <table:table-cell office:value-type="float" office:value="1946" calcext:value-type="float">
            <text:p>1946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52.22" calcext:value-type="float">
            <text:p>52,22</text:p>
          </table:table-cell>
          <table:table-cell office:value-type="float" office:value="1680" calcext:value-type="float">
            <text:p>1680</text:p>
          </table:table-cell>
          <table:table-cell office:value-type="float" office:value="6734152" calcext:value-type="float">
            <text:p>6734152</text:p>
          </table:table-cell>
          <table:table-cell table:formula="of:=[.F173]*[.E173]" office:value-type="float" office:value="0" calcext:value-type="float">
            <text:p>0</text:p>
          </table:table-cell>
          <table:table-cell table:formula="of:=POWER([.I173];[.$M$1])" office:value-type="float" office:value="0" calcext:value-type="float">
            <text:p>0</text:p>
          </table:table-cell>
          <table:table-cell table:formula="of:=POWER([.G173]; [.$O$1])" office:value-type="float" office:value="40.9878030638384" calcext:value-type="float">
            <text:p>40,987803063838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Alco PB</text:p>
          </table:table-cell>
          <table:table-cell office:value-type="float" office:value="1946" calcext:value-type="float">
            <text:p>1946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52.22" calcext:value-type="float">
            <text:p>52,22</text:p>
          </table:table-cell>
          <table:table-cell office:value-type="float" office:value="1680" calcext:value-type="float">
            <text:p>1680</text:p>
          </table:table-cell>
          <table:table-cell office:value-type="float" office:value="6734152" calcext:value-type="float">
            <text:p>6734152</text:p>
          </table:table-cell>
          <table:table-cell table:formula="of:=[.F174]*[.E174]" office:value-type="float" office:value="0" calcext:value-type="float">
            <text:p>0</text:p>
          </table:table-cell>
          <table:table-cell table:formula="of:=POWER([.I174];[.$M$1])" office:value-type="float" office:value="0" calcext:value-type="float">
            <text:p>0</text:p>
          </table:table-cell>
          <table:table-cell table:formula="of:=POWER([.G174]; [.$O$1])" office:value-type="float" office:value="40.9878030638384" calcext:value-type="float">
            <text:p>40,987803063838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L</text:p>
          </table:table-cell>
          <table:table-cell office:value-type="float" office:value="1947" calcext:value-type="float">
            <text:p>1947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,22</text:p>
          </table:table-cell>
          <table:table-cell office:value-type="float" office:value="1620" calcext:value-type="float">
            <text:p>1620</text:p>
          </table:table-cell>
          <table:table-cell office:value-type="float" office:value="5912672" calcext:value-type="float">
            <text:p>5912672</text:p>
          </table:table-cell>
          <table:table-cell table:formula="of:=[.F175]*[.E175]" office:value-type="float" office:value="0" calcext:value-type="float">
            <text:p>0</text:p>
          </table:table-cell>
          <table:table-cell table:formula="of:=POWER([.I175];[.$M$1])" office:value-type="float" office:value="0" calcext:value-type="float">
            <text:p>0</text:p>
          </table:table-cell>
          <table:table-cell table:formula="of:=POWER([.G175]; [.$O$1])" office:value-type="float" office:value="40.2492235949962" calcext:value-type="float">
            <text:p>40,249223594996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KTM 1</text:p>
          </table:table-cell>
          <table:table-cell office:value-type="float" office:value="1947" calcext:value-type="float">
            <text:p>1947</text:p>
          </table:table-cell>
          <table:table-cell office:value-type="float" office:value="1987" calcext:value-type="float">
            <text:p>1987</text:p>
          </table:table-cell>
          <table:table-cell office:value-type="float" office:value="25" calcext:value-type="float">
            <text:p>25</text:p>
          </table:table-cell>
          <table:table-cell office:value-type="float" office:value="11.11" calcext:value-type="float">
            <text:p>11,11</text:p>
          </table:table-cell>
          <table:table-cell office:value-type="float" office:value="92" calcext:value-type="float">
            <text:p>92</text:p>
          </table:table-cell>
          <table:table-cell office:value-type="float" office:value="304656" calcext:value-type="float">
            <text:p>304656</text:p>
          </table:table-cell>
          <table:table-cell table:formula="of:=[.F176]*[.E176]" office:value-type="float" office:value="277.75" calcext:value-type="float">
            <text:p>277,75</text:p>
          </table:table-cell>
          <table:table-cell table:formula="of:=POWER([.I176];[.$M$1])" office:value-type="float" office:value="16.665833312499" calcext:value-type="float">
            <text:p>16,665833312499</text:p>
          </table:table-cell>
          <table:table-cell table:formula="of:=POWER([.G176]; [.$O$1])" office:value-type="float" office:value="9.59166304662544" calcext:value-type="float">
            <text:p>9,5916630466254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ZIS-150 Tank Truck</text:p>
          </table:table-cell>
          <table:table-cell office:value-type="float" office:value="1947" calcext:value-type="float">
            <text:p>1947</text:p>
          </table:table-cell>
          <table:table-cell office:value-type="float" office:value="1987" calcext:value-type="float">
            <text:p>1987</text:p>
          </table:table-cell>
          <table:table-cell office:value-type="float" office:value="15" calcext:value-type="float">
            <text:p>15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72078" calcext:value-type="float">
            <text:p>272078</text:p>
          </table:table-cell>
          <table:table-cell table:formula="of:=[.F177]*[.E177]" office:value-type="float" office:value="250.05" calcext:value-type="float">
            <text:p>250,05</text:p>
          </table:table-cell>
          <table:table-cell table:formula="of:=POWER([.I177];[.$M$1])" office:value-type="float" office:value="15.8129693606229" calcext:value-type="float">
            <text:p>15,8129693606229</text:p>
          </table:table-cell>
          <table:table-cell table:formula="of:=POWER([.G17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ZIS-150 Dump Truck</text:p>
          </table:table-cell>
          <table:table-cell office:value-type="float" office:value="1947" calcext:value-type="float">
            <text:p>1947</text:p>
          </table:table-cell>
          <table:table-cell office:value-type="float" office:value="1987" calcext:value-type="float">
            <text:p>1987</text:p>
          </table:table-cell>
          <table:table-cell office:value-type="float" office:value="15" calcext:value-type="float">
            <text:p>15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72078" calcext:value-type="float">
            <text:p>272078</text:p>
          </table:table-cell>
          <table:table-cell table:formula="of:=[.F178]*[.E178]" office:value-type="float" office:value="250.05" calcext:value-type="float">
            <text:p>250,05</text:p>
          </table:table-cell>
          <table:table-cell table:formula="of:=POWER([.I178];[.$M$1])" office:value-type="float" office:value="15.8129693606229" calcext:value-type="float">
            <text:p>15,8129693606229</text:p>
          </table:table-cell>
          <table:table-cell table:formula="of:=POWER([.G17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ZIS-150 Flatbed Truck</text:p>
          </table:table-cell>
          <table:table-cell office:value-type="float" office:value="1947" calcext:value-type="float">
            <text:p>1947</text:p>
          </table:table-cell>
          <table:table-cell office:value-type="float" office:value="1987" calcext:value-type="float">
            <text:p>1987</text:p>
          </table:table-cell>
          <table:table-cell office:value-type="float" office:value="13" calcext:value-type="float">
            <text:p>13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35801" calcext:value-type="float">
            <text:p>235801</text:p>
          </table:table-cell>
          <table:table-cell table:formula="of:=[.F179]*[.E179]" office:value-type="float" office:value="216.71" calcext:value-type="float">
            <text:p>216,71</text:p>
          </table:table-cell>
          <table:table-cell table:formula="of:=POWER([.I179];[.$M$1])" office:value-type="float" office:value="14.7210733304335" calcext:value-type="float">
            <text:p>14,7210733304335</text:p>
          </table:table-cell>
          <table:table-cell table:formula="of:=POWER([.G17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e 4/4</text:p>
          </table:table-cell>
          <table:table-cell office:value-type="float" office:value="1948" calcext:value-type="float">
            <text:p>194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34.72" calcext:value-type="float">
            <text:p>34,72</text:p>
          </table:table-cell>
          <table:table-cell office:value-type="float" office:value="1850" calcext:value-type="float">
            <text:p>1850</text:p>
          </table:table-cell>
          <table:table-cell office:value-type="float" office:value="7006342" calcext:value-type="float">
            <text:p>7006342</text:p>
          </table:table-cell>
          <table:table-cell table:formula="of:=[.F180]*[.E180]" office:value-type="float" office:value="0" calcext:value-type="float">
            <text:p>0</text:p>
          </table:table-cell>
          <table:table-cell table:formula="of:=POWER([.I180];[.$M$1])" office:value-type="float" office:value="0" calcext:value-type="float">
            <text:p>0</text:p>
          </table:table-cell>
          <table:table-cell table:formula="of:=POWER([.G180]; [.$O$1])" office:value-type="float" office:value="43.0116263352131" calcext:value-type="float">
            <text:p>43,011626335213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Zis-155</text:p>
          </table:table-cell>
          <table:table-cell office:value-type="float" office:value="1949" calcext:value-type="float">
            <text:p>1949</text:p>
          </table:table-cell>
          <table:table-cell office:value-type="float" office:value="1990" calcext:value-type="float">
            <text:p>1990</text:p>
          </table:table-cell>
          <table:table-cell office:value-type="float" office:value="12" calcext:value-type="float">
            <text:p>12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17662" calcext:value-type="float">
            <text:p>217662</text:p>
          </table:table-cell>
          <table:table-cell table:formula="of:=[.F181]*[.E181]" office:value-type="float" office:value="200.04" calcext:value-type="float">
            <text:p>200,04</text:p>
          </table:table-cell>
          <table:table-cell table:formula="of:=POWER([.I181];[.$M$1])" office:value-type="float" office:value="14.1435497665897" calcext:value-type="float">
            <text:p>14,1435497665897</text:p>
          </table:table-cell>
          <table:table-cell table:formula="of:=POWER([.G18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Atm 4000</text:p>
          </table:table-cell>
          <table:table-cell office:value-type="float" office:value="1949" calcext:value-type="float">
            <text:p>1949</text:p>
          </table:table-cell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  <table:table-cell office:value-type="float" office:value="11.11" calcext:value-type="float">
            <text:p>11,11</text:p>
          </table:table-cell>
          <table:table-cell office:value-type="float" office:value="64" calcext:value-type="float">
            <text:p>64</text:p>
          </table:table-cell>
          <table:table-cell office:value-type="float" office:value="316842" calcext:value-type="float">
            <text:p>316842</text:p>
          </table:table-cell>
          <table:table-cell table:formula="of:=[.F182]*[.E182]" office:value-type="float" office:value="288.86" calcext:value-type="float">
            <text:p>288,86</text:p>
          </table:table-cell>
          <table:table-cell table:formula="of:=POWER([.I182];[.$M$1])" office:value-type="float" office:value="16.9958818541434" calcext:value-type="float">
            <text:p>16,9958818541434</text:p>
          </table:table-cell>
          <table:table-cell table:formula="of:=POWER([.G182]; [.$O$1])" office:value-type="float" office:value="8" calcext:value-type="float">
            <text:p>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Axalp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2273295" calcext:value-type="float">
            <text:p>2273295</text:p>
          </table:table-cell>
          <table:table-cell table:formula="of:=[.F183]*[.E183]" office:value-type="float" office:value="1832.6" calcext:value-type="float">
            <text:p>1832,6</text:p>
          </table:table-cell>
          <table:table-cell table:formula="of:=POWER([.I183];[.$M$1])" office:value-type="float" office:value="42.8088775839778" calcext:value-type="float">
            <text:p>42,8088775839778</text:p>
          </table:table-cell>
          <table:table-cell table:formula="of:=POWER([.G18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Viola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2479958" calcext:value-type="float">
            <text:p>2479958</text:p>
          </table:table-cell>
          <table:table-cell table:formula="of:=[.F184]*[.E184]" office:value-type="float" office:value="1999.2" calcext:value-type="float">
            <text:p>1999,2</text:p>
          </table:table-cell>
          <table:table-cell table:formula="of:=POWER([.I184];[.$M$1])" office:value-type="float" office:value="44.7124143834797" calcext:value-type="float">
            <text:p>44,7124143834797</text:p>
          </table:table-cell>
          <table:table-cell table:formula="of:=POWER([.G18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ailbus</text:p>
          </table:table-cell>
          <table:table-cell office:value-type="float" office:value="1950" calcext:value-type="float">
            <text:p>1950</text:p>
          </table:table-cell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146516" calcext:value-type="float">
            <text:p>1146516</text:p>
          </table:table-cell>
          <table:table-cell table:formula="of:=[.F185]*[.E185]" office:value-type="float" office:value="375" calcext:value-type="float">
            <text:p>375</text:p>
          </table:table-cell>
          <table:table-cell table:formula="of:=POWER([.I185];[.$M$1])" office:value-type="float" office:value="19.3649167310371" calcext:value-type="float">
            <text:p>19,3649167310371</text:p>
          </table:table-cell>
          <table:table-cell table:formula="of:=POWER([.G185]; [.$O$1])" office:value-type="float" office:value="9.79795897113271" calcext:value-type="float">
            <text:p>9,7979589711327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xcar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1302890" calcext:value-type="float">
            <text:p>1302890</text:p>
          </table:table-cell>
          <table:table-cell table:formula="of:=[.F186]*[.E186]" office:value-type="float" office:value="599.94" calcext:value-type="float">
            <text:p>599,94</text:p>
          </table:table-cell>
          <table:table-cell table:formula="of:=POWER([.I186];[.$M$1])" office:value-type="float" office:value="24.4936726523402" calcext:value-type="float">
            <text:p>24,4936726523402</text:p>
          </table:table-cell>
          <table:table-cell table:formula="of:=POWER([.G18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hina Type YZ 22</text:p>
          </table:table-cell>
          <table:table-cell office:value-type="float" office:value="1950" calcext:value-type="float">
            <text:p>1950</text:p>
          </table:table-cell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1520038" calcext:value-type="float">
            <text:p>1520038</text:p>
          </table:table-cell>
          <table:table-cell table:formula="of:=[.F187]*[.E187]" office:value-type="float" office:value="699.93" calcext:value-type="float">
            <text:p>699,93</text:p>
          </table:table-cell>
          <table:table-cell table:formula="of:=POWER([.I187];[.$M$1])" office:value-type="float" office:value="26.4561902019168" calcext:value-type="float">
            <text:p>26,4561902019168</text:p>
          </table:table-cell>
          <table:table-cell table:formula="of:=POWER([.G18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ondola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1302890" calcext:value-type="float">
            <text:p>1302890</text:p>
          </table:table-cell>
          <table:table-cell table:formula="of:=[.F188]*[.E188]" office:value-type="float" office:value="599.94" calcext:value-type="float">
            <text:p>599,94</text:p>
          </table:table-cell>
          <table:table-cell table:formula="of:=POWER([.I188];[.$M$1])" office:value-type="float" office:value="24.4936726523402" calcext:value-type="float">
            <text:p>24,4936726523402</text:p>
          </table:table-cell>
          <table:table-cell table:formula="of:=POWER([.G18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Flatcar with side stakes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1302890" calcext:value-type="float">
            <text:p>1302890</text:p>
          </table:table-cell>
          <table:table-cell table:formula="of:=[.F189]*[.E189]" office:value-type="float" office:value="599.94" calcext:value-type="float">
            <text:p>599,94</text:p>
          </table:table-cell>
          <table:table-cell table:formula="of:=POWER([.I189];[.$M$1])" office:value-type="float" office:value="24.4936726523402" calcext:value-type="float">
            <text:p>24,4936726523402</text:p>
          </table:table-cell>
          <table:table-cell table:formula="of:=POWER([.G18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ank car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1302890" calcext:value-type="float">
            <text:p>1302890</text:p>
          </table:table-cell>
          <table:table-cell table:formula="of:=[.F190]*[.E190]" office:value-type="float" office:value="599.94" calcext:value-type="float">
            <text:p>599,94</text:p>
          </table:table-cell>
          <table:table-cell table:formula="of:=POWER([.I190];[.$M$1])" office:value-type="float" office:value="24.4936726523402" calcext:value-type="float">
            <text:p>24,4936726523402</text:p>
          </table:table-cell>
          <table:table-cell table:formula="of:=POWER([.G19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xcar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940976" calcext:value-type="float">
            <text:p>940976</text:p>
          </table:table-cell>
          <table:table-cell table:formula="of:=[.F191]*[.E191]" office:value-type="float" office:value="433.29" calcext:value-type="float">
            <text:p>433,29</text:p>
          </table:table-cell>
          <table:table-cell table:formula="of:=POWER([.I191];[.$M$1])" office:value-type="float" office:value="20.8156191356395" calcext:value-type="float">
            <text:p>20,8156191356395</text:p>
          </table:table-cell>
          <table:table-cell table:formula="of:=POWER([.G19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ank car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1085742" calcext:value-type="float">
            <text:p>1085742</text:p>
          </table:table-cell>
          <table:table-cell table:formula="of:=[.F192]*[.E192]" office:value-type="float" office:value="499.95" calcext:value-type="float">
            <text:p>499,95</text:p>
          </table:table-cell>
          <table:table-cell table:formula="of:=POWER([.I192];[.$M$1])" office:value-type="float" office:value="22.3595617130569" calcext:value-type="float">
            <text:p>22,3595617130569</text:p>
          </table:table-cell>
          <table:table-cell table:formula="of:=POWER([.G19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ondola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940976" calcext:value-type="float">
            <text:p>940976</text:p>
          </table:table-cell>
          <table:table-cell table:formula="of:=[.F193]*[.E193]" office:value-type="float" office:value="433.29" calcext:value-type="float">
            <text:p>433,29</text:p>
          </table:table-cell>
          <table:table-cell table:formula="of:=POWER([.I193];[.$M$1])" office:value-type="float" office:value="20.8156191356395" calcext:value-type="float">
            <text:p>20,8156191356395</text:p>
          </table:table-cell>
          <table:table-cell table:formula="of:=POWER([.G19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Flatcar with side stakes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940976" calcext:value-type="float">
            <text:p>940976</text:p>
          </table:table-cell>
          <table:table-cell table:formula="of:=[.F194]*[.E194]" office:value-type="float" office:value="433.29" calcext:value-type="float">
            <text:p>433,29</text:p>
          </table:table-cell>
          <table:table-cell table:formula="of:=POWER([.I194];[.$M$1])" office:value-type="float" office:value="20.8156191356395" calcext:value-type="float">
            <text:p>20,8156191356395</text:p>
          </table:table-cell>
          <table:table-cell table:formula="of:=POWER([.G19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xcar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1302890" calcext:value-type="float">
            <text:p>1302890</text:p>
          </table:table-cell>
          <table:table-cell table:formula="of:=[.F195]*[.E195]" office:value-type="float" office:value="599.94" calcext:value-type="float">
            <text:p>599,94</text:p>
          </table:table-cell>
          <table:table-cell table:formula="of:=POWER([.I195];[.$M$1])" office:value-type="float" office:value="24.4936726523402" calcext:value-type="float">
            <text:p>24,4936726523402</text:p>
          </table:table-cell>
          <table:table-cell table:formula="of:=POWER([.G19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All America Golden Sand</text:p>
          </table:table-cell>
          <table:table-cell office:value-type="float" office:value="1950" calcext:value-type="float">
            <text:p>1950</text:p>
          </table:table-cell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78276" calcext:value-type="float">
            <text:p>2178276</text:p>
          </table:table-cell>
          <table:table-cell table:formula="of:=[.F196]*[.E196]" office:value-type="float" office:value="950" calcext:value-type="float">
            <text:p>950</text:p>
          </table:table-cell>
          <table:table-cell table:formula="of:=POWER([.I196];[.$M$1])" office:value-type="float" office:value="30.8220700148449" calcext:value-type="float">
            <text:p>30,8220700148449</text:p>
          </table:table-cell>
          <table:table-cell table:formula="of:=POWER([.G19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ondola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1302890" calcext:value-type="float">
            <text:p>1302890</text:p>
          </table:table-cell>
          <table:table-cell table:formula="of:=[.F197]*[.E197]" office:value-type="float" office:value="599.94" calcext:value-type="float">
            <text:p>599,94</text:p>
          </table:table-cell>
          <table:table-cell table:formula="of:=POWER([.I197];[.$M$1])" office:value-type="float" office:value="24.4936726523402" calcext:value-type="float">
            <text:p>24,4936726523402</text:p>
          </table:table-cell>
          <table:table-cell table:formula="of:=POWER([.G19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Flatcar with side stakes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1302890" calcext:value-type="float">
            <text:p>1302890</text:p>
          </table:table-cell>
          <table:table-cell table:formula="of:=[.F198]*[.E198]" office:value-type="float" office:value="599.94" calcext:value-type="float">
            <text:p>599,94</text:p>
          </table:table-cell>
          <table:table-cell table:formula="of:=POWER([.I198];[.$M$1])" office:value-type="float" office:value="24.4936726523402" calcext:value-type="float">
            <text:p>24,4936726523402</text:p>
          </table:table-cell>
          <table:table-cell table:formula="of:=POWER([.G19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ank car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1302890" calcext:value-type="float">
            <text:p>1302890</text:p>
          </table:table-cell>
          <table:table-cell table:formula="of:=[.F199]*[.E199]" office:value-type="float" office:value="599.94" calcext:value-type="float">
            <text:p>599,94</text:p>
          </table:table-cell>
          <table:table-cell table:formula="of:=POWER([.I199];[.$M$1])" office:value-type="float" office:value="24.4936726523402" calcext:value-type="float">
            <text:p>24,4936726523402</text:p>
          </table:table-cell>
          <table:table-cell table:formula="of:=POWER([.G19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Lockheed Super Constellation L-1049</text:p>
          </table:table-cell>
          <table:table-cell office:value-type="float" office:value="1952" calcext:value-type="float">
            <text:p>1952</text:p>
          </table:table-cell>
          <table:table-cell office:value-type="float" office:value="1986" calcext:value-type="float">
            <text:p>1986</text:p>
          </table:table-cell>
          <table:table-cell office:value-type="float" office:value="19" calcext:value-type="float">
            <text:p>19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989546" calcext:value-type="float">
            <text:p>4989546</text:p>
          </table:table-cell>
          <table:table-cell table:formula="of:=[.F200]*[.E200]" office:value-type="float" office:value="2565" calcext:value-type="float">
            <text:p>2565</text:p>
          </table:table-cell>
          <table:table-cell table:formula="of:=POWER([.I200];[.$M$1])" office:value-type="float" office:value="50.6458290484024" calcext:value-type="float">
            <text:p>50,6458290484024</text:p>
          </table:table-cell>
          <table:table-cell table:formula="of:=POWER([.G20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Lockheed Super Constellation L-1049D/H</text:p>
          </table:table-cell>
          <table:table-cell office:value-type="float" office:value="1952" calcext:value-type="float">
            <text:p>1952</text:p>
          </table:table-cell>
          <table:table-cell office:value-type="float" office:value="1986" calcext:value-type="float">
            <text:p>1986</text:p>
          </table:table-cell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726938" calcext:value-type="float">
            <text:p>4726938</text:p>
          </table:table-cell>
          <table:table-cell table:formula="of:=[.F201]*[.E201]" office:value-type="float" office:value="2430" calcext:value-type="float">
            <text:p>2430</text:p>
          </table:table-cell>
          <table:table-cell table:formula="of:=POWER([.I201];[.$M$1])" office:value-type="float" office:value="49.295030175465" calcext:value-type="float">
            <text:p>49,295030175465</text:p>
          </table:table-cell>
          <table:table-cell table:formula="of:=POWER([.G20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Mercedes-Benz O 6600</text:p>
          </table:table-cell>
          <table:table-cell office:value-type="float" office:value="1954" calcext:value-type="float">
            <text:p>1954</text:p>
          </table:table-cell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float" office:value="19.44" calcext:value-type="float">
            <text:p>19,44</text:p>
          </table:table-cell>
          <table:table-cell office:value-type="float" office:value="0" calcext:value-type="float">
            <text:p>0</text:p>
          </table:table-cell>
          <table:table-cell office:value-type="float" office:value="296873" calcext:value-type="float">
            <text:p>296873</text:p>
          </table:table-cell>
          <table:table-cell table:formula="of:=[.F202]*[.E202]" office:value-type="float" office:value="272.16" calcext:value-type="float">
            <text:p>272,16</text:p>
          </table:table-cell>
          <table:table-cell table:formula="of:=POWER([.I202];[.$M$1])" office:value-type="float" office:value="16.497272501841" calcext:value-type="float">
            <text:p>16,497272501841</text:p>
          </table:table-cell>
          <table:table-cell table:formula="of:=POWER([.G20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P36</text:p>
          </table:table-cell>
          <table:table-cell office:value-type="float" office:value="1954" calcext:value-type="float">
            <text:p>195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34.72" calcext:value-type="float">
            <text:p>34,72</text:p>
          </table:table-cell>
          <table:table-cell office:value-type="float" office:value="2260" calcext:value-type="float">
            <text:p>2260</text:p>
          </table:table-cell>
          <table:table-cell office:value-type="float" office:value="8559100" calcext:value-type="float">
            <text:p>8559100</text:p>
          </table:table-cell>
          <table:table-cell table:formula="of:=[.F203]*[.E203]" office:value-type="float" office:value="0" calcext:value-type="float">
            <text:p>0</text:p>
          </table:table-cell>
          <table:table-cell table:formula="of:=POWER([.I203];[.$M$1])" office:value-type="float" office:value="0" calcext:value-type="float">
            <text:p>0</text:p>
          </table:table-cell>
          <table:table-cell table:formula="of:=POWER([.G203]; [.$O$1])" office:value-type="float" office:value="47.5394572960188" calcext:value-type="float">
            <text:p>47,539457296018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NoHAB AA16</text:p>
          </table:table-cell>
          <table:table-cell office:value-type="float" office:value="1954" calcext:value-type="float">
            <text:p>1954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1450" calcext:value-type="float">
            <text:p>1450</text:p>
          </table:table-cell>
          <table:table-cell office:value-type="float" office:value="5466406" calcext:value-type="float">
            <text:p>5466406</text:p>
          </table:table-cell>
          <table:table-cell table:formula="of:=[.F204]*[.E204]" office:value-type="float" office:value="0" calcext:value-type="float">
            <text:p>0</text:p>
          </table:table-cell>
          <table:table-cell table:formula="of:=POWER([.I204];[.$M$1])" office:value-type="float" office:value="0" calcext:value-type="float">
            <text:p>0</text:p>
          </table:table-cell>
          <table:table-cell table:formula="of:=POWER([.G204]; [.$O$1])" office:value-type="float" office:value="38.0788655293195" calcext:value-type="float">
            <text:p>38,078865529319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Toronto PCC A-7</text:p>
          </table:table-cell>
          <table:table-cell office:value-type="float" office:value="1954" calcext:value-type="float">
            <text:p>1954</text:p>
          </table:table-cell>
          <table:table-cell office:value-type="float" office:value="2004" calcext:value-type="float">
            <text:p>2004</text:p>
          </table:table-cell>
          <table:table-cell office:value-type="float" office:value="18" calcext:value-type="float">
            <text:p>18</text:p>
          </table:table-cell>
          <table:table-cell office:value-type="float" office:value="13.89" calcext:value-type="float">
            <text:p>13,89</text:p>
          </table:table-cell>
          <table:table-cell office:value-type="float" office:value="144" calcext:value-type="float">
            <text:p>144</text:p>
          </table:table-cell>
          <table:table-cell office:value-type="float" office:value="272344" calcext:value-type="float">
            <text:p>272344</text:p>
          </table:table-cell>
          <table:table-cell table:formula="of:=[.F205]*[.E205]" office:value-type="float" office:value="250.02" calcext:value-type="float">
            <text:p>250,02</text:p>
          </table:table-cell>
          <table:table-cell table:formula="of:=POWER([.I205];[.$M$1])" office:value-type="float" office:value="15.8120207437253" calcext:value-type="float">
            <text:p>15,8120207437253</text:p>
          </table:table-cell>
          <table:table-cell table:formula="of:=POWER([.G205]; [.$O$1])" office:value-type="float" office:value="12" calcext:value-type="float">
            <text:p>1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New Haven EP5</text:p>
          </table:table-cell>
          <table:table-cell office:value-type="float" office:value="1955" calcext:value-type="float">
            <text:p>195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38.89" calcext:value-type="float">
            <text:p>38,89</text:p>
          </table:table-cell>
          <table:table-cell office:value-type="float" office:value="3000" calcext:value-type="float">
            <text:p>3000</text:p>
          </table:table-cell>
          <table:table-cell office:value-type="float" office:value="11519680" calcext:value-type="float">
            <text:p>11519680</text:p>
          </table:table-cell>
          <table:table-cell table:formula="of:=[.F206]*[.E206]" office:value-type="float" office:value="0" calcext:value-type="float">
            <text:p>0</text:p>
          </table:table-cell>
          <table:table-cell table:formula="of:=POWER([.I206];[.$M$1])" office:value-type="float" office:value="0" calcext:value-type="float">
            <text:p>0</text:p>
          </table:table-cell>
          <table:table-cell table:formula="of:=POWER([.G206]; [.$O$1])" office:value-type="float" office:value="54.7722557505166" calcext:value-type="float">
            <text:p>54,772255750516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TE3</text:p>
          </table:table-cell>
          <table:table-cell office:value-type="float" office:value="1956" calcext:value-type="float">
            <text:p>195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1236" calcext:value-type="float">
            <text:p>1236</text:p>
          </table:table-cell>
          <table:table-cell office:value-type="float" office:value="4578246" calcext:value-type="float">
            <text:p>4578246</text:p>
          </table:table-cell>
          <table:table-cell table:formula="of:=[.F207]*[.E207]" office:value-type="float" office:value="0" calcext:value-type="float">
            <text:p>0</text:p>
          </table:table-cell>
          <table:table-cell table:formula="of:=POWER([.I207];[.$M$1])" office:value-type="float" office:value="0" calcext:value-type="float">
            <text:p>0</text:p>
          </table:table-cell>
          <table:table-cell table:formula="of:=POWER([.G207]; [.$O$1])" office:value-type="float" office:value="35.1567916624939" calcext:value-type="float">
            <text:p>35,156791662493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TE3</text:p>
          </table:table-cell>
          <table:table-cell office:value-type="float" office:value="1956" calcext:value-type="float">
            <text:p>195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1236" calcext:value-type="float">
            <text:p>1236</text:p>
          </table:table-cell>
          <table:table-cell office:value-type="float" office:value="4578246" calcext:value-type="float">
            <text:p>4578246</text:p>
          </table:table-cell>
          <table:table-cell table:formula="of:=[.F208]*[.E208]" office:value-type="float" office:value="0" calcext:value-type="float">
            <text:p>0</text:p>
          </table:table-cell>
          <table:table-cell table:formula="of:=POWER([.I208];[.$M$1])" office:value-type="float" office:value="0" calcext:value-type="float">
            <text:p>0</text:p>
          </table:table-cell>
          <table:table-cell table:formula="of:=POWER([.G208]; [.$O$1])" office:value-type="float" office:value="35.1567916624939" calcext:value-type="float">
            <text:p>35,156791662493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hina Railways RM</text:p>
          </table:table-cell>
          <table:table-cell office:value-type="float" office:value="1958" calcext:value-type="float">
            <text:p>1958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30.56" calcext:value-type="float">
            <text:p>30,56</text:p>
          </table:table-cell>
          <table:table-cell office:value-type="float" office:value="1040" calcext:value-type="float">
            <text:p>1040</text:p>
          </table:table-cell>
          <table:table-cell office:value-type="float" office:value="3885622" calcext:value-type="float">
            <text:p>3885622</text:p>
          </table:table-cell>
          <table:table-cell table:formula="of:=[.F209]*[.E209]" office:value-type="float" office:value="0" calcext:value-type="float">
            <text:p>0</text:p>
          </table:table-cell>
          <table:table-cell table:formula="of:=POWER([.I209];[.$M$1])" office:value-type="float" office:value="0" calcext:value-type="float">
            <text:p>0</text:p>
          </table:table-cell>
          <table:table-cell table:formula="of:=POWER([.G209]; [.$O$1])" office:value-type="float" office:value="32.2490309931942" calcext:value-type="float">
            <text:p>32,249030993194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R V 100</text:p>
          </table:table-cell>
          <table:table-cell office:value-type="float" office:value="1958" calcext:value-type="float">
            <text:p>1958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09" calcext:value-type="float">
            <text:p>809</text:p>
          </table:table-cell>
          <table:table-cell office:value-type="float" office:value="2972854" calcext:value-type="float">
            <text:p>2972854</text:p>
          </table:table-cell>
          <table:table-cell table:formula="of:=[.F210]*[.E210]" office:value-type="float" office:value="0" calcext:value-type="float">
            <text:p>0</text:p>
          </table:table-cell>
          <table:table-cell table:formula="of:=POWER([.I210];[.$M$1])" office:value-type="float" office:value="0" calcext:value-type="float">
            <text:p>0</text:p>
          </table:table-cell>
          <table:table-cell table:formula="of:=POWER([.G210]; [.$O$1])" office:value-type="float" office:value="28.4429253066558" calcext:value-type="float">
            <text:p>28,442925306655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EMD GP 9</text:p>
          </table:table-cell>
          <table:table-cell office:value-type="float" office:value="1958" calcext:value-type="float">
            <text:p>1958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29.17" calcext:value-type="float">
            <text:p>29,17</text:p>
          </table:table-cell>
          <table:table-cell office:value-type="float" office:value="1305" calcext:value-type="float">
            <text:p>1305</text:p>
          </table:table-cell>
          <table:table-cell office:value-type="float" office:value="4854424" calcext:value-type="float">
            <text:p>4854424</text:p>
          </table:table-cell>
          <table:table-cell table:formula="of:=[.F211]*[.E211]" office:value-type="float" office:value="0" calcext:value-type="float">
            <text:p>0</text:p>
          </table:table-cell>
          <table:table-cell table:formula="of:=POWER([.I211];[.$M$1])" office:value-type="float" office:value="0" calcext:value-type="float">
            <text:p>0</text:p>
          </table:table-cell>
          <table:table-cell table:formula="of:=POWER([.G211]; [.$O$1])" office:value-type="float" office:value="36.1247837363769" calcext:value-type="float">
            <text:p>36,124783736376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GM Fishbowl</text:p>
          </table:table-cell>
          <table:table-cell office:value-type="float" office:value="1959" calcext:value-type="float">
            <text:p>1959</text:p>
          </table:table-cell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72078" calcext:value-type="float">
            <text:p>272078</text:p>
          </table:table-cell>
          <table:table-cell table:formula="of:=[.F212]*[.E212]" office:value-type="float" office:value="250.05" calcext:value-type="float">
            <text:p>250,05</text:p>
          </table:table-cell>
          <table:table-cell table:formula="of:=POWER([.I212];[.$M$1])" office:value-type="float" office:value="15.8129693606229" calcext:value-type="float">
            <text:p>15,8129693606229</text:p>
          </table:table-cell>
          <table:table-cell table:formula="of:=POWER([.G21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Canadair CL-44</text:p>
          </table:table-cell>
          <table:table-cell office:value-type="float" office:value="1959" calcext:value-type="float">
            <text:p>1959</text:p>
          </table:table-cell>
          <table:table-cell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9547088" calcext:value-type="float">
            <text:p>9547088</text:p>
          </table:table-cell>
          <table:table-cell table:formula="of:=[.F213]*[.E213]" office:value-type="float" office:value="4833" calcext:value-type="float">
            <text:p>4833</text:p>
          </table:table-cell>
          <table:table-cell table:formula="of:=POWER([.I213];[.$M$1])" office:value-type="float" office:value="69.5197813575388" calcext:value-type="float">
            <text:p>69,5197813575388</text:p>
          </table:table-cell>
          <table:table-cell table:formula="of:=POWER([.G21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De Havilland Comet 4B</text:p>
          </table:table-cell>
          <table:table-cell office:value-type="float" office:value="1960" calcext:value-type="float">
            <text:p>1960</text:p>
          </table:table-cell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8415322" calcext:value-type="float">
            <text:p>8415322</text:p>
          </table:table-cell>
          <table:table-cell table:formula="of:=[.F214]*[.E214]" office:value-type="float" office:value="4221" calcext:value-type="float">
            <text:p>4221</text:p>
          </table:table-cell>
          <table:table-cell table:formula="of:=POWER([.I214];[.$M$1])" office:value-type="float" office:value="64.9692234831231" calcext:value-type="float">
            <text:p>64,9692234831231</text:p>
          </table:table-cell>
          <table:table-cell table:formula="of:=POWER([.G21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Series 1042</text:p>
          </table:table-cell>
          <table:table-cell office:value-type="float" office:value="1960" calcext:value-type="float">
            <text:p>1960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office:value-type="float" office:value="38.89" calcext:value-type="float">
            <text:p>38,89</text:p>
          </table:table-cell>
          <table:table-cell office:value-type="float" office:value="3300" calcext:value-type="float">
            <text:p>3300</text:p>
          </table:table-cell>
          <table:table-cell office:value-type="float" office:value="12671648" calcext:value-type="float">
            <text:p>12671648</text:p>
          </table:table-cell>
          <table:table-cell table:formula="of:=[.F215]*[.E215]" office:value-type="float" office:value="0" calcext:value-type="float">
            <text:p>0</text:p>
          </table:table-cell>
          <table:table-cell table:formula="of:=POWER([.I215];[.$M$1])" office:value-type="float" office:value="0" calcext:value-type="float">
            <text:p>0</text:p>
          </table:table-cell>
          <table:table-cell table:formula="of:=POWER([.G215]; [.$O$1])" office:value-type="float" office:value="57.4456264653803" calcext:value-type="float">
            <text:p>57,4456264653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37-200C</text:p>
          </table:table-cell>
          <table:table-cell office:value-type="float" office:value="1962" calcext:value-type="float">
            <text:p>1962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8666696" calcext:value-type="float">
            <text:p>8666696</text:p>
          </table:table-cell>
          <table:table-cell table:formula="of:=[.F216]*[.E216]" office:value-type="float" office:value="4320" calcext:value-type="float">
            <text:p>4320</text:p>
          </table:table-cell>
          <table:table-cell table:formula="of:=POWER([.I216];[.$M$1])" office:value-type="float" office:value="65.7267069006199" calcext:value-type="float">
            <text:p>65,7267069006199</text:p>
          </table:table-cell>
          <table:table-cell table:formula="of:=POWER([.G21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Lockheed L-10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7033198" calcext:value-type="float">
            <text:p>7033198</text:p>
          </table:table-cell>
          <table:table-cell table:formula="of:=[.F217]*[.E217]" office:value-type="float" office:value="3600" calcext:value-type="float">
            <text:p>3600</text:p>
          </table:table-cell>
          <table:table-cell table:formula="of:=POWER([.I217];[.$M$1])" office:value-type="float" office:value="60" calcext:value-type="float">
            <text:p>60</text:p>
          </table:table-cell>
          <table:table-cell table:formula="of:=POWER([.G21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Einheitswagen II</text:p>
          </table:table-cell>
          <table:table-cell office:value-type="float" office:value="1962" calcext:value-type="float">
            <text:p>1962</text:p>
          </table:table-cell>
          <table:table-cell office:value-type="float" office:value="2025" calcext:value-type="float">
            <text:p>2025</text:p>
          </table:table-cell>
          <table:table-cell office:value-type="float" office:value="21" calcext:value-type="float">
            <text:p>21</text:p>
          </table:table-cell>
          <table:table-cell office:value-type="float" office:value="38.89" calcext:value-type="float">
            <text:p>38,89</text:p>
          </table:table-cell>
          <table:table-cell office:value-type="float" office:value="0" calcext:value-type="float">
            <text:p>0</text:p>
          </table:table-cell>
          <table:table-cell office:value-type="float" office:value="1806286" calcext:value-type="float">
            <text:p>1806286</text:p>
          </table:table-cell>
          <table:table-cell table:formula="of:=[.F218]*[.E218]" office:value-type="float" office:value="816.69" calcext:value-type="float">
            <text:p>816,69</text:p>
          </table:table-cell>
          <table:table-cell table:formula="of:=POWER([.I218];[.$M$1])" office:value-type="float" office:value="28.5777885778449" calcext:value-type="float">
            <text:p>28,5777885778449</text:p>
          </table:table-cell>
          <table:table-cell table:formula="of:=POWER([.G21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61.11" calcext:value-type="float">
            <text:p>61,11</text:p>
          </table:table-cell>
          <table:table-cell office:value-type="float" office:value="740" calcext:value-type="float">
            <text:p>740</text:p>
          </table:table-cell>
          <table:table-cell office:value-type="float" office:value="5943944" calcext:value-type="float">
            <text:p>5943944</text:p>
          </table:table-cell>
          <table:table-cell table:formula="of:=[.F219]*[.E219]" office:value-type="float" office:value="1222.2" calcext:value-type="float">
            <text:p>1222,2</text:p>
          </table:table-cell>
          <table:table-cell table:formula="of:=POWER([.I219];[.$M$1])" office:value-type="float" office:value="34.9599771166973" calcext:value-type="float">
            <text:p>34,9599771166973</text:p>
          </table:table-cell>
          <table:table-cell table:formula="of:=POWER([.G219]; [.$O$1])" office:value-type="float" office:value="27.2029410174709" calcext:value-type="float">
            <text:p>27,202941017470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61.11" calcext:value-type="float">
            <text:p>61,11</text:p>
          </table:table-cell>
          <table:table-cell office:value-type="float" office:value="740" calcext:value-type="float">
            <text:p>740</text:p>
          </table:table-cell>
          <table:table-cell office:value-type="float" office:value="5943944" calcext:value-type="float">
            <text:p>5943944</text:p>
          </table:table-cell>
          <table:table-cell table:formula="of:=[.F220]*[.E220]" office:value-type="float" office:value="1222.2" calcext:value-type="float">
            <text:p>1222,2</text:p>
          </table:table-cell>
          <table:table-cell table:formula="of:=POWER([.I220];[.$M$1])" office:value-type="float" office:value="34.9599771166973" calcext:value-type="float">
            <text:p>34,9599771166973</text:p>
          </table:table-cell>
          <table:table-cell table:formula="of:=POWER([.G220]; [.$O$1])" office:value-type="float" office:value="27.2029410174709" calcext:value-type="float">
            <text:p>27,202941017470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61.11" calcext:value-type="float">
            <text:p>61,11</text:p>
          </table:table-cell>
          <table:table-cell office:value-type="float" office:value="740" calcext:value-type="float">
            <text:p>740</text:p>
          </table:table-cell>
          <table:table-cell office:value-type="float" office:value="5943944" calcext:value-type="float">
            <text:p>5943944</text:p>
          </table:table-cell>
          <table:table-cell table:formula="of:=[.F221]*[.E221]" office:value-type="float" office:value="1222.2" calcext:value-type="float">
            <text:p>1222,2</text:p>
          </table:table-cell>
          <table:table-cell table:formula="of:=POWER([.I221];[.$M$1])" office:value-type="float" office:value="34.9599771166973" calcext:value-type="float">
            <text:p>34,9599771166973</text:p>
          </table:table-cell>
          <table:table-cell table:formula="of:=POWER([.G221]; [.$O$1])" office:value-type="float" office:value="27.2029410174709" calcext:value-type="float">
            <text:p>27,202941017470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61.11" calcext:value-type="float">
            <text:p>61,11</text:p>
          </table:table-cell>
          <table:table-cell office:value-type="float" office:value="740" calcext:value-type="float">
            <text:p>740</text:p>
          </table:table-cell>
          <table:table-cell office:value-type="float" office:value="5943944" calcext:value-type="float">
            <text:p>5943944</text:p>
          </table:table-cell>
          <table:table-cell table:formula="of:=[.F222]*[.E222]" office:value-type="float" office:value="1222.2" calcext:value-type="float">
            <text:p>1222,2</text:p>
          </table:table-cell>
          <table:table-cell table:formula="of:=POWER([.I222];[.$M$1])" office:value-type="float" office:value="34.9599771166973" calcext:value-type="float">
            <text:p>34,9599771166973</text:p>
          </table:table-cell>
          <table:table-cell table:formula="of:=POWER([.G222]; [.$O$1])" office:value-type="float" office:value="27.2029410174709" calcext:value-type="float">
            <text:p>27,202941017470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4.72" calcext:value-type="float">
            <text:p>34,72</text:p>
          </table:table-cell>
          <table:table-cell office:value-type="float" office:value="815" calcext:value-type="float">
            <text:p>815</text:p>
          </table:table-cell>
          <table:table-cell office:value-type="float" office:value="4525718" calcext:value-type="float">
            <text:p>4525718</text:p>
          </table:table-cell>
          <table:table-cell table:formula="of:=[.F223]*[.E223]" office:value-type="float" office:value="659.68" calcext:value-type="float">
            <text:p>659,68</text:p>
          </table:table-cell>
          <table:table-cell table:formula="of:=POWER([.I223];[.$M$1])" office:value-type="float" office:value="25.6842364106858" calcext:value-type="float">
            <text:p>25,6842364106858</text:p>
          </table:table-cell>
          <table:table-cell table:formula="of:=POWER([.G223]; [.$O$1])" office:value-type="float" office:value="28.5482048472404" calcext:value-type="float">
            <text:p>28,548204847240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4.72" calcext:value-type="float">
            <text:p>34,72</text:p>
          </table:table-cell>
          <table:table-cell office:value-type="float" office:value="815" calcext:value-type="float">
            <text:p>815</text:p>
          </table:table-cell>
          <table:table-cell office:value-type="float" office:value="4525718" calcext:value-type="float">
            <text:p>4525718</text:p>
          </table:table-cell>
          <table:table-cell table:formula="of:=[.F224]*[.E224]" office:value-type="float" office:value="659.68" calcext:value-type="float">
            <text:p>659,68</text:p>
          </table:table-cell>
          <table:table-cell table:formula="of:=POWER([.I224];[.$M$1])" office:value-type="float" office:value="25.6842364106858" calcext:value-type="float">
            <text:p>25,6842364106858</text:p>
          </table:table-cell>
          <table:table-cell table:formula="of:=POWER([.G224]; [.$O$1])" office:value-type="float" office:value="28.5482048472404" calcext:value-type="float">
            <text:p>28,548204847240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MAN 19.304 Tarpaulin Truck</text:p>
          </table:table-cell>
          <table:table-cell office:value-type="float" office:value="1965" calcext:value-type="float">
            <text:p>1965</text:p>
          </table:table-cell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413528" calcext:value-type="float">
            <text:p>413528</text:p>
          </table:table-cell>
          <table:table-cell table:formula="of:=[.F225]*[.E225]" office:value-type="float" office:value="377.74" calcext:value-type="float">
            <text:p>377,74</text:p>
          </table:table-cell>
          <table:table-cell table:formula="of:=POWER([.I225];[.$M$1])" office:value-type="float" office:value="19.4355344665383" calcext:value-type="float">
            <text:p>19,4355344665383</text:p>
          </table:table-cell>
          <table:table-cell table:formula="of:=POWER([.G22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MAN 19.304 Tank Truck</text:p>
          </table:table-cell>
          <table:table-cell office:value-type="float" office:value="1965" calcext:value-type="float">
            <text:p>1965</text:p>
          </table:table-cell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10829" calcext:value-type="float">
            <text:p>510829</text:p>
          </table:table-cell>
          <table:table-cell table:formula="of:=[.F226]*[.E226]" office:value-type="float" office:value="466.62" calcext:value-type="float">
            <text:p>466,62</text:p>
          </table:table-cell>
          <table:table-cell table:formula="of:=POWER([.I226];[.$M$1])" office:value-type="float" office:value="21.6013888442387" calcext:value-type="float">
            <text:p>21,6013888442387</text:p>
          </table:table-cell>
          <table:table-cell table:formula="of:=POWER([.G22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MAN 19.304 Dump Truck</text:p>
          </table:table-cell>
          <table:table-cell office:value-type="float" office:value="1965" calcext:value-type="float">
            <text:p>1965</text:p>
          </table:table-cell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10829" calcext:value-type="float">
            <text:p>510829</text:p>
          </table:table-cell>
          <table:table-cell table:formula="of:=[.F227]*[.E227]" office:value-type="float" office:value="466.62" calcext:value-type="float">
            <text:p>466,62</text:p>
          </table:table-cell>
          <table:table-cell table:formula="of:=POWER([.I227];[.$M$1])" office:value-type="float" office:value="21.6013888442387" calcext:value-type="float">
            <text:p>21,6013888442387</text:p>
          </table:table-cell>
          <table:table-cell table:formula="of:=POWER([.G22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CHS4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5100" calcext:value-type="float">
            <text:p>5100</text:p>
          </table:table-cell>
          <table:table-cell office:value-type="float" office:value="19944476" calcext:value-type="float">
            <text:p>19944476</text:p>
          </table:table-cell>
          <table:table-cell table:formula="of:=[.F228]*[.E228]" office:value-type="float" office:value="0" calcext:value-type="float">
            <text:p>0</text:p>
          </table:table-cell>
          <table:table-cell table:formula="of:=POWER([.I228];[.$M$1])" office:value-type="float" office:value="0" calcext:value-type="float">
            <text:p>0</text:p>
          </table:table-cell>
          <table:table-cell table:formula="of:=POWER([.G228]; [.$O$1])" office:value-type="float" office:value="71.4142842854285" calcext:value-type="float">
            <text:p>71,414284285428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Be 4/6 Mirage</text:p>
          </table:table-cell>
          <table:table-cell office:value-type="float" office:value="1966" calcext:value-type="float">
            <text:p>1966</text:p>
          </table:table-cell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 office:value-type="float" office:value="16.67" calcext:value-type="float">
            <text:p>16,67</text:p>
          </table:table-cell>
          <table:table-cell office:value-type="float" office:value="300" calcext:value-type="float">
            <text:p>300</text:p>
          </table:table-cell>
          <table:table-cell office:value-type="float" office:value="489740" calcext:value-type="float">
            <text:p>489740</text:p>
          </table:table-cell>
          <table:table-cell table:formula="of:=[.F229]*[.E229]" office:value-type="float" office:value="450.09" calcext:value-type="float">
            <text:p>450,09</text:p>
          </table:table-cell>
          <table:table-cell table:formula="of:=POWER([.I229];[.$M$1])" office:value-type="float" office:value="21.2153246498846" calcext:value-type="float">
            <text:p>21,2153246498846</text:p>
          </table:table-cell>
          <table:table-cell table:formula="of:=POWER([.G229]; [.$O$1])" office:value-type="float" office:value="17.3205080756888" calcext:value-type="float">
            <text:p>17,320508075688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Isuzu Elf TLD20 Tank Truck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437853" calcext:value-type="float">
            <text:p>437853</text:p>
          </table:table-cell>
          <table:table-cell table:formula="of:=[.F230]*[.E230]" office:value-type="float" office:value="399.96" calcext:value-type="float">
            <text:p>399,96</text:p>
          </table:table-cell>
          <table:table-cell table:formula="of:=POWER([.I230];[.$M$1])" office:value-type="float" office:value="19.9989999749988" calcext:value-type="float">
            <text:p>19,9989999749988</text:p>
          </table:table-cell>
          <table:table-cell table:formula="of:=POWER([.G23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Isuzu Elf TLD20 Flatbed Truck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340553" calcext:value-type="float">
            <text:p>340553</text:p>
          </table:table-cell>
          <table:table-cell table:formula="of:=[.F231]*[.E231]" office:value-type="float" office:value="311.08" calcext:value-type="float">
            <text:p>311,08</text:p>
          </table:table-cell>
          <table:table-cell table:formula="of:=POWER([.I231];[.$M$1])" office:value-type="float" office:value="17.6374601346112" calcext:value-type="float">
            <text:p>17,6374601346112</text:p>
          </table:table-cell>
          <table:table-cell table:formula="of:=POWER([.G23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37-100</text:p>
          </table:table-cell>
          <table:table-cell office:value-type="float" office:value="1968" calcext:value-type="float">
            <text:p>1968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8666696" calcext:value-type="float">
            <text:p>8666696</text:p>
          </table:table-cell>
          <table:table-cell table:formula="of:=[.F232]*[.E232]" office:value-type="float" office:value="4320" calcext:value-type="float">
            <text:p>4320</text:p>
          </table:table-cell>
          <table:table-cell table:formula="of:=POWER([.I232];[.$M$1])" office:value-type="float" office:value="65.7267069006199" calcext:value-type="float">
            <text:p>65,7267069006199</text:p>
          </table:table-cell>
          <table:table-cell table:formula="of:=POWER([.G23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LM 68</text:p>
          </table:table-cell>
          <table:table-cell office:value-type="float" office:value="1968" calcext:value-type="float">
            <text:p>1968</text:p>
          </table:table-cell>
          <table:table-cell office:value-type="float" office:value="2008" calcext:value-type="float">
            <text:p>2008</text:p>
          </table:table-cell>
          <table:table-cell office:value-type="float" office:value="35" calcext:value-type="float">
            <text:p>35</text:p>
          </table:table-cell>
          <table:table-cell office:value-type="float" office:value="16.67" calcext:value-type="float">
            <text:p>16,67</text:p>
          </table:table-cell>
          <table:table-cell office:value-type="float" office:value="180" calcext:value-type="float">
            <text:p>180</text:p>
          </table:table-cell>
          <table:table-cell office:value-type="float" office:value="634849" calcext:value-type="float">
            <text:p>634849</text:p>
          </table:table-cell>
          <table:table-cell table:formula="of:=[.F233]*[.E233]" office:value-type="float" office:value="583.45" calcext:value-type="float">
            <text:p>583,45</text:p>
          </table:table-cell>
          <table:table-cell table:formula="of:=POWER([.I233];[.$M$1])" office:value-type="float" office:value="24.1547096856907" calcext:value-type="float">
            <text:p>24,1547096856907</text:p>
          </table:table-cell>
          <table:table-cell table:formula="of:=POWER([.G233]; [.$O$1])" office:value-type="float" office:value="13.4164078649987" calcext:value-type="float">
            <text:p>13,416407864998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3.61" calcext:value-type="float">
            <text:p>53,61</text:p>
          </table:table-cell>
          <table:table-cell office:value-type="float" office:value="1600" calcext:value-type="float">
            <text:p>1600</text:p>
          </table:table-cell>
          <table:table-cell office:value-type="float" office:value="8678506" calcext:value-type="float">
            <text:p>8678506</text:p>
          </table:table-cell>
          <table:table-cell table:formula="of:=[.F234]*[.E234]" office:value-type="float" office:value="964.98" calcext:value-type="float">
            <text:p>964,98</text:p>
          </table:table-cell>
          <table:table-cell table:formula="of:=POWER([.I234];[.$M$1])" office:value-type="float" office:value="31.0641272209602" calcext:value-type="float">
            <text:p>31,0641272209602</text:p>
          </table:table-cell>
          <table:table-cell table:formula="of:=POWER([.G234]; [.$O$1])"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MAN SL 192</text:p>
          </table:table-cell>
          <table:table-cell office:value-type="float" office:value="1970" calcext:value-type="float">
            <text:p>1970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389203" calcext:value-type="float">
            <text:p>389203</text:p>
          </table:table-cell>
          <table:table-cell table:formula="of:=[.F235]*[.E235]" office:value-type="float" office:value="355.52" calcext:value-type="float">
            <text:p>355,52</text:p>
          </table:table-cell>
          <table:table-cell table:formula="of:=POWER([.I235];[.$M$1])" office:value-type="float" office:value="18.8552379990283" calcext:value-type="float">
            <text:p>18,8552379990283</text:p>
          </table:table-cell>
          <table:table-cell table:formula="of:=POWER([.G23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HC SR.N6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.83" calcext:value-type="float">
            <text:p>25,83</text:p>
          </table:table-cell>
          <table:table-cell office:value-type="float" office:value="0" calcext:value-type="float">
            <text:p>0</text:p>
          </table:table-cell>
          <table:table-cell office:value-type="float" office:value="1127991" calcext:value-type="float">
            <text:p>1127991</text:p>
          </table:table-cell>
          <table:table-cell table:formula="of:=[.F236]*[.E236]" office:value-type="float" office:value="516.6" calcext:value-type="float">
            <text:p>516,6</text:p>
          </table:table-cell>
          <table:table-cell table:formula="of:=POWER([.I236];[.$M$1])" office:value-type="float" office:value="22.728836309851" calcext:value-type="float">
            <text:p>22,728836309851</text:p>
          </table:table-cell>
          <table:table-cell table:formula="of:=POWER([.G23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R 103.1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56" calcext:value-type="float">
            <text:p>55,56</text:p>
          </table:table-cell>
          <table:table-cell office:value-type="float" office:value="7440" calcext:value-type="float">
            <text:p>7440</text:p>
          </table:table-cell>
          <table:table-cell office:value-type="float" office:value="30127680" calcext:value-type="float">
            <text:p>30127680</text:p>
          </table:table-cell>
          <table:table-cell table:formula="of:=[.F237]*[.E237]" office:value-type="float" office:value="0" calcext:value-type="float">
            <text:p>0</text:p>
          </table:table-cell>
          <table:table-cell table:formula="of:=POWER([.I237];[.$M$1])" office:value-type="float" office:value="0" calcext:value-type="float">
            <text:p>0</text:p>
          </table:table-cell>
          <table:table-cell table:formula="of:=POWER([.G237]; [.$O$1])" office:value-type="float" office:value="86.2554346113913" calcext:value-type="float">
            <text:p>86,255434611391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Peterbilt 359</text:p>
          </table:table-cell>
          <table:table-cell office:value-type="float" office:value="1970" calcext:value-type="float">
            <text:p>1970</text:p>
          </table:table-cell>
          <table:table-cell office:value-type="float" office:value="2020" calcext:value-type="float">
            <text:p>2020</text:p>
          </table:table-cell>
          <table:table-cell office:value-type="float" office:value="25" calcext:value-type="float">
            <text:p>25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608130" calcext:value-type="float">
            <text:p>608130</text:p>
          </table:table-cell>
          <table:table-cell table:formula="of:=[.F238]*[.E238]" office:value-type="float" office:value="555.5" calcext:value-type="float">
            <text:p>555,5</text:p>
          </table:table-cell>
          <table:table-cell table:formula="of:=POWER([.I238];[.$M$1])" office:value-type="float" office:value="23.5690474987854" calcext:value-type="float">
            <text:p>23,5690474987854</text:p>
          </table:table-cell>
          <table:table-cell table:formula="of:=POWER([.G23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hina Type 25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8.89" calcext:value-type="float">
            <text:p>38,89</text:p>
          </table:table-cell>
          <table:table-cell office:value-type="float" office:value="0" calcext:value-type="float">
            <text:p>0</text:p>
          </table:table-cell>
          <table:table-cell office:value-type="float" office:value="1892300" calcext:value-type="float">
            <text:p>1892300</text:p>
          </table:table-cell>
          <table:table-cell table:formula="of:=[.F239]*[.E239]" office:value-type="float" office:value="855.58" calcext:value-type="float">
            <text:p>855,58</text:p>
          </table:table-cell>
          <table:table-cell table:formula="of:=POWER([.I239];[.$M$1])" office:value-type="float" office:value="29.2502991437694" calcext:value-type="float">
            <text:p>29,2502991437694</text:p>
          </table:table-cell>
          <table:table-cell table:formula="of:=POWER([.G23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R 218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9" calcext:value-type="float">
            <text:p>38,89</text:p>
          </table:table-cell>
          <table:table-cell office:value-type="float" office:value="1839" calcext:value-type="float">
            <text:p>1839</text:p>
          </table:table-cell>
          <table:table-cell office:value-type="float" office:value="7061564" calcext:value-type="float">
            <text:p>7061564</text:p>
          </table:table-cell>
          <table:table-cell table:formula="of:=[.F240]*[.E240]" office:value-type="float" office:value="0" calcext:value-type="float">
            <text:p>0</text:p>
          </table:table-cell>
          <table:table-cell table:formula="of:=POWER([.I240];[.$M$1])" office:value-type="float" office:value="0" calcext:value-type="float">
            <text:p>0</text:p>
          </table:table-cell>
          <table:table-cell table:formula="of:=POWER([.G240]; [.$O$1])" office:value-type="float" office:value="42.8835632847831" calcext:value-type="float">
            <text:p>42,883563284783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Westrail Westfleet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5.56" calcext:value-type="float">
            <text:p>55,56</text:p>
          </table:table-cell>
          <table:table-cell office:value-type="float" office:value="0" calcext:value-type="float">
            <text:p>0</text:p>
          </table:table-cell>
          <table:table-cell office:value-type="float" office:value="2721210" calcext:value-type="float">
            <text:p>2721210</text:p>
          </table:table-cell>
          <table:table-cell table:formula="of:=[.F241]*[.E241]" office:value-type="float" office:value="1166.76" calcext:value-type="float">
            <text:p>1166,76</text:p>
          </table:table-cell>
          <table:table-cell table:formula="of:=POWER([.I241];[.$M$1])" office:value-type="float" office:value="34.1578687859767" calcext:value-type="float">
            <text:p>34,1578687859767</text:p>
          </table:table-cell>
          <table:table-cell table:formula="of:=POWER([.G24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EMD SD40-2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7" calcext:value-type="float">
            <text:p>29,17</text:p>
          </table:table-cell>
          <table:table-cell office:value-type="float" office:value="3000" calcext:value-type="float">
            <text:p>3000</text:p>
          </table:table-cell>
          <table:table-cell office:value-type="float" office:value="11159592" calcext:value-type="float">
            <text:p>11159592</text:p>
          </table:table-cell>
          <table:table-cell table:formula="of:=[.F242]*[.E242]" office:value-type="float" office:value="0" calcext:value-type="float">
            <text:p>0</text:p>
          </table:table-cell>
          <table:table-cell table:formula="of:=POWER([.I242];[.$M$1])" office:value-type="float" office:value="0" calcext:value-type="float">
            <text:p>0</text:p>
          </table:table-cell>
          <table:table-cell table:formula="of:=POWER([.G242]; [.$O$1])" office:value-type="float" office:value="54.7722557505166" calcext:value-type="float">
            <text:p>54,772255750516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EMD AEM-7</text:p>
          </table:table-cell>
          <table:table-cell office:value-type="float" office:value="1975" calcext:value-type="float">
            <text:p>1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56" calcext:value-type="float">
            <text:p>55,56</text:p>
          </table:table-cell>
          <table:table-cell office:value-type="float" office:value="4320" calcext:value-type="float">
            <text:p>4320</text:p>
          </table:table-cell>
          <table:table-cell office:value-type="float" office:value="17493492" calcext:value-type="float">
            <text:p>17493492</text:p>
          </table:table-cell>
          <table:table-cell table:formula="of:=[.F243]*[.E243]" office:value-type="float" office:value="0" calcext:value-type="float">
            <text:p>0</text:p>
          </table:table-cell>
          <table:table-cell table:formula="of:=POWER([.I243];[.$M$1])" office:value-type="float" office:value="0" calcext:value-type="float">
            <text:p>0</text:p>
          </table:table-cell>
          <table:table-cell table:formula="of:=POWER([.G243]; [.$O$1])" office:value-type="float" office:value="65.7267069006199" calcext:value-type="float">
            <text:p>65,726706900619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BK 670</text:p>
          </table:table-cell>
          <table:table-cell office:value-type="float" office:value="1976" calcext:value-type="float">
            <text:p>1976</text:p>
          </table:table-cell>
          <table:table-cell office:value-type="float" office:value="2025" calcext:value-type="float">
            <text:p>2025</text:p>
          </table:table-cell>
          <table:table-cell office:value-type="float" office:value="21" calcext:value-type="float">
            <text:p>21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10829" calcext:value-type="float">
            <text:p>510829</text:p>
          </table:table-cell>
          <table:table-cell table:formula="of:=[.F244]*[.E244]" office:value-type="float" office:value="466.62" calcext:value-type="float">
            <text:p>466,62</text:p>
          </table:table-cell>
          <table:table-cell table:formula="of:=POWER([.I244];[.$M$1])" office:value-type="float" office:value="21.6013888442387" calcext:value-type="float">
            <text:p>21,6013888442387</text:p>
          </table:table-cell>
          <table:table-cell table:formula="of:=POWER([.G24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Chevrolet C60</text:p>
          </table:table-cell>
          <table:table-cell office:value-type="float" office:value="1976" calcext:value-type="float">
            <text:p>1976</text:p>
          </table:table-cell>
          <table:table-cell office:value-type="float" office:value="2025" calcext:value-type="float">
            <text:p>2025</text:p>
          </table:table-cell>
          <table:table-cell office:value-type="float" office:value="13" calcext:value-type="float">
            <text:p>13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316227" calcext:value-type="float">
            <text:p>316227</text:p>
          </table:table-cell>
          <table:table-cell table:formula="of:=[.F245]*[.E245]" office:value-type="float" office:value="288.86" calcext:value-type="float">
            <text:p>288,86</text:p>
          </table:table-cell>
          <table:table-cell table:formula="of:=POWER([.I245];[.$M$1])" office:value-type="float" office:value="16.9958818541434" calcext:value-type="float">
            <text:p>16,9958818541434</text:p>
          </table:table-cell>
          <table:table-cell table:formula="of:=POWER([.G24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Short 330 C-23 Sherpa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26.39" calcext:value-type="float">
            <text:p>126,39</text:p>
          </table:table-cell>
          <table:table-cell office:value-type="float" office:value="0" calcext:value-type="float">
            <text:p>0</text:p>
          </table:table-cell>
          <table:table-cell office:value-type="float" office:value="2945364" calcext:value-type="float">
            <text:p>2945364</text:p>
          </table:table-cell>
          <table:table-cell table:formula="of:=[.F246]*[.E246]" office:value-type="float" office:value="1516.68" calcext:value-type="float">
            <text:p>1516,68</text:p>
          </table:table-cell>
          <table:table-cell table:formula="of:=POWER([.I246];[.$M$1])" office:value-type="float" office:value="38.9445760023139" calcext:value-type="float">
            <text:p>38,9445760023139</text:p>
          </table:table-cell>
          <table:table-cell table:formula="of:=POWER([.G24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hina Railways DF5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2" calcext:value-type="float">
            <text:p>22,22</text:p>
          </table:table-cell>
          <table:table-cell office:value-type="float" office:value="1200" calcext:value-type="float">
            <text:p>1200</text:p>
          </table:table-cell>
          <table:table-cell office:value-type="float" office:value="4379756" calcext:value-type="float">
            <text:p>4379756</text:p>
          </table:table-cell>
          <table:table-cell table:formula="of:=[.F247]*[.E247]" office:value-type="float" office:value="0" calcext:value-type="float">
            <text:p>0</text:p>
          </table:table-cell>
          <table:table-cell table:formula="of:=POWER([.I247];[.$M$1])" office:value-type="float" office:value="0" calcext:value-type="float">
            <text:p>0</text:p>
          </table:table-cell>
          <table:table-cell table:formula="of:=POWER([.G247]; [.$O$1])" office:value-type="float" office:value="34.6410161513775" calcext:value-type="float">
            <text:p>34,641016151377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Toronto CRLV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.67" calcext:value-type="float">
            <text:p>16,67</text:p>
          </table:table-cell>
          <table:table-cell office:value-type="float" office:value="272" calcext:value-type="float">
            <text:p>272</text:p>
          </table:table-cell>
          <table:table-cell office:value-type="float" office:value="362771" calcext:value-type="float">
            <text:p>362771</text:p>
          </table:table-cell>
          <table:table-cell table:formula="of:=[.F248]*[.E248]" office:value-type="float" office:value="333.4" calcext:value-type="float">
            <text:p>333,4</text:p>
          </table:table-cell>
          <table:table-cell table:formula="of:=POWER([.I248];[.$M$1])" office:value-type="float" office:value="18.2592442340859" calcext:value-type="float">
            <text:p>18,2592442340859</text:p>
          </table:table-cell>
          <table:table-cell table:formula="of:=POWER([.G248]; [.$O$1])" office:value-type="float" office:value="16.4924225024706" calcext:value-type="float">
            <text:p>16,492422502470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mbardier BiLevel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8.89" calcext:value-type="float">
            <text:p>38,89</text:p>
          </table:table-cell>
          <table:table-cell office:value-type="float" office:value="0" calcext:value-type="float">
            <text:p>0</text:p>
          </table:table-cell>
          <table:table-cell office:value-type="float" office:value="2838448" calcext:value-type="float">
            <text:p>2838448</text:p>
          </table:table-cell>
          <table:table-cell table:formula="of:=[.F249]*[.E249]" office:value-type="float" office:value="1283.37" calcext:value-type="float">
            <text:p>1283,37</text:p>
          </table:table-cell>
          <table:table-cell table:formula="of:=POWER([.I249];[.$M$1])" office:value-type="float" office:value="35.8241538630014" calcext:value-type="float">
            <text:p>35,8241538630014</text:p>
          </table:table-cell>
          <table:table-cell table:formula="of:=POWER([.G24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r. Aerospace 146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8361542" calcext:value-type="float">
            <text:p>8361542</text:p>
          </table:table-cell>
          <table:table-cell table:formula="of:=[.F250]*[.E250]" office:value-type="float" office:value="4180" calcext:value-type="float">
            <text:p>4180</text:p>
          </table:table-cell>
          <table:table-cell table:formula="of:=POWER([.I250];[.$M$1])" office:value-type="float" office:value="64.6529195009784" calcext:value-type="float">
            <text:p>64,6529195009784</text:p>
          </table:table-cell>
          <table:table-cell table:formula="of:=POWER([.G25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r. Aerospace 146 200 QT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8361542" calcext:value-type="float">
            <text:p>8361542</text:p>
          </table:table-cell>
          <table:table-cell table:formula="of:=[.F251]*[.E251]" office:value-type="float" office:value="4180" calcext:value-type="float">
            <text:p>4180</text:p>
          </table:table-cell>
          <table:table-cell table:formula="of:=POWER([.I251];[.$M$1])" office:value-type="float" office:value="64.6529195009784" calcext:value-type="float">
            <text:p>64,6529195009784</text:p>
          </table:table-cell>
          <table:table-cell table:formula="of:=POWER([.G25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Graf Zeppelin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9.72" calcext:value-type="float">
            <text:p>9,72</text:p>
          </table:table-cell>
          <table:table-cell office:value-type="float" office:value="0" calcext:value-type="float">
            <text:p>0</text:p>
          </table:table-cell>
          <table:table-cell office:value-type="float" office:value="1953190" calcext:value-type="float">
            <text:p>1953190</text:p>
          </table:table-cell>
          <table:table-cell table:formula="of:=[.F252]*[.E252]" office:value-type="float" office:value="1458" calcext:value-type="float">
            <text:p>1458</text:p>
          </table:table-cell>
          <table:table-cell table:formula="of:=POWER([.I252];[.$M$1])" office:value-type="float" office:value="38.1837661840736" calcext:value-type="float">
            <text:p>38,1837661840736</text:p>
          </table:table-cell>
          <table:table-cell table:formula="of:=POWER([.G25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81" calcext:value-type="float">
            <text:p>1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33" calcext:value-type="float">
            <text:p>83,33</text:p>
          </table:table-cell>
          <table:table-cell office:value-type="float" office:value="3225" calcext:value-type="float">
            <text:p>3225</text:p>
          </table:table-cell>
          <table:table-cell office:value-type="float" office:value="14076948" calcext:value-type="float">
            <text:p>14076948</text:p>
          </table:table-cell>
          <table:table-cell table:formula="of:=[.F253]*[.E253]" office:value-type="float" office:value="0" calcext:value-type="float">
            <text:p>0</text:p>
          </table:table-cell>
          <table:table-cell table:formula="of:=POWER([.I253];[.$M$1])" office:value-type="float" office:value="0" calcext:value-type="float">
            <text:p>0</text:p>
          </table:table-cell>
          <table:table-cell table:formula="of:=POWER([.G253]; [.$O$1])" office:value-type="float" office:value="56.7890834580027" calcext:value-type="float">
            <text:p>56,789083458002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0" calcext:value-type="float">
            <text:p>0</text:p>
          </table:table-cell>
          <table:table-cell office:value-type="float" office:value="3771312" calcext:value-type="float">
            <text:p>3771312</text:p>
          </table:table-cell>
          <table:table-cell table:formula="of:=[.F254]*[.E254]" office:value-type="float" office:value="1499.94" calcext:value-type="float">
            <text:p>1499,94</text:p>
          </table:table-cell>
          <table:table-cell table:formula="of:=POWER([.I254];[.$M$1])" office:value-type="float" office:value="38.7290588576588" calcext:value-type="float">
            <text:p>38,7290588576588</text:p>
          </table:table-cell>
          <table:table-cell table:formula="of:=POWER([.G25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0" calcext:value-type="float">
            <text:p>0</text:p>
          </table:table-cell>
          <table:table-cell office:value-type="float" office:value="3771312" calcext:value-type="float">
            <text:p>3771312</text:p>
          </table:table-cell>
          <table:table-cell table:formula="of:=[.F255]*[.E255]" office:value-type="float" office:value="1499.94" calcext:value-type="float">
            <text:p>1499,94</text:p>
          </table:table-cell>
          <table:table-cell table:formula="of:=POWER([.I255];[.$M$1])" office:value-type="float" office:value="38.7290588576588" calcext:value-type="float">
            <text:p>38,7290588576588</text:p>
          </table:table-cell>
          <table:table-cell table:formula="of:=POWER([.G25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Einheitswagen IV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5.56" calcext:value-type="float">
            <text:p>55,56</text:p>
          </table:table-cell>
          <table:table-cell office:value-type="float" office:value="0" calcext:value-type="float">
            <text:p>0</text:p>
          </table:table-cell>
          <table:table-cell office:value-type="float" office:value="2850792" calcext:value-type="float">
            <text:p>2850792</text:p>
          </table:table-cell>
          <table:table-cell table:formula="of:=[.F256]*[.E256]" office:value-type="float" office:value="1222.32" calcext:value-type="float">
            <text:p>1222,32</text:p>
          </table:table-cell>
          <table:table-cell table:formula="of:=POWER([.I256];[.$M$1])" office:value-type="float" office:value="34.9616933228355" calcext:value-type="float">
            <text:p>34,9616933228355</text:p>
          </table:table-cell>
          <table:table-cell table:formula="of:=POWER([.G25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VL80S</text:p>
          </table:table-cell>
          <table:table-cell office:value-type="float" office:value="1982" calcext:value-type="float">
            <text:p>1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6" calcext:value-type="float">
            <text:p>30,56</text:p>
          </table:table-cell>
          <table:table-cell office:value-type="float" office:value="6520" calcext:value-type="float">
            <text:p>6520</text:p>
          </table:table-cell>
          <table:table-cell office:value-type="float" office:value="24359860" calcext:value-type="float">
            <text:p>24359860</text:p>
          </table:table-cell>
          <table:table-cell table:formula="of:=[.F257]*[.E257]" office:value-type="float" office:value="0" calcext:value-type="float">
            <text:p>0</text:p>
          </table:table-cell>
          <table:table-cell table:formula="of:=POWER([.I257];[.$M$1])" office:value-type="float" office:value="0" calcext:value-type="float">
            <text:p>0</text:p>
          </table:table-cell>
          <table:table-cell table:formula="of:=POWER([.G257]; [.$O$1])" office:value-type="float" office:value="80.7465169527454" calcext:value-type="float">
            <text:p>80,74651695274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57-200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5192336" calcext:value-type="float">
            <text:p>25192336</text:p>
          </table:table-cell>
          <table:table-cell table:formula="of:=[.F258]*[.E258]" office:value-type="float" office:value="12400" calcext:value-type="float">
            <text:p>12400</text:p>
          </table:table-cell>
          <table:table-cell table:formula="of:=POWER([.I258];[.$M$1])" office:value-type="float" office:value="111.3552872566" calcext:value-type="float">
            <text:p>111,3552872566</text:p>
          </table:table-cell>
          <table:table-cell table:formula="of:=POWER([.G25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57-200PF / SF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5696180" calcext:value-type="float">
            <text:p>25696180</text:p>
          </table:table-cell>
          <table:table-cell table:formula="of:=[.F259]*[.E259]" office:value-type="float" office:value="12648" calcext:value-type="float">
            <text:p>12648</text:p>
          </table:table-cell>
          <table:table-cell table:formula="of:=POWER([.I259];[.$M$1])" office:value-type="float" office:value="112.463327356076" calcext:value-type="float">
            <text:p>112,463327356076</text:p>
          </table:table-cell>
          <table:table-cell table:formula="of:=POWER([.G25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hina Railways DF4B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2650" calcext:value-type="float">
            <text:p>2650</text:p>
          </table:table-cell>
          <table:table-cell office:value-type="float" office:value="9990328" calcext:value-type="float">
            <text:p>9990328</text:p>
          </table:table-cell>
          <table:table-cell table:formula="of:=[.F260]*[.E260]" office:value-type="float" office:value="0" calcext:value-type="float">
            <text:p>0</text:p>
          </table:table-cell>
          <table:table-cell table:formula="of:=POWER([.I260];[.$M$1])" office:value-type="float" office:value="0" calcext:value-type="float">
            <text:p>0</text:p>
          </table:table-cell>
          <table:table-cell table:formula="of:=POWER([.G260]; [.$O$1])" office:value-type="float" office:value="51.478150704935" calcext:value-type="float">
            <text:p>51,47815070493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Berkhof Duvedec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32369" calcext:value-type="float">
            <text:p>632369</text:p>
          </table:table-cell>
          <table:table-cell table:formula="of:=[.F261]*[.E261]" office:value-type="float" office:value="575" calcext:value-type="float">
            <text:p>575</text:p>
          </table:table-cell>
          <table:table-cell table:formula="of:=POWER([.I261];[.$M$1])" office:value-type="float" office:value="23.9791576165636" calcext:value-type="float">
            <text:p>23,9791576165636</text:p>
          </table:table-cell>
          <table:table-cell table:formula="of:=POWER([.G26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LVS 86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9.44" calcext:value-type="float">
            <text:p>19,44</text:p>
          </table:table-cell>
          <table:table-cell office:value-type="float" office:value="300" calcext:value-type="float">
            <text:p>300</text:p>
          </table:table-cell>
          <table:table-cell office:value-type="float" office:value="572541" calcext:value-type="float">
            <text:p>572541</text:p>
          </table:table-cell>
          <table:table-cell table:formula="of:=[.F262]*[.E262]" office:value-type="float" office:value="524.88" calcext:value-type="float">
            <text:p>524,88</text:p>
          </table:table-cell>
          <table:table-cell table:formula="of:=POWER([.I262];[.$M$1])" office:value-type="float" office:value="22.9102597104441" calcext:value-type="float">
            <text:p>22,9102597104441</text:p>
          </table:table-cell>
          <table:table-cell table:formula="of:=POWER([.G262]; [.$O$1])" office:value-type="float" office:value="17.3205080756888" calcext:value-type="float">
            <text:p>17,320508075688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11" calcext:value-type="float">
            <text:p>36,11</text:p>
          </table:table-cell>
          <table:table-cell office:value-type="float" office:value="3000" calcext:value-type="float">
            <text:p>3000</text:p>
          </table:table-cell>
          <table:table-cell office:value-type="float" office:value="11413992" calcext:value-type="float">
            <text:p>11413992</text:p>
          </table:table-cell>
          <table:table-cell table:formula="of:=[.F263]*[.E263]" office:value-type="float" office:value="0" calcext:value-type="float">
            <text:p>0</text:p>
          </table:table-cell>
          <table:table-cell table:formula="of:=POWER([.I263];[.$M$1])" office:value-type="float" office:value="0" calcext:value-type="float">
            <text:p>0</text:p>
          </table:table-cell>
          <table:table-cell table:formula="of:=POWER([.G263]; [.$O$1])" office:value-type="float" office:value="54.7722557505166" calcext:value-type="float">
            <text:p>54,772255750516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ilevel Car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.11" calcext:value-type="float">
            <text:p>36,11</text:p>
          </table:table-cell>
          <table:table-cell office:value-type="float" office:value="0" calcext:value-type="float">
            <text:p>0</text:p>
          </table:table-cell>
          <table:table-cell office:value-type="float" office:value="2611522" calcext:value-type="float">
            <text:p>2611522</text:p>
          </table:table-cell>
          <table:table-cell table:formula="of:=[.F264]*[.E264]" office:value-type="float" office:value="1191.63" calcext:value-type="float">
            <text:p>1191,63</text:p>
          </table:table-cell>
          <table:table-cell table:formula="of:=POWER([.I264];[.$M$1])" office:value-type="float" office:value="34.5199942062568" calcext:value-type="float">
            <text:p>34,5199942062568</text:p>
          </table:table-cell>
          <table:table-cell table:formula="of:=POWER([.G26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.11" calcext:value-type="float">
            <text:p>36,11</text:p>
          </table:table-cell>
          <table:table-cell office:value-type="float" office:value="0" calcext:value-type="float">
            <text:p>0</text:p>
          </table:table-cell>
          <table:table-cell office:value-type="float" office:value="2611522" calcext:value-type="float">
            <text:p>2611522</text:p>
          </table:table-cell>
          <table:table-cell table:formula="of:=[.F265]*[.E265]" office:value-type="float" office:value="1191.63" calcext:value-type="float">
            <text:p>1191,63</text:p>
          </table:table-cell>
          <table:table-cell table:formula="of:=POWER([.I265];[.$M$1])" office:value-type="float" office:value="34.5199942062568" calcext:value-type="float">
            <text:p>34,5199942062568</text:p>
          </table:table-cell>
          <table:table-cell table:formula="of:=POWER([.G26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E C40-8W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3000" calcext:value-type="float">
            <text:p>3000</text:p>
          </table:table-cell>
          <table:table-cell office:value-type="float" office:value="11309806" calcext:value-type="float">
            <text:p>11309806</text:p>
          </table:table-cell>
          <table:table-cell table:formula="of:=[.F266]*[.E266]" office:value-type="float" office:value="0" calcext:value-type="float">
            <text:p>0</text:p>
          </table:table-cell>
          <table:table-cell table:formula="of:=POWER([.I266];[.$M$1])" office:value-type="float" office:value="0" calcext:value-type="float">
            <text:p>0</text:p>
          </table:table-cell>
          <table:table-cell table:formula="of:=POWER([.G266]; [.$O$1])" office:value-type="float" office:value="54.7722557505166" calcext:value-type="float">
            <text:p>54,772255750516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Gaz 3307 Tank Truck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22391" calcext:value-type="float">
            <text:p>522391</text:p>
          </table:table-cell>
          <table:table-cell table:formula="of:=[.F267]*[.E267]" office:value-type="float" office:value="475" calcext:value-type="float">
            <text:p>475</text:p>
          </table:table-cell>
          <table:table-cell table:formula="of:=POWER([.I267];[.$M$1])" office:value-type="float" office:value="21.7944947177034" calcext:value-type="float">
            <text:p>21,7944947177034</text:p>
          </table:table-cell>
          <table:table-cell table:formula="of:=POWER([.G26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Gaz 3307 Dump Truck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22391" calcext:value-type="float">
            <text:p>522391</text:p>
          </table:table-cell>
          <table:table-cell table:formula="of:=[.F268]*[.E268]" office:value-type="float" office:value="475" calcext:value-type="float">
            <text:p>475</text:p>
          </table:table-cell>
          <table:table-cell table:formula="of:=POWER([.I268];[.$M$1])" office:value-type="float" office:value="21.7944947177034" calcext:value-type="float">
            <text:p>21,7944947177034</text:p>
          </table:table-cell>
          <table:table-cell table:formula="of:=POWER([.G26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Gaz 3307 Tarpaulin Truck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39909" calcext:value-type="float">
            <text:p>439909</text:p>
          </table:table-cell>
          <table:table-cell table:formula="of:=[.F269]*[.E269]" office:value-type="float" office:value="400" calcext:value-type="float">
            <text:p>400</text:p>
          </table:table-cell>
          <table:table-cell table:formula="of:=POWER([.I269];[.$M$1])" office:value-type="float" office:value="20" calcext:value-type="float">
            <text:p>20</text:p>
          </table:table-cell>
          <table:table-cell table:formula="of:=POWER([.G26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New Flyer D4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94897" calcext:value-type="float">
            <text:p>494897</text:p>
          </table:table-cell>
          <table:table-cell table:formula="of:=[.F270]*[.E270]" office:value-type="float" office:value="450" calcext:value-type="float">
            <text:p>450</text:p>
          </table:table-cell>
          <table:table-cell table:formula="of:=POWER([.I270];[.$M$1])" office:value-type="float" office:value="21.2132034355964" calcext:value-type="float">
            <text:p>21,2132034355964</text:p>
          </table:table-cell>
          <table:table-cell table:formula="of:=POWER([.G27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Hercules XI Towboat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.78" calcext:value-type="float">
            <text:p>7,78</text:p>
          </table:table-cell>
          <table:table-cell office:value-type="float" office:value="0" calcext:value-type="float">
            <text:p>0</text:p>
          </table:table-cell>
          <table:table-cell office:value-type="float" office:value="2795179" calcext:value-type="float">
            <text:p>2795179</text:p>
          </table:table-cell>
          <table:table-cell table:formula="of:=[.F271]*[.E271]" office:value-type="float" office:value="2334" calcext:value-type="float">
            <text:p>2334</text:p>
          </table:table-cell>
          <table:table-cell table:formula="of:=POWER([.I271];[.$M$1])" office:value-type="float" office:value="48.3114893167246" calcext:value-type="float">
            <text:p>48,3114893167246</text:p>
          </table:table-cell>
          <table:table-cell table:formula="of:=POWER([.G27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Hercules XI Tanker Towboat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7.78" calcext:value-type="float">
            <text:p>7,78</text:p>
          </table:table-cell>
          <table:table-cell office:value-type="float" office:value="0" calcext:value-type="float">
            <text:p>0</text:p>
          </table:table-cell>
          <table:table-cell office:value-type="float" office:value="3261042" calcext:value-type="float">
            <text:p>3261042</text:p>
          </table:table-cell>
          <table:table-cell table:formula="of:=[.F272]*[.E272]" office:value-type="float" office:value="2723" calcext:value-type="float">
            <text:p>2723</text:p>
          </table:table-cell>
          <table:table-cell table:formula="of:=POWER([.I272];[.$M$1])" office:value-type="float" office:value="52.182372502599" calcext:value-type="float">
            <text:p>52,182372502599</text:p>
          </table:table-cell>
          <table:table-cell table:formula="of:=POWER([.G27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Hercules XI Tanker Towboat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7.78" calcext:value-type="float">
            <text:p>7,78</text:p>
          </table:table-cell>
          <table:table-cell office:value-type="float" office:value="0" calcext:value-type="float">
            <text:p>0</text:p>
          </table:table-cell>
          <table:table-cell office:value-type="float" office:value="3261042" calcext:value-type="float">
            <text:p>3261042</text:p>
          </table:table-cell>
          <table:table-cell table:formula="of:=[.F273]*[.E273]" office:value-type="float" office:value="2723" calcext:value-type="float">
            <text:p>2723</text:p>
          </table:table-cell>
          <table:table-cell table:formula="of:=POWER([.I273];[.$M$1])" office:value-type="float" office:value="52.182372502599" calcext:value-type="float">
            <text:p>52,182372502599</text:p>
          </table:table-cell>
          <table:table-cell table:formula="of:=POWER([.G27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Hercules XI Towboat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.78" calcext:value-type="float">
            <text:p>7,78</text:p>
          </table:table-cell>
          <table:table-cell office:value-type="float" office:value="0" calcext:value-type="float">
            <text:p>0</text:p>
          </table:table-cell>
          <table:table-cell office:value-type="float" office:value="2795179" calcext:value-type="float">
            <text:p>2795179</text:p>
          </table:table-cell>
          <table:table-cell table:formula="of:=[.F274]*[.E274]" office:value-type="float" office:value="2334" calcext:value-type="float">
            <text:p>2334</text:p>
          </table:table-cell>
          <table:table-cell table:formula="of:=POWER([.I274];[.$M$1])" office:value-type="float" office:value="48.3114893167246" calcext:value-type="float">
            <text:p>48,3114893167246</text:p>
          </table:table-cell>
          <table:table-cell table:formula="of:=POWER([.G27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Merlin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8.89" calcext:value-type="float">
            <text:p>8,89</text:p>
          </table:table-cell>
          <table:table-cell office:value-type="float" office:value="0" calcext:value-type="float">
            <text:p>0</text:p>
          </table:table-cell>
          <table:table-cell office:value-type="float" office:value="2868645" calcext:value-type="float">
            <text:p>2868645</text:p>
          </table:table-cell>
          <table:table-cell table:formula="of:=[.F275]*[.E275]" office:value-type="float" office:value="2240.28" calcext:value-type="float">
            <text:p>2240,28</text:p>
          </table:table-cell>
          <table:table-cell table:formula="of:=POWER([.I275];[.$M$1])" office:value-type="float" office:value="47.3315962122555" calcext:value-type="float">
            <text:p>47,3315962122555</text:p>
          </table:table-cell>
          <table:table-cell table:formula="of:=POWER([.G27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40 Ton Tarpaulin Truck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767724" calcext:value-type="float">
            <text:p>767724</text:p>
          </table:table-cell>
          <table:table-cell table:formula="of:=[.F276]*[.E276]" office:value-type="float" office:value="694.5" calcext:value-type="float">
            <text:p>694,5</text:p>
          </table:table-cell>
          <table:table-cell table:formula="of:=POWER([.I276];[.$M$1])" office:value-type="float" office:value="26.3533679062089" calcext:value-type="float">
            <text:p>26,3533679062089</text:p>
          </table:table-cell>
          <table:table-cell table:formula="of:=POWER([.G27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40 Ton Truck with Side Stakes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921268" calcext:value-type="float">
            <text:p>921268</text:p>
          </table:table-cell>
          <table:table-cell table:formula="of:=[.F277]*[.E277]" office:value-type="float" office:value="833.4" calcext:value-type="float">
            <text:p>833,4</text:p>
          </table:table-cell>
          <table:table-cell table:formula="of:=POWER([.I277];[.$M$1])" office:value-type="float" office:value="28.8686681369266" calcext:value-type="float">
            <text:p>28,8686681369266</text:p>
          </table:table-cell>
          <table:table-cell table:formula="of:=POWER([.G27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40 Ton Tank Truck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921268" calcext:value-type="float">
            <text:p>921268</text:p>
          </table:table-cell>
          <table:table-cell table:formula="of:=[.F278]*[.E278]" office:value-type="float" office:value="833.4" calcext:value-type="float">
            <text:p>833,4</text:p>
          </table:table-cell>
          <table:table-cell table:formula="of:=POWER([.I278];[.$M$1])" office:value-type="float" office:value="28.8686681369266" calcext:value-type="float">
            <text:p>28,8686681369266</text:p>
          </table:table-cell>
          <table:table-cell table:formula="of:=POWER([.G27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hina Type 25C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4.44" calcext:value-type="float">
            <text:p>44,44</text:p>
          </table:table-cell>
          <table:table-cell office:value-type="float" office:value="0" calcext:value-type="float">
            <text:p>0</text:p>
          </table:table-cell>
          <table:table-cell office:value-type="float" office:value="2302608" calcext:value-type="float">
            <text:p>2302608</text:p>
          </table:table-cell>
          <table:table-cell table:formula="of:=[.F279]*[.E279]" office:value-type="float" office:value="1022.12" calcext:value-type="float">
            <text:p>1022,12</text:p>
          </table:table-cell>
          <table:table-cell table:formula="of:=POWER([.I279];[.$M$1])" office:value-type="float" office:value="31.9706115049431" calcext:value-type="float">
            <text:p>31,9706115049431</text:p>
          </table:table-cell>
          <table:table-cell table:formula="of:=POWER([.G27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91" calcext:value-type="float">
            <text:p>1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78" calcext:value-type="float">
            <text:p>77,78</text:p>
          </table:table-cell>
          <table:table-cell office:value-type="float" office:value="4400" calcext:value-type="float">
            <text:p>4400</text:p>
          </table:table-cell>
          <table:table-cell office:value-type="float" office:value="18944484" calcext:value-type="float">
            <text:p>18944484</text:p>
          </table:table-cell>
          <table:table-cell table:formula="of:=[.F280]*[.E280]" office:value-type="float" office:value="0" calcext:value-type="float">
            <text:p>0</text:p>
          </table:table-cell>
          <table:table-cell table:formula="of:=POWER([.I280];[.$M$1])" office:value-type="float" office:value="0" calcext:value-type="float">
            <text:p>0</text:p>
          </table:table-cell>
          <table:table-cell table:formula="of:=POWER([.G280]; [.$O$1])" office:value-type="float" office:value="66.332495807108" calcext:value-type="float">
            <text:p>66,33249580710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7.78" calcext:value-type="float">
            <text:p>77,78</text:p>
          </table:table-cell>
          <table:table-cell office:value-type="float" office:value="0" calcext:value-type="float">
            <text:p>0</text:p>
          </table:table-cell>
          <table:table-cell office:value-type="float" office:value="3472008" calcext:value-type="float">
            <text:p>3472008</text:p>
          </table:table-cell>
          <table:table-cell table:formula="of:=[.F281]*[.E281]" office:value-type="float" office:value="1400.04" calcext:value-type="float">
            <text:p>1400,04</text:p>
          </table:table-cell>
          <table:table-cell table:formula="of:=POWER([.I281];[.$M$1])" office:value-type="float" office:value="37.4171083864053" calcext:value-type="float">
            <text:p>37,4171083864053</text:p>
          </table:table-cell>
          <table:table-cell table:formula="of:=POWER([.G28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7.78" calcext:value-type="float">
            <text:p>77,78</text:p>
          </table:table-cell>
          <table:table-cell office:value-type="float" office:value="0" calcext:value-type="float">
            <text:p>0</text:p>
          </table:table-cell>
          <table:table-cell office:value-type="float" office:value="3472008" calcext:value-type="float">
            <text:p>3472008</text:p>
          </table:table-cell>
          <table:table-cell table:formula="of:=[.F282]*[.E282]" office:value-type="float" office:value="1400.04" calcext:value-type="float">
            <text:p>1400,04</text:p>
          </table:table-cell>
          <table:table-cell table:formula="of:=POWER([.I282];[.$M$1])" office:value-type="float" office:value="37.4171083864053" calcext:value-type="float">
            <text:p>37,4171083864053</text:p>
          </table:table-cell>
          <table:table-cell table:formula="of:=POWER([.G28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Airbus A32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7169656" calcext:value-type="float">
            <text:p>17169656</text:p>
          </table:table-cell>
          <table:table-cell table:formula="of:=[.F283]*[.E283]" office:value-type="float" office:value="8510" calcext:value-type="float">
            <text:p>8510</text:p>
          </table:table-cell>
          <table:table-cell table:formula="of:=POWER([.I283];[.$M$1])" office:value-type="float" office:value="92.2496612459905" calcext:value-type="float">
            <text:p>92,2496612459905</text:p>
          </table:table-cell>
          <table:table-cell table:formula="of:=POWER([.G28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e E60C-2</text:p>
          </table:table-cell>
          <table:table-cell office:value-type="float" office:value="1992" calcext:value-type="float">
            <text:p>1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4000" calcext:value-type="float">
            <text:p>4000</text:p>
          </table:table-cell>
          <table:table-cell office:value-type="float" office:value="15642726" calcext:value-type="float">
            <text:p>15642726</text:p>
          </table:table-cell>
          <table:table-cell table:formula="of:=[.F284]*[.E284]" office:value-type="float" office:value="0" calcext:value-type="float">
            <text:p>0</text:p>
          </table:table-cell>
          <table:table-cell table:formula="of:=POWER([.I284];[.$M$1])" office:value-type="float" office:value="0" calcext:value-type="float">
            <text:p>0</text:p>
          </table:table-cell>
          <table:table-cell table:formula="of:=POWER([.G284]; [.$O$1])" office:value-type="float" office:value="63.2455532033676" calcext:value-type="float">
            <text:p>63,24555320336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Tupolev Tu-204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6250196" calcext:value-type="float">
            <text:p>26250196</text:p>
          </table:table-cell>
          <table:table-cell table:formula="of:=[.F285]*[.E285]" office:value-type="float" office:value="12980" calcext:value-type="float">
            <text:p>12980</text:p>
          </table:table-cell>
          <table:table-cell table:formula="of:=POWER([.I285];[.$M$1])" office:value-type="float" office:value="113.929802949009" calcext:value-type="float">
            <text:p>113,929802949009</text:p>
          </table:table-cell>
          <table:table-cell table:formula="of:=POWER([.G28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Tupolev Tu-204C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5772920" calcext:value-type="float">
            <text:p>25772920</text:p>
          </table:table-cell>
          <table:table-cell table:formula="of:=[.F286]*[.E286]" office:value-type="float" office:value="12744" calcext:value-type="float">
            <text:p>12744</text:p>
          </table:table-cell>
          <table:table-cell table:formula="of:=POWER([.I286];[.$M$1])" office:value-type="float" office:value="112.889326333361" calcext:value-type="float">
            <text:p>112,889326333361</text:p>
          </table:table-cell>
          <table:table-cell table:formula="of:=POWER([.G28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6.11" calcext:value-type="float">
            <text:p>36,11</text:p>
          </table:table-cell>
          <table:table-cell office:value-type="float" office:value="390" calcext:value-type="float">
            <text:p>390</text:p>
          </table:table-cell>
          <table:table-cell office:value-type="float" office:value="3224832" calcext:value-type="float">
            <text:p>3224832</text:p>
          </table:table-cell>
          <table:table-cell table:formula="of:=[.F287]*[.E287]" office:value-type="float" office:value="794.42" calcext:value-type="float">
            <text:p>794,42</text:p>
          </table:table-cell>
          <table:table-cell table:formula="of:=POWER([.I287];[.$M$1])" office:value-type="float" office:value="28.1854572430536" calcext:value-type="float">
            <text:p>28,1854572430536</text:p>
          </table:table-cell>
          <table:table-cell table:formula="of:=POWER([.G287]; [.$O$1])" office:value-type="float" office:value="19.7484176581315" calcext:value-type="float">
            <text:p>19,748417658131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6.11" calcext:value-type="float">
            <text:p>36,11</text:p>
          </table:table-cell>
          <table:table-cell office:value-type="float" office:value="390" calcext:value-type="float">
            <text:p>390</text:p>
          </table:table-cell>
          <table:table-cell office:value-type="float" office:value="3224832" calcext:value-type="float">
            <text:p>3224832</text:p>
          </table:table-cell>
          <table:table-cell table:formula="of:=[.F288]*[.E288]" office:value-type="float" office:value="794.42" calcext:value-type="float">
            <text:p>794,42</text:p>
          </table:table-cell>
          <table:table-cell table:formula="of:=POWER([.I288];[.$M$1])" office:value-type="float" office:value="28.1854572430536" calcext:value-type="float">
            <text:p>28,1854572430536</text:p>
          </table:table-cell>
          <table:table-cell table:formula="of:=POWER([.G288]; [.$O$1])" office:value-type="float" office:value="19.7484176581315" calcext:value-type="float">
            <text:p>19,748417658131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6.11" calcext:value-type="float">
            <text:p>36,11</text:p>
          </table:table-cell>
          <table:table-cell office:value-type="float" office:value="390" calcext:value-type="float">
            <text:p>390</text:p>
          </table:table-cell>
          <table:table-cell office:value-type="float" office:value="3224832" calcext:value-type="float">
            <text:p>3224832</text:p>
          </table:table-cell>
          <table:table-cell table:formula="of:=[.F289]*[.E289]" office:value-type="float" office:value="794.42" calcext:value-type="float">
            <text:p>794,42</text:p>
          </table:table-cell>
          <table:table-cell table:formula="of:=POWER([.I289];[.$M$1])" office:value-type="float" office:value="28.1854572430536" calcext:value-type="float">
            <text:p>28,1854572430536</text:p>
          </table:table-cell>
          <table:table-cell table:formula="of:=POWER([.G289]; [.$O$1])" office:value-type="float" office:value="19.7484176581315" calcext:value-type="float">
            <text:p>19,748417658131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Cascadia Tarpaulin Truck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921268" calcext:value-type="float">
            <text:p>921268</text:p>
          </table:table-cell>
          <table:table-cell table:formula="of:=[.F290]*[.E290]" office:value-type="float" office:value="833.4" calcext:value-type="float">
            <text:p>833,4</text:p>
          </table:table-cell>
          <table:table-cell table:formula="of:=POWER([.I290];[.$M$1])" office:value-type="float" office:value="28.8686681369266" calcext:value-type="float">
            <text:p>28,8686681369266</text:p>
          </table:table-cell>
          <table:table-cell table:formula="of:=POWER([.G29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Cascadia Tank Truck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105522" calcext:value-type="float">
            <text:p>1105522</text:p>
          </table:table-cell>
          <table:table-cell table:formula="of:=[.F291]*[.E291]" office:value-type="float" office:value="1000.08" calcext:value-type="float">
            <text:p>1000,08</text:p>
          </table:table-cell>
          <table:table-cell table:formula="of:=POWER([.I291];[.$M$1])" office:value-type="float" office:value="31.6240414874507" calcext:value-type="float">
            <text:p>31,6240414874507</text:p>
          </table:table-cell>
          <table:table-cell table:formula="of:=POWER([.G29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Maz 103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583470" calcext:value-type="float">
            <text:p>583470</text:p>
          </table:table-cell>
          <table:table-cell table:formula="of:=[.F292]*[.E292]" office:value-type="float" office:value="527.82" calcext:value-type="float">
            <text:p>527,82</text:p>
          </table:table-cell>
          <table:table-cell table:formula="of:=POWER([.I292];[.$M$1])" office:value-type="float" office:value="22.9743335050225" calcext:value-type="float">
            <text:p>22,9743335050225</text:p>
          </table:table-cell>
          <table:table-cell table:formula="of:=POWER([.G29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Volvo 5000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522052" calcext:value-type="float">
            <text:p>522052</text:p>
          </table:table-cell>
          <table:table-cell table:formula="of:=[.F293]*[.E293]" office:value-type="float" office:value="472.26" calcext:value-type="float">
            <text:p>472,26</text:p>
          </table:table-cell>
          <table:table-cell table:formula="of:=POWER([.I293];[.$M$1])" office:value-type="float" office:value="21.7315438936123" calcext:value-type="float">
            <text:p>21,7315438936123</text:p>
          </table:table-cell>
          <table:table-cell table:formula="of:=POWER([.G29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37-700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70.56" calcext:value-type="float">
            <text:p>270,56</text:p>
          </table:table-cell>
          <table:table-cell office:value-type="float" office:value="0" calcext:value-type="float">
            <text:p>0</text:p>
          </table:table-cell>
          <table:table-cell office:value-type="float" office:value="18285084" calcext:value-type="float">
            <text:p>18285084</text:p>
          </table:table-cell>
          <table:table-cell table:formula="of:=[.F294]*[.E294]" office:value-type="float" office:value="8928.48" calcext:value-type="float">
            <text:p>8928,48</text:p>
          </table:table-cell>
          <table:table-cell table:formula="of:=POWER([.I294];[.$M$1])" office:value-type="float" office:value="94.4906344565428" calcext:value-type="float">
            <text:p>94,4906344565428</text:p>
          </table:table-cell>
          <table:table-cell table:formula="of:=POWER([.G29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37-700-C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0.56" calcext:value-type="float">
            <text:p>270,56</text:p>
          </table:table-cell>
          <table:table-cell office:value-type="float" office:value="0" calcext:value-type="float">
            <text:p>0</text:p>
          </table:table-cell>
          <table:table-cell office:value-type="float" office:value="11081870" calcext:value-type="float">
            <text:p>11081870</text:p>
          </table:table-cell>
          <table:table-cell table:formula="of:=[.F295]*[.E295]" office:value-type="float" office:value="5411.2" calcext:value-type="float">
            <text:p>5411,2</text:p>
          </table:table-cell>
          <table:table-cell table:formula="of:=POWER([.I295];[.$M$1])" office:value-type="float" office:value="73.560859157571" calcext:value-type="float">
            <text:p>73,560859157571</text:p>
          </table:table-cell>
          <table:table-cell table:formula="of:=POWER([.G29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hina Railways SS9G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2" calcext:value-type="float">
            <text:p>47,22</text:p>
          </table:table-cell>
          <table:table-cell office:value-type="float" office:value="4800" calcext:value-type="float">
            <text:p>4800</text:p>
          </table:table-cell>
          <table:table-cell office:value-type="float" office:value="18940180" calcext:value-type="float">
            <text:p>18940180</text:p>
          </table:table-cell>
          <table:table-cell table:formula="of:=[.F296]*[.E296]" office:value-type="float" office:value="0" calcext:value-type="float">
            <text:p>0</text:p>
          </table:table-cell>
          <table:table-cell table:formula="of:=POWER([.I296];[.$M$1])" office:value-type="float" office:value="0" calcext:value-type="float">
            <text:p>0</text:p>
          </table:table-cell>
          <table:table-cell table:formula="of:=POWER([.G296]; [.$O$1])" office:value-type="float" office:value="69.2820323027551" calcext:value-type="float">
            <text:p>69,28203230275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mbardier DHC-8-402PF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7825800" calcext:value-type="float">
            <text:p>7825800</text:p>
          </table:table-cell>
          <table:table-cell table:formula="of:=[.F297]*[.E297]" office:value-type="float" office:value="3960" calcext:value-type="float">
            <text:p>3960</text:p>
          </table:table-cell>
          <table:table-cell table:formula="of:=POWER([.I297];[.$M$1])" office:value-type="float" office:value="62.9285308902091" calcext:value-type="float">
            <text:p>62,9285308902091</text:p>
          </table:table-cell>
          <table:table-cell table:formula="of:=POWER([.G29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mbardier Q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7825800" calcext:value-type="float">
            <text:p>7825800</text:p>
          </table:table-cell>
          <table:table-cell table:formula="of:=[.F298]*[.E298]" office:value-type="float" office:value="3960" calcext:value-type="float">
            <text:p>3960</text:p>
          </table:table-cell>
          <table:table-cell table:formula="of:=POWER([.I298];[.$M$1])" office:value-type="float" office:value="62.9285308902091" calcext:value-type="float">
            <text:p>62,9285308902091</text:p>
          </table:table-cell>
          <table:table-cell table:formula="of:=POWER([.G29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Sukhoi Superjet 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9810896" calcext:value-type="float">
            <text:p>9810896</text:p>
          </table:table-cell>
          <table:table-cell table:formula="of:=[.F299]*[.E299]" office:value-type="float" office:value="4840" calcext:value-type="float">
            <text:p>4840</text:p>
          </table:table-cell>
          <table:table-cell table:formula="of:=POWER([.I299];[.$M$1])" office:value-type="float" office:value="69.5701085237044" calcext:value-type="float">
            <text:p>69,5701085237044</text:p>
          </table:table-cell>
          <table:table-cell table:formula="of:=POWER([.G29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R 185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4200" calcext:value-type="float">
            <text:p>4200</text:p>
          </table:table-cell>
          <table:table-cell office:value-type="float" office:value="16424862" calcext:value-type="float">
            <text:p>16424862</text:p>
          </table:table-cell>
          <table:table-cell table:formula="of:=[.F300]*[.E300]" office:value-type="float" office:value="0" calcext:value-type="float">
            <text:p>0</text:p>
          </table:table-cell>
          <table:table-cell table:formula="of:=POWER([.I300];[.$M$1])" office:value-type="float" office:value="0" calcext:value-type="float">
            <text:p>0</text:p>
          </table:table-cell>
          <table:table-cell table:formula="of:=POWER([.G300]; [.$O$1])" office:value-type="float" office:value="64.8074069840786" calcext:value-type="float">
            <text:p>64,807406984078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Series 246 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2000" calcext:value-type="float">
            <text:p>2000</text:p>
          </table:table-cell>
          <table:table-cell office:value-type="float" office:value="7821362" calcext:value-type="float">
            <text:p>7821362</text:p>
          </table:table-cell>
          <table:table-cell table:formula="of:=[.F301]*[.E301]" office:value-type="float" office:value="0" calcext:value-type="float">
            <text:p>0</text:p>
          </table:table-cell>
          <table:table-cell table:formula="of:=POWER([.I301];[.$M$1])" office:value-type="float" office:value="0" calcext:value-type="float">
            <text:p>0</text:p>
          </table:table-cell>
          <table:table-cell table:formula="of:=POWER([.G301]; [.$O$1])" office:value-type="float" office:value="44.7213595499958" calcext:value-type="float">
            <text:p>44,721359549995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7" calcext:value-type="float">
            <text:p>66,67</text:p>
          </table:table-cell>
          <table:table-cell office:value-type="float" office:value="4600" calcext:value-type="float">
            <text:p>4600</text:p>
          </table:table-cell>
          <table:table-cell office:value-type="float" office:value="19233960" calcext:value-type="float">
            <text:p>19233960</text:p>
          </table:table-cell>
          <table:table-cell table:formula="of:=[.F302]*[.E302]" office:value-type="float" office:value="0" calcext:value-type="float">
            <text:p>0</text:p>
          </table:table-cell>
          <table:table-cell table:formula="of:=POWER([.I302];[.$M$1])" office:value-type="float" office:value="0" calcext:value-type="float">
            <text:p>0</text:p>
          </table:table-cell>
          <table:table-cell table:formula="of:=POWER([.G302]; [.$O$1])" office:value-type="float" office:value="67.8232998312527" calcext:value-type="float">
            <text:p>67,823299831252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6.67" calcext:value-type="float">
            <text:p>66,67</text:p>
          </table:table-cell>
          <table:table-cell office:value-type="float" office:value="0" calcext:value-type="float">
            <text:p>0</text:p>
          </table:table-cell>
          <table:table-cell office:value-type="float" office:value="2729550" calcext:value-type="float">
            <text:p>2729550</text:p>
          </table:table-cell>
          <table:table-cell table:formula="of:=[.F303]*[.E303]" office:value-type="float" office:value="1133.39" calcext:value-type="float">
            <text:p>1133,39</text:p>
          </table:table-cell>
          <table:table-cell table:formula="of:=POWER([.I303];[.$M$1])" office:value-type="float" office:value="33.6658580760984" calcext:value-type="float">
            <text:p>33,6658580760984</text:p>
          </table:table-cell>
          <table:table-cell table:formula="of:=POWER([.G30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Skoda 10 T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.44" calcext:value-type="float">
            <text:p>19,44</text:p>
          </table:table-cell>
          <table:table-cell office:value-type="float" office:value="360" calcext:value-type="float">
            <text:p>360</text:p>
          </table:table-cell>
          <table:table-cell office:value-type="float" office:value="530130" calcext:value-type="float">
            <text:p>530130</text:p>
          </table:table-cell>
          <table:table-cell table:formula="of:=[.F304]*[.E304]" office:value-type="float" office:value="486" calcext:value-type="float">
            <text:p>486</text:p>
          </table:table-cell>
          <table:table-cell table:formula="of:=POWER([.I304];[.$M$1])" office:value-type="float" office:value="22.0454076850486" calcext:value-type="float">
            <text:p>22,0454076850486</text:p>
          </table:table-cell>
          <table:table-cell table:formula="of:=POWER([.G304]; [.$O$1])" office:value-type="float" office:value="18.9736659610103" calcext:value-type="float">
            <text:p>18,973665961010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xcar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4.44" calcext:value-type="float">
            <text:p>44,44</text:p>
          </table:table-cell>
          <table:table-cell office:value-type="float" office:value="0" calcext:value-type="float">
            <text:p>0</text:p>
          </table:table-cell>
          <table:table-cell office:value-type="float" office:value="2002268" calcext:value-type="float">
            <text:p>2002268</text:p>
          </table:table-cell>
          <table:table-cell table:formula="of:=[.F305]*[.E305]" office:value-type="float" office:value="888.8" calcext:value-type="float">
            <text:p>888,8</text:p>
          </table:table-cell>
          <table:table-cell table:formula="of:=POWER([.I305];[.$M$1])" office:value-type="float" office:value="29.8127489507425" calcext:value-type="float">
            <text:p>29,8127489507425</text:p>
          </table:table-cell>
          <table:table-cell table:formula="of:=POWER([.G30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ondola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4.44" calcext:value-type="float">
            <text:p>44,44</text:p>
          </table:table-cell>
          <table:table-cell office:value-type="float" office:value="0" calcext:value-type="float">
            <text:p>0</text:p>
          </table:table-cell>
          <table:table-cell office:value-type="float" office:value="2002268" calcext:value-type="float">
            <text:p>2002268</text:p>
          </table:table-cell>
          <table:table-cell table:formula="of:=[.F306]*[.E306]" office:value-type="float" office:value="888.8" calcext:value-type="float">
            <text:p>888,8</text:p>
          </table:table-cell>
          <table:table-cell table:formula="of:=POWER([.I306];[.$M$1])" office:value-type="float" office:value="29.8127489507425" calcext:value-type="float">
            <text:p>29,8127489507425</text:p>
          </table:table-cell>
          <table:table-cell table:formula="of:=POWER([.G30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Flatcar with side stake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4.44" calcext:value-type="float">
            <text:p>44,44</text:p>
          </table:table-cell>
          <table:table-cell office:value-type="float" office:value="0" calcext:value-type="float">
            <text:p>0</text:p>
          </table:table-cell>
          <table:table-cell office:value-type="float" office:value="2002268" calcext:value-type="float">
            <text:p>2002268</text:p>
          </table:table-cell>
          <table:table-cell table:formula="of:=[.F307]*[.E307]" office:value-type="float" office:value="888.8" calcext:value-type="float">
            <text:p>888,8</text:p>
          </table:table-cell>
          <table:table-cell table:formula="of:=POWER([.I307];[.$M$1])" office:value-type="float" office:value="29.8127489507425" calcext:value-type="float">
            <text:p>29,8127489507425</text:p>
          </table:table-cell>
          <table:table-cell table:formula="of:=POWER([.G30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ank car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4.44" calcext:value-type="float">
            <text:p>44,44</text:p>
          </table:table-cell>
          <table:table-cell office:value-type="float" office:value="0" calcext:value-type="float">
            <text:p>0</text:p>
          </table:table-cell>
          <table:table-cell office:value-type="float" office:value="2002268" calcext:value-type="float">
            <text:p>2002268</text:p>
          </table:table-cell>
          <table:table-cell table:formula="of:=[.F308]*[.E308]" office:value-type="float" office:value="888.8" calcext:value-type="float">
            <text:p>888,8</text:p>
          </table:table-cell>
          <table:table-cell table:formula="of:=POWER([.I308];[.$M$1])" office:value-type="float" office:value="29.8127489507425" calcext:value-type="float">
            <text:p>29,8127489507425</text:p>
          </table:table-cell>
          <table:table-cell table:formula="of:=POWER([.G30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Be 5/6 Cobra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.67" calcext:value-type="float">
            <text:p>16,67</text:p>
          </table:table-cell>
          <table:table-cell office:value-type="float" office:value="625" calcext:value-type="float">
            <text:p>625</text:p>
          </table:table-cell>
          <table:table-cell office:value-type="float" office:value="816234" calcext:value-type="float">
            <text:p>816234</text:p>
          </table:table-cell>
          <table:table-cell table:formula="of:=[.F309]*[.E309]" office:value-type="float" office:value="750.15" calcext:value-type="float">
            <text:p>750,15</text:p>
          </table:table-cell>
          <table:table-cell table:formula="of:=POWER([.I309];[.$M$1])" office:value-type="float" office:value="27.3888663511289" calcext:value-type="float">
            <text:p>27,3888663511289</text:p>
          </table:table-cell>
          <table:table-cell table:formula="of:=POWER([.G309]; [.$O$1])" office:value-type="float" office:value="25" calcext:value-type="float">
            <text:p>2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.78" calcext:value-type="float">
            <text:p>27,78</text:p>
          </table:table-cell>
          <table:table-cell office:value-type="float" office:value="350" calcext:value-type="float">
            <text:p>350</text:p>
          </table:table-cell>
          <table:table-cell office:value-type="float" office:value="2481734" calcext:value-type="float">
            <text:p>2481734</text:p>
          </table:table-cell>
          <table:table-cell table:formula="of:=[.F310]*[.E310]" office:value-type="float" office:value="555.6" calcext:value-type="float">
            <text:p>555,6</text:p>
          </table:table-cell>
          <table:table-cell table:formula="of:=POWER([.I310];[.$M$1])" office:value-type="float" office:value="23.5711688297377" calcext:value-type="float">
            <text:p>23,5711688297377</text:p>
          </table:table-cell>
          <table:table-cell table:formula="of:=POWER([.G310]; [.$O$1])" office:value-type="float" office:value="18.7082869338697" calcext:value-type="float">
            <text:p>18,708286933869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.78" calcext:value-type="float">
            <text:p>27,78</text:p>
          </table:table-cell>
          <table:table-cell office:value-type="float" office:value="350" calcext:value-type="float">
            <text:p>350</text:p>
          </table:table-cell>
          <table:table-cell office:value-type="float" office:value="2481734" calcext:value-type="float">
            <text:p>2481734</text:p>
          </table:table-cell>
          <table:table-cell table:formula="of:=[.F311]*[.E311]" office:value-type="float" office:value="555.6" calcext:value-type="float">
            <text:p>555,6</text:p>
          </table:table-cell>
          <table:table-cell table:formula="of:=POWER([.I311];[.$M$1])" office:value-type="float" office:value="23.5711688297377" calcext:value-type="float">
            <text:p>23,5711688297377</text:p>
          </table:table-cell>
          <table:table-cell table:formula="of:=POWER([.G311]; [.$O$1])" office:value-type="float" office:value="18.7082869338697" calcext:value-type="float">
            <text:p>18,708286933869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185306" calcext:value-type="float">
            <text:p>1185306</text:p>
          </table:table-cell>
          <table:table-cell table:formula="of:=[.F312]*[.E312]" office:value-type="float" office:value="555.6" calcext:value-type="float">
            <text:p>555,6</text:p>
          </table:table-cell>
          <table:table-cell table:formula="of:=POWER([.I312];[.$M$1])" office:value-type="float" office:value="23.5711688297377" calcext:value-type="float">
            <text:p>23,5711688297377</text:p>
          </table:table-cell>
          <table:table-cell table:formula="of:=POWER([.G31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E P42 DC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3170" calcext:value-type="float">
            <text:p>3170</text:p>
          </table:table-cell>
          <table:table-cell office:value-type="float" office:value="12396860" calcext:value-type="float">
            <text:p>12396860</text:p>
          </table:table-cell>
          <table:table-cell table:formula="of:=[.F313]*[.E313]" office:value-type="float" office:value="0" calcext:value-type="float">
            <text:p>0</text:p>
          </table:table-cell>
          <table:table-cell table:formula="of:=POWER([.I313];[.$M$1])" office:value-type="float" office:value="0" calcext:value-type="float">
            <text:p>0</text:p>
          </table:table-cell>
          <table:table-cell table:formula="of:=POWER([.G313]; [.$O$1])" office:value-type="float" office:value="56.302753041037" calcext:value-type="float">
            <text:p>56,30275304103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Wright StreetCar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798433" calcext:value-type="float">
            <text:p>798433</text:p>
          </table:table-cell>
          <table:table-cell table:formula="of:=[.F314]*[.E314]" office:value-type="float" office:value="722.28" calcext:value-type="float">
            <text:p>722,28</text:p>
          </table:table-cell>
          <table:table-cell table:formula="of:=POWER([.I314];[.$M$1])" office:value-type="float" office:value="26.8752674405298" calcext:value-type="float">
            <text:p>26,8752674405298</text:p>
          </table:table-cell>
          <table:table-cell table:formula="of:=POWER([.G31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Damen Ferry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9.44" calcext:value-type="float">
            <text:p>19,44</text:p>
          </table:table-cell>
          <table:table-cell office:value-type="float" office:value="0" calcext:value-type="float">
            <text:p>0</text:p>
          </table:table-cell>
          <table:table-cell office:value-type="float" office:value="3682971" calcext:value-type="float">
            <text:p>3682971</text:p>
          </table:table-cell>
          <table:table-cell table:formula="of:=[.F315]*[.E315]" office:value-type="float" office:value="1944" calcext:value-type="float">
            <text:p>1944</text:p>
          </table:table-cell>
          <table:table-cell table:formula="of:=POWER([.I315];[.$M$1])" office:value-type="float" office:value="44.0908153700972" calcext:value-type="float">
            <text:p>44,0908153700972</text:p>
          </table:table-cell>
          <table:table-cell table:formula="of:=POWER([.G31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hina Railways HXD3B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7200" calcext:value-type="float">
            <text:p>7200</text:p>
          </table:table-cell>
          <table:table-cell office:value-type="float" office:value="27143536" calcext:value-type="float">
            <text:p>27143536</text:p>
          </table:table-cell>
          <table:table-cell table:formula="of:=[.F316]*[.E316]" office:value-type="float" office:value="0" calcext:value-type="float">
            <text:p>0</text:p>
          </table:table-cell>
          <table:table-cell table:formula="of:=POWER([.I316];[.$M$1])" office:value-type="float" office:value="0" calcext:value-type="float">
            <text:p>0</text:p>
          </table:table-cell>
          <table:table-cell table:formula="of:=POWER([.G316]; [.$O$1])" office:value-type="float" office:value="84.8528137423857" calcext:value-type="float">
            <text:p>84,852813742385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HHP 8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56" calcext:value-type="float">
            <text:p>55,56</text:p>
          </table:table-cell>
          <table:table-cell office:value-type="float" office:value="6000" calcext:value-type="float">
            <text:p>6000</text:p>
          </table:table-cell>
          <table:table-cell office:value-type="float" office:value="24296516" calcext:value-type="float">
            <text:p>24296516</text:p>
          </table:table-cell>
          <table:table-cell table:formula="of:=[.F317]*[.E317]" office:value-type="float" office:value="0" calcext:value-type="float">
            <text:p>0</text:p>
          </table:table-cell>
          <table:table-cell table:formula="of:=POWER([.I317];[.$M$1])" office:value-type="float" office:value="0" calcext:value-type="float">
            <text:p>0</text:p>
          </table:table-cell>
          <table:table-cell table:formula="of:=POWER([.G317]; [.$O$1])" office:value-type="float" office:value="77.4596669241483" calcext:value-type="float">
            <text:p>77,459666924148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VZ 61 4447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5.56" calcext:value-type="float">
            <text:p>55,56</text:p>
          </table:table-cell>
          <table:table-cell office:value-type="float" office:value="0" calcext:value-type="float">
            <text:p>0</text:p>
          </table:table-cell>
          <table:table-cell office:value-type="float" office:value="2980372" calcext:value-type="float">
            <text:p>2980372</text:p>
          </table:table-cell>
          <table:table-cell table:formula="of:=[.F318]*[.E318]" office:value-type="float" office:value="1277.88" calcext:value-type="float">
            <text:p>1277,88</text:p>
          </table:table-cell>
          <table:table-cell table:formula="of:=POWER([.I318];[.$M$1])" office:value-type="float" office:value="35.7474474613223" calcext:value-type="float">
            <text:p>35,7474474613223</text:p>
          </table:table-cell>
          <table:table-cell table:formula="of:=POWER([.G31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mbardier CS30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7717400" calcext:value-type="float">
            <text:p>17717400</text:p>
          </table:table-cell>
          <table:table-cell table:formula="of:=[.F319]*[.E319]" office:value-type="float" office:value="8778" calcext:value-type="float">
            <text:p>8778</text:p>
          </table:table-cell>
          <table:table-cell table:formula="of:=POWER([.I319];[.$M$1])" office:value-type="float" office:value="93.6909814229737" calcext:value-type="float">
            <text:p>93,6909814229737</text:p>
          </table:table-cell>
          <table:table-cell table:formula="of:=POWER([.G31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Virgo Towboat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3368610" calcext:value-type="float">
            <text:p>3368610</text:p>
          </table:table-cell>
          <table:table-cell table:formula="of:=[.F320]*[.E320]" office:value-type="float" office:value="2715.58" calcext:value-type="float">
            <text:p>2715,58</text:p>
          </table:table-cell>
          <table:table-cell table:formula="of:=POWER([.I320];[.$M$1])" office:value-type="float" office:value="52.1112271972173" calcext:value-type="float">
            <text:p>52,1112271972173</text:p>
          </table:table-cell>
          <table:table-cell table:formula="of:=POWER([.G32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Virgo Tanker Towboat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3885268" calcext:value-type="float">
            <text:p>3885268</text:p>
          </table:table-cell>
          <table:table-cell table:formula="of:=[.F321]*[.E321]" office:value-type="float" office:value="3132.08" calcext:value-type="float">
            <text:p>3132,08</text:p>
          </table:table-cell>
          <table:table-cell table:formula="of:=POWER([.I321];[.$M$1])" office:value-type="float" office:value="55.9649890556587" calcext:value-type="float">
            <text:p>55,9649890556587</text:p>
          </table:table-cell>
          <table:table-cell table:formula="of:=POWER([.G32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Virgo Tanker Towboat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3885268" calcext:value-type="float">
            <text:p>3885268</text:p>
          </table:table-cell>
          <table:table-cell table:formula="of:=[.F322]*[.E322]" office:value-type="float" office:value="3132.08" calcext:value-type="float">
            <text:p>3132,08</text:p>
          </table:table-cell>
          <table:table-cell table:formula="of:=POWER([.I322];[.$M$1])" office:value-type="float" office:value="55.9649890556587" calcext:value-type="float">
            <text:p>55,9649890556587</text:p>
          </table:table-cell>
          <table:table-cell table:formula="of:=POWER([.G32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Virgo Towboat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3368610" calcext:value-type="float">
            <text:p>3368610</text:p>
          </table:table-cell>
          <table:table-cell table:formula="of:=[.F323]*[.E323]" office:value-type="float" office:value="2715.58" calcext:value-type="float">
            <text:p>2715,58</text:p>
          </table:table-cell>
          <table:table-cell table:formula="of:=POWER([.I323];[.$M$1])" office:value-type="float" office:value="52.1112271972173" calcext:value-type="float">
            <text:p>52,1112271972173</text:p>
          </table:table-cell>
          <table:table-cell table:formula="of:=POWER([.G32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4.44" calcext:value-type="float">
            <text:p>44,44</text:p>
          </table:table-cell>
          <table:table-cell office:value-type="float" office:value="510" calcext:value-type="float">
            <text:p>510</text:p>
          </table:table-cell>
          <table:table-cell office:value-type="float" office:value="4297056" calcext:value-type="float">
            <text:p>4297056</text:p>
          </table:table-cell>
          <table:table-cell table:formula="of:=[.F324]*[.E324]" office:value-type="float" office:value="1022.12" calcext:value-type="float">
            <text:p>1022,12</text:p>
          </table:table-cell>
          <table:table-cell table:formula="of:=POWER([.I324];[.$M$1])" office:value-type="float" office:value="31.9706115049431" calcext:value-type="float">
            <text:p>31,9706115049431</text:p>
          </table:table-cell>
          <table:table-cell table:formula="of:=POWER([.G324]; [.$O$1])" office:value-type="float" office:value="22.5831795812724" calcext:value-type="float">
            <text:p>22,583179581272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4.44" calcext:value-type="float">
            <text:p>44,44</text:p>
          </table:table-cell>
          <table:table-cell office:value-type="float" office:value="510" calcext:value-type="float">
            <text:p>510</text:p>
          </table:table-cell>
          <table:table-cell office:value-type="float" office:value="4297056" calcext:value-type="float">
            <text:p>4297056</text:p>
          </table:table-cell>
          <table:table-cell table:formula="of:=[.F325]*[.E325]" office:value-type="float" office:value="1022.12" calcext:value-type="float">
            <text:p>1022,12</text:p>
          </table:table-cell>
          <table:table-cell table:formula="of:=POWER([.I325];[.$M$1])" office:value-type="float" office:value="31.9706115049431" calcext:value-type="float">
            <text:p>31,9706115049431</text:p>
          </table:table-cell>
          <table:table-cell table:formula="of:=POWER([.G325]; [.$O$1])" office:value-type="float" office:value="22.5831795812724" calcext:value-type="float">
            <text:p>22,583179581272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4.44" calcext:value-type="float">
            <text:p>44,44</text:p>
          </table:table-cell>
          <table:table-cell office:value-type="float" office:value="510" calcext:value-type="float">
            <text:p>510</text:p>
          </table:table-cell>
          <table:table-cell office:value-type="float" office:value="4297056" calcext:value-type="float">
            <text:p>4297056</text:p>
          </table:table-cell>
          <table:table-cell table:formula="of:=[.F326]*[.E326]" office:value-type="float" office:value="1022.12" calcext:value-type="float">
            <text:p>1022,12</text:p>
          </table:table-cell>
          <table:table-cell table:formula="of:=POWER([.I326];[.$M$1])" office:value-type="float" office:value="31.9706115049431" calcext:value-type="float">
            <text:p>31,9706115049431</text:p>
          </table:table-cell>
          <table:table-cell table:formula="of:=POWER([.G326]; [.$O$1])" office:value-type="float" office:value="22.5831795812724" calcext:value-type="float">
            <text:p>22,583179581272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5.56" calcext:value-type="float">
            <text:p>55,56</text:p>
          </table:table-cell>
          <table:table-cell office:value-type="float" office:value="1900" calcext:value-type="float">
            <text:p>1900</text:p>
          </table:table-cell>
          <table:table-cell office:value-type="float" office:value="10674268" calcext:value-type="float">
            <text:p>10674268</text:p>
          </table:table-cell>
          <table:table-cell table:formula="of:=[.F327]*[.E327]" office:value-type="float" office:value="1277.88" calcext:value-type="float">
            <text:p>1277,88</text:p>
          </table:table-cell>
          <table:table-cell table:formula="of:=POWER([.I327];[.$M$1])" office:value-type="float" office:value="35.7474474613223" calcext:value-type="float">
            <text:p>35,7474474613223</text:p>
          </table:table-cell>
          <table:table-cell table:formula="of:=POWER([.G327]; [.$O$1])" office:value-type="float" office:value="43.5889894354067" calcext:value-type="float">
            <text:p>43,588989435406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5.56" calcext:value-type="float">
            <text:p>55,56</text:p>
          </table:table-cell>
          <table:table-cell office:value-type="float" office:value="0" calcext:value-type="float">
            <text:p>0</text:p>
          </table:table-cell>
          <table:table-cell office:value-type="float" office:value="4924094" calcext:value-type="float">
            <text:p>4924094</text:p>
          </table:table-cell>
          <table:table-cell table:formula="of:=[.F328]*[.E328]" office:value-type="float" office:value="2111.28" calcext:value-type="float">
            <text:p>2111,28</text:p>
          </table:table-cell>
          <table:table-cell table:formula="of:=POWER([.I328];[.$M$1])" office:value-type="float" office:value="45.948667010045" calcext:value-type="float">
            <text:p>45,948667010045</text:p>
          </table:table-cell>
          <table:table-cell table:formula="of:=POWER([.G32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Vityaz M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9.44" calcext:value-type="float">
            <text:p>19,44</text:p>
          </table:table-cell>
          <table:table-cell office:value-type="float" office:value="600" calcext:value-type="float">
            <text:p>600</text:p>
          </table:table-cell>
          <table:table-cell office:value-type="float" office:value="784593" calcext:value-type="float">
            <text:p>784593</text:p>
          </table:table-cell>
          <table:table-cell table:formula="of:=[.F329]*[.E329]" office:value-type="float" office:value="719.28" calcext:value-type="float">
            <text:p>719,28</text:p>
          </table:table-cell>
          <table:table-cell table:formula="of:=POWER([.I329];[.$M$1])" office:value-type="float" office:value="26.8193959663524" calcext:value-type="float">
            <text:p>26,8193959663524</text:p>
          </table:table-cell>
          <table:table-cell table:formula="of:=POWER([.G329]; [.$O$1])" office:value-type="float" office:value="24.4948974278318" calcext:value-type="float">
            <text:p>24,494897427831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FAW Jiefang J6P Truck with Side Stakes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166940" calcext:value-type="float">
            <text:p>1166940</text:p>
          </table:table-cell>
          <table:table-cell table:formula="of:=[.F330]*[.E330]" office:value-type="float" office:value="1055.64" calcext:value-type="float">
            <text:p>1055,64</text:p>
          </table:table-cell>
          <table:table-cell table:formula="of:=POWER([.I330];[.$M$1])" office:value-type="float" office:value="32.4906140292854" calcext:value-type="float">
            <text:p>32,4906140292854</text:p>
          </table:table-cell>
          <table:table-cell table:formula="of:=POWER([.G33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FAW Jiefang J6P Tank Truck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166940" calcext:value-type="float">
            <text:p>1166940</text:p>
          </table:table-cell>
          <table:table-cell table:formula="of:=[.F331]*[.E331]" office:value-type="float" office:value="1055.64" calcext:value-type="float">
            <text:p>1055,64</text:p>
          </table:table-cell>
          <table:table-cell table:formula="of:=POWER([.I331];[.$M$1])" office:value-type="float" office:value="32.4906140292854" calcext:value-type="float">
            <text:p>32,4906140292854</text:p>
          </table:table-cell>
          <table:table-cell table:formula="of:=POWER([.G33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FAW Jiefang J6P Dump Truck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166940" calcext:value-type="float">
            <text:p>1166940</text:p>
          </table:table-cell>
          <table:table-cell table:formula="of:=[.F332]*[.E332]" office:value-type="float" office:value="1055.64" calcext:value-type="float">
            <text:p>1055,64</text:p>
          </table:table-cell>
          <table:table-cell table:formula="of:=POWER([.I332];[.$M$1])" office:value-type="float" office:value="32.4906140292854" calcext:value-type="float">
            <text:p>32,4906140292854</text:p>
          </table:table-cell>
          <table:table-cell table:formula="of:=POWER([.G33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FAW Jiefang J6P Tarpaulin Truck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982686" calcext:value-type="float">
            <text:p>982686</text:p>
          </table:table-cell>
          <table:table-cell table:formula="of:=[.F333]*[.E333]" office:value-type="float" office:value="888.96" calcext:value-type="float">
            <text:p>888,96</text:p>
          </table:table-cell>
          <table:table-cell table:formula="of:=POWER([.I333];[.$M$1])" office:value-type="float" office:value="29.8154322457348" calcext:value-type="float">
            <text:p>29,8154322457348</text:p>
          </table:table-cell>
          <table:table-cell table:formula="of:=POWER([.G33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1300" calcext:value-type="float">
            <text:p>1300</text:p>
          </table:table-cell>
          <table:table-cell office:value-type="float" office:value="9445742" calcext:value-type="float">
            <text:p>9445742</text:p>
          </table:table-cell>
          <table:table-cell table:formula="of:=[.F334]*[.E334]" office:value-type="float" office:value="1499.94" calcext:value-type="float">
            <text:p>1499,94</text:p>
          </table:table-cell>
          <table:table-cell table:formula="of:=POWER([.I334];[.$M$1])" office:value-type="float" office:value="38.7290588576588" calcext:value-type="float">
            <text:p>38,7290588576588</text:p>
          </table:table-cell>
          <table:table-cell table:formula="of:=POWER([.G334]; [.$O$1])" office:value-type="float" office:value="36.0555127546399" calcext:value-type="float">
            <text:p>36,055512754639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1300" calcext:value-type="float">
            <text:p>1300</text:p>
          </table:table-cell>
          <table:table-cell office:value-type="float" office:value="9445742" calcext:value-type="float">
            <text:p>9445742</text:p>
          </table:table-cell>
          <table:table-cell table:formula="of:=[.F335]*[.E335]" office:value-type="float" office:value="1499.94" calcext:value-type="float">
            <text:p>1499,94</text:p>
          </table:table-cell>
          <table:table-cell table:formula="of:=POWER([.I335];[.$M$1])" office:value-type="float" office:value="38.7290588576588" calcext:value-type="float">
            <text:p>38,7290588576588</text:p>
          </table:table-cell>
          <table:table-cell table:formula="of:=POWER([.G335]; [.$O$1])" office:value-type="float" office:value="36.0555127546399" calcext:value-type="float">
            <text:p>36,055512754639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1300" calcext:value-type="float">
            <text:p>1300</text:p>
          </table:table-cell>
          <table:table-cell office:value-type="float" office:value="9445742" calcext:value-type="float">
            <text:p>9445742</text:p>
          </table:table-cell>
          <table:table-cell table:formula="of:=[.F336]*[.E336]" office:value-type="float" office:value="1499.94" calcext:value-type="float">
            <text:p>1499,94</text:p>
          </table:table-cell>
          <table:table-cell table:formula="of:=POWER([.I336];[.$M$1])" office:value-type="float" office:value="38.7290588576588" calcext:value-type="float">
            <text:p>38,7290588576588</text:p>
          </table:table-cell>
          <table:table-cell table:formula="of:=POWER([.G336]; [.$O$1])" office:value-type="float" office:value="36.0555127546399" calcext:value-type="float">
            <text:p>36,055512754639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1300" calcext:value-type="float">
            <text:p>1300</text:p>
          </table:table-cell>
          <table:table-cell office:value-type="float" office:value="9445742" calcext:value-type="float">
            <text:p>9445742</text:p>
          </table:table-cell>
          <table:table-cell table:formula="of:=[.F337]*[.E337]" office:value-type="float" office:value="1499.94" calcext:value-type="float">
            <text:p>1499,94</text:p>
          </table:table-cell>
          <table:table-cell table:formula="of:=POWER([.I337];[.$M$1])" office:value-type="float" office:value="38.7290588576588" calcext:value-type="float">
            <text:p>38,7290588576588</text:p>
          </table:table-cell>
          <table:table-cell table:formula="of:=POWER([.G337]; [.$O$1])" office:value-type="float" office:value="36.0555127546399" calcext:value-type="float">
            <text:p>36,055512754639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1300" calcext:value-type="float">
            <text:p>1300</text:p>
          </table:table-cell>
          <table:table-cell office:value-type="float" office:value="9445742" calcext:value-type="float">
            <text:p>9445742</text:p>
          </table:table-cell>
          <table:table-cell table:formula="of:=[.F338]*[.E338]" office:value-type="float" office:value="1499.94" calcext:value-type="float">
            <text:p>1499,94</text:p>
          </table:table-cell>
          <table:table-cell table:formula="of:=POWER([.I338];[.$M$1])" office:value-type="float" office:value="38.7290588576588" calcext:value-type="float">
            <text:p>38,7290588576588</text:p>
          </table:table-cell>
          <table:table-cell table:formula="of:=POWER([.G338]; [.$O$1])" office:value-type="float" office:value="36.0555127546399" calcext:value-type="float">
            <text:p>36,055512754639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Zuhai GTQ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489740" calcext:value-type="float">
            <text:p>489740</text:p>
          </table:table-cell>
          <table:table-cell table:formula="of:=[.F339]*[.E339]" office:value-type="float" office:value="450.09" calcext:value-type="float">
            <text:p>450,09</text:p>
          </table:table-cell>
          <table:table-cell table:formula="of:=POWER([.I339];[.$M$1])" office:value-type="float" office:value="21.2153246498846" calcext:value-type="float">
            <text:p>21,2153246498846</text:p>
          </table:table-cell>
          <table:table-cell table:formula="of:=POWER([.G33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Eurodual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7000" calcext:value-type="float">
            <text:p>7000</text:p>
          </table:table-cell>
          <table:table-cell office:value-type="float" office:value="27374772" calcext:value-type="float">
            <text:p>27374772</text:p>
          </table:table-cell>
          <table:table-cell table:formula="of:=[.F340]*[.E340]" office:value-type="float" office:value="0" calcext:value-type="float">
            <text:p>0</text:p>
          </table:table-cell>
          <table:table-cell table:formula="of:=POWER([.I340];[.$M$1])" office:value-type="float" office:value="0" calcext:value-type="float">
            <text:p>0</text:p>
          </table:table-cell>
          <table:table-cell table:formula="of:=POWER([.G340]; [.$O$1])" office:value-type="float" office:value="83.6660026534075" calcext:value-type="float">
            <text:p>83,666002653407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CAF Urbos 3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.44" calcext:value-type="float">
            <text:p>19,44</text:p>
          </table:table-cell>
          <table:table-cell office:value-type="float" office:value="800" calcext:value-type="float">
            <text:p>800</text:p>
          </table:table-cell>
          <table:table-cell office:value-type="float" office:value="911824" calcext:value-type="float">
            <text:p>911824</text:p>
          </table:table-cell>
          <table:table-cell table:formula="of:=[.F341]*[.E341]" office:value-type="float" office:value="835.92" calcext:value-type="float">
            <text:p>835,92</text:p>
          </table:table-cell>
          <table:table-cell table:formula="of:=POWER([.I341];[.$M$1])" office:value-type="float" office:value="28.9122811275762" calcext:value-type="float">
            <text:p>28,9122811275762</text:p>
          </table:table-cell>
          <table:table-cell table:formula="of:=POWER([.G341]; [.$O$1])" office:value-type="float" office:value="28.2842712474619" calcext:value-type="float">
            <text:p>28,284271247461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eCitaro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.44" calcext:value-type="float">
            <text:p>19,44</text:p>
          </table:table-cell>
          <table:table-cell office:value-type="float" office:value="0" calcext:value-type="float">
            <text:p>0</text:p>
          </table:table-cell>
          <table:table-cell office:value-type="float" office:value="360488" calcext:value-type="float">
            <text:p>360488</text:p>
          </table:table-cell>
          <table:table-cell table:formula="of:=[.F342]*[.E342]" office:value-type="float" office:value="330.48" calcext:value-type="float">
            <text:p>330,48</text:p>
          </table:table-cell>
          <table:table-cell table:formula="of:=POWER([.I342];[.$M$1])" office:value-type="float" office:value="18.1791088890517" calcext:value-type="float">
            <text:p>18,1791088890517</text:p>
          </table:table-cell>
          <table:table-cell table:formula="of:=POWER([.G34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Urban eTruck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.44" calcext:value-type="float">
            <text:p>19,44</text:p>
          </table:table-cell>
          <table:table-cell office:value-type="float" office:value="0" calcext:value-type="float">
            <text:p>0</text:p>
          </table:table-cell>
          <table:table-cell office:value-type="float" office:value="424104" calcext:value-type="float">
            <text:p>424104</text:p>
          </table:table-cell>
          <table:table-cell table:formula="of:=[.F343]*[.E343]" office:value-type="float" office:value="388.8" calcext:value-type="float">
            <text:p>388,8</text:p>
          </table:table-cell>
          <table:table-cell table:formula="of:=POWER([.I343];[.$M$1])" office:value-type="float" office:value="19.718012070186" calcext:value-type="float">
            <text:p>19,718012070186</text:p>
          </table:table-cell>
          <table:table-cell table:formula="of:=POWER([.G34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33" calcext:value-type="float">
            <text:p>83,33</text:p>
          </table:table-cell>
          <table:table-cell office:value-type="float" office:value="5500" calcext:value-type="float">
            <text:p>5500</text:p>
          </table:table-cell>
          <table:table-cell office:value-type="float" office:value="24007200" calcext:value-type="float">
            <text:p>24007200</text:p>
          </table:table-cell>
          <table:table-cell table:formula="of:=[.F344]*[.E344]" office:value-type="float" office:value="0" calcext:value-type="float">
            <text:p>0</text:p>
          </table:table-cell>
          <table:table-cell table:formula="of:=POWER([.I344];[.$M$1])" office:value-type="float" office:value="0" calcext:value-type="float">
            <text:p>0</text:p>
          </table:table-cell>
          <table:table-cell table:formula="of:=POWER([.G344]; [.$O$1])" office:value-type="float" office:value="74.1619848709567" calcext:value-type="float">
            <text:p>74,161984870956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33" calcext:value-type="float">
            <text:p>83,33</text:p>
          </table:table-cell>
          <table:table-cell office:value-type="float" office:value="5500" calcext:value-type="float">
            <text:p>5500</text:p>
          </table:table-cell>
          <table:table-cell office:value-type="float" office:value="24007200" calcext:value-type="float">
            <text:p>24007200</text:p>
          </table:table-cell>
          <table:table-cell table:formula="of:=[.F345]*[.E345]" office:value-type="float" office:value="0" calcext:value-type="float">
            <text:p>0</text:p>
          </table:table-cell>
          <table:table-cell table:formula="of:=POWER([.I345];[.$M$1])" office:value-type="float" office:value="0" calcext:value-type="float">
            <text:p>0</text:p>
          </table:table-cell>
          <table:table-cell table:formula="of:=POWER([.G345]; [.$O$1])" office:value-type="float" office:value="74.1619848709567" calcext:value-type="float">
            <text:p>74,161984870956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0" calcext:value-type="float">
            <text:p>0</text:p>
          </table:table-cell>
          <table:table-cell office:value-type="float" office:value="3771312" calcext:value-type="float">
            <text:p>3771312</text:p>
          </table:table-cell>
          <table:table-cell table:formula="of:=[.F346]*[.E346]" office:value-type="float" office:value="1499.94" calcext:value-type="float">
            <text:p>1499,94</text:p>
          </table:table-cell>
          <table:table-cell table:formula="of:=POWER([.I346];[.$M$1])" office:value-type="float" office:value="38.7290588576588" calcext:value-type="float">
            <text:p>38,7290588576588</text:p>
          </table:table-cell>
          <table:table-cell table:formula="of:=POWER([.G34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0" calcext:value-type="float">
            <text:p>0</text:p>
          </table:table-cell>
          <table:table-cell office:value-type="float" office:value="3771312" calcext:value-type="float">
            <text:p>3771312</text:p>
          </table:table-cell>
          <table:table-cell table:formula="of:=[.F347]*[.E347]" office:value-type="float" office:value="1499.94" calcext:value-type="float">
            <text:p>1499,94</text:p>
          </table:table-cell>
          <table:table-cell table:formula="of:=POWER([.I347];[.$M$1])" office:value-type="float" office:value="38.7290588576588" calcext:value-type="float">
            <text:p>38,7290588576588</text:p>
          </table:table-cell>
          <table:table-cell table:formula="of:=POWER([.G34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0" calcext:value-type="float">
            <text:p>0</text:p>
          </table:table-cell>
          <table:table-cell office:value-type="float" office:value="3771312" calcext:value-type="float">
            <text:p>3771312</text:p>
          </table:table-cell>
          <table:table-cell table:formula="of:=[.F348]*[.E348]" office:value-type="float" office:value="1499.94" calcext:value-type="float">
            <text:p>1499,94</text:p>
          </table:table-cell>
          <table:table-cell table:formula="of:=POWER([.I348];[.$M$1])" office:value-type="float" office:value="38.7290588576588" calcext:value-type="float">
            <text:p>38,7290588576588</text:p>
          </table:table-cell>
          <table:table-cell table:formula="of:=POWER([.G348]; [.$O$1])" office:value-type="float" office:value="0" calcext:value-type="float">
            <text:p>0</text:p>
          </table:table-cell>
          <table:table-cell table:number-columns-repeated="8"/>
        </table:table-row>
      </table:table>
      <table:table table:name="Locomotives" table:style-name="ta1">
        <table:shapes>
          <draw:frame draw:z-index="0" draw:style-name="gr1" draw:text-style-name="P1" svg:width="160mm" svg:height="90.05mm" svg:x="266.84mm" svg:y="24.45mm">
            <draw:object draw:notify-on-update-of-ranges="Locomotives.C2:Locomotives.C100 Locomotives.J1:Locomotives.J1 Locomotives.J2:Locomotives.J10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From</text:p>
          </table:table-cell>
          <table:table-cell office:value-type="string" calcext:value-type="string">
            <text:p>YearTo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Speed (m/s)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Price ($)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Max Score</text:p>
          </table:table-cell>
          <table:table-cell office:value-type="string" calcext:value-type="string">
            <text:p>Pow Exponent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ax/Min Pow</text:p>
          </table:table-cell>
          <table:table-cell table:style-name="ce1" table:formula="of:=MAX([.I2:.I100])/MIN([.I2:.I100])" office:value-type="float" office:value="20.6089743589744" calcext:value-type="float">
            <text:p>20,6089743589744</text:p>
          </table:table-cell>
          <table:table-cell office:value-type="string" calcext:value-type="string">
            <text:p>Bas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x</text:p>
          </table:table-cell>
          <table:table-cell office:value-type="float" office:value="6500" calcext:value-type="float">
            <text:p>6500</text:p>
          </table:table-cell>
          <table:table-cell table:style-name="ce1" office:value-type="string" calcext:value-type="string">
            <text:p>Mul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V Type 1</text:p>
          </table:table-cell>
          <table:table-cell office:value-type="float" office:value="1850" calcext:value-type="float">
            <text:p>185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float" office:value="60" calcext:value-type="float">
            <text:p>60</text:p>
          </table:table-cell>
          <table:table-cell office:value-type="float" office:value="219698" calcext:value-type="float">
            <text:p>219698</text:p>
          </table:table-cell>
          <table:table-cell table:formula="of:=(POWER(MIN([.G2];[.$R$1])/[.$P$1]; [.$L$1])-1)/([.$R$2]-1)*([.$T$1]-1)+1" office:value-type="float" office:value="0.97045101088647" calcext:value-type="float">
            <text:p>0,97045101088647</text:p>
          </table:table-cell>
          <table:table-cell table:formula="of:=MAX([.$I$2:.I2])" office:value-type="float" office:value="0.97045101088647" calcext:value-type="float">
            <text:p>0,97045101088647</text:p>
          </table:table-cell>
          <table:table-cell table:number-columns-repeated="7"/>
          <table:table-cell table:formula="of:=POWER([.R1]/[.P1];[.L1])" office:value-type="float" office:value="92.8571428571429" calcext:value-type="float">
            <text:p>92,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D 1/3</text:p>
          </table:table-cell>
          <table:table-cell office:value-type="float" office:value="1850" calcext:value-type="float">
            <text:p>1850</text:p>
          </table:table-cell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,11</text:p>
          </table:table-cell>
          <table:table-cell office:value-type="float" office:value="66" calcext:value-type="float">
            <text:p>66</text:p>
          </table:table-cell>
          <table:table-cell office:value-type="float" office:value="243884" calcext:value-type="float">
            <text:p>243884</text:p>
          </table:table-cell>
          <table:table-cell table:formula="of:=(POWER(MIN([.G3];[.$R$1])/[.$P$1]; [.$L$1])-1)/([.$R$2]-1)*([.$T$1]-1)+1" office:value-type="float" office:value="0.988180404354588" calcext:value-type="float">
            <text:p>0,988180404354588</text:p>
          </table:table-cell>
          <table:table-cell table:formula="of:=MAX([.$I$2:.I3])" office:value-type="float" office:value="0.988180404354588" calcext:value-type="float">
            <text:p>0,9881804043545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aldwin's Six-Wheels</text:p>
          </table:table-cell>
          <table:table-cell office:value-type="float" office:value="1850" calcext:value-type="float">
            <text:p>1850</text:p>
          </table:table-cell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,11</text:p>
          </table:table-cell>
          <table:table-cell office:value-type="float" office:value="70" calcext:value-type="float">
            <text:p>70</text:p>
          </table:table-cell>
          <table:table-cell office:value-type="float" office:value="258664" calcext:value-type="float">
            <text:p>258664</text:p>
          </table:table-cell>
          <table:table-cell table:formula="of:=(POWER(MIN([.G4];[.$R$1])/[.$P$1]; [.$L$1])-1)/([.$R$2]-1)*([.$T$1]-1)+1" office:value-type="float" office:value="1" calcext:value-type="float">
            <text:p>1</text:p>
          </table:table-cell>
          <table:table-cell table:formula="of:=MAX([.$I$2:.I4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schRussian Class T Type 1</text:p>
          </table:table-cell>
          <table:table-cell office:value-type="float" office:value="1857" calcext:value-type="float">
            <text:p>1857</text:p>
          </table:table-cell>
          <table:table-cell office:value-type="float" office:value="1907" calcext:value-type="float">
            <text:p>1907</text:p>
          </table:table-cell>
          <table:table-cell office:value-type="float" office:value="0" calcext:value-type="float">
            <text:p>0</text:p>
          </table:table-cell>
          <table:table-cell office:value-type="float" office:value="15.28" calcext:value-type="float">
            <text:p>15,28</text:p>
          </table:table-cell>
          <table:table-cell office:value-type="float" office:value="140" calcext:value-type="float">
            <text:p>140</text:p>
          </table:table-cell>
          <table:table-cell office:value-type="float" office:value="508252" calcext:value-type="float">
            <text:p>508252</text:p>
          </table:table-cell>
          <table:table-cell table:formula="of:=(POWER(MIN([.G5];[.$R$1])/[.$P$1]; [.$L$1])-1)/([.$R$2]-1)*([.$T$1]-1)+1" office:value-type="float" office:value="1.20684292379471" calcext:value-type="float">
            <text:p>1,20684292379471</text:p>
          </table:table-cell>
          <table:table-cell table:formula="of:=MAX([.$I$2:.I5])" office:value-type="float" office:value="1.20684292379471" calcext:value-type="float">
            <text:p>1,206842923794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4-4-0 The General</text:p>
          </table:table-cell>
          <table:table-cell office:value-type="float" office:value="1858" calcext:value-type="float">
            <text:p>1858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float" office:value="130" calcext:value-type="float">
            <text:p>130</text:p>
          </table:table-cell>
          <table:table-cell office:value-type="float" office:value="476012" calcext:value-type="float">
            <text:p>476012</text:p>
          </table:table-cell>
          <table:table-cell table:formula="of:=(POWER(MIN([.G6];[.$R$1])/[.$P$1]; [.$L$1])-1)/([.$R$2]-1)*([.$T$1]-1)+1" office:value-type="float" office:value="1.17729393468118" calcext:value-type="float">
            <text:p>1,17729393468118</text:p>
          </table:table-cell>
          <table:table-cell table:formula="of:=MAX([.$I$2:.I6])" office:value-type="float" office:value="1.20684292379471" calcext:value-type="float">
            <text:p>1,206842923794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orsig</text:p>
          </table:table-cell>
          <table:table-cell office:value-type="float" office:value="1862" calcext:value-type="float">
            <text:p>1862</text:p>
          </table:table-cell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float" office:value="90" calcext:value-type="float">
            <text:p>90</text:p>
          </table:table-cell>
          <table:table-cell office:value-type="float" office:value="329546" calcext:value-type="float">
            <text:p>329546</text:p>
          </table:table-cell>
          <table:table-cell table:formula="of:=(POWER(MIN([.G7];[.$R$1])/[.$P$1]; [.$L$1])-1)/([.$R$2]-1)*([.$T$1]-1)+1" office:value-type="float" office:value="1.05909797822706" calcext:value-type="float">
            <text:p>1,05909797822706</text:p>
          </table:table-cell>
          <table:table-cell table:formula="of:=MAX([.$I$2:.I7])" office:value-type="float" office:value="1.20684292379471" calcext:value-type="float">
            <text:p>1,206842923794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GV</text:p>
          </table:table-cell>
          <table:table-cell office:value-type="float" office:value="1863" calcext:value-type="float">
            <text:p>1863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 office:value-type="float" office:value="15.28" calcext:value-type="float">
            <text:p>15,28</text:p>
          </table:table-cell>
          <table:table-cell office:value-type="float" office:value="190" calcext:value-type="float">
            <text:p>190</text:p>
          </table:table-cell>
          <table:table-cell office:value-type="float" office:value="689772" calcext:value-type="float">
            <text:p>689772</text:p>
          </table:table-cell>
          <table:table-cell table:formula="of:=(POWER(MIN([.G8];[.$R$1])/[.$P$1]; [.$L$1])-1)/([.$R$2]-1)*([.$T$1]-1)+1" office:value-type="float" office:value="1.35458786936236" calcext:value-type="float">
            <text:p>1,35458786936236</text:p>
          </table:table-cell>
          <table:table-cell table:formula="of:=MAX([.$I$2:.I8])" office:value-type="float" office:value="1.35458786936236" calcext:value-type="float">
            <text:p>1,354587869362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B</text:p>
          </table:table-cell>
          <table:table-cell office:value-type="float" office:value="1871" calcext:value-type="float">
            <text:p>1871</text:p>
          </table:table-cell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  <table:table-cell office:value-type="float" office:value="13.89" calcext:value-type="float">
            <text:p>13,89</text:p>
          </table:table-cell>
          <table:table-cell office:value-type="float" office:value="240" calcext:value-type="float">
            <text:p>240</text:p>
          </table:table-cell>
          <table:table-cell office:value-type="float" office:value="873912" calcext:value-type="float">
            <text:p>873912</text:p>
          </table:table-cell>
          <table:table-cell table:formula="of:=(POWER(MIN([.G9];[.$R$1])/[.$P$1]; [.$L$1])-1)/([.$R$2]-1)*([.$T$1]-1)+1" office:value-type="float" office:value="1.50233281493002" calcext:value-type="float">
            <text:p>1,50233281493002</text:p>
          </table:table-cell>
          <table:table-cell table:formula="of:=MAX([.$I$2:.I9])" office:value-type="float" office:value="1.50233281493002" calcext:value-type="float">
            <text:p>1,50233281493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2-8-0 Baldwin Class 56</text:p>
          </table:table-cell>
          <table:table-cell office:value-type="float" office:value="1871" calcext:value-type="float">
            <text:p>1871</text:p>
          </table:table-cell>
          <table:table-cell office:value-type="float" office:value="1922" calcext:value-type="float">
            <text:p>1922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,67</text:p>
          </table:table-cell>
          <table:table-cell office:value-type="float" office:value="284" calcext:value-type="float">
            <text:p>284</text:p>
          </table:table-cell>
          <table:table-cell office:value-type="float" office:value="1029862" calcext:value-type="float">
            <text:p>1029862</text:p>
          </table:table-cell>
          <table:table-cell table:formula="of:=(POWER(MIN([.G10];[.$R$1])/[.$P$1]; [.$L$1])-1)/([.$R$2]-1)*([.$T$1]-1)+1" office:value-type="float" office:value="1.63234836702955" calcext:value-type="float">
            <text:p>1,63234836702955</text:p>
          </table:table-cell>
          <table:table-cell table:formula="of:=MAX([.$I$2:.I10])" office:value-type="float" office:value="1.63234836702955" calcext:value-type="float">
            <text:p>1,63234836702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R 53 preuss. G 3</text:p>
          </table:table-cell>
          <table:table-cell office:value-type="float" office:value="1875" calcext:value-type="float">
            <text:p>1875</text:p>
          </table:table-cell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  <table:table-cell office:value-type="float" office:value="13.89" calcext:value-type="float">
            <text:p>13,89</text:p>
          </table:table-cell>
          <table:table-cell office:value-type="float" office:value="200" calcext:value-type="float">
            <text:p>200</text:p>
          </table:table-cell>
          <table:table-cell office:value-type="float" office:value="728260" calcext:value-type="float">
            <text:p>728260</text:p>
          </table:table-cell>
          <table:table-cell table:formula="of:=(POWER(MIN([.G11];[.$R$1])/[.$P$1]; [.$L$1])-1)/([.$R$2]-1)*([.$T$1]-1)+1" office:value-type="float" office:value="1.38413685847589" calcext:value-type="float">
            <text:p>1,38413685847589</text:p>
          </table:table-cell>
          <table:table-cell table:formula="of:=MAX([.$I$2:.I11])" office:value-type="float" office:value="1.63234836702955" calcext:value-type="float">
            <text:p>1,63234836702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PV</text:p>
          </table:table-cell>
          <table:table-cell office:value-type="float" office:value="1877" calcext:value-type="float">
            <text:p>1877</text:p>
          </table:table-cell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  <table:table-cell office:value-type="float" office:value="17.78" calcext:value-type="float">
            <text:p>17,78</text:p>
          </table:table-cell>
          <table:table-cell office:value-type="float" office:value="300" calcext:value-type="float">
            <text:p>300</text:p>
          </table:table-cell>
          <table:table-cell office:value-type="float" office:value="1088014" calcext:value-type="float">
            <text:p>1088014</text:p>
          </table:table-cell>
          <table:table-cell table:formula="of:=(POWER(MIN([.G12];[.$R$1])/[.$P$1]; [.$L$1])-1)/([.$R$2]-1)*([.$T$1]-1)+1" office:value-type="float" office:value="1.6796267496112" calcext:value-type="float">
            <text:p>1,6796267496112</text:p>
          </table:table-cell>
          <table:table-cell table:formula="of:=MAX([.$I$2:.I12])" office:value-type="float" office:value="1.6796267496112" calcext:value-type="float">
            <text:p>1,67962674961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R 89 preuss. T 3</text:p>
          </table:table-cell>
          <table:table-cell office:value-type="float" office:value="1882" calcext:value-type="float">
            <text:p>1882</text:p>
          </table:table-cell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,11</text:p>
          </table:table-cell>
          <table:table-cell office:value-type="float" office:value="213" calcext:value-type="float">
            <text:p>213</text:p>
          </table:table-cell>
          <table:table-cell office:value-type="float" office:value="787078" calcext:value-type="float">
            <text:p>787078</text:p>
          </table:table-cell>
          <table:table-cell table:formula="of:=(POWER(MIN([.G13];[.$R$1])/[.$P$1]; [.$L$1])-1)/([.$R$2]-1)*([.$T$1]-1)+1" office:value-type="float" office:value="1.42255054432348" calcext:value-type="float">
            <text:p>1,42255054432348</text:p>
          </table:table-cell>
          <table:table-cell table:formula="of:=MAX([.$I$2:.I13])" office:value-type="float" office:value="1.6796267496112" calcext:value-type="float">
            <text:p>1,67962674961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F Fairlie</text:p>
          </table:table-cell>
          <table:table-cell office:value-type="float" office:value="1884" calcext:value-type="float">
            <text:p>1884</text:p>
          </table:table-cell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float" office:value="310" calcext:value-type="float">
            <text:p>310</text:p>
          </table:table-cell>
          <table:table-cell office:value-type="float" office:value="1135104" calcext:value-type="float">
            <text:p>1135104</text:p>
          </table:table-cell>
          <table:table-cell table:formula="of:=(POWER(MIN([.G14];[.$R$1])/[.$P$1]; [.$L$1])-1)/([.$R$2]-1)*([.$T$1]-1)+1" office:value-type="float" office:value="1.70917573872473" calcext:value-type="float">
            <text:p>1,70917573872473</text:p>
          </table:table-cell>
          <table:table-cell table:formula="of:=MAX([.$I$2:.I14])" office:value-type="float" office:value="1.70917573872473" calcext:value-type="float">
            <text:p>1,709175738724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2-6-0 Mogul</text:p>
          </table:table-cell>
          <table:table-cell office:value-type="float" office:value="1885" calcext:value-type="float">
            <text:p>1885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,83</text:p>
          </table:table-cell>
          <table:table-cell office:value-type="float" office:value="400" calcext:value-type="float">
            <text:p>400</text:p>
          </table:table-cell>
          <table:table-cell office:value-type="float" office:value="1455916" calcext:value-type="float">
            <text:p>1455916</text:p>
          </table:table-cell>
          <table:table-cell table:formula="of:=(POWER(MIN([.G15];[.$R$1])/[.$P$1]; [.$L$1])-1)/([.$R$2]-1)*([.$T$1]-1)+1" office:value-type="float" office:value="1.9751166407465" calcext:value-type="float">
            <text:p>1,9751166407465</text:p>
          </table:table-cell>
          <table:table-cell table:formula="of:=MAX([.$I$2:.I15])" office:value-type="float" office:value="1.9751166407465" calcext:value-type="float">
            <text:p>1,97511664074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OB</text:p>
          </table:table-cell>
          <table:table-cell office:value-type="float" office:value="1890" calcext:value-type="float">
            <text:p>1890</text:p>
          </table:table-cell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,67</text:p>
          </table:table-cell>
          <table:table-cell office:value-type="float" office:value="441" calcext:value-type="float">
            <text:p>441</text:p>
          </table:table-cell>
          <table:table-cell office:value-type="float" office:value="1599188" calcext:value-type="float">
            <text:p>1599188</text:p>
          </table:table-cell>
          <table:table-cell table:formula="of:=(POWER(MIN([.G16];[.$R$1])/[.$P$1]; [.$L$1])-1)/([.$R$2]-1)*([.$T$1]-1)+1" office:value-type="float" office:value="2.09626749611197" calcext:value-type="float">
            <text:p>2,09626749611197</text:p>
          </table:table-cell>
          <table:table-cell table:formula="of:=MAX([.$I$2:.I16])" office:value-type="float" office:value="2.09626749611197" calcext:value-type="float">
            <text:p>2,096267496111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PLM 220</text:p>
          </table:table-cell>
          <table:table-cell office:value-type="float" office:value="1890" calcext:value-type="float">
            <text:p>1890</text:p>
          </table:table-cell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,67</text:p>
          </table:table-cell>
          <table:table-cell office:value-type="float" office:value="450" calcext:value-type="float">
            <text:p>450</text:p>
          </table:table-cell>
          <table:table-cell office:value-type="float" office:value="1631824" calcext:value-type="float">
            <text:p>1631824</text:p>
          </table:table-cell>
          <table:table-cell table:formula="of:=(POWER(MIN([.G17];[.$R$1])/[.$P$1]; [.$L$1])-1)/([.$R$2]-1)*([.$T$1]-1)+1" office:value-type="float" office:value="2.12286158631415" calcext:value-type="float">
            <text:p>2,12286158631415</text:p>
          </table:table-cell>
          <table:table-cell table:formula="of:=MAX([.$I$2:.I17])" office:value-type="float" office:value="2.12286158631415" calcext:value-type="float">
            <text:p>2,122861586314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Ten Wheeler</text:p>
          </table:table-cell>
          <table:table-cell office:value-type="float" office:value="1896" calcext:value-type="float">
            <text:p>1896</text:p>
          </table:table-cell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550" calcext:value-type="float">
            <text:p>550</text:p>
          </table:table-cell>
          <table:table-cell office:value-type="float" office:value="2037246" calcext:value-type="float">
            <text:p>2037246</text:p>
          </table:table-cell>
          <table:table-cell table:formula="of:=(POWER(MIN([.G18];[.$R$1])/[.$P$1]; [.$L$1])-1)/([.$R$2]-1)*([.$T$1]-1)+1" office:value-type="float" office:value="2.41835147744946" calcext:value-type="float">
            <text:p>2,41835147744946</text:p>
          </table:table-cell>
          <table:table-cell table:formula="of:=MAX([.$I$2:.I18])" office:value-type="float" office:value="2.41835147744946" calcext:value-type="float">
            <text:p>2,418351477449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A 3/5</text:p>
          </table:table-cell>
          <table:table-cell office:value-type="float" office:value="1900" calcext:value-type="float">
            <text:p>1900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1000" calcext:value-type="float">
            <text:p>1000</text:p>
          </table:table-cell>
          <table:table-cell office:value-type="float" office:value="3704082" calcext:value-type="float">
            <text:p>3704082</text:p>
          </table:table-cell>
          <table:table-cell table:formula="of:=(POWER(MIN([.G19];[.$R$1])/[.$P$1]; [.$L$1])-1)/([.$R$2]-1)*([.$T$1]-1)+1" office:value-type="float" office:value="3.74805598755832" calcext:value-type="float">
            <text:p>3,74805598755832</text:p>
          </table:table-cell>
          <table:table-cell table:formula="of:=MAX([.$I$2:.I19])" office:value-type="float" office:value="3.74805598755832" calcext:value-type="float">
            <text:p>3,748055987558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4-4-2 Atlantic</text:p>
          </table:table-cell>
          <table:table-cell office:value-type="float" office:value="1902" calcext:value-type="float">
            <text:p>1902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700" calcext:value-type="float">
            <text:p>700</text:p>
          </table:table-cell>
          <table:table-cell office:value-type="float" office:value="2592858" calcext:value-type="float">
            <text:p>2592858</text:p>
          </table:table-cell>
          <table:table-cell table:formula="of:=(POWER(MIN([.G20];[.$R$1])/[.$P$1]; [.$L$1])-1)/([.$R$2]-1)*([.$T$1]-1)+1" office:value-type="float" office:value="2.86158631415241" calcext:value-type="float">
            <text:p>2,86158631415241</text:p>
          </table:table-cell>
          <table:table-cell table:formula="of:=MAX([.$I$2:.I20])" office:value-type="float" office:value="3.74805598755832" calcext:value-type="float">
            <text:p>3,748055987558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SCH</text:p>
          </table:table-cell>
          <table:table-cell office:value-type="float" office:value="1906" calcext:value-type="float">
            <text:p>1906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,83</text:p>
          </table:table-cell>
          <table:table-cell office:value-type="float" office:value="460" calcext:value-type="float">
            <text:p>460</text:p>
          </table:table-cell>
          <table:table-cell office:value-type="float" office:value="1674304" calcext:value-type="float">
            <text:p>1674304</text:p>
          </table:table-cell>
          <table:table-cell table:formula="of:=(POWER(MIN([.G21];[.$R$1])/[.$P$1]; [.$L$1])-1)/([.$R$2]-1)*([.$T$1]-1)+1" office:value-type="float" office:value="2.15241057542768" calcext:value-type="float">
            <text:p>2,15241057542768</text:p>
          </table:table-cell>
          <table:table-cell table:formula="of:=MAX([.$I$2:.I21])" office:value-type="float" office:value="3.74805598755832" calcext:value-type="float">
            <text:p>3,748055987558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S</text:p>
          </table:table-cell>
          <table:table-cell office:value-type="float" office:value="1910" calcext:value-type="float">
            <text:p>1910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office:value-type="float" office:value="31.94" calcext:value-type="float">
            <text:p>31,94</text:p>
          </table:table-cell>
          <table:table-cell office:value-type="float" office:value="880" calcext:value-type="float">
            <text:p>880</text:p>
          </table:table-cell>
          <table:table-cell office:value-type="float" office:value="3302550" calcext:value-type="float">
            <text:p>3302550</text:p>
          </table:table-cell>
          <table:table-cell table:formula="of:=(POWER(MIN([.G22];[.$R$1])/[.$P$1]; [.$L$1])-1)/([.$R$2]-1)*([.$T$1]-1)+1" office:value-type="float" office:value="3.39346811819596" calcext:value-type="float">
            <text:p>3,39346811819596</text:p>
          </table:table-cell>
          <table:table-cell table:formula="of:=MAX([.$I$2:.I22])" office:value-type="float" office:value="3.74805598755832" calcext:value-type="float">
            <text:p>3,748055987558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R 75.4 bad. VI c</text:p>
          </table:table-cell>
          <table:table-cell office:value-type="float" office:value="1914" calcext:value-type="float">
            <text:p>1914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80" calcext:value-type="float">
            <text:p>580</text:p>
          </table:table-cell>
          <table:table-cell office:value-type="float" office:value="2131342" calcext:value-type="float">
            <text:p>2131342</text:p>
          </table:table-cell>
          <table:table-cell table:formula="of:=(POWER(MIN([.G23];[.$R$1])/[.$P$1]; [.$L$1])-1)/([.$R$2]-1)*([.$T$1]-1)+1" office:value-type="float" office:value="2.50699844479005" calcext:value-type="float">
            <text:p>2,50699844479005</text:p>
          </table:table-cell>
          <table:table-cell table:formula="of:=MAX([.$I$2:.I23])" office:value-type="float" office:value="3.74805598755832" calcext:value-type="float">
            <text:p>3,748055987558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YE</text:p>
          </table:table-cell>
          <table:table-cell office:value-type="float" office:value="1915" calcext:value-type="float">
            <text:p>1915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19.44" calcext:value-type="float">
            <text:p>19,44</text:p>
          </table:table-cell>
          <table:table-cell office:value-type="float" office:value="1000" calcext:value-type="float">
            <text:p>1000</text:p>
          </table:table-cell>
          <table:table-cell office:value-type="float" office:value="3632054" calcext:value-type="float">
            <text:p>3632054</text:p>
          </table:table-cell>
          <table:table-cell table:formula="of:=(POWER(MIN([.G24];[.$R$1])/[.$P$1]; [.$L$1])-1)/([.$R$2]-1)*([.$T$1]-1)+1" office:value-type="float" office:value="3.74805598755832" calcext:value-type="float">
            <text:p>3,74805598755832</text:p>
          </table:table-cell>
          <table:table-cell table:formula="of:=MAX([.$I$2:.I24])" office:value-type="float" office:value="3.74805598755832" calcext:value-type="float">
            <text:p>3,748055987558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2-8-2 Mikado</text:p>
          </table:table-cell>
          <table:table-cell office:value-type="float" office:value="1916" calcext:value-type="float">
            <text:p>1916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,22</text:p>
          </table:table-cell>
          <table:table-cell office:value-type="float" office:value="1173" calcext:value-type="float">
            <text:p>1173</text:p>
          </table:table-cell>
          <table:table-cell office:value-type="float" office:value="4281212" calcext:value-type="float">
            <text:p>4281212</text:p>
          </table:table-cell>
          <table:table-cell table:formula="of:=(POWER(MIN([.G25];[.$R$1])/[.$P$1]; [.$L$1])-1)/([.$R$2]-1)*([.$T$1]-1)+1" office:value-type="float" office:value="4.25925349922239" calcext:value-type="float">
            <text:p>4,25925349922239</text:p>
          </table:table-cell>
          <table:table-cell table:formula="of:=MAX([.$I$2:.I25])" office:value-type="float" office:value="4.25925349922239" calcext:value-type="float">
            <text:p>4,259253499222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hina Railways JF1</text:p>
          </table:table-cell>
          <table:table-cell office:value-type="float" office:value="1918" calcext:value-type="float">
            <text:p>1918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,22</text:p>
          </table:table-cell>
          <table:table-cell office:value-type="float" office:value="1150" calcext:value-type="float">
            <text:p>1150</text:p>
          </table:table-cell>
          <table:table-cell office:value-type="float" office:value="4197266" calcext:value-type="float">
            <text:p>4197266</text:p>
          </table:table-cell>
          <table:table-cell table:formula="of:=(POWER(MIN([.G26];[.$R$1])/[.$P$1]; [.$L$1])-1)/([.$R$2]-1)*([.$T$1]-1)+1" office:value-type="float" office:value="4.19129082426128" calcext:value-type="float">
            <text:p>4,19129082426128</text:p>
          </table:table-cell>
          <table:table-cell table:formula="of:=MAX([.$I$2:.I26])" office:value-type="float" office:value="4.25925349922239" calcext:value-type="float">
            <text:p>4,259253499222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MILW-Class EP-2</text:p>
          </table:table-cell>
          <table:table-cell office:value-type="float" office:value="1919" calcext:value-type="float">
            <text:p>1919</text:p>
          </table:table-cell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3311" calcext:value-type="float">
            <text:p>3311</text:p>
          </table:table-cell>
          <table:table-cell office:value-type="float" office:value="12482256" calcext:value-type="float">
            <text:p>12482256</text:p>
          </table:table-cell>
          <table:table-cell table:formula="of:=(POWER(MIN([.G27];[.$R$1])/[.$P$1]; [.$L$1])-1)/([.$R$2]-1)*([.$T$1]-1)+1" office:value-type="float" office:value="10.5768273716952" calcext:value-type="float">
            <text:p>10,5768273716952</text:p>
          </table:table-cell>
          <table:table-cell table:formula="of:=MAX([.$I$2:.I27])" office:value-type="float" office:value="10.5768273716952" calcext:value-type="float">
            <text:p>10,57682737169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e 6/8 II Crocodile</text:p>
          </table:table-cell>
          <table:table-cell office:value-type="float" office:value="1921" calcext:value-type="float">
            <text:p>1921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,83</text:p>
          </table:table-cell>
          <table:table-cell office:value-type="float" office:value="1650" calcext:value-type="float">
            <text:p>1650</text:p>
          </table:table-cell>
          <table:table-cell office:value-type="float" office:value="6005656" calcext:value-type="float">
            <text:p>6005656</text:p>
          </table:table-cell>
          <table:table-cell table:formula="of:=(POWER(MIN([.G28];[.$R$1])/[.$P$1]; [.$L$1])-1)/([.$R$2]-1)*([.$T$1]-1)+1" office:value-type="float" office:value="5.66874027993779" calcext:value-type="float">
            <text:p>5,66874027993779</text:p>
          </table:table-cell>
          <table:table-cell table:formula="of:=MAX([.$I$2:.I28])" office:value-type="float" office:value="10.5768273716952" calcext:value-type="float">
            <text:p>10,57682737169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M-300</text:p>
          </table:table-cell>
          <table:table-cell office:value-type="float" office:value="1924" calcext:value-type="float">
            <text:p>1924</text:p>
          </table:table-cell>
          <table:table-cell office:value-type="float" office:value="1972" calcext:value-type="float">
            <text:p>1972</text:p>
          </table:table-cell>
          <table:table-cell office:value-type="float" office:value="20" calcext:value-type="float">
            <text:p>20</text:p>
          </table:table-cell>
          <table:table-cell office:value-type="float" office:value="27.78" calcext:value-type="float">
            <text:p>27,78</text:p>
          </table:table-cell>
          <table:table-cell office:value-type="float" office:value="200" calcext:value-type="float">
            <text:p>200</text:p>
          </table:table-cell>
          <table:table-cell office:value-type="float" office:value="1926122" calcext:value-type="float">
            <text:p>1926122</text:p>
          </table:table-cell>
          <table:table-cell table:formula="of:=(POWER(MIN([.G29];[.$R$1])/[.$P$1]; [.$L$1])-1)/([.$R$2]-1)*([.$T$1]-1)+1" office:value-type="float" office:value="1.38413685847589" calcext:value-type="float">
            <text:p>1,38413685847589</text:p>
          </table:table-cell>
          <table:table-cell table:formula="of:=MAX([.$I$2:.I29])" office:value-type="float" office:value="10.5768273716952" calcext:value-type="float">
            <text:p>10,57682737169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lass A3 Flying Scotsman</text:p>
          </table:table-cell>
          <table:table-cell office:value-type="float" office:value="1925" calcext:value-type="float">
            <text:p>1925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1655" calcext:value-type="float">
            <text:p>1655</text:p>
          </table:table-cell>
          <table:table-cell office:value-type="float" office:value="6239242" calcext:value-type="float">
            <text:p>6239242</text:p>
          </table:table-cell>
          <table:table-cell table:formula="of:=(POWER(MIN([.G30];[.$R$1])/[.$P$1]; [.$L$1])-1)/([.$R$2]-1)*([.$T$1]-1)+1" office:value-type="float" office:value="5.68351477449456" calcext:value-type="float">
            <text:p>5,68351477449456</text:p>
          </table:table-cell>
          <table:table-cell table:formula="of:=MAX([.$I$2:.I30])" office:value-type="float" office:value="10.5768273716952" calcext:value-type="float">
            <text:p>10,57682737169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4-12-2 Class 9000</text:p>
          </table:table-cell>
          <table:table-cell office:value-type="float" office:value="1926" calcext:value-type="float">
            <text:p>1926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3542" calcext:value-type="float">
            <text:p>3542</text:p>
          </table:table-cell>
          <table:table-cell office:value-type="float" office:value="13119858" calcext:value-type="float">
            <text:p>13119858</text:p>
          </table:table-cell>
          <table:table-cell table:formula="of:=(POWER(MIN([.G31];[.$R$1])/[.$P$1]; [.$L$1])-1)/([.$R$2]-1)*([.$T$1]-1)+1" office:value-type="float" office:value="11.2594090202177" calcext:value-type="float">
            <text:p>11,2594090202177</text:p>
          </table:table-cell>
          <table:table-cell table:formula="of:=MAX([.$I$2:.I31])" office:value-type="float" office:value="11.2594090202177" calcext:value-type="float">
            <text:p>11,25940902021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Ae 4/7</text:p>
          </table:table-cell>
          <table:table-cell office:value-type="float" office:value="1927" calcext:value-type="float">
            <text:p>1927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2300" calcext:value-type="float">
            <text:p>2300</text:p>
          </table:table-cell>
          <table:table-cell office:value-type="float" office:value="8519390" calcext:value-type="float">
            <text:p>8519390</text:p>
          </table:table-cell>
          <table:table-cell table:formula="of:=(POWER(MIN([.G32];[.$R$1])/[.$P$1]; [.$L$1])-1)/([.$R$2]-1)*([.$T$1]-1)+1" office:value-type="float" office:value="7.58942457231726" calcext:value-type="float">
            <text:p>7,58942457231726</text:p>
          </table:table-cell>
          <table:table-cell table:formula="of:=MAX([.$I$2:.I32])" office:value-type="float" office:value="11.2594090202177" calcext:value-type="float">
            <text:p>11,25940902021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SU</text:p>
          </table:table-cell>
          <table:table-cell office:value-type="float" office:value="1927" calcext:value-type="float">
            <text:p>1927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31.94" calcext:value-type="float">
            <text:p>31,94</text:p>
          </table:table-cell>
          <table:table-cell office:value-type="float" office:value="1213" calcext:value-type="float">
            <text:p>1213</text:p>
          </table:table-cell>
          <table:table-cell office:value-type="float" office:value="4552264" calcext:value-type="float">
            <text:p>4552264</text:p>
          </table:table-cell>
          <table:table-cell table:formula="of:=(POWER(MIN([.G33];[.$R$1])/[.$P$1]; [.$L$1])-1)/([.$R$2]-1)*([.$T$1]-1)+1" office:value-type="float" office:value="4.37744945567652" calcext:value-type="float">
            <text:p>4,37744945567652</text:p>
          </table:table-cell>
          <table:table-cell table:formula="of:=MAX([.$I$2:.I33])" office:value-type="float" office:value="11.2594090202177" calcext:value-type="float">
            <text:p>11,25940902021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ALCO HH 600</text:p>
          </table:table-cell>
          <table:table-cell office:value-type="float" office:value="1930" calcext:value-type="float">
            <text:p>193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,22</text:p>
          </table:table-cell>
          <table:table-cell office:value-type="float" office:value="450" calcext:value-type="float">
            <text:p>450</text:p>
          </table:table-cell>
          <table:table-cell office:value-type="float" office:value="1642408" calcext:value-type="float">
            <text:p>1642408</text:p>
          </table:table-cell>
          <table:table-cell table:formula="of:=(POWER(MIN([.G34];[.$R$1])/[.$P$1]; [.$L$1])-1)/([.$R$2]-1)*([.$T$1]-1)+1" office:value-type="float" office:value="2.12286158631415" calcext:value-type="float">
            <text:p>2,12286158631415</text:p>
          </table:table-cell>
          <table:table-cell table:formula="of:=MAX([.$I$2:.I34])" office:value-type="float" office:value="11.2594090202177" calcext:value-type="float">
            <text:p>11,25940902021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FD</text:p>
          </table:table-cell>
          <table:table-cell office:value-type="float" office:value="1931" calcext:value-type="float">
            <text:p>1931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23.61" calcext:value-type="float">
            <text:p>23,61</text:p>
          </table:table-cell>
          <table:table-cell office:value-type="float" office:value="2280" calcext:value-type="float">
            <text:p>2280</text:p>
          </table:table-cell>
          <table:table-cell office:value-type="float" office:value="8348378" calcext:value-type="float">
            <text:p>8348378</text:p>
          </table:table-cell>
          <table:table-cell table:formula="of:=(POWER(MIN([.G35];[.$R$1])/[.$P$1]; [.$L$1])-1)/([.$R$2]-1)*([.$T$1]-1)+1" office:value-type="float" office:value="7.5303265940902" calcext:value-type="float">
            <text:p>7,5303265940902</text:p>
          </table:table-cell>
          <table:table-cell table:formula="of:=MAX([.$I$2:.I35])" office:value-type="float" office:value="11.2594090202177" calcext:value-type="float">
            <text:p>11,25940902021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1985" calcext:value-type="float">
            <text:p>1985</text:p>
          </table:table-cell>
          <table:table-cell office:value-type="float" office:value="6" calcext:value-type="float">
            <text:p>6</text:p>
          </table:table-cell>
          <table:table-cell office:value-type="float" office:value="49.17" calcext:value-type="float">
            <text:p>49,17</text:p>
          </table:table-cell>
          <table:table-cell office:value-type="float" office:value="448" calcext:value-type="float">
            <text:p>448</text:p>
          </table:table-cell>
          <table:table-cell office:value-type="float" office:value="2453350" calcext:value-type="float">
            <text:p>2453350</text:p>
          </table:table-cell>
          <table:table-cell table:formula="of:=(POWER(MIN([.G36];[.$R$1])/[.$P$1]; [.$L$1])-1)/([.$R$2]-1)*([.$T$1]-1)+1" office:value-type="float" office:value="2.11695178849145" calcext:value-type="float">
            <text:p>2,11695178849145</text:p>
          </table:table-cell>
          <table:table-cell table:formula="of:=MAX([.$I$2:.I36])" office:value-type="float" office:value="11.2594090202177" calcext:value-type="float">
            <text:p>11,25940902021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lass A4</text:p>
          </table:table-cell>
          <table:table-cell office:value-type="float" office:value="1935" calcext:value-type="float">
            <text:p>1935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40.28" calcext:value-type="float">
            <text:p>40,28</text:p>
          </table:table-cell>
          <table:table-cell office:value-type="float" office:value="1986" calcext:value-type="float">
            <text:p>1986</text:p>
          </table:table-cell>
          <table:table-cell office:value-type="float" office:value="7661178" calcext:value-type="float">
            <text:p>7661178</text:p>
          </table:table-cell>
          <table:table-cell table:formula="of:=(POWER(MIN([.G37];[.$R$1])/[.$P$1]; [.$L$1])-1)/([.$R$2]-1)*([.$T$1]-1)+1" office:value-type="float" office:value="6.66158631415241" calcext:value-type="float">
            <text:p>6,66158631415241</text:p>
          </table:table-cell>
          <table:table-cell table:formula="of:=MAX([.$I$2:.I37])" office:value-type="float" office:value="11.2594090202177" calcext:value-type="float">
            <text:p>11,25940902021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Le 2/4 Roter Pfeil</text:p>
          </table:table-cell>
          <table:table-cell office:value-type="float" office:value="1935" calcext:value-type="float">
            <text:p>1935</text:p>
          </table:table-cell>
          <table:table-cell office:value-type="float" office:value="1992" calcext:value-type="float">
            <text:p>1992</text:p>
          </table:table-cell>
          <table:table-cell office:value-type="float" office:value="20" calcext:value-type="float">
            <text:p>20</text:p>
          </table:table-cell>
          <table:table-cell office:value-type="float" office:value="34.72" calcext:value-type="float">
            <text:p>34,72</text:p>
          </table:table-cell>
          <table:table-cell office:value-type="float" office:value="315" calcext:value-type="float">
            <text:p>315</text:p>
          </table:table-cell>
          <table:table-cell office:value-type="float" office:value="2707856" calcext:value-type="float">
            <text:p>2707856</text:p>
          </table:table-cell>
          <table:table-cell table:formula="of:=(POWER(MIN([.G38];[.$R$1])/[.$P$1]; [.$L$1])-1)/([.$R$2]-1)*([.$T$1]-1)+1" office:value-type="float" office:value="1.72395023328149" calcext:value-type="float">
            <text:p>1,72395023328149</text:p>
          </table:table-cell>
          <table:table-cell table:formula="of:=MAX([.$I$2:.I38])" office:value-type="float" office:value="11.2594090202177" calcext:value-type="float">
            <text:p>11,25940902021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4-4-2 Hiawatha</text:p>
          </table:table-cell>
          <table:table-cell office:value-type="float" office:value="1935" calcext:value-type="float">
            <text:p>1935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2940" calcext:value-type="float">
            <text:p>2940</text:p>
          </table:table-cell>
          <table:table-cell office:value-type="float" office:value="11497404" calcext:value-type="float">
            <text:p>11497404</text:p>
          </table:table-cell>
          <table:table-cell table:formula="of:=(POWER(MIN([.G39];[.$R$1])/[.$P$1]; [.$L$1])-1)/([.$R$2]-1)*([.$T$1]-1)+1" office:value-type="float" office:value="9.4805598755832" calcext:value-type="float">
            <text:p>9,4805598755832</text:p>
          </table:table-cell>
          <table:table-cell table:formula="of:=MAX([.$I$2:.I39])" office:value-type="float" office:value="11.2594090202177" calcext:value-type="float">
            <text:p>11,25940902021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PRR-Class GG1</text:p>
          </table:table-cell>
          <table:table-cell office:value-type="float" office:value="1936" calcext:value-type="float">
            <text:p>1936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3450" calcext:value-type="float">
            <text:p>3450</text:p>
          </table:table-cell>
          <table:table-cell office:value-type="float" office:value="13491850" calcext:value-type="float">
            <text:p>13491850</text:p>
          </table:table-cell>
          <table:table-cell table:formula="of:=(POWER(MIN([.G40];[.$R$1])/[.$P$1]; [.$L$1])-1)/([.$R$2]-1)*([.$T$1]-1)+1" office:value-type="float" office:value="10.9875583203733" calcext:value-type="float">
            <text:p>10,9875583203733</text:p>
          </table:table-cell>
          <table:table-cell table:formula="of:=MAX([.$I$2:.I40])" office:value-type="float" office:value="11.2594090202177" calcext:value-type="float">
            <text:p>11,25940902021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R E 94</text:p>
          </table:table-cell>
          <table:table-cell office:value-type="float" office:value="1938" calcext:value-type="float">
            <text:p>1938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00" calcext:value-type="float">
            <text:p>3000</text:p>
          </table:table-cell>
          <table:table-cell office:value-type="float" office:value="11024184" calcext:value-type="float">
            <text:p>11024184</text:p>
          </table:table-cell>
          <table:table-cell table:formula="of:=(POWER(MIN([.G41];[.$R$1])/[.$P$1]; [.$L$1])-1)/([.$R$2]-1)*([.$T$1]-1)+1" office:value-type="float" office:value="9.65785381026439" calcext:value-type="float">
            <text:p>9,65785381026439</text:p>
          </table:table-cell>
          <table:table-cell table:formula="of:=MAX([.$I$2:.I41])" office:value-type="float" office:value="11.2594090202177" calcext:value-type="float">
            <text:p>11,25940902021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4-8-8-4 Big Boy</text:p>
          </table:table-cell>
          <table:table-cell office:value-type="float" office:value="1944" calcext:value-type="float">
            <text:p>1944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36.11" calcext:value-type="float">
            <text:p>36,11</text:p>
          </table:table-cell>
          <table:table-cell office:value-type="float" office:value="4560" calcext:value-type="float">
            <text:p>4560</text:p>
          </table:table-cell>
          <table:table-cell office:value-type="float" office:value="17349268" calcext:value-type="float">
            <text:p>17349268</text:p>
          </table:table-cell>
          <table:table-cell table:formula="of:=(POWER(MIN([.G42];[.$R$1])/[.$P$1]; [.$L$1])-1)/([.$R$2]-1)*([.$T$1]-1)+1" office:value-type="float" office:value="14.2674961119751" calcext:value-type="float">
            <text:p>14,2674961119751</text:p>
          </table:table-cell>
          <table:table-cell table:formula="of:=MAX([.$I$2:.I42])" office:value-type="float" office:value="14.2674961119751" calcext:value-type="float">
            <text:p>14,2674961119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Alco PA</text:p>
          </table:table-cell>
          <table:table-cell office:value-type="float" office:value="1946" calcext:value-type="float">
            <text:p>1946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52.22" calcext:value-type="float">
            <text:p>52,22</text:p>
          </table:table-cell>
          <table:table-cell office:value-type="float" office:value="1680" calcext:value-type="float">
            <text:p>1680</text:p>
          </table:table-cell>
          <table:table-cell office:value-type="float" office:value="6734152" calcext:value-type="float">
            <text:p>6734152</text:p>
          </table:table-cell>
          <table:table-cell table:formula="of:=(POWER(MIN([.G43];[.$R$1])/[.$P$1]; [.$L$1])-1)/([.$R$2]-1)*([.$T$1]-1)+1" office:value-type="float" office:value="5.75738724727838" calcext:value-type="float">
            <text:p>5,75738724727838</text:p>
          </table:table-cell>
          <table:table-cell table:formula="of:=MAX([.$I$2:.I43])" office:value-type="float" office:value="14.2674961119751" calcext:value-type="float">
            <text:p>14,2674961119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Alco PB</text:p>
          </table:table-cell>
          <table:table-cell office:value-type="float" office:value="1946" calcext:value-type="float">
            <text:p>1946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52.22" calcext:value-type="float">
            <text:p>52,22</text:p>
          </table:table-cell>
          <table:table-cell office:value-type="float" office:value="1680" calcext:value-type="float">
            <text:p>1680</text:p>
          </table:table-cell>
          <table:table-cell office:value-type="float" office:value="6734152" calcext:value-type="float">
            <text:p>6734152</text:p>
          </table:table-cell>
          <table:table-cell table:formula="of:=(POWER(MIN([.G44];[.$R$1])/[.$P$1]; [.$L$1])-1)/([.$R$2]-1)*([.$T$1]-1)+1" office:value-type="float" office:value="5.75738724727838" calcext:value-type="float">
            <text:p>5,75738724727838</text:p>
          </table:table-cell>
          <table:table-cell table:formula="of:=MAX([.$I$2:.I44])" office:value-type="float" office:value="14.2674961119751" calcext:value-type="float">
            <text:p>14,2674961119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L</text:p>
          </table:table-cell>
          <table:table-cell office:value-type="float" office:value="1947" calcext:value-type="float">
            <text:p>1947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,22</text:p>
          </table:table-cell>
          <table:table-cell office:value-type="float" office:value="1620" calcext:value-type="float">
            <text:p>1620</text:p>
          </table:table-cell>
          <table:table-cell office:value-type="float" office:value="5912672" calcext:value-type="float">
            <text:p>5912672</text:p>
          </table:table-cell>
          <table:table-cell table:formula="of:=(POWER(MIN([.G45];[.$R$1])/[.$P$1]; [.$L$1])-1)/([.$R$2]-1)*([.$T$1]-1)+1" office:value-type="float" office:value="5.5800933125972" calcext:value-type="float">
            <text:p>5,5800933125972</text:p>
          </table:table-cell>
          <table:table-cell table:formula="of:=MAX([.$I$2:.I45])" office:value-type="float" office:value="14.2674961119751" calcext:value-type="float">
            <text:p>14,2674961119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e 4/4</text:p>
          </table:table-cell>
          <table:table-cell office:value-type="float" office:value="1948" calcext:value-type="float">
            <text:p>194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34.72" calcext:value-type="float">
            <text:p>34,72</text:p>
          </table:table-cell>
          <table:table-cell office:value-type="float" office:value="1850" calcext:value-type="float">
            <text:p>1850</text:p>
          </table:table-cell>
          <table:table-cell office:value-type="float" office:value="7006342" calcext:value-type="float">
            <text:p>7006342</text:p>
          </table:table-cell>
          <table:table-cell table:formula="of:=(POWER(MIN([.G46];[.$R$1])/[.$P$1]; [.$L$1])-1)/([.$R$2]-1)*([.$T$1]-1)+1" office:value-type="float" office:value="6.2597200622084" calcext:value-type="float">
            <text:p>6,2597200622084</text:p>
          </table:table-cell>
          <table:table-cell table:formula="of:=MAX([.$I$2:.I46])" office:value-type="float" office:value="14.2674961119751" calcext:value-type="float">
            <text:p>14,2674961119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ailbus</text:p>
          </table:table-cell>
          <table:table-cell office:value-type="float" office:value="1950" calcext:value-type="float">
            <text:p>1950</text:p>
          </table:table-cell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146516" calcext:value-type="float">
            <text:p>1146516</text:p>
          </table:table-cell>
          <table:table-cell table:formula="of:=(POWER(MIN([.G47];[.$R$1])/[.$P$1]; [.$L$1])-1)/([.$R$2]-1)*([.$T$1]-1)+1" office:value-type="float" office:value="1.07682737169518" calcext:value-type="float">
            <text:p>1,07682737169518</text:p>
          </table:table-cell>
          <table:table-cell table:formula="of:=MAX([.$I$2:.I47])" office:value-type="float" office:value="14.2674961119751" calcext:value-type="float">
            <text:p>14,2674961119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P36</text:p>
          </table:table-cell>
          <table:table-cell office:value-type="float" office:value="1954" calcext:value-type="float">
            <text:p>195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34.72" calcext:value-type="float">
            <text:p>34,72</text:p>
          </table:table-cell>
          <table:table-cell office:value-type="float" office:value="2260" calcext:value-type="float">
            <text:p>2260</text:p>
          </table:table-cell>
          <table:table-cell office:value-type="float" office:value="8559100" calcext:value-type="float">
            <text:p>8559100</text:p>
          </table:table-cell>
          <table:table-cell table:formula="of:=(POWER(MIN([.G48];[.$R$1])/[.$P$1]; [.$L$1])-1)/([.$R$2]-1)*([.$T$1]-1)+1" office:value-type="float" office:value="7.47122861586314" calcext:value-type="float">
            <text:p>7,47122861586314</text:p>
          </table:table-cell>
          <table:table-cell table:formula="of:=MAX([.$I$2:.I48])" office:value-type="float" office:value="14.2674961119751" calcext:value-type="float">
            <text:p>14,2674961119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NoHAB AA16</text:p>
          </table:table-cell>
          <table:table-cell office:value-type="float" office:value="1954" calcext:value-type="float">
            <text:p>1954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1450" calcext:value-type="float">
            <text:p>1450</text:p>
          </table:table-cell>
          <table:table-cell office:value-type="float" office:value="5466406" calcext:value-type="float">
            <text:p>5466406</text:p>
          </table:table-cell>
          <table:table-cell table:formula="of:=(POWER(MIN([.G49];[.$R$1])/[.$P$1]; [.$L$1])-1)/([.$R$2]-1)*([.$T$1]-1)+1" office:value-type="float" office:value="5.07776049766719" calcext:value-type="float">
            <text:p>5,07776049766719</text:p>
          </table:table-cell>
          <table:table-cell table:formula="of:=MAX([.$I$2:.I49])" office:value-type="float" office:value="14.2674961119751" calcext:value-type="float">
            <text:p>14,2674961119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New Haven EP5</text:p>
          </table:table-cell>
          <table:table-cell office:value-type="float" office:value="1955" calcext:value-type="float">
            <text:p>195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38.89" calcext:value-type="float">
            <text:p>38,89</text:p>
          </table:table-cell>
          <table:table-cell office:value-type="float" office:value="3000" calcext:value-type="float">
            <text:p>3000</text:p>
          </table:table-cell>
          <table:table-cell office:value-type="float" office:value="11519680" calcext:value-type="float">
            <text:p>11519680</text:p>
          </table:table-cell>
          <table:table-cell table:formula="of:=(POWER(MIN([.G50];[.$R$1])/[.$P$1]; [.$L$1])-1)/([.$R$2]-1)*([.$T$1]-1)+1" office:value-type="float" office:value="9.65785381026439" calcext:value-type="float">
            <text:p>9,65785381026439</text:p>
          </table:table-cell>
          <table:table-cell table:formula="of:=MAX([.$I$2:.I50])" office:value-type="float" office:value="14.2674961119751" calcext:value-type="float">
            <text:p>14,2674961119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TE3</text:p>
          </table:table-cell>
          <table:table-cell office:value-type="float" office:value="1956" calcext:value-type="float">
            <text:p>195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1236" calcext:value-type="float">
            <text:p>1236</text:p>
          </table:table-cell>
          <table:table-cell office:value-type="float" office:value="4578246" calcext:value-type="float">
            <text:p>4578246</text:p>
          </table:table-cell>
          <table:table-cell table:formula="of:=(POWER(MIN([.G51];[.$R$1])/[.$P$1]; [.$L$1])-1)/([.$R$2]-1)*([.$T$1]-1)+1" office:value-type="float" office:value="4.44541213063764" calcext:value-type="float">
            <text:p>4,44541213063764</text:p>
          </table:table-cell>
          <table:table-cell table:formula="of:=MAX([.$I$2:.I51])" office:value-type="float" office:value="14.2674961119751" calcext:value-type="float">
            <text:p>14,2674961119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TE3</text:p>
          </table:table-cell>
          <table:table-cell office:value-type="float" office:value="1956" calcext:value-type="float">
            <text:p>195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1236" calcext:value-type="float">
            <text:p>1236</text:p>
          </table:table-cell>
          <table:table-cell office:value-type="float" office:value="4578246" calcext:value-type="float">
            <text:p>4578246</text:p>
          </table:table-cell>
          <table:table-cell table:formula="of:=(POWER(MIN([.G52];[.$R$1])/[.$P$1]; [.$L$1])-1)/([.$R$2]-1)*([.$T$1]-1)+1" office:value-type="float" office:value="4.44541213063764" calcext:value-type="float">
            <text:p>4,44541213063764</text:p>
          </table:table-cell>
          <table:table-cell table:formula="of:=MAX([.$I$2:.I52])" office:value-type="float" office:value="14.2674961119751" calcext:value-type="float">
            <text:p>14,2674961119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hina Railways RM</text:p>
          </table:table-cell>
          <table:table-cell office:value-type="float" office:value="1958" calcext:value-type="float">
            <text:p>1958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30.56" calcext:value-type="float">
            <text:p>30,56</text:p>
          </table:table-cell>
          <table:table-cell office:value-type="float" office:value="1040" calcext:value-type="float">
            <text:p>1040</text:p>
          </table:table-cell>
          <table:table-cell office:value-type="float" office:value="3885622" calcext:value-type="float">
            <text:p>3885622</text:p>
          </table:table-cell>
          <table:table-cell table:formula="of:=(POWER(MIN([.G53];[.$R$1])/[.$P$1]; [.$L$1])-1)/([.$R$2]-1)*([.$T$1]-1)+1" office:value-type="float" office:value="3.86625194401244" calcext:value-type="float">
            <text:p>3,86625194401244</text:p>
          </table:table-cell>
          <table:table-cell table:formula="of:=MAX([.$I$2:.I53])" office:value-type="float" office:value="14.2674961119751" calcext:value-type="float">
            <text:p>14,2674961119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R V 100</text:p>
          </table:table-cell>
          <table:table-cell office:value-type="float" office:value="1958" calcext:value-type="float">
            <text:p>1958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09" calcext:value-type="float">
            <text:p>809</text:p>
          </table:table-cell>
          <table:table-cell office:value-type="float" office:value="2972854" calcext:value-type="float">
            <text:p>2972854</text:p>
          </table:table-cell>
          <table:table-cell table:formula="of:=(POWER(MIN([.G54];[.$R$1])/[.$P$1]; [.$L$1])-1)/([.$R$2]-1)*([.$T$1]-1)+1" office:value-type="float" office:value="3.18367029548989" calcext:value-type="float">
            <text:p>3,18367029548989</text:p>
          </table:table-cell>
          <table:table-cell table:formula="of:=MAX([.$I$2:.I54])" office:value-type="float" office:value="14.2674961119751" calcext:value-type="float">
            <text:p>14,2674961119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EMD GP 9</text:p>
          </table:table-cell>
          <table:table-cell office:value-type="float" office:value="1958" calcext:value-type="float">
            <text:p>1958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29.17" calcext:value-type="float">
            <text:p>29,17</text:p>
          </table:table-cell>
          <table:table-cell office:value-type="float" office:value="1305" calcext:value-type="float">
            <text:p>1305</text:p>
          </table:table-cell>
          <table:table-cell office:value-type="float" office:value="4854424" calcext:value-type="float">
            <text:p>4854424</text:p>
          </table:table-cell>
          <table:table-cell table:formula="of:=(POWER(MIN([.G55];[.$R$1])/[.$P$1]; [.$L$1])-1)/([.$R$2]-1)*([.$T$1]-1)+1" office:value-type="float" office:value="4.649300155521" calcext:value-type="float">
            <text:p>4,649300155521</text:p>
          </table:table-cell>
          <table:table-cell table:formula="of:=MAX([.$I$2:.I55])" office:value-type="float" office:value="14.2674961119751" calcext:value-type="float">
            <text:p>14,2674961119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Series 1042</text:p>
          </table:table-cell>
          <table:table-cell office:value-type="float" office:value="1960" calcext:value-type="float">
            <text:p>1960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office:value-type="float" office:value="38.89" calcext:value-type="float">
            <text:p>38,89</text:p>
          </table:table-cell>
          <table:table-cell office:value-type="float" office:value="3300" calcext:value-type="float">
            <text:p>3300</text:p>
          </table:table-cell>
          <table:table-cell office:value-type="float" office:value="12671648" calcext:value-type="float">
            <text:p>12671648</text:p>
          </table:table-cell>
          <table:table-cell table:formula="of:=(POWER(MIN([.G56];[.$R$1])/[.$P$1]; [.$L$1])-1)/([.$R$2]-1)*([.$T$1]-1)+1" office:value-type="float" office:value="10.5443234836703" calcext:value-type="float">
            <text:p>10,5443234836703</text:p>
          </table:table-cell>
          <table:table-cell table:formula="of:=MAX([.$I$2:.I56])" office:value-type="float" office:value="14.2674961119751" calcext:value-type="float">
            <text:p>14,2674961119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61.11" calcext:value-type="float">
            <text:p>61,11</text:p>
          </table:table-cell>
          <table:table-cell office:value-type="float" office:value="740" calcext:value-type="float">
            <text:p>740</text:p>
          </table:table-cell>
          <table:table-cell office:value-type="float" office:value="5943944" calcext:value-type="float">
            <text:p>5943944</text:p>
          </table:table-cell>
          <table:table-cell table:formula="of:=(POWER(MIN([.G57];[.$R$1])/[.$P$1]; [.$L$1])-1)/([.$R$2]-1)*([.$T$1]-1)+1" office:value-type="float" office:value="2.97978227060653" calcext:value-type="float">
            <text:p>2,97978227060653</text:p>
          </table:table-cell>
          <table:table-cell table:formula="of:=MAX([.$I$2:.I57])" office:value-type="float" office:value="14.2674961119751" calcext:value-type="float">
            <text:p>14,2674961119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61.11" calcext:value-type="float">
            <text:p>61,11</text:p>
          </table:table-cell>
          <table:table-cell office:value-type="float" office:value="740" calcext:value-type="float">
            <text:p>740</text:p>
          </table:table-cell>
          <table:table-cell office:value-type="float" office:value="5943944" calcext:value-type="float">
            <text:p>5943944</text:p>
          </table:table-cell>
          <table:table-cell table:formula="of:=(POWER(MIN([.G58];[.$R$1])/[.$P$1]; [.$L$1])-1)/([.$R$2]-1)*([.$T$1]-1)+1" office:value-type="float" office:value="2.97978227060653" calcext:value-type="float">
            <text:p>2,97978227060653</text:p>
          </table:table-cell>
          <table:table-cell table:formula="of:=MAX([.$I$2:.I58])" office:value-type="float" office:value="14.2674961119751" calcext:value-type="float">
            <text:p>14,2674961119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61.11" calcext:value-type="float">
            <text:p>61,11</text:p>
          </table:table-cell>
          <table:table-cell office:value-type="float" office:value="740" calcext:value-type="float">
            <text:p>740</text:p>
          </table:table-cell>
          <table:table-cell office:value-type="float" office:value="5943944" calcext:value-type="float">
            <text:p>5943944</text:p>
          </table:table-cell>
          <table:table-cell table:formula="of:=(POWER(MIN([.G59];[.$R$1])/[.$P$1]; [.$L$1])-1)/([.$R$2]-1)*([.$T$1]-1)+1" office:value-type="float" office:value="2.97978227060653" calcext:value-type="float">
            <text:p>2,97978227060653</text:p>
          </table:table-cell>
          <table:table-cell table:formula="of:=MAX([.$I$2:.I59])" office:value-type="float" office:value="14.2674961119751" calcext:value-type="float">
            <text:p>14,2674961119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61.11" calcext:value-type="float">
            <text:p>61,11</text:p>
          </table:table-cell>
          <table:table-cell office:value-type="float" office:value="740" calcext:value-type="float">
            <text:p>740</text:p>
          </table:table-cell>
          <table:table-cell office:value-type="float" office:value="5943944" calcext:value-type="float">
            <text:p>5943944</text:p>
          </table:table-cell>
          <table:table-cell table:formula="of:=(POWER(MIN([.G60];[.$R$1])/[.$P$1]; [.$L$1])-1)/([.$R$2]-1)*([.$T$1]-1)+1" office:value-type="float" office:value="2.97978227060653" calcext:value-type="float">
            <text:p>2,97978227060653</text:p>
          </table:table-cell>
          <table:table-cell table:formula="of:=MAX([.$I$2:.I60])" office:value-type="float" office:value="14.2674961119751" calcext:value-type="float">
            <text:p>14,2674961119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4.72" calcext:value-type="float">
            <text:p>34,72</text:p>
          </table:table-cell>
          <table:table-cell office:value-type="float" office:value="815" calcext:value-type="float">
            <text:p>815</text:p>
          </table:table-cell>
          <table:table-cell office:value-type="float" office:value="4525718" calcext:value-type="float">
            <text:p>4525718</text:p>
          </table:table-cell>
          <table:table-cell table:formula="of:=(POWER(MIN([.G61];[.$R$1])/[.$P$1]; [.$L$1])-1)/([.$R$2]-1)*([.$T$1]-1)+1" office:value-type="float" office:value="3.20139968895801" calcext:value-type="float">
            <text:p>3,20139968895801</text:p>
          </table:table-cell>
          <table:table-cell table:formula="of:=MAX([.$I$2:.I61])" office:value-type="float" office:value="14.2674961119751" calcext:value-type="float">
            <text:p>14,2674961119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4.72" calcext:value-type="float">
            <text:p>34,72</text:p>
          </table:table-cell>
          <table:table-cell office:value-type="float" office:value="815" calcext:value-type="float">
            <text:p>815</text:p>
          </table:table-cell>
          <table:table-cell office:value-type="float" office:value="4525718" calcext:value-type="float">
            <text:p>4525718</text:p>
          </table:table-cell>
          <table:table-cell table:formula="of:=(POWER(MIN([.G62];[.$R$1])/[.$P$1]; [.$L$1])-1)/([.$R$2]-1)*([.$T$1]-1)+1" office:value-type="float" office:value="3.20139968895801" calcext:value-type="float">
            <text:p>3,20139968895801</text:p>
          </table:table-cell>
          <table:table-cell table:formula="of:=MAX([.$I$2:.I62])" office:value-type="float" office:value="14.2674961119751" calcext:value-type="float">
            <text:p>14,2674961119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CHS4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5100" calcext:value-type="float">
            <text:p>5100</text:p>
          </table:table-cell>
          <table:table-cell office:value-type="float" office:value="19944476" calcext:value-type="float">
            <text:p>19944476</text:p>
          </table:table-cell>
          <table:table-cell table:formula="of:=(POWER(MIN([.G63];[.$R$1])/[.$P$1]; [.$L$1])-1)/([.$R$2]-1)*([.$T$1]-1)+1" office:value-type="float" office:value="15.8631415241058" calcext:value-type="float">
            <text:p>15,8631415241058</text:p>
          </table:table-cell>
          <table:table-cell table:formula="of:=MAX([.$I$2:.I63])" office:value-type="float" office:value="15.8631415241058" calcext:value-type="float">
            <text:p>15,86314152410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3.61" calcext:value-type="float">
            <text:p>53,61</text:p>
          </table:table-cell>
          <table:table-cell office:value-type="float" office:value="1600" calcext:value-type="float">
            <text:p>1600</text:p>
          </table:table-cell>
          <table:table-cell office:value-type="float" office:value="8678506" calcext:value-type="float">
            <text:p>8678506</text:p>
          </table:table-cell>
          <table:table-cell table:formula="of:=(POWER(MIN([.G64];[.$R$1])/[.$P$1]; [.$L$1])-1)/([.$R$2]-1)*([.$T$1]-1)+1" office:value-type="float" office:value="5.52099533437014" calcext:value-type="float">
            <text:p>5,52099533437014</text:p>
          </table:table-cell>
          <table:table-cell table:formula="of:=MAX([.$I$2:.I64])" office:value-type="float" office:value="15.8631415241058" calcext:value-type="float">
            <text:p>15,86314152410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R 103.1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56" calcext:value-type="float">
            <text:p>55,56</text:p>
          </table:table-cell>
          <table:table-cell office:value-type="float" office:value="7440" calcext:value-type="float">
            <text:p>7440</text:p>
          </table:table-cell>
          <table:table-cell office:value-type="float" office:value="30127680" calcext:value-type="float">
            <text:p>30127680</text:p>
          </table:table-cell>
          <table:table-cell table:formula="of:=(POWER(MIN([.G65];[.$R$1])/[.$P$1]; [.$L$1])-1)/([.$R$2]-1)*([.$T$1]-1)+1" office:value-type="float" office:value="20" calcext:value-type="float">
            <text:p>20</text:p>
          </table:table-cell>
          <table:table-cell table:formula="of:=MAX([.$I$2:.I65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R 218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9" calcext:value-type="float">
            <text:p>38,89</text:p>
          </table:table-cell>
          <table:table-cell office:value-type="float" office:value="1839" calcext:value-type="float">
            <text:p>1839</text:p>
          </table:table-cell>
          <table:table-cell office:value-type="float" office:value="7061564" calcext:value-type="float">
            <text:p>7061564</text:p>
          </table:table-cell>
          <table:table-cell table:formula="of:=(POWER(MIN([.G66];[.$R$1])/[.$P$1]; [.$L$1])-1)/([.$R$2]-1)*([.$T$1]-1)+1" office:value-type="float" office:value="6.22721617418352" calcext:value-type="float">
            <text:p>6,22721617418352</text:p>
          </table:table-cell>
          <table:table-cell table:formula="of:=MAX([.$I$2:.I66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EMD SD40-2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7" calcext:value-type="float">
            <text:p>29,17</text:p>
          </table:table-cell>
          <table:table-cell office:value-type="float" office:value="3000" calcext:value-type="float">
            <text:p>3000</text:p>
          </table:table-cell>
          <table:table-cell office:value-type="float" office:value="11159592" calcext:value-type="float">
            <text:p>11159592</text:p>
          </table:table-cell>
          <table:table-cell table:formula="of:=(POWER(MIN([.G67];[.$R$1])/[.$P$1]; [.$L$1])-1)/([.$R$2]-1)*([.$T$1]-1)+1" office:value-type="float" office:value="9.65785381026439" calcext:value-type="float">
            <text:p>9,65785381026439</text:p>
          </table:table-cell>
          <table:table-cell table:formula="of:=MAX([.$I$2:.I67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EMD AEM-7</text:p>
          </table:table-cell>
          <table:table-cell office:value-type="float" office:value="1975" calcext:value-type="float">
            <text:p>1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56" calcext:value-type="float">
            <text:p>55,56</text:p>
          </table:table-cell>
          <table:table-cell office:value-type="float" office:value="4320" calcext:value-type="float">
            <text:p>4320</text:p>
          </table:table-cell>
          <table:table-cell office:value-type="float" office:value="17493492" calcext:value-type="float">
            <text:p>17493492</text:p>
          </table:table-cell>
          <table:table-cell table:formula="of:=(POWER(MIN([.G68];[.$R$1])/[.$P$1]; [.$L$1])-1)/([.$R$2]-1)*([.$T$1]-1)+1" office:value-type="float" office:value="13.5583203732504" calcext:value-type="float">
            <text:p>13,5583203732504</text:p>
          </table:table-cell>
          <table:table-cell table:formula="of:=MAX([.$I$2:.I68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hina Railways DF5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2" calcext:value-type="float">
            <text:p>22,22</text:p>
          </table:table-cell>
          <table:table-cell office:value-type="float" office:value="1200" calcext:value-type="float">
            <text:p>1200</text:p>
          </table:table-cell>
          <table:table-cell office:value-type="float" office:value="4379756" calcext:value-type="float">
            <text:p>4379756</text:p>
          </table:table-cell>
          <table:table-cell table:formula="of:=(POWER(MIN([.G69];[.$R$1])/[.$P$1]; [.$L$1])-1)/([.$R$2]-1)*([.$T$1]-1)+1" office:value-type="float" office:value="4.33903576982893" calcext:value-type="float">
            <text:p>4,33903576982893</text:p>
          </table:table-cell>
          <table:table-cell table:formula="of:=MAX([.$I$2:.I69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81" calcext:value-type="float">
            <text:p>1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33" calcext:value-type="float">
            <text:p>83,33</text:p>
          </table:table-cell>
          <table:table-cell office:value-type="float" office:value="3225" calcext:value-type="float">
            <text:p>3225</text:p>
          </table:table-cell>
          <table:table-cell office:value-type="float" office:value="14076948" calcext:value-type="float">
            <text:p>14076948</text:p>
          </table:table-cell>
          <table:table-cell table:formula="of:=(POWER(MIN([.G70];[.$R$1])/[.$P$1]; [.$L$1])-1)/([.$R$2]-1)*([.$T$1]-1)+1" office:value-type="float" office:value="10.3227060653188" calcext:value-type="float">
            <text:p>10,3227060653188</text:p>
          </table:table-cell>
          <table:table-cell table:formula="of:=MAX([.$I$2:.I70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VL80S</text:p>
          </table:table-cell>
          <table:table-cell office:value-type="float" office:value="1982" calcext:value-type="float">
            <text:p>1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6" calcext:value-type="float">
            <text:p>30,56</text:p>
          </table:table-cell>
          <table:table-cell office:value-type="float" office:value="6520" calcext:value-type="float">
            <text:p>6520</text:p>
          </table:table-cell>
          <table:table-cell office:value-type="float" office:value="24359860" calcext:value-type="float">
            <text:p>24359860</text:p>
          </table:table-cell>
          <table:table-cell table:formula="of:=(POWER(MIN([.G71];[.$R$1])/[.$P$1]; [.$L$1])-1)/([.$R$2]-1)*([.$T$1]-1)+1" office:value-type="float" office:value="20" calcext:value-type="float">
            <text:p>20</text:p>
          </table:table-cell>
          <table:table-cell table:formula="of:=MAX([.$I$2:.I71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hina Railways DF4B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2650" calcext:value-type="float">
            <text:p>2650</text:p>
          </table:table-cell>
          <table:table-cell office:value-type="float" office:value="9990328" calcext:value-type="float">
            <text:p>9990328</text:p>
          </table:table-cell>
          <table:table-cell table:formula="of:=(POWER(MIN([.G72];[.$R$1])/[.$P$1]; [.$L$1])-1)/([.$R$2]-1)*([.$T$1]-1)+1" office:value-type="float" office:value="8.62363919129082" calcext:value-type="float">
            <text:p>8,62363919129082</text:p>
          </table:table-cell>
          <table:table-cell table:formula="of:=MAX([.$I$2:.I72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11" calcext:value-type="float">
            <text:p>36,11</text:p>
          </table:table-cell>
          <table:table-cell office:value-type="float" office:value="3000" calcext:value-type="float">
            <text:p>3000</text:p>
          </table:table-cell>
          <table:table-cell office:value-type="float" office:value="11413992" calcext:value-type="float">
            <text:p>11413992</text:p>
          </table:table-cell>
          <table:table-cell table:formula="of:=(POWER(MIN([.G73];[.$R$1])/[.$P$1]; [.$L$1])-1)/([.$R$2]-1)*([.$T$1]-1)+1" office:value-type="float" office:value="9.65785381026439" calcext:value-type="float">
            <text:p>9,65785381026439</text:p>
          </table:table-cell>
          <table:table-cell table:formula="of:=MAX([.$I$2:.I73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GE C40-8W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3000" calcext:value-type="float">
            <text:p>3000</text:p>
          </table:table-cell>
          <table:table-cell office:value-type="float" office:value="11309806" calcext:value-type="float">
            <text:p>11309806</text:p>
          </table:table-cell>
          <table:table-cell table:formula="of:=(POWER(MIN([.G74];[.$R$1])/[.$P$1]; [.$L$1])-1)/([.$R$2]-1)*([.$T$1]-1)+1" office:value-type="float" office:value="9.65785381026439" calcext:value-type="float">
            <text:p>9,65785381026439</text:p>
          </table:table-cell>
          <table:table-cell table:formula="of:=MAX([.$I$2:.I74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91" calcext:value-type="float">
            <text:p>1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78" calcext:value-type="float">
            <text:p>77,78</text:p>
          </table:table-cell>
          <table:table-cell office:value-type="float" office:value="4400" calcext:value-type="float">
            <text:p>4400</text:p>
          </table:table-cell>
          <table:table-cell office:value-type="float" office:value="18944484" calcext:value-type="float">
            <text:p>18944484</text:p>
          </table:table-cell>
          <table:table-cell table:formula="of:=(POWER(MIN([.G75];[.$R$1])/[.$P$1]; [.$L$1])-1)/([.$R$2]-1)*([.$T$1]-1)+1" office:value-type="float" office:value="13.7947122861586" calcext:value-type="float">
            <text:p>13,7947122861586</text:p>
          </table:table-cell>
          <table:table-cell table:formula="of:=MAX([.$I$2:.I75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Ge E60C-2</text:p>
          </table:table-cell>
          <table:table-cell office:value-type="float" office:value="1992" calcext:value-type="float">
            <text:p>1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4000" calcext:value-type="float">
            <text:p>4000</text:p>
          </table:table-cell>
          <table:table-cell office:value-type="float" office:value="15642726" calcext:value-type="float">
            <text:p>15642726</text:p>
          </table:table-cell>
          <table:table-cell table:formula="of:=(POWER(MIN([.G76];[.$R$1])/[.$P$1]; [.$L$1])-1)/([.$R$2]-1)*([.$T$1]-1)+1" office:value-type="float" office:value="12.6127527216174" calcext:value-type="float">
            <text:p>12,6127527216174</text:p>
          </table:table-cell>
          <table:table-cell table:formula="of:=MAX([.$I$2:.I76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6.11" calcext:value-type="float">
            <text:p>36,11</text:p>
          </table:table-cell>
          <table:table-cell office:value-type="float" office:value="390" calcext:value-type="float">
            <text:p>390</text:p>
          </table:table-cell>
          <table:table-cell office:value-type="float" office:value="3224832" calcext:value-type="float">
            <text:p>3224832</text:p>
          </table:table-cell>
          <table:table-cell table:formula="of:=(POWER(MIN([.G77];[.$R$1])/[.$P$1]; [.$L$1])-1)/([.$R$2]-1)*([.$T$1]-1)+1" office:value-type="float" office:value="1.94556765163297" calcext:value-type="float">
            <text:p>1,94556765163297</text:p>
          </table:table-cell>
          <table:table-cell table:formula="of:=MAX([.$I$2:.I77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6.11" calcext:value-type="float">
            <text:p>36,11</text:p>
          </table:table-cell>
          <table:table-cell office:value-type="float" office:value="390" calcext:value-type="float">
            <text:p>390</text:p>
          </table:table-cell>
          <table:table-cell office:value-type="float" office:value="3224832" calcext:value-type="float">
            <text:p>3224832</text:p>
          </table:table-cell>
          <table:table-cell table:formula="of:=(POWER(MIN([.G78];[.$R$1])/[.$P$1]; [.$L$1])-1)/([.$R$2]-1)*([.$T$1]-1)+1" office:value-type="float" office:value="1.94556765163297" calcext:value-type="float">
            <text:p>1,94556765163297</text:p>
          </table:table-cell>
          <table:table-cell table:formula="of:=MAX([.$I$2:.I78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6.11" calcext:value-type="float">
            <text:p>36,11</text:p>
          </table:table-cell>
          <table:table-cell office:value-type="float" office:value="390" calcext:value-type="float">
            <text:p>390</text:p>
          </table:table-cell>
          <table:table-cell office:value-type="float" office:value="3224832" calcext:value-type="float">
            <text:p>3224832</text:p>
          </table:table-cell>
          <table:table-cell table:formula="of:=(POWER(MIN([.G79];[.$R$1])/[.$P$1]; [.$L$1])-1)/([.$R$2]-1)*([.$T$1]-1)+1" office:value-type="float" office:value="1.94556765163297" calcext:value-type="float">
            <text:p>1,94556765163297</text:p>
          </table:table-cell>
          <table:table-cell table:formula="of:=MAX([.$I$2:.I79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hina Railways SS9G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2" calcext:value-type="float">
            <text:p>47,22</text:p>
          </table:table-cell>
          <table:table-cell office:value-type="float" office:value="4800" calcext:value-type="float">
            <text:p>4800</text:p>
          </table:table-cell>
          <table:table-cell office:value-type="float" office:value="18940180" calcext:value-type="float">
            <text:p>18940180</text:p>
          </table:table-cell>
          <table:table-cell table:formula="of:=(POWER(MIN([.G80];[.$R$1])/[.$P$1]; [.$L$1])-1)/([.$R$2]-1)*([.$T$1]-1)+1" office:value-type="float" office:value="14.9766718506998" calcext:value-type="float">
            <text:p>14,9766718506998</text:p>
          </table:table-cell>
          <table:table-cell table:formula="of:=MAX([.$I$2:.I80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R 185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4200" calcext:value-type="float">
            <text:p>4200</text:p>
          </table:table-cell>
          <table:table-cell office:value-type="float" office:value="16424862" calcext:value-type="float">
            <text:p>16424862</text:p>
          </table:table-cell>
          <table:table-cell table:formula="of:=(POWER(MIN([.G81];[.$R$1])/[.$P$1]; [.$L$1])-1)/([.$R$2]-1)*([.$T$1]-1)+1" office:value-type="float" office:value="13.203732503888" calcext:value-type="float">
            <text:p>13,203732503888</text:p>
          </table:table-cell>
          <table:table-cell table:formula="of:=MAX([.$I$2:.I81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Series 246 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2000" calcext:value-type="float">
            <text:p>2000</text:p>
          </table:table-cell>
          <table:table-cell office:value-type="float" office:value="7821362" calcext:value-type="float">
            <text:p>7821362</text:p>
          </table:table-cell>
          <table:table-cell table:formula="of:=(POWER(MIN([.G82];[.$R$1])/[.$P$1]; [.$L$1])-1)/([.$R$2]-1)*([.$T$1]-1)+1" office:value-type="float" office:value="6.70295489891135" calcext:value-type="float">
            <text:p>6,70295489891135</text:p>
          </table:table-cell>
          <table:table-cell table:formula="of:=MAX([.$I$2:.I82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7" calcext:value-type="float">
            <text:p>66,67</text:p>
          </table:table-cell>
          <table:table-cell office:value-type="float" office:value="4600" calcext:value-type="float">
            <text:p>4600</text:p>
          </table:table-cell>
          <table:table-cell office:value-type="float" office:value="19233960" calcext:value-type="float">
            <text:p>19233960</text:p>
          </table:table-cell>
          <table:table-cell table:formula="of:=(POWER(MIN([.G83];[.$R$1])/[.$P$1]; [.$L$1])-1)/([.$R$2]-1)*([.$T$1]-1)+1" office:value-type="float" office:value="14.3856920684292" calcext:value-type="float">
            <text:p>14,3856920684292</text:p>
          </table:table-cell>
          <table:table-cell table:formula="of:=MAX([.$I$2:.I83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.78" calcext:value-type="float">
            <text:p>27,78</text:p>
          </table:table-cell>
          <table:table-cell office:value-type="float" office:value="350" calcext:value-type="float">
            <text:p>350</text:p>
          </table:table-cell>
          <table:table-cell office:value-type="float" office:value="2481734" calcext:value-type="float">
            <text:p>2481734</text:p>
          </table:table-cell>
          <table:table-cell table:formula="of:=(POWER(MIN([.G84];[.$R$1])/[.$P$1]; [.$L$1])-1)/([.$R$2]-1)*([.$T$1]-1)+1" office:value-type="float" office:value="1.82737169517885" calcext:value-type="float">
            <text:p>1,82737169517885</text:p>
          </table:table-cell>
          <table:table-cell table:formula="of:=MAX([.$I$2:.I84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.78" calcext:value-type="float">
            <text:p>27,78</text:p>
          </table:table-cell>
          <table:table-cell office:value-type="float" office:value="350" calcext:value-type="float">
            <text:p>350</text:p>
          </table:table-cell>
          <table:table-cell office:value-type="float" office:value="2481734" calcext:value-type="float">
            <text:p>2481734</text:p>
          </table:table-cell>
          <table:table-cell table:formula="of:=(POWER(MIN([.G85];[.$R$1])/[.$P$1]; [.$L$1])-1)/([.$R$2]-1)*([.$T$1]-1)+1" office:value-type="float" office:value="1.82737169517885" calcext:value-type="float">
            <text:p>1,82737169517885</text:p>
          </table:table-cell>
          <table:table-cell table:formula="of:=MAX([.$I$2:.I85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GE P42 DC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3170" calcext:value-type="float">
            <text:p>3170</text:p>
          </table:table-cell>
          <table:table-cell office:value-type="float" office:value="12396860" calcext:value-type="float">
            <text:p>12396860</text:p>
          </table:table-cell>
          <table:table-cell table:formula="of:=(POWER(MIN([.G86];[.$R$1])/[.$P$1]; [.$L$1])-1)/([.$R$2]-1)*([.$T$1]-1)+1" office:value-type="float" office:value="10.1601866251944" calcext:value-type="float">
            <text:p>10,1601866251944</text:p>
          </table:table-cell>
          <table:table-cell table:formula="of:=MAX([.$I$2:.I86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hina Railways HXD3B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7200" calcext:value-type="float">
            <text:p>7200</text:p>
          </table:table-cell>
          <table:table-cell office:value-type="float" office:value="27143536" calcext:value-type="float">
            <text:p>27143536</text:p>
          </table:table-cell>
          <table:table-cell table:formula="of:=(POWER(MIN([.G87];[.$R$1])/[.$P$1]; [.$L$1])-1)/([.$R$2]-1)*([.$T$1]-1)+1" office:value-type="float" office:value="20" calcext:value-type="float">
            <text:p>20</text:p>
          </table:table-cell>
          <table:table-cell table:formula="of:=MAX([.$I$2:.I87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HHP 8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56" calcext:value-type="float">
            <text:p>55,56</text:p>
          </table:table-cell>
          <table:table-cell office:value-type="float" office:value="6000" calcext:value-type="float">
            <text:p>6000</text:p>
          </table:table-cell>
          <table:table-cell office:value-type="float" office:value="24296516" calcext:value-type="float">
            <text:p>24296516</text:p>
          </table:table-cell>
          <table:table-cell table:formula="of:=(POWER(MIN([.G88];[.$R$1])/[.$P$1]; [.$L$1])-1)/([.$R$2]-1)*([.$T$1]-1)+1" office:value-type="float" office:value="18.5225505443235" calcext:value-type="float">
            <text:p>18,5225505443235</text:p>
          </table:table-cell>
          <table:table-cell table:formula="of:=MAX([.$I$2:.I88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4.44" calcext:value-type="float">
            <text:p>44,44</text:p>
          </table:table-cell>
          <table:table-cell office:value-type="float" office:value="510" calcext:value-type="float">
            <text:p>510</text:p>
          </table:table-cell>
          <table:table-cell office:value-type="float" office:value="4297056" calcext:value-type="float">
            <text:p>4297056</text:p>
          </table:table-cell>
          <table:table-cell table:formula="of:=(POWER(MIN([.G89];[.$R$1])/[.$P$1]; [.$L$1])-1)/([.$R$2]-1)*([.$T$1]-1)+1" office:value-type="float" office:value="2.30015552099533" calcext:value-type="float">
            <text:p>2,30015552099533</text:p>
          </table:table-cell>
          <table:table-cell table:formula="of:=MAX([.$I$2:.I89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4.44" calcext:value-type="float">
            <text:p>44,44</text:p>
          </table:table-cell>
          <table:table-cell office:value-type="float" office:value="510" calcext:value-type="float">
            <text:p>510</text:p>
          </table:table-cell>
          <table:table-cell office:value-type="float" office:value="4297056" calcext:value-type="float">
            <text:p>4297056</text:p>
          </table:table-cell>
          <table:table-cell table:formula="of:=(POWER(MIN([.G90];[.$R$1])/[.$P$1]; [.$L$1])-1)/([.$R$2]-1)*([.$T$1]-1)+1" office:value-type="float" office:value="2.30015552099533" calcext:value-type="float">
            <text:p>2,30015552099533</text:p>
          </table:table-cell>
          <table:table-cell table:formula="of:=MAX([.$I$2:.I90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4.44" calcext:value-type="float">
            <text:p>44,44</text:p>
          </table:table-cell>
          <table:table-cell office:value-type="float" office:value="510" calcext:value-type="float">
            <text:p>510</text:p>
          </table:table-cell>
          <table:table-cell office:value-type="float" office:value="4297056" calcext:value-type="float">
            <text:p>4297056</text:p>
          </table:table-cell>
          <table:table-cell table:formula="of:=(POWER(MIN([.G91];[.$R$1])/[.$P$1]; [.$L$1])-1)/([.$R$2]-1)*([.$T$1]-1)+1" office:value-type="float" office:value="2.30015552099533" calcext:value-type="float">
            <text:p>2,30015552099533</text:p>
          </table:table-cell>
          <table:table-cell table:formula="of:=MAX([.$I$2:.I91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5.56" calcext:value-type="float">
            <text:p>55,56</text:p>
          </table:table-cell>
          <table:table-cell office:value-type="float" office:value="1900" calcext:value-type="float">
            <text:p>1900</text:p>
          </table:table-cell>
          <table:table-cell office:value-type="float" office:value="10674268" calcext:value-type="float">
            <text:p>10674268</text:p>
          </table:table-cell>
          <table:table-cell table:formula="of:=(POWER(MIN([.G92];[.$R$1])/[.$P$1]; [.$L$1])-1)/([.$R$2]-1)*([.$T$1]-1)+1" office:value-type="float" office:value="6.40746500777605" calcext:value-type="float">
            <text:p>6,40746500777605</text:p>
          </table:table-cell>
          <table:table-cell table:formula="of:=MAX([.$I$2:.I92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1300" calcext:value-type="float">
            <text:p>1300</text:p>
          </table:table-cell>
          <table:table-cell office:value-type="float" office:value="9445742" calcext:value-type="float">
            <text:p>9445742</text:p>
          </table:table-cell>
          <table:table-cell table:formula="of:=(POWER(MIN([.G93];[.$R$1])/[.$P$1]; [.$L$1])-1)/([.$R$2]-1)*([.$T$1]-1)+1" office:value-type="float" office:value="4.63452566096423" calcext:value-type="float">
            <text:p>4,63452566096423</text:p>
          </table:table-cell>
          <table:table-cell table:formula="of:=MAX([.$I$2:.I93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1300" calcext:value-type="float">
            <text:p>1300</text:p>
          </table:table-cell>
          <table:table-cell office:value-type="float" office:value="9445742" calcext:value-type="float">
            <text:p>9445742</text:p>
          </table:table-cell>
          <table:table-cell table:formula="of:=(POWER(MIN([.G94];[.$R$1])/[.$P$1]; [.$L$1])-1)/([.$R$2]-1)*([.$T$1]-1)+1" office:value-type="float" office:value="4.63452566096423" calcext:value-type="float">
            <text:p>4,63452566096423</text:p>
          </table:table-cell>
          <table:table-cell table:formula="of:=MAX([.$I$2:.I94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1300" calcext:value-type="float">
            <text:p>1300</text:p>
          </table:table-cell>
          <table:table-cell office:value-type="float" office:value="9445742" calcext:value-type="float">
            <text:p>9445742</text:p>
          </table:table-cell>
          <table:table-cell table:formula="of:=(POWER(MIN([.G95];[.$R$1])/[.$P$1]; [.$L$1])-1)/([.$R$2]-1)*([.$T$1]-1)+1" office:value-type="float" office:value="4.63452566096423" calcext:value-type="float">
            <text:p>4,63452566096423</text:p>
          </table:table-cell>
          <table:table-cell table:formula="of:=MAX([.$I$2:.I95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1300" calcext:value-type="float">
            <text:p>1300</text:p>
          </table:table-cell>
          <table:table-cell office:value-type="float" office:value="9445742" calcext:value-type="float">
            <text:p>9445742</text:p>
          </table:table-cell>
          <table:table-cell table:formula="of:=(POWER(MIN([.G96];[.$R$1])/[.$P$1]; [.$L$1])-1)/([.$R$2]-1)*([.$T$1]-1)+1" office:value-type="float" office:value="4.63452566096423" calcext:value-type="float">
            <text:p>4,63452566096423</text:p>
          </table:table-cell>
          <table:table-cell table:formula="of:=MAX([.$I$2:.I96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1300" calcext:value-type="float">
            <text:p>1300</text:p>
          </table:table-cell>
          <table:table-cell office:value-type="float" office:value="9445742" calcext:value-type="float">
            <text:p>9445742</text:p>
          </table:table-cell>
          <table:table-cell table:formula="of:=(POWER(MIN([.G97];[.$R$1])/[.$P$1]; [.$L$1])-1)/([.$R$2]-1)*([.$T$1]-1)+1" office:value-type="float" office:value="4.63452566096423" calcext:value-type="float">
            <text:p>4,63452566096423</text:p>
          </table:table-cell>
          <table:table-cell table:formula="of:=MAX([.$I$2:.I97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Eurodual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7000" calcext:value-type="float">
            <text:p>7000</text:p>
          </table:table-cell>
          <table:table-cell office:value-type="float" office:value="27374772" calcext:value-type="float">
            <text:p>27374772</text:p>
          </table:table-cell>
          <table:table-cell table:formula="of:=(POWER(MIN([.G98];[.$R$1])/[.$P$1]; [.$L$1])-1)/([.$R$2]-1)*([.$T$1]-1)+1" office:value-type="float" office:value="20" calcext:value-type="float">
            <text:p>20</text:p>
          </table:table-cell>
          <table:table-cell table:formula="of:=MAX([.$I$2:.I98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33" calcext:value-type="float">
            <text:p>83,33</text:p>
          </table:table-cell>
          <table:table-cell office:value-type="float" office:value="5500" calcext:value-type="float">
            <text:p>5500</text:p>
          </table:table-cell>
          <table:table-cell office:value-type="float" office:value="24007200" calcext:value-type="float">
            <text:p>24007200</text:p>
          </table:table-cell>
          <table:table-cell table:formula="of:=(POWER(MIN([.G99];[.$R$1])/[.$P$1]; [.$L$1])-1)/([.$R$2]-1)*([.$T$1]-1)+1" office:value-type="float" office:value="17.045101088647" calcext:value-type="float">
            <text:p>17,045101088647</text:p>
          </table:table-cell>
          <table:table-cell table:formula="of:=MAX([.$I$2:.I99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33" calcext:value-type="float">
            <text:p>83,33</text:p>
          </table:table-cell>
          <table:table-cell office:value-type="float" office:value="5500" calcext:value-type="float">
            <text:p>5500</text:p>
          </table:table-cell>
          <table:table-cell office:value-type="float" office:value="24007200" calcext:value-type="float">
            <text:p>24007200</text:p>
          </table:table-cell>
          <table:table-cell table:formula="of:=(POWER(MIN([.G100];[.$R$1])/[.$P$1]; [.$L$1])-1)/([.$R$2]-1)*([.$T$1]-1)+1" office:value-type="float" office:value="17.045101088647" calcext:value-type="float">
            <text:p>17,045101088647</text:p>
          </table:table-cell>
          <table:table-cell table:formula="of:=MAX([.$I$2:.I100])" office:value-type="float" office:value="20" calcext:value-type="float">
            <text:p>20</text:p>
          </table:table-cell>
          <table:table-cell table:number-columns-repeated="10"/>
        </table:table-row>
      </table:table>
      <table:table table:name="Road &amp; Tram" table:style-name="ta1">
        <table:shapes>
          <draw:frame draw:z-index="0" draw:style-name="gr1" draw:text-style-name="P1" svg:width="160mm" svg:height="90.05mm" svg:x="308.37mm" svg:y="13.56mm">
            <draw:object draw:notify-on-update-of-ranges="'Road &amp; Tram'.C2:'Road &amp; Tram'.C113 'Road &amp; Tram'.I1:'Road &amp; Tram'.I1 'Road &amp; Tram'.I2:'Road &amp; Tram'.I1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60mm" svg:height="90.05mm" svg:x="307.83mm" svg:y="105.73mm">
            <draw:object draw:notify-on-update-of-ranges="'Road &amp; Tram'.C2:'Road &amp; Tram'.C113 'Road &amp; Tram'.K1:'Road &amp; Tram'.K1 'Road &amp; Tram'.K2:'Road &amp; Tram'.K1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From</text:p>
          </table:table-cell>
          <table:table-cell office:value-type="string" calcext:value-type="string">
            <text:p>YearTo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Speed (m/s)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Price ($)</text:p>
          </table:table-cell>
          <table:table-cell office:value-type="string" calcext:value-type="string">
            <text:p>Speed*Capacity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Max Score</text:p>
          </table:table-cell>
          <table:table-cell office:value-type="string" calcext:value-type="string">
            <text:p>S*C Exponent</text:p>
          </table:table-cell>
          <table:table-cell table:style-name="ce1" office:value-type="float" office:value="0.5" calcext:value-type="float">
            <text:p>0,5</text:p>
          </table:table-cell>
          <table:table-cell office:value-type="string" calcext:value-type="string">
            <text:p>Max/Min S*C</text:p>
          </table:table-cell>
          <table:table-cell table:style-name="ce1" table:formula="of:=MAX([.J2:.J113])/MIN([.J2:.J113])" office:value-type="float" office:value="12.4783101694653" calcext:value-type="float">
            <text:p>12,4783101694653</text:p>
          </table:table-cell>
          <table:table-cell office:value-type="string" calcext:value-type="string">
            <text:p>Base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Max</text:p>
          </table:table-cell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Mul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Troika</text:p>
          </table:table-cell>
          <table:table-cell office:value-type="float" office:value="1850" calcext:value-type="float">
            <text:p>1850</text:p>
          </table:table-cell>
          <table:table-cell office:value-type="float" office:value="1890" calcext:value-type="float">
            <text:p>189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917" calcext:value-type="float">
            <text:p>17917</text:p>
          </table:table-cell>
          <table:table-cell table:formula="of:=[.F2]*[.E2]" office:value-type="float" office:value="15" calcext:value-type="float">
            <text:p>15</text:p>
          </table:table-cell>
          <table:table-cell table:formula="of:=(POWER(MIN([.I2];[.$S$1])/[.$Q$1];[.$M$1])-1)/([.$S$2]-1)*([.$U$1]-1)+1" office:value-type="float" office:value="0.801390562038616" calcext:value-type="float">
            <text:p>0,801390562038616</text:p>
          </table:table-cell>
          <table:table-cell table:formula="of:=MAX([.$J$2:.J2])" office:value-type="float" office:value="0.801390562038616" calcext:value-type="float">
            <text:p>0,801390562038616</text:p>
          </table:table-cell>
          <table:table-cell table:number-columns-repeated="7"/>
          <table:table-cell table:formula="of:=POWER([.S1]/[.Q1];[.M1])" office:value-type="float" office:value="7.07106781186548" calcext:value-type="float">
            <text:p>7,07106781186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tagecoach</text:p>
          </table:table-cell>
          <table:table-cell office:value-type="float" office:value="1850" calcext:value-type="float">
            <text:p>1850</text:p>
          </table:table-cell>
          <table:table-cell office:value-type="float" office:value="1907" calcext:value-type="float">
            <text:p>19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890" calcext:value-type="float">
            <text:p>23890</text:p>
          </table:table-cell>
          <table:table-cell table:formula="of:=[.F3]*[.E3]" office:value-type="float" office:value="20" calcext:value-type="float">
            <text:p>20</text:p>
          </table:table-cell>
          <table:table-cell table:formula="of:=(POWER(MIN([.I3];[.$S$1])/[.$Q$1];[.$M$1])-1)/([.$S$2]-1)*([.$U$1]-1)+1" office:value-type="float" office:value="1" calcext:value-type="float">
            <text:p>1</text:p>
          </table:table-cell>
          <table:table-cell table:formula="of:=MAX([.$J$2:.J3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Horse-drawn carriage</text:p>
          </table:table-cell>
          <table:table-cell office:value-type="float" office:value="1850" calcext:value-type="float">
            <text:p>1850</text:p>
          </table:table-cell>
          <table:table-cell office:value-type="float" office:value="1905" calcext:value-type="float">
            <text:p>19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890" calcext:value-type="float">
            <text:p>23890</text:p>
          </table:table-cell>
          <table:table-cell table:formula="of:=[.F4]*[.E4]" office:value-type="float" office:value="20" calcext:value-type="float">
            <text:p>20</text:p>
          </table:table-cell>
          <table:table-cell table:formula="of:=(POWER(MIN([.I4];[.$S$1])/[.$Q$1];[.$M$1])-1)/([.$S$2]-1)*([.$U$1]-1)+1" office:value-type="float" office:value="1" calcext:value-type="float">
            <text:p>1</text:p>
          </table:table-cell>
          <table:table-cell table:formula="of:=MAX([.$J$2:.J4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Odessa Horse-Drawn Streetcar</text:p>
          </table:table-cell>
          <table:table-cell office:value-type="float" office:value="1850" calcext:value-type="float">
            <text:p>185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862" calcext:value-type="float">
            <text:p>29862</text:p>
          </table:table-cell>
          <table:table-cell table:formula="of:=[.F5]*[.E5]" office:value-type="float" office:value="25" calcext:value-type="float">
            <text:p>25</text:p>
          </table:table-cell>
          <table:table-cell table:formula="of:=(POWER(MIN([.I5];[.$S$1])/[.$Q$1];[.$M$1])-1)/([.$S$2]-1)*([.$U$1]-1)+1" office:value-type="float" office:value="1.17497842746425" calcext:value-type="float">
            <text:p>1,17497842746425</text:p>
          </table:table-cell>
          <table:table-cell table:formula="of:=MAX([.$J$2:.J5])" office:value-type="float" office:value="1.17497842746425" calcext:value-type="float">
            <text:p>1,174978427464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Horse-Drawn Streetcar</text:p>
          </table:table-cell>
          <table:table-cell office:value-type="float" office:value="1850" calcext:value-type="float">
            <text:p>1850</text:p>
          </table:table-cell>
          <table:table-cell office:value-type="float" office:value="1905" calcext:value-type="float">
            <text:p>1905</text:p>
          </table:table-cell>
          <table:table-cell office:value-type="float" office:value="6" calcext:value-type="float">
            <text:p>6</text:p>
          </table:table-cell>
          <table:table-cell office:value-type="float" office:value="5.56" calcext:value-type="float">
            <text:p>5,56</text:p>
          </table:table-cell>
          <table:table-cell office:value-type="float" office:value="2" calcext:value-type="float">
            <text:p>2</text:p>
          </table:table-cell>
          <table:table-cell office:value-type="float" office:value="39126" calcext:value-type="float">
            <text:p>39126</text:p>
          </table:table-cell>
          <table:table-cell table:formula="of:=[.F6]*[.E6]" office:value-type="float" office:value="33.36" calcext:value-type="float">
            <text:p>33,36</text:p>
          </table:table-cell>
          <table:table-cell table:formula="of:=(POWER(MIN([.I6];[.$S$1])/[.$Q$1];[.$M$1])-1)/([.$S$2]-1)*([.$U$1]-1)+1" office:value-type="float" office:value="1.4321474855487" calcext:value-type="float">
            <text:p>1,4321474855487</text:p>
          </table:table-cell>
          <table:table-cell table:formula="of:=MAX([.$J$2:.J6])" office:value-type="float" office:value="1.4321474855487" calcext:value-type="float">
            <text:p>1,43214748554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Horse-Drawn Streetcar USA</text:p>
          </table:table-cell>
          <table:table-cell office:value-type="float" office:value="1850" calcext:value-type="float">
            <text:p>1850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862" calcext:value-type="float">
            <text:p>29862</text:p>
          </table:table-cell>
          <table:table-cell table:formula="of:=[.F7]*[.E7]" office:value-type="float" office:value="25" calcext:value-type="float">
            <text:p>25</text:p>
          </table:table-cell>
          <table:table-cell table:formula="of:=(POWER(MIN([.I7];[.$S$1])/[.$Q$1];[.$M$1])-1)/([.$S$2]-1)*([.$U$1]-1)+1" office:value-type="float" office:value="1.17497842746425" calcext:value-type="float">
            <text:p>1,17497842746425</text:p>
          </table:table-cell>
          <table:table-cell table:formula="of:=MAX([.$J$2:.J7])" office:value-type="float" office:value="1.4321474855487" calcext:value-type="float">
            <text:p>1,43214748554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Asian Horse-Drawn Carriage</text:p>
          </table:table-cell>
          <table:table-cell office:value-type="float" office:value="1850" calcext:value-type="float">
            <text:p>1850</text:p>
          </table:table-cell>
          <table:table-cell office:value-type="float" office:value="1875" calcext:value-type="float">
            <text:p>18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890" calcext:value-type="float">
            <text:p>23890</text:p>
          </table:table-cell>
          <table:table-cell table:formula="of:=[.F8]*[.E8]" office:value-type="float" office:value="20" calcext:value-type="float">
            <text:p>20</text:p>
          </table:table-cell>
          <table:table-cell table:formula="of:=(POWER(MIN([.I8];[.$S$1])/[.$Q$1];[.$M$1])-1)/([.$S$2]-1)*([.$U$1]-1)+1" office:value-type="float" office:value="1" calcext:value-type="float">
            <text:p>1</text:p>
          </table:table-cell>
          <table:table-cell table:formula="of:=MAX([.$J$2:.J8])" office:value-type="float" office:value="1.4321474855487" calcext:value-type="float">
            <text:p>1,43214748554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European Horse-Drawn Carriage</text:p>
          </table:table-cell>
          <table:table-cell office:value-type="float" office:value="1850" calcext:value-type="float">
            <text:p>1850</text:p>
          </table:table-cell>
          <table:table-cell office:value-type="float" office:value="1907" calcext:value-type="float">
            <text:p>19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890" calcext:value-type="float">
            <text:p>23890</text:p>
          </table:table-cell>
          <table:table-cell table:formula="of:=[.F9]*[.E9]" office:value-type="float" office:value="20" calcext:value-type="float">
            <text:p>20</text:p>
          </table:table-cell>
          <table:table-cell table:formula="of:=(POWER(MIN([.I9];[.$S$1])/[.$Q$1];[.$M$1])-1)/([.$S$2]-1)*([.$U$1]-1)+1" office:value-type="float" office:value="1" calcext:value-type="float">
            <text:p>1</text:p>
          </table:table-cell>
          <table:table-cell table:formula="of:=MAX([.$J$2:.J9])" office:value-type="float" office:value="1.4321474855487" calcext:value-type="float">
            <text:p>1,43214748554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American Horse-Drawn Carriage</text:p>
          </table:table-cell>
          <table:table-cell office:value-type="float" office:value="1850" calcext:value-type="float">
            <text:p>1850</text:p>
          </table:table-cell>
          <table:table-cell office:value-type="float" office:value="1905" calcext:value-type="float">
            <text:p>19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890" calcext:value-type="float">
            <text:p>23890</text:p>
          </table:table-cell>
          <table:table-cell table:formula="of:=[.F10]*[.E10]" office:value-type="float" office:value="20" calcext:value-type="float">
            <text:p>20</text:p>
          </table:table-cell>
          <table:table-cell table:formula="of:=(POWER(MIN([.I10];[.$S$1])/[.$Q$1];[.$M$1])-1)/([.$S$2]-1)*([.$U$1]-1)+1" office:value-type="float" office:value="1" calcext:value-type="float">
            <text:p>1</text:p>
          </table:table-cell>
          <table:table-cell table:formula="of:=MAX([.$J$2:.J10])" office:value-type="float" office:value="1.4321474855487" calcext:value-type="float">
            <text:p>1,43214748554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St. Petersburg Streetcar</text:p>
          </table:table-cell>
          <table:table-cell office:value-type="float" office:value="1863" calcext:value-type="float">
            <text:p>1863</text:p>
          </table:table-cell>
          <table:table-cell office:value-type="float" office:value="1903" calcext:value-type="float">
            <text:p>1903</text:p>
          </table:table-cell>
          <table:table-cell office:value-type="float" office:value="7" calcext:value-type="float">
            <text:p>7</text:p>
          </table:table-cell>
          <table:table-cell office:value-type="float" office:value="5.56" calcext:value-type="float">
            <text:p>5,56</text:p>
          </table:table-cell>
          <table:table-cell office:value-type="float" office:value="2" calcext:value-type="float">
            <text:p>2</text:p>
          </table:table-cell>
          <table:table-cell office:value-type="float" office:value="45647" calcext:value-type="float">
            <text:p>45647</text:p>
          </table:table-cell>
          <table:table-cell table:formula="of:=[.F11]*[.E11]" office:value-type="float" office:value="38.92" calcext:value-type="float">
            <text:p>38,92</text:p>
          </table:table-cell>
          <table:table-cell table:formula="of:=(POWER(MIN([.I11];[.$S$1])/[.$Q$1];[.$M$1])-1)/([.$S$2]-1)*([.$U$1]-1)+1" office:value-type="float" office:value="1.58555092196991" calcext:value-type="float">
            <text:p>1,58555092196991</text:p>
          </table:table-cell>
          <table:table-cell table:formula="of:=MAX([.$J$2:.J11])" office:value-type="float" office:value="1.58555092196991" calcext:value-type="float">
            <text:p>1,58555092196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L'Obéissante</text:p>
          </table:table-cell>
          <table:table-cell office:value-type="float" office:value="1870" calcext:value-type="float">
            <text:p>1870</text:p>
          </table:table-cell>
          <table:table-cell office:value-type="float" office:value="1924" calcext:value-type="float">
            <text:p>1924</text:p>
          </table:table-cell>
          <table:table-cell office:value-type="float" office:value="5" calcext:value-type="float">
            <text:p>5</text:p>
          </table:table-cell>
          <table:table-cell office:value-type="float" office:value="4.72" calcext:value-type="float">
            <text:p>4,72</text:p>
          </table:table-cell>
          <table:table-cell office:value-type="float" office:value="0" calcext:value-type="float">
            <text:p>0</text:p>
          </table:table-cell>
          <table:table-cell office:value-type="float" office:value="28497" calcext:value-type="float">
            <text:p>28497</text:p>
          </table:table-cell>
          <table:table-cell table:formula="of:=[.F12]*[.E12]" office:value-type="float" office:value="23.6" calcext:value-type="float">
            <text:p>23,6</text:p>
          </table:table-cell>
          <table:table-cell table:formula="of:=(POWER(MIN([.I12];[.$S$1])/[.$Q$1];[.$M$1])-1)/([.$S$2]-1)*([.$U$1]-1)+1" office:value-type="float" office:value="1.1279021197165" calcext:value-type="float">
            <text:p>1,1279021197165</text:p>
          </table:table-cell>
          <table:table-cell table:formula="of:=MAX([.$J$2:.J12])" office:value-type="float" office:value="1.58555092196991" calcext:value-type="float">
            <text:p>1,58555092196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European Flatbed Horse-Drawn Carriage</text:p>
          </table:table-cell>
          <table:table-cell office:value-type="float" office:value="1870" calcext:value-type="float">
            <text:p>1870</text:p>
          </table:table-cell>
          <table:table-cell office:value-type="float" office:value="1925" calcext:value-type="float">
            <text:p>192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13]*[.E13]" office:value-type="float" office:value="27.8" calcext:value-type="float">
            <text:p>27,8</text:p>
          </table:table-cell>
          <table:table-cell table:formula="of:=(POWER(MIN([.I13];[.$S$1])/[.$Q$1];[.$M$1])-1)/([.$S$2]-1)*([.$U$1]-1)+1" office:value-type="float" office:value="1.26533116746747" calcext:value-type="float">
            <text:p>1,26533116746747</text:p>
          </table:table-cell>
          <table:table-cell table:formula="of:=MAX([.$J$2:.J13])" office:value-type="float" office:value="1.58555092196991" calcext:value-type="float">
            <text:p>1,58555092196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European Covered Horse-Drawn Carriage</text:p>
          </table:table-cell>
          <table:table-cell office:value-type="float" office:value="1870" calcext:value-type="float">
            <text:p>1870</text:p>
          </table:table-cell>
          <table:table-cell office:value-type="float" office:value="1925" calcext:value-type="float">
            <text:p>192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14]*[.E14]" office:value-type="float" office:value="27.8" calcext:value-type="float">
            <text:p>27,8</text:p>
          </table:table-cell>
          <table:table-cell table:formula="of:=(POWER(MIN([.I14];[.$S$1])/[.$Q$1];[.$M$1])-1)/([.$S$2]-1)*([.$U$1]-1)+1" office:value-type="float" office:value="1.26533116746747" calcext:value-type="float">
            <text:p>1,26533116746747</text:p>
          </table:table-cell>
          <table:table-cell table:formula="of:=MAX([.$J$2:.J14])" office:value-type="float" office:value="1.58555092196991" calcext:value-type="float">
            <text:p>1,58555092196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Horse-Drawn Streetcar USA</text:p>
          </table:table-cell>
          <table:table-cell office:value-type="float" office:value="1871" calcext:value-type="float">
            <text:p>1871</text:p>
          </table:table-cell>
          <table:table-cell office:value-type="float" office:value="1926" calcext:value-type="float">
            <text:p>1926</text:p>
          </table:table-cell>
          <table:table-cell office:value-type="float" office:value="6" calcext:value-type="float">
            <text:p>6</text:p>
          </table:table-cell>
          <table:table-cell office:value-type="float" office:value="5.56" calcext:value-type="float">
            <text:p>5,56</text:p>
          </table:table-cell>
          <table:table-cell office:value-type="float" office:value="2" calcext:value-type="float">
            <text:p>2</text:p>
          </table:table-cell>
          <table:table-cell office:value-type="float" office:value="39126" calcext:value-type="float">
            <text:p>39126</text:p>
          </table:table-cell>
          <table:table-cell table:formula="of:=[.F15]*[.E15]" office:value-type="float" office:value="33.36" calcext:value-type="float">
            <text:p>33,36</text:p>
          </table:table-cell>
          <table:table-cell table:formula="of:=(POWER(MIN([.I15];[.$S$1])/[.$Q$1];[.$M$1])-1)/([.$S$2]-1)*([.$U$1]-1)+1" office:value-type="float" office:value="1.4321474855487" calcext:value-type="float">
            <text:p>1,4321474855487</text:p>
          </table:table-cell>
          <table:table-cell table:formula="of:=MAX([.$J$2:.J15])" office:value-type="float" office:value="1.58555092196991" calcext:value-type="float">
            <text:p>1,58555092196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American Horse-Drawn Carriage with Side Stakes</text:p>
          </table:table-cell>
          <table:table-cell office:value-type="float" office:value="1872" calcext:value-type="float">
            <text:p>1872</text:p>
          </table:table-cell>
          <table:table-cell office:value-type="float" office:value="1925" calcext:value-type="float">
            <text:p>192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16]*[.E16]" office:value-type="float" office:value="27.8" calcext:value-type="float">
            <text:p>27,8</text:p>
          </table:table-cell>
          <table:table-cell table:formula="of:=(POWER(MIN([.I16];[.$S$1])/[.$Q$1];[.$M$1])-1)/([.$S$2]-1)*([.$U$1]-1)+1" office:value-type="float" office:value="1.26533116746747" calcext:value-type="float">
            <text:p>1,26533116746747</text:p>
          </table:table-cell>
          <table:table-cell table:formula="of:=MAX([.$J$2:.J16])" office:value-type="float" office:value="1.58555092196991" calcext:value-type="float">
            <text:p>1,58555092196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American Covered Horse-Drawn Carriage</text:p>
          </table:table-cell>
          <table:table-cell office:value-type="float" office:value="1872" calcext:value-type="float">
            <text:p>1872</text:p>
          </table:table-cell>
          <table:table-cell office:value-type="float" office:value="1925" calcext:value-type="float">
            <text:p>192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17]*[.E17]" office:value-type="float" office:value="27.8" calcext:value-type="float">
            <text:p>27,8</text:p>
          </table:table-cell>
          <table:table-cell table:formula="of:=(POWER(MIN([.I17];[.$S$1])/[.$Q$1];[.$M$1])-1)/([.$S$2]-1)*([.$U$1]-1)+1" office:value-type="float" office:value="1.26533116746747" calcext:value-type="float">
            <text:p>1,26533116746747</text:p>
          </table:table-cell>
          <table:table-cell table:formula="of:=MAX([.$J$2:.J17])" office:value-type="float" office:value="1.58555092196991" calcext:value-type="float">
            <text:p>1,58555092196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American stagecoach</text:p>
          </table:table-cell>
          <table:table-cell office:value-type="float" office:value="1875" calcext:value-type="float">
            <text:p>1875</text:p>
          </table:table-cell>
          <table:table-cell office:value-type="float" office:value="1930" calcext:value-type="float">
            <text:p>1930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18]*[.E18]" office:value-type="float" office:value="27.8" calcext:value-type="float">
            <text:p>27,8</text:p>
          </table:table-cell>
          <table:table-cell table:formula="of:=(POWER(MIN([.I18];[.$S$1])/[.$Q$1];[.$M$1])-1)/([.$S$2]-1)*([.$U$1]-1)+1" office:value-type="float" office:value="1.26533116746747" calcext:value-type="float">
            <text:p>1,26533116746747</text:p>
          </table:table-cell>
          <table:table-cell table:formula="of:=MAX([.$J$2:.J18])" office:value-type="float" office:value="1.58555092196991" calcext:value-type="float">
            <text:p>1,58555092196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Asian Horse-Drawn Carriage with Side Stakes</text:p>
          </table:table-cell>
          <table:table-cell office:value-type="float" office:value="1875" calcext:value-type="float">
            <text:p>1875</text:p>
          </table:table-cell>
          <table:table-cell office:value-type="float" office:value="1915" calcext:value-type="float">
            <text:p>191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19]*[.E19]" office:value-type="float" office:value="27.8" calcext:value-type="float">
            <text:p>27,8</text:p>
          </table:table-cell>
          <table:table-cell table:formula="of:=(POWER(MIN([.I19];[.$S$1])/[.$Q$1];[.$M$1])-1)/([.$S$2]-1)*([.$U$1]-1)+1" office:value-type="float" office:value="1.26533116746747" calcext:value-type="float">
            <text:p>1,26533116746747</text:p>
          </table:table-cell>
          <table:table-cell table:formula="of:=MAX([.$J$2:.J19])" office:value-type="float" office:value="1.58555092196991" calcext:value-type="float">
            <text:p>1,58555092196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Asian Flatbed Horse-Drawn Carriage</text:p>
          </table:table-cell>
          <table:table-cell office:value-type="float" office:value="1875" calcext:value-type="float">
            <text:p>1875</text:p>
          </table:table-cell>
          <table:table-cell office:value-type="float" office:value="1915" calcext:value-type="float">
            <text:p>191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20]*[.E20]" office:value-type="float" office:value="27.8" calcext:value-type="float">
            <text:p>27,8</text:p>
          </table:table-cell>
          <table:table-cell table:formula="of:=(POWER(MIN([.I20];[.$S$1])/[.$Q$1];[.$M$1])-1)/([.$S$2]-1)*([.$U$1]-1)+1" office:value-type="float" office:value="1.26533116746747" calcext:value-type="float">
            <text:p>1,26533116746747</text:p>
          </table:table-cell>
          <table:table-cell table:formula="of:=MAX([.$J$2:.J20])" office:value-type="float" office:value="1.58555092196991" calcext:value-type="float">
            <text:p>1,58555092196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Dampftram</text:p>
          </table:table-cell>
          <table:table-cell office:value-type="float" office:value="1877" calcext:value-type="float">
            <text:p>1877</text:p>
          </table:table-cell>
          <table:table-cell office:value-type="float" office:value="1930" calcext:value-type="float">
            <text:p>1930</text:p>
          </table:table-cell>
          <table:table-cell office:value-type="float" office:value="11" calcext:value-type="float">
            <text:p>11</text:p>
          </table:table-cell>
          <table:table-cell office:value-type="float" office:value="7.22" calcext:value-type="float">
            <text:p>7,22</text:p>
          </table:table-cell>
          <table:table-cell office:value-type="float" office:value="30" calcext:value-type="float">
            <text:p>30</text:p>
          </table:table-cell>
          <table:table-cell office:value-type="float" office:value="90055" calcext:value-type="float">
            <text:p>90055</text:p>
          </table:table-cell>
          <table:table-cell table:formula="of:=[.F21]*[.E21]" office:value-type="float" office:value="79.42" calcext:value-type="float">
            <text:p>79,42</text:p>
          </table:table-cell>
          <table:table-cell table:formula="of:=(POWER(MIN([.I21];[.$S$1])/[.$Q$1];[.$M$1])-1)/([.$S$2]-1)*([.$U$1]-1)+1" office:value-type="float" office:value="2.47167377808686" calcext:value-type="float">
            <text:p>2,47167377808686</text:p>
          </table:table-cell>
          <table:table-cell table:formula="of:=MAX([.$J$2:.J21])" office:value-type="float" office:value="2.47167377808686" calcext:value-type="float">
            <text:p>2,471673778086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Ivan</text:p>
          </table:table-cell>
          <table:table-cell office:value-type="float" office:value="1882" calcext:value-type="float">
            <text:p>1882</text:p>
          </table:table-cell>
          <table:table-cell office:value-type="float" office:value="1922" calcext:value-type="float">
            <text:p>1922</text:p>
          </table:table-cell>
          <table:table-cell office:value-type="float" office:value="11" calcext:value-type="float">
            <text:p>11</text:p>
          </table:table-cell>
          <table:table-cell office:value-type="float" office:value="7.22" calcext:value-type="float">
            <text:p>7,22</text:p>
          </table:table-cell>
          <table:table-cell office:value-type="float" office:value="30" calcext:value-type="float">
            <text:p>30</text:p>
          </table:table-cell>
          <table:table-cell office:value-type="float" office:value="90055" calcext:value-type="float">
            <text:p>90055</text:p>
          </table:table-cell>
          <table:table-cell table:formula="of:=[.F22]*[.E22]" office:value-type="float" office:value="79.42" calcext:value-type="float">
            <text:p>79,42</text:p>
          </table:table-cell>
          <table:table-cell table:formula="of:=(POWER(MIN([.I22];[.$S$1])/[.$Q$1];[.$M$1])-1)/([.$S$2]-1)*([.$U$1]-1)+1" office:value-type="float" office:value="2.47167377808686" calcext:value-type="float">
            <text:p>2,47167377808686</text:p>
          </table:table-cell>
          <table:table-cell table:formula="of:=MAX([.$J$2:.J22])" office:value-type="float" office:value="2.47167377808686" calcext:value-type="float">
            <text:p>2,471673778086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Droshky</text:p>
          </table:table-cell>
          <table:table-cell office:value-type="float" office:value="1884" calcext:value-type="float">
            <text:p>1884</text:p>
          </table:table-cell>
          <table:table-cell office:value-type="float" office:value="1914" calcext:value-type="float">
            <text:p>1914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23]*[.E23]" office:value-type="float" office:value="27.8" calcext:value-type="float">
            <text:p>27,8</text:p>
          </table:table-cell>
          <table:table-cell table:formula="of:=(POWER(MIN([.I23];[.$S$1])/[.$Q$1];[.$M$1])-1)/([.$S$2]-1)*([.$U$1]-1)+1" office:value-type="float" office:value="1.26533116746747" calcext:value-type="float">
            <text:p>1,26533116746747</text:p>
          </table:table-cell>
          <table:table-cell table:formula="of:=MAX([.$J$2:.J23])" office:value-type="float" office:value="2.47167377808686" calcext:value-type="float">
            <text:p>2,471673778086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Stadtbahn Halle</text:p>
          </table:table-cell>
          <table:table-cell office:value-type="float" office:value="1887" calcext:value-type="float">
            <text:p>1887</text:p>
          </table:table-cell>
          <table:table-cell office:value-type="float" office:value="1945" calcext:value-type="float">
            <text:p>1945</text:p>
          </table:table-cell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,5</text:p>
          </table:table-cell>
          <table:table-cell office:value-type="float" office:value="30" calcext:value-type="float">
            <text:p>30</text:p>
          </table:table-cell>
          <table:table-cell office:value-type="float" office:value="93141" calcext:value-type="float">
            <text:p>93141</text:p>
          </table:table-cell>
          <table:table-cell table:formula="of:=[.F24]*[.E24]" office:value-type="float" office:value="82.5" calcext:value-type="float">
            <text:p>82,5</text:p>
          </table:table-cell>
          <table:table-cell table:formula="of:=(POWER(MIN([.I24];[.$S$1])/[.$Q$1];[.$M$1])-1)/([.$S$2]-1)*([.$U$1]-1)+1" office:value-type="float" office:value="2.5284109316479" calcext:value-type="float">
            <text:p>2,5284109316479</text:p>
          </table:table-cell>
          <table:table-cell table:formula="of:=MAX([.$J$2:.J24])" office:value-type="float" office:value="2.5284109316479" calcext:value-type="float">
            <text:p>2,5284109316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DMG Cannstatt</text:p>
          </table:table-cell>
          <table:table-cell office:value-type="float" office:value="1890" calcext:value-type="float">
            <text:p>1890</text:p>
          </table:table-cell>
          <table:table-cell office:value-type="float" office:value="1946" calcext:value-type="float">
            <text:p>1946</text:p>
          </table:table-cell>
          <table:table-cell office:value-type="float" office:value="5" calcext:value-type="float">
            <text:p>5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39535" calcext:value-type="float">
            <text:p>39535</text:p>
          </table:table-cell>
          <table:table-cell table:formula="of:=[.F25]*[.E25]" office:value-type="float" office:value="34.7" calcext:value-type="float">
            <text:p>34,7</text:p>
          </table:table-cell>
          <table:table-cell table:formula="of:=(POWER(MIN([.I25];[.$S$1])/[.$Q$1];[.$M$1])-1)/([.$S$2]-1)*([.$U$1]-1)+1" office:value-type="float" office:value="1.47022138008542" calcext:value-type="float">
            <text:p>1,47022138008542</text:p>
          </table:table-cell>
          <table:table-cell table:formula="of:=MAX([.$J$2:.J25])" office:value-type="float" office:value="2.5284109316479" calcext:value-type="float">
            <text:p>2,5284109316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Landauer</text:p>
          </table:table-cell>
          <table:table-cell office:value-type="float" office:value="1891" calcext:value-type="float">
            <text:p>1891</text:p>
          </table:table-cell>
          <table:table-cell office:value-type="float" office:value="1942" calcext:value-type="float">
            <text:p>1942</text:p>
          </table:table-cell>
          <table:table-cell office:value-type="float" office:value="6" calcext:value-type="float">
            <text:p>6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9126" calcext:value-type="float">
            <text:p>39126</text:p>
          </table:table-cell>
          <table:table-cell table:formula="of:=[.F26]*[.E26]" office:value-type="float" office:value="33.36" calcext:value-type="float">
            <text:p>33,36</text:p>
          </table:table-cell>
          <table:table-cell table:formula="of:=(POWER(MIN([.I26];[.$S$1])/[.$Q$1];[.$M$1])-1)/([.$S$2]-1)*([.$U$1]-1)+1" office:value-type="float" office:value="1.4321474855487" calcext:value-type="float">
            <text:p>1,4321474855487</text:p>
          </table:table-cell>
          <table:table-cell table:formula="of:=MAX([.$J$2:.J26])" office:value-type="float" office:value="2.5284109316479" calcext:value-type="float">
            <text:p>2,5284109316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San Diego Electric Trolley</text:p>
          </table:table-cell>
          <table:table-cell office:value-type="float" office:value="1893" calcext:value-type="float">
            <text:p>1893</text:p>
          </table:table-cell>
          <table:table-cell office:value-type="float" office:value="1945" calcext:value-type="float">
            <text:p>1945</text:p>
          </table:table-cell>
          <table:table-cell office:value-type="float" office:value="7" calcext:value-type="float">
            <text:p>7</text:p>
          </table:table-cell>
          <table:table-cell office:value-type="float" office:value="6.94" calcext:value-type="float">
            <text:p>6,94</text:p>
          </table:table-cell>
          <table:table-cell office:value-type="float" office:value="4" calcext:value-type="float">
            <text:p>4</text:p>
          </table:table-cell>
          <table:table-cell office:value-type="float" office:value="55349" calcext:value-type="float">
            <text:p>55349</text:p>
          </table:table-cell>
          <table:table-cell table:formula="of:=[.F27]*[.E27]" office:value-type="float" office:value="48.58" calcext:value-type="float">
            <text:p>48,58</text:p>
          </table:table-cell>
          <table:table-cell table:formula="of:=(POWER(MIN([.I27];[.$S$1])/[.$Q$1];[.$M$1])-1)/([.$S$2]-1)*([.$U$1]-1)+1" office:value-type="float" office:value="1.82798029089472" calcext:value-type="float">
            <text:p>1,82798029089472</text:p>
          </table:table-cell>
          <table:table-cell table:formula="of:=MAX([.$J$2:.J27])" office:value-type="float" office:value="2.5284109316479" calcext:value-type="float">
            <text:p>2,5284109316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team Flatbed Truck</text:p>
          </table:table-cell>
          <table:table-cell office:value-type="float" office:value="1894" calcext:value-type="float">
            <text:p>1894</text:p>
          </table:table-cell>
          <table:table-cell office:value-type="float" office:value="1945" calcext:value-type="float">
            <text:p>1945</text:p>
          </table:table-cell>
          <table:table-cell office:value-type="float" office:value="6" calcext:value-type="float">
            <text:p>6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47442" calcext:value-type="float">
            <text:p>47442</text:p>
          </table:table-cell>
          <table:table-cell table:formula="of:=[.F28]*[.E28]" office:value-type="float" office:value="41.64" calcext:value-type="float">
            <text:p>41,64</text:p>
          </table:table-cell>
          <table:table-cell table:formula="of:=(POWER(MIN([.I28];[.$S$1])/[.$Q$1];[.$M$1])-1)/([.$S$2]-1)*([.$U$1]-1)+1" office:value-type="float" office:value="1.65659346807446" calcext:value-type="float">
            <text:p>1,65659346807446</text:p>
          </table:table-cell>
          <table:table-cell table:formula="of:=MAX([.$J$2:.J28])" office:value-type="float" office:value="2.5284109316479" calcext:value-type="float">
            <text:p>2,5284109316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team Tarpaulin Truck</text:p>
          </table:table-cell>
          <table:table-cell office:value-type="float" office:value="1894" calcext:value-type="float">
            <text:p>1894</text:p>
          </table:table-cell>
          <table:table-cell office:value-type="float" office:value="1945" calcext:value-type="float">
            <text:p>1945</text:p>
          </table:table-cell>
          <table:table-cell office:value-type="float" office:value="6" calcext:value-type="float">
            <text:p>6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47442" calcext:value-type="float">
            <text:p>47442</text:p>
          </table:table-cell>
          <table:table-cell table:formula="of:=[.F29]*[.E29]" office:value-type="float" office:value="41.64" calcext:value-type="float">
            <text:p>41,64</text:p>
          </table:table-cell>
          <table:table-cell table:formula="of:=(POWER(MIN([.I29];[.$S$1])/[.$Q$1];[.$M$1])-1)/([.$S$2]-1)*([.$U$1]-1)+1" office:value-type="float" office:value="1.65659346807446" calcext:value-type="float">
            <text:p>1,65659346807446</text:p>
          </table:table-cell>
          <table:table-cell table:formula="of:=MAX([.$J$2:.J29])" office:value-type="float" office:value="2.5284109316479" calcext:value-type="float">
            <text:p>2,5284109316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NW First Truck</text:p>
          </table:table-cell>
          <table:table-cell office:value-type="float" office:value="1899" calcext:value-type="float">
            <text:p>1899</text:p>
          </table:table-cell>
          <table:table-cell office:value-type="float" office:value="1939" calcext:value-type="float">
            <text:p>1939</text:p>
          </table:table-cell>
          <table:table-cell office:value-type="float" office:value="6" calcext:value-type="float">
            <text:p>6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9126" calcext:value-type="float">
            <text:p>39126</text:p>
          </table:table-cell>
          <table:table-cell table:formula="of:=[.F30]*[.E30]" office:value-type="float" office:value="33.36" calcext:value-type="float">
            <text:p>33,36</text:p>
          </table:table-cell>
          <table:table-cell table:formula="of:=(POWER(MIN([.I30];[.$S$1])/[.$Q$1];[.$M$1])-1)/([.$S$2]-1)*([.$U$1]-1)+1" office:value-type="float" office:value="1.4321474855487" calcext:value-type="float">
            <text:p>1,4321474855487</text:p>
          </table:table-cell>
          <table:table-cell table:formula="of:=MAX([.$J$2:.J30])" office:value-type="float" office:value="2.5284109316479" calcext:value-type="float">
            <text:p>2,5284109316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Mack</text:p>
          </table:table-cell>
          <table:table-cell office:value-type="float" office:value="1900" calcext:value-type="float">
            <text:p>1900</text:p>
          </table:table-cell>
          <table:table-cell office:value-type="float" office:value="1952" calcext:value-type="float">
            <text:p>1952</text:p>
          </table:table-cell>
          <table:table-cell office:value-type="float" office:value="9" calcext:value-type="float">
            <text:p>9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71164" calcext:value-type="float">
            <text:p>71164</text:p>
          </table:table-cell>
          <table:table-cell table:formula="of:=[.F31]*[.E31]" office:value-type="float" office:value="62.46" calcext:value-type="float">
            <text:p>62,46</text:p>
          </table:table-cell>
          <table:table-cell table:formula="of:=(POWER(MIN([.I31];[.$S$1])/[.$Q$1];[.$M$1])-1)/([.$S$2]-1)*([.$U$1]-1)+1" office:value-type="float" office:value="2.13733050049779" calcext:value-type="float">
            <text:p>2,13733050049779</text:p>
          </table:table-cell>
          <table:table-cell table:formula="of:=MAX([.$J$2:.J31])" office:value-type="float" office:value="2.5284109316479" calcext:value-type="float">
            <text:p>2,5284109316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Ce 2/2 SchSt</text:p>
          </table:table-cell>
          <table:table-cell office:value-type="float" office:value="1901" calcext:value-type="float">
            <text:p>1901</text:p>
          </table:table-cell>
          <table:table-cell office:value-type="float" office:value="1955" calcext:value-type="float">
            <text:p>1955</text:p>
          </table:table-cell>
          <table:table-cell office:value-type="float" office:value="21" calcext:value-type="float">
            <text:p>21</text:p>
          </table:table-cell>
          <table:table-cell office:value-type="float" office:value="11.11" calcext:value-type="float">
            <text:p>11,11</text:p>
          </table:table-cell>
          <table:table-cell office:value-type="float" office:value="60" calcext:value-type="float">
            <text:p>60</text:p>
          </table:table-cell>
          <table:table-cell office:value-type="float" office:value="255911" calcext:value-type="float">
            <text:p>255911</text:p>
          </table:table-cell>
          <table:table-cell table:formula="of:=[.F32]*[.E32]" office:value-type="float" office:value="233.31" calcext:value-type="float">
            <text:p>233,31</text:p>
          </table:table-cell>
          <table:table-cell table:formula="of:=(POWER(MIN([.I32];[.$S$1])/[.$Q$1];[.$M$1])-1)/([.$S$2]-1)*([.$U$1]-1)+1" office:value-type="float" office:value="4.58080586323677" calcext:value-type="float">
            <text:p>4,58080586323677</text:p>
          </table:table-cell>
          <table:table-cell table:formula="of:=MAX([.$J$2:.J32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Dux</text:p>
          </table:table-cell>
          <table:table-cell office:value-type="float" office:value="1902" calcext:value-type="float">
            <text:p>1902</text:p>
          </table:table-cell>
          <table:table-cell office:value-type="float" office:value="1932" calcext:value-type="float">
            <text:p>1932</text:p>
          </table:table-cell>
          <table:table-cell office:value-type="float" office:value="5" calcext:value-type="float">
            <text:p>5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46570" calcext:value-type="float">
            <text:p>46570</text:p>
          </table:table-cell>
          <table:table-cell table:formula="of:=[.F33]*[.E33]" office:value-type="float" office:value="41.65" calcext:value-type="float">
            <text:p>41,65</text:p>
          </table:table-cell>
          <table:table-cell table:formula="of:=(POWER(MIN([.I33];[.$S$1])/[.$Q$1];[.$M$1])-1)/([.$S$2]-1)*([.$U$1]-1)+1" office:value-type="float" office:value="1.65685030117796" calcext:value-type="float">
            <text:p>1,65685030117796</text:p>
          </table:table-cell>
          <table:table-cell table:formula="of:=MAX([.$J$2:.J33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Kolomna</text:p>
          </table:table-cell>
          <table:table-cell office:value-type="float" office:value="1904" calcext:value-type="float">
            <text:p>1904</text:p>
          </table:table-cell>
          <table:table-cell office:value-type="float" office:value="1944" calcext:value-type="float">
            <text:p>1944</text:p>
          </table:table-cell>
          <table:table-cell office:value-type="float" office:value="12" calcext:value-type="float">
            <text:p>12</text:p>
          </table:table-cell>
          <table:table-cell office:value-type="float" office:value="8.33" calcext:value-type="float">
            <text:p>8,33</text:p>
          </table:table-cell>
          <table:table-cell office:value-type="float" office:value="30" calcext:value-type="float">
            <text:p>30</text:p>
          </table:table-cell>
          <table:table-cell office:value-type="float" office:value="111767" calcext:value-type="float">
            <text:p>111767</text:p>
          </table:table-cell>
          <table:table-cell table:formula="of:=[.F34]*[.E34]" office:value-type="float" office:value="99.96" calcext:value-type="float">
            <text:p>99,96</text:p>
          </table:table-cell>
          <table:table-cell table:formula="of:=(POWER(MIN([.I34];[.$S$1])/[.$Q$1];[.$M$1])-1)/([.$S$2]-1)*([.$U$1]-1)+1" office:value-type="float" office:value="2.83173484750598" calcext:value-type="float">
            <text:p>2,83173484750598</text:p>
          </table:table-cell>
          <table:table-cell table:formula="of:=MAX([.$J$2:.J34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Postbus ET 13</text:p>
          </table:table-cell>
          <table:table-cell office:value-type="float" office:value="1905" calcext:value-type="float">
            <text:p>1905</text:p>
          </table:table-cell>
          <table:table-cell office:value-type="float" office:value="1956" calcext:value-type="float">
            <text:p>1956</text:p>
          </table:table-cell>
          <table:table-cell office:value-type="float" office:value="8" calcext:value-type="float">
            <text:p>8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63257" calcext:value-type="float">
            <text:p>63257</text:p>
          </table:table-cell>
          <table:table-cell table:formula="of:=[.F35]*[.E35]" office:value-type="float" office:value="55.52" calcext:value-type="float">
            <text:p>55,52</text:p>
          </table:table-cell>
          <table:table-cell table:formula="of:=(POWER(MIN([.I35];[.$S$1])/[.$Q$1];[.$M$1])-1)/([.$S$2]-1)*([.$U$1]-1)+1" office:value-type="float" office:value="1.98750325602309" calcext:value-type="float">
            <text:p>1,98750325602309</text:p>
          </table:table-cell>
          <table:table-cell table:formula="of:=MAX([.$J$2:.J35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Moscow F</text:p>
          </table:table-cell>
          <table:table-cell office:value-type="float" office:value="1908" calcext:value-type="float">
            <text:p>1908</text:p>
          </table:table-cell>
          <table:table-cell office:value-type="float" office:value="1948" calcext:value-type="float">
            <text:p>1948</text:p>
          </table:table-cell>
          <table:table-cell office:value-type="float" office:value="24" calcext:value-type="float">
            <text:p>24</text:p>
          </table:table-cell>
          <table:table-cell office:value-type="float" office:value="9.72" calcext:value-type="float">
            <text:p>9,72</text:p>
          </table:table-cell>
          <table:table-cell office:value-type="float" office:value="50" calcext:value-type="float">
            <text:p>50</text:p>
          </table:table-cell>
          <table:table-cell office:value-type="float" office:value="257775" calcext:value-type="float">
            <text:p>257775</text:p>
          </table:table-cell>
          <table:table-cell table:formula="of:=[.F36]*[.E36]" office:value-type="float" office:value="233.28" calcext:value-type="float">
            <text:p>233,28</text:p>
          </table:table-cell>
          <table:table-cell table:formula="of:=(POWER(MIN([.I36];[.$S$1])/[.$Q$1];[.$M$1])-1)/([.$S$2]-1)*([.$U$1]-1)+1" office:value-type="float" office:value="4.58048032577606" calcext:value-type="float">
            <text:p>4,58048032577606</text:p>
          </table:table-cell>
          <table:table-cell table:formula="of:=MAX([.$J$2:.J36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Gaggenau C40</text:p>
          </table:table-cell>
          <table:table-cell office:value-type="float" office:value="1909" calcext:value-type="float">
            <text:p>1909</text:p>
          </table:table-cell>
          <table:table-cell office:value-type="float" office:value="1955" calcext:value-type="float">
            <text:p>1955</text:p>
          </table:table-cell>
          <table:table-cell office:value-type="float" office:value="8" calcext:value-type="float">
            <text:p>8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97490" calcext:value-type="float">
            <text:p>97490</text:p>
          </table:table-cell>
          <table:table-cell table:formula="of:=[.F37]*[.E37]" office:value-type="float" office:value="88.88" calcext:value-type="float">
            <text:p>88,88</text:p>
          </table:table-cell>
          <table:table-cell table:formula="of:=(POWER(MIN([.I37];[.$S$1])/[.$Q$1];[.$M$1])-1)/([.$S$2]-1)*([.$U$1]-1)+1" office:value-type="float" office:value="2.64266280052135" calcext:value-type="float">
            <text:p>2,64266280052135</text:p>
          </table:table-cell>
          <table:table-cell table:formula="of:=MAX([.$J$2:.J37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Benz Tarpaulin Truck</text:p>
          </table:table-cell>
          <table:table-cell office:value-type="float" office:value="1912" calcext:value-type="float">
            <text:p>1912</text:p>
          </table:table-cell>
          <table:table-cell office:value-type="float" office:value="1960" calcext:value-type="float">
            <text:p>1960</text:p>
          </table:table-cell>
          <table:table-cell office:value-type="float" office:value="7" calcext:value-type="float">
            <text:p>7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85304" calcext:value-type="float">
            <text:p>85304</text:p>
          </table:table-cell>
          <table:table-cell table:formula="of:=[.F38]*[.E38]" office:value-type="float" office:value="77.77" calcext:value-type="float">
            <text:p>77,77</text:p>
          </table:table-cell>
          <table:table-cell table:formula="of:=(POWER(MIN([.I38];[.$S$1])/[.$Q$1];[.$M$1])-1)/([.$S$2]-1)*([.$U$1]-1)+1" office:value-type="float" office:value="2.44082592819156" calcext:value-type="float">
            <text:p>2,44082592819156</text:p>
          </table:table-cell>
          <table:table-cell table:formula="of:=MAX([.$J$2:.J38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Benz Truck with Side Stakes</text:p>
          </table:table-cell>
          <table:table-cell office:value-type="float" office:value="1912" calcext:value-type="float">
            <text:p>1912</text:p>
          </table:table-cell>
          <table:table-cell office:value-type="float" office:value="1960" calcext:value-type="float">
            <text:p>1960</text:p>
          </table:table-cell>
          <table:table-cell office:value-type="float" office:value="8" calcext:value-type="float">
            <text:p>8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97490" calcext:value-type="float">
            <text:p>97490</text:p>
          </table:table-cell>
          <table:table-cell table:formula="of:=[.F39]*[.E39]" office:value-type="float" office:value="88.88" calcext:value-type="float">
            <text:p>88,88</text:p>
          </table:table-cell>
          <table:table-cell table:formula="of:=(POWER(MIN([.I39];[.$S$1])/[.$Q$1];[.$M$1])-1)/([.$S$2]-1)*([.$U$1]-1)+1" office:value-type="float" office:value="2.64266280052135" calcext:value-type="float">
            <text:p>2,64266280052135</text:p>
          </table:table-cell>
          <table:table-cell table:formula="of:=MAX([.$J$2:.J39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Mack AC Flatbed Truck</text:p>
          </table:table-cell>
          <table:table-cell office:value-type="float" office:value="1916" calcext:value-type="float">
            <text:p>1916</text:p>
          </table:table-cell>
          <table:table-cell office:value-type="float" office:value="1965" calcext:value-type="float">
            <text:p>1965</text:p>
          </table:table-cell>
          <table:table-cell office:value-type="float" office:value="8" calcext:value-type="float">
            <text:p>8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74511" calcext:value-type="float">
            <text:p>74511</text:p>
          </table:table-cell>
          <table:table-cell table:formula="of:=[.F40]*[.E40]" office:value-type="float" office:value="66.64" calcext:value-type="float">
            <text:p>66,64</text:p>
          </table:table-cell>
          <table:table-cell table:formula="of:=(POWER(MIN([.I40];[.$S$1])/[.$Q$1];[.$M$1])-1)/([.$S$2]-1)*([.$U$1]-1)+1" office:value-type="float" office:value="2.223572243188" calcext:value-type="float">
            <text:p>2,223572243188</text:p>
          </table:table-cell>
          <table:table-cell table:formula="of:=MAX([.$J$2:.J40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Mack AC Tarpaulin Truck</text:p>
          </table:table-cell>
          <table:table-cell office:value-type="float" office:value="1916" calcext:value-type="float">
            <text:p>1916</text:p>
          </table:table-cell>
          <table:table-cell office:value-type="float" office:value="1965" calcext:value-type="float">
            <text:p>1965</text:p>
          </table:table-cell>
          <table:table-cell office:value-type="float" office:value="9" calcext:value-type="float">
            <text:p>9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83825" calcext:value-type="float">
            <text:p>83825</text:p>
          </table:table-cell>
          <table:table-cell table:formula="of:=[.F41]*[.E41]" office:value-type="float" office:value="74.97" calcext:value-type="float">
            <text:p>74,97</text:p>
          </table:table-cell>
          <table:table-cell table:formula="of:=(POWER(MIN([.I41];[.$S$1])/[.$Q$1];[.$M$1])-1)/([.$S$2]-1)*([.$U$1]-1)+1" office:value-type="float" office:value="2.38771947297601" calcext:value-type="float">
            <text:p>2,38771947297601</text:p>
          </table:table-cell>
          <table:table-cell table:formula="of:=MAX([.$J$2:.J41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Peter Witt Streetcar</text:p>
          </table:table-cell>
          <table:table-cell office:value-type="float" office:value="1917" calcext:value-type="float">
            <text:p>1917</text:p>
          </table:table-cell>
          <table:table-cell office:value-type="float" office:value="1967" calcext:value-type="float">
            <text:p>1967</text:p>
          </table:table-cell>
          <table:table-cell office:value-type="float" office:value="20" calcext:value-type="float">
            <text:p>20</text:p>
          </table:table-cell>
          <table:table-cell office:value-type="float" office:value="9.72" calcext:value-type="float">
            <text:p>9,72</text:p>
          </table:table-cell>
          <table:table-cell office:value-type="float" office:value="40" calcext:value-type="float">
            <text:p>40</text:p>
          </table:table-cell>
          <table:table-cell office:value-type="float" office:value="214813" calcext:value-type="float">
            <text:p>214813</text:p>
          </table:table-cell>
          <table:table-cell table:formula="of:=[.F42]*[.E42]" office:value-type="float" office:value="194.4" calcext:value-type="float">
            <text:p>194,4</text:p>
          </table:table-cell>
          <table:table-cell table:formula="of:=(POWER(MIN([.I42];[.$S$1])/[.$Q$1];[.$M$1])-1)/([.$S$2]-1)*([.$U$1]-1)+1" office:value-type="float" office:value="4.13935269267886" calcext:value-type="float">
            <text:p>4,13935269267886</text:p>
          </table:table-cell>
          <table:table-cell table:formula="of:=MAX([.$J$2:.J42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chneider PB2</text:p>
          </table:table-cell>
          <table:table-cell office:value-type="float" office:value="1921" calcext:value-type="float">
            <text:p>1921</text:p>
          </table:table-cell>
          <table:table-cell office:value-type="float" office:value="1975" calcext:value-type="float">
            <text:p>1975</text:p>
          </table:table-cell>
          <table:table-cell office:value-type="float" office:value="9" calcext:value-type="float">
            <text:p>9</text:p>
          </table:table-cell>
          <table:table-cell office:value-type="float" office:value="9.72" calcext:value-type="float">
            <text:p>9,72</text:p>
          </table:table-cell>
          <table:table-cell office:value-type="float" office:value="0" calcext:value-type="float">
            <text:p>0</text:p>
          </table:table-cell>
          <table:table-cell office:value-type="float" office:value="96666" calcext:value-type="float">
            <text:p>96666</text:p>
          </table:table-cell>
          <table:table-cell table:formula="of:=[.F43]*[.E43]" office:value-type="float" office:value="87.48" calcext:value-type="float">
            <text:p>87,48</text:p>
          </table:table-cell>
          <table:table-cell table:formula="of:=(POWER(MIN([.I43];[.$S$1])/[.$Q$1];[.$M$1])-1)/([.$S$2]-1)*([.$U$1]-1)+1" office:value-type="float" office:value="2.61795245366396" calcext:value-type="float">
            <text:p>2,61795245366396</text:p>
          </table:table-cell>
          <table:table-cell table:formula="of:=MAX([.$J$2:.J43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Daimler deck seat car</text:p>
          </table:table-cell>
          <table:table-cell office:value-type="float" office:value="1922" calcext:value-type="float">
            <text:p>1922</text:p>
          </table:table-cell>
          <table:table-cell office:value-type="float" office:value="1972" calcext:value-type="float">
            <text:p>1972</text:p>
          </table:table-cell>
          <table:table-cell office:value-type="float" office:value="11" calcext:value-type="float">
            <text:p>11</text:p>
          </table:table-cell>
          <table:table-cell office:value-type="float" office:value="9.72" calcext:value-type="float">
            <text:p>9,72</text:p>
          </table:table-cell>
          <table:table-cell office:value-type="float" office:value="0" calcext:value-type="float">
            <text:p>0</text:p>
          </table:table-cell>
          <table:table-cell office:value-type="float" office:value="118147" calcext:value-type="float">
            <text:p>118147</text:p>
          </table:table-cell>
          <table:table-cell table:formula="of:=[.F44]*[.E44]" office:value-type="float" office:value="106.92" calcext:value-type="float">
            <text:p>106,92</text:p>
          </table:table-cell>
          <table:table-cell table:formula="of:=(POWER(MIN([.I44];[.$S$1])/[.$Q$1];[.$M$1])-1)/([.$S$2]-1)*([.$U$1]-1)+1" office:value-type="float" office:value="2.94517293224054" calcext:value-type="float">
            <text:p>2,94517293224054</text:p>
          </table:table-cell>
          <table:table-cell table:formula="of:=MAX([.$J$2:.J44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AMO F15 Tank Truck</text:p>
          </table:table-cell>
          <table:table-cell office:value-type="float" office:value="1924" calcext:value-type="float">
            <text:p>1924</text:p>
          </table:table-cell>
          <table:table-cell office:value-type="float" office:value="1964" calcext:value-type="float">
            <text:p>1964</text:p>
          </table:table-cell>
          <table:table-cell office:value-type="float" office:value="8" calcext:value-type="float">
            <text:p>8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97490" calcext:value-type="float">
            <text:p>97490</text:p>
          </table:table-cell>
          <table:table-cell table:formula="of:=[.F45]*[.E45]" office:value-type="float" office:value="88.88" calcext:value-type="float">
            <text:p>88,88</text:p>
          </table:table-cell>
          <table:table-cell table:formula="of:=(POWER(MIN([.I45];[.$S$1])/[.$Q$1];[.$M$1])-1)/([.$S$2]-1)*([.$U$1]-1)+1" office:value-type="float" office:value="2.64266280052135" calcext:value-type="float">
            <text:p>2,64266280052135</text:p>
          </table:table-cell>
          <table:table-cell table:formula="of:=MAX([.$J$2:.J45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AMO F15 Tarpaulin Truck</text:p>
          </table:table-cell>
          <table:table-cell office:value-type="float" office:value="1924" calcext:value-type="float">
            <text:p>1924</text:p>
          </table:table-cell>
          <table:table-cell office:value-type="float" office:value="1964" calcext:value-type="float">
            <text:p>1964</text:p>
          </table:table-cell>
          <table:table-cell office:value-type="float" office:value="6" calcext:value-type="float">
            <text:p>6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73117" calcext:value-type="float">
            <text:p>73117</text:p>
          </table:table-cell>
          <table:table-cell table:formula="of:=[.F46]*[.E46]" office:value-type="float" office:value="66.66" calcext:value-type="float">
            <text:p>66,66</text:p>
          </table:table-cell>
          <table:table-cell table:formula="of:=(POWER(MIN([.I46];[.$S$1])/[.$Q$1];[.$M$1])-1)/([.$S$2]-1)*([.$U$1]-1)+1" office:value-type="float" office:value="2.22397827714179" calcext:value-type="float">
            <text:p>2,22397827714179</text:p>
          </table:table-cell>
          <table:table-cell table:formula="of:=MAX([.$J$2:.J46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Type T1</text:p>
          </table:table-cell>
          <table:table-cell office:value-type="float" office:value="1928" calcext:value-type="float">
            <text:p>1928</text:p>
          </table:table-cell>
          <table:table-cell office:value-type="float" office:value="1970" calcext:value-type="float">
            <text:p>1970</text:p>
          </table:table-cell>
          <table:table-cell office:value-type="float" office:value="23" calcext:value-type="float">
            <text:p>23</text:p>
          </table:table-cell>
          <table:table-cell office:value-type="float" office:value="16.67" calcext:value-type="float">
            <text:p>16,67</text:p>
          </table:table-cell>
          <table:table-cell office:value-type="float" office:value="120" calcext:value-type="float">
            <text:p>120</text:p>
          </table:table-cell>
          <table:table-cell office:value-type="float" office:value="417186" calcext:value-type="float">
            <text:p>417186</text:p>
          </table:table-cell>
          <table:table-cell table:formula="of:=[.F47]*[.E47]" office:value-type="float" office:value="383.41" calcext:value-type="float">
            <text:p>383,41</text:p>
          </table:table-cell>
          <table:table-cell table:formula="of:=(POWER(MIN([.I47];[.$S$1])/[.$Q$1];[.$M$1])-1)/([.$S$2]-1)*([.$U$1]-1)+1" office:value-type="float" office:value="6.00829796875881" calcext:value-type="float">
            <text:p>6,00829796875881</text:p>
          </table:table-cell>
          <table:table-cell table:formula="of:=MAX([.$J$2:.J47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DL 3000 Witt</text:p>
          </table:table-cell>
          <table:table-cell office:value-type="float" office:value="1930" calcext:value-type="float">
            <text:p>1930</text:p>
          </table:table-cell>
          <table:table-cell office:value-type="float" office:value="1970" calcext:value-type="float">
            <text:p>1970</text:p>
          </table:table-cell>
          <table:table-cell office:value-type="float" office:value="19" calcext:value-type="float">
            <text:p>19</text:p>
          </table:table-cell>
          <table:table-cell office:value-type="float" office:value="8.33" calcext:value-type="float">
            <text:p>8,33</text:p>
          </table:table-cell>
          <table:table-cell office:value-type="float" office:value="100" calcext:value-type="float">
            <text:p>100</text:p>
          </table:table-cell>
          <table:table-cell office:value-type="float" office:value="176964" calcext:value-type="float">
            <text:p>176964</text:p>
          </table:table-cell>
          <table:table-cell table:formula="of:=[.F48]*[.E48]" office:value-type="float" office:value="158.27" calcext:value-type="float">
            <text:p>158,27</text:p>
          </table:table-cell>
          <table:table-cell table:formula="of:=(POWER(MIN([.I48];[.$S$1])/[.$Q$1];[.$M$1])-1)/([.$S$2]-1)*([.$U$1]-1)+1" office:value-type="float" office:value="3.68780549656267" calcext:value-type="float">
            <text:p>3,68780549656267</text:p>
          </table:table-cell>
          <table:table-cell table:formula="of:=MAX([.$J$2:.J48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Ford Model 77 Truck with Side Stakes</text:p>
          </table:table-cell>
          <table:table-cell office:value-type="float" office:value="1930" calcext:value-type="float">
            <text:p>1930</text:p>
          </table:table-cell>
          <table:table-cell office:value-type="float" office:value="1975" calcext:value-type="float">
            <text:p>1975</text:p>
          </table:table-cell>
          <table:table-cell office:value-type="float" office:value="9" calcext:value-type="float">
            <text:p>9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109676" calcext:value-type="float">
            <text:p>109676</text:p>
          </table:table-cell>
          <table:table-cell table:formula="of:=[.F49]*[.E49]" office:value-type="float" office:value="99.99" calcext:value-type="float">
            <text:p>99,99</text:p>
          </table:table-cell>
          <table:table-cell table:formula="of:=(POWER(MIN([.I49];[.$S$1])/[.$Q$1];[.$M$1])-1)/([.$S$2]-1)*([.$U$1]-1)+1" office:value-type="float" office:value="2.8322321355085" calcext:value-type="float">
            <text:p>2,8322321355085</text:p>
          </table:table-cell>
          <table:table-cell table:formula="of:=MAX([.$J$2:.J49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Ford Model 77 Tarpaulin Truck</text:p>
          </table:table-cell>
          <table:table-cell office:value-type="float" office:value="1930" calcext:value-type="float">
            <text:p>1930</text:p>
          </table:table-cell>
          <table:table-cell office:value-type="float" office:value="1975" calcext:value-type="float">
            <text:p>1975</text:p>
          </table:table-cell>
          <table:table-cell office:value-type="float" office:value="8" calcext:value-type="float">
            <text:p>8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97490" calcext:value-type="float">
            <text:p>97490</text:p>
          </table:table-cell>
          <table:table-cell table:formula="of:=[.F50]*[.E50]" office:value-type="float" office:value="88.88" calcext:value-type="float">
            <text:p>88,88</text:p>
          </table:table-cell>
          <table:table-cell table:formula="of:=(POWER(MIN([.I50];[.$S$1])/[.$Q$1];[.$M$1])-1)/([.$S$2]-1)*([.$U$1]-1)+1" office:value-type="float" office:value="2.64266280052135" calcext:value-type="float">
            <text:p>2,64266280052135</text:p>
          </table:table-cell>
          <table:table-cell table:formula="of:=MAX([.$J$2:.J50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Fuso B46</text:p>
          </table:table-cell>
          <table:table-cell office:value-type="float" office:value="1932" calcext:value-type="float">
            <text:p>1932</text:p>
          </table:table-cell>
          <table:table-cell office:value-type="float" office:value="1975" calcext:value-type="float">
            <text:p>1975</text:p>
          </table:table-cell>
          <table:table-cell office:value-type="float" office:value="10" calcext:value-type="float">
            <text:p>10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151302" calcext:value-type="float">
            <text:p>151302</text:p>
          </table:table-cell>
          <table:table-cell table:formula="of:=[.F51]*[.E51]" office:value-type="float" office:value="138.9" calcext:value-type="float">
            <text:p>138,9</text:p>
          </table:table-cell>
          <table:table-cell table:formula="of:=(POWER(MIN([.I51];[.$S$1])/[.$Q$1];[.$M$1])-1)/([.$S$2]-1)*([.$U$1]-1)+1" office:value-type="float" office:value="3.42429035083789" calcext:value-type="float">
            <text:p>3,42429035083789</text:p>
          </table:table-cell>
          <table:table-cell table:formula="of:=MAX([.$J$2:.J51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Opel Blitz Tarpaulin Truck</text:p>
          </table:table-cell>
          <table:table-cell office:value-type="float" office:value="1935" calcext:value-type="float">
            <text:p>1935</text:p>
          </table:table-cell>
          <table:table-cell office:value-type="float" office:value="1980" calcext:value-type="float">
            <text:p>1980</text:p>
          </table:table-cell>
          <table:table-cell office:value-type="float" office:value="12" calcext:value-type="float">
            <text:p>12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17662" calcext:value-type="float">
            <text:p>217662</text:p>
          </table:table-cell>
          <table:table-cell table:formula="of:=[.F52]*[.E52]" office:value-type="float" office:value="200.04" calcext:value-type="float">
            <text:p>200,04</text:p>
          </table:table-cell>
          <table:table-cell table:formula="of:=(POWER(MIN([.I52];[.$S$1])/[.$Q$1];[.$M$1])-1)/([.$S$2]-1)*([.$U$1]-1)+1" office:value-type="float" office:value="4.20591788006083" calcext:value-type="float">
            <text:p>4,20591788006083</text:p>
          </table:table-cell>
          <table:table-cell table:formula="of:=MAX([.$J$2:.J52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Opel Blitz Tank Truck</text:p>
          </table:table-cell>
          <table:table-cell office:value-type="float" office:value="1935" calcext:value-type="float">
            <text:p>1935</text:p>
          </table:table-cell>
          <table:table-cell office:value-type="float" office:value="1980" calcext:value-type="float">
            <text:p>1980</text:p>
          </table:table-cell>
          <table:table-cell office:value-type="float" office:value="14" calcext:value-type="float">
            <text:p>14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53939" calcext:value-type="float">
            <text:p>253939</text:p>
          </table:table-cell>
          <table:table-cell table:formula="of:=[.F53]*[.E53]" office:value-type="float" office:value="233.38" calcext:value-type="float">
            <text:p>233,38</text:p>
          </table:table-cell>
          <table:table-cell table:formula="of:=(POWER(MIN([.I53];[.$S$1])/[.$Q$1];[.$M$1])-1)/([.$S$2]-1)*([.$U$1]-1)+1" office:value-type="float" office:value="4.58156536926218" calcext:value-type="float">
            <text:p>4,58156536926218</text:p>
          </table:table-cell>
          <table:table-cell table:formula="of:=MAX([.$J$2:.J53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Opel Blitz Dump Truck</text:p>
          </table:table-cell>
          <table:table-cell office:value-type="float" office:value="1935" calcext:value-type="float">
            <text:p>1935</text:p>
          </table:table-cell>
          <table:table-cell office:value-type="float" office:value="1980" calcext:value-type="float">
            <text:p>1980</text:p>
          </table:table-cell>
          <table:table-cell office:value-type="float" office:value="14" calcext:value-type="float">
            <text:p>14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53939" calcext:value-type="float">
            <text:p>253939</text:p>
          </table:table-cell>
          <table:table-cell table:formula="of:=[.F54]*[.E54]" office:value-type="float" office:value="233.38" calcext:value-type="float">
            <text:p>233,38</text:p>
          </table:table-cell>
          <table:table-cell table:formula="of:=(POWER(MIN([.I54];[.$S$1])/[.$Q$1];[.$M$1])-1)/([.$S$2]-1)*([.$U$1]-1)+1" office:value-type="float" office:value="4.58156536926218" calcext:value-type="float">
            <text:p>4,58156536926218</text:p>
          </table:table-cell>
          <table:table-cell table:formula="of:=MAX([.$J$2:.J54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GAZ MM Truck with Side Stakes</text:p>
          </table:table-cell>
          <table:table-cell office:value-type="float" office:value="1938" calcext:value-type="float">
            <text:p>1938</text:p>
          </table:table-cell>
          <table:table-cell office:value-type="float" office:value="1978" calcext:value-type="float">
            <text:p>1978</text:p>
          </table:table-cell>
          <table:table-cell office:value-type="float" office:value="10" calcext:value-type="float">
            <text:p>10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181385" calcext:value-type="float">
            <text:p>181385</text:p>
          </table:table-cell>
          <table:table-cell table:formula="of:=[.F55]*[.E55]" office:value-type="float" office:value="166.7" calcext:value-type="float">
            <text:p>166,7</text:p>
          </table:table-cell>
          <table:table-cell table:formula="of:=(POWER(MIN([.I55];[.$S$1])/[.$Q$1];[.$M$1])-1)/([.$S$2]-1)*([.$U$1]-1)+1" office:value-type="float" office:value="3.79742552482463" calcext:value-type="float">
            <text:p>3,79742552482463</text:p>
          </table:table-cell>
          <table:table-cell table:formula="of:=MAX([.$J$2:.J55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Gaz MM Flatbed Truck</text:p>
          </table:table-cell>
          <table:table-cell office:value-type="float" office:value="1938" calcext:value-type="float">
            <text:p>1938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145108" calcext:value-type="float">
            <text:p>145108</text:p>
          </table:table-cell>
          <table:table-cell table:formula="of:=[.F56]*[.E56]" office:value-type="float" office:value="133.36" calcext:value-type="float">
            <text:p>133,36</text:p>
          </table:table-cell>
          <table:table-cell table:formula="of:=(POWER(MIN([.I56];[.$S$1])/[.$Q$1];[.$M$1])-1)/([.$S$2]-1)*([.$U$1]-1)+1" office:value-type="float" office:value="3.34558799083793" calcext:value-type="float">
            <text:p>3,34558799083793</text:p>
          </table:table-cell>
          <table:table-cell table:formula="of:=MAX([.$J$2:.J56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aurer Tüscher</text:p>
          </table:table-cell>
          <table:table-cell office:value-type="float" office:value="1939" calcext:value-type="float">
            <text:p>1939</text:p>
          </table:table-cell>
          <table:table-cell office:value-type="float" office:value="1988" calcext:value-type="float">
            <text:p>1988</text:p>
          </table:table-cell>
          <table:table-cell office:value-type="float" office:value="10" calcext:value-type="float">
            <text:p>10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151302" calcext:value-type="float">
            <text:p>151302</text:p>
          </table:table-cell>
          <table:table-cell table:formula="of:=[.F57]*[.E57]" office:value-type="float" office:value="138.9" calcext:value-type="float">
            <text:p>138,9</text:p>
          </table:table-cell>
          <table:table-cell table:formula="of:=(POWER(MIN([.I57];[.$S$1])/[.$Q$1];[.$M$1])-1)/([.$S$2]-1)*([.$U$1]-1)+1" office:value-type="float" office:value="3.42429035083789" calcext:value-type="float">
            <text:p>3,42429035083789</text:p>
          </table:table-cell>
          <table:table-cell table:formula="of:=MAX([.$J$2:.J57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PCC 1643 Pittsburgh</text:p>
          </table:table-cell>
          <table:table-cell office:value-type="float" office:value="1940" calcext:value-type="float">
            <text:p>1940</text:p>
          </table:table-cell>
          <table:table-cell office:value-type="float" office:value="1990" calcext:value-type="float">
            <text:p>1990</text:p>
          </table:table-cell>
          <table:table-cell office:value-type="float" office:value="21" calcext:value-type="float">
            <text:p>21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286645" calcext:value-type="float">
            <text:p>286645</text:p>
          </table:table-cell>
          <table:table-cell table:formula="of:=[.F58]*[.E58]" office:value-type="float" office:value="262.5" calcext:value-type="float">
            <text:p>262,5</text:p>
          </table:table-cell>
          <table:table-cell table:formula="of:=(POWER(MIN([.I58];[.$S$1])/[.$Q$1];[.$M$1])-1)/([.$S$2]-1)*([.$U$1]-1)+1" office:value-type="float" office:value="4.88821182869853" calcext:value-type="float">
            <text:p>4,88821182869853</text:p>
          </table:table-cell>
          <table:table-cell table:formula="of:=MAX([.$J$2:.J58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Twin Coach 44-S</text:p>
          </table:table-cell>
          <table:table-cell office:value-type="float" office:value="1942" calcext:value-type="float">
            <text:p>1942</text:p>
          </table:table-cell>
          <table:table-cell office:value-type="float" office:value="1989" calcext:value-type="float">
            <text:p>1989</text:p>
          </table:table-cell>
          <table:table-cell office:value-type="float" office:value="14" calcext:value-type="float">
            <text:p>14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211823" calcext:value-type="float">
            <text:p>211823</text:p>
          </table:table-cell>
          <table:table-cell table:formula="of:=[.F59]*[.E59]" office:value-type="float" office:value="194.46" calcext:value-type="float">
            <text:p>194,46</text:p>
          </table:table-cell>
          <table:table-cell table:formula="of:=(POWER(MIN([.I59];[.$S$1])/[.$Q$1];[.$M$1])-1)/([.$S$2]-1)*([.$U$1]-1)+1" office:value-type="float" office:value="4.14006587742492" calcext:value-type="float">
            <text:p>4,14006587742492</text:p>
          </table:table-cell>
          <table:table-cell table:formula="of:=MAX([.$J$2:.J59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aurer C Type Truck with Side Stakes</text:p>
          </table:table-cell>
          <table:table-cell office:value-type="float" office:value="1942" calcext:value-type="float">
            <text:p>1942</text:p>
          </table:table-cell>
          <table:table-cell office:value-type="float" office:value="1995" calcext:value-type="float">
            <text:p>1995</text:p>
          </table:table-cell>
          <table:table-cell office:value-type="float" office:value="13" calcext:value-type="float">
            <text:p>13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35801" calcext:value-type="float">
            <text:p>235801</text:p>
          </table:table-cell>
          <table:table-cell table:formula="of:=[.F60]*[.E60]" office:value-type="float" office:value="216.71" calcext:value-type="float">
            <text:p>216,71</text:p>
          </table:table-cell>
          <table:table-cell table:formula="of:=(POWER(MIN([.I60];[.$S$1])/[.$Q$1];[.$M$1])-1)/([.$S$2]-1)*([.$U$1]-1)+1" office:value-type="float" office:value="4.39735763804785" calcext:value-type="float">
            <text:p>4,39735763804785</text:p>
          </table:table-cell>
          <table:table-cell table:formula="of:=MAX([.$J$2:.J60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aurer C Type Tank Truck</text:p>
          </table:table-cell>
          <table:table-cell office:value-type="float" office:value="1942" calcext:value-type="float">
            <text:p>1942</text:p>
          </table:table-cell>
          <table:table-cell office:value-type="float" office:value="1995" calcext:value-type="float">
            <text:p>1995</text:p>
          </table:table-cell>
          <table:table-cell office:value-type="float" office:value="13" calcext:value-type="float">
            <text:p>13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35801" calcext:value-type="float">
            <text:p>235801</text:p>
          </table:table-cell>
          <table:table-cell table:formula="of:=[.F61]*[.E61]" office:value-type="float" office:value="216.71" calcext:value-type="float">
            <text:p>216,71</text:p>
          </table:table-cell>
          <table:table-cell table:formula="of:=(POWER(MIN([.I61];[.$S$1])/[.$Q$1];[.$M$1])-1)/([.$S$2]-1)*([.$U$1]-1)+1" office:value-type="float" office:value="4.39735763804785" calcext:value-type="float">
            <text:p>4,39735763804785</text:p>
          </table:table-cell>
          <table:table-cell table:formula="of:=MAX([.$J$2:.J61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aurer C Type Tipper Truck</text:p>
          </table:table-cell>
          <table:table-cell office:value-type="float" office:value="1942" calcext:value-type="float">
            <text:p>1942</text:p>
          </table:table-cell>
          <table:table-cell office:value-type="float" office:value="1995" calcext:value-type="float">
            <text:p>1995</text:p>
          </table:table-cell>
          <table:table-cell office:value-type="float" office:value="13" calcext:value-type="float">
            <text:p>13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35801" calcext:value-type="float">
            <text:p>235801</text:p>
          </table:table-cell>
          <table:table-cell table:formula="of:=[.F62]*[.E62]" office:value-type="float" office:value="216.71" calcext:value-type="float">
            <text:p>216,71</text:p>
          </table:table-cell>
          <table:table-cell table:formula="of:=(POWER(MIN([.I62];[.$S$1])/[.$Q$1];[.$M$1])-1)/([.$S$2]-1)*([.$U$1]-1)+1" office:value-type="float" office:value="4.39735763804785" calcext:value-type="float">
            <text:p>4,39735763804785</text:p>
          </table:table-cell>
          <table:table-cell table:formula="of:=MAX([.$J$2:.J62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aurer C Type Tarpaulin Truck</text:p>
          </table:table-cell>
          <table:table-cell office:value-type="float" office:value="1942" calcext:value-type="float">
            <text:p>1942</text:p>
          </table:table-cell>
          <table:table-cell office:value-type="float" office:value="1995" calcext:value-type="float">
            <text:p>1995</text:p>
          </table:table-cell>
          <table:table-cell office:value-type="float" office:value="11" calcext:value-type="float">
            <text:p>11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199524" calcext:value-type="float">
            <text:p>199524</text:p>
          </table:table-cell>
          <table:table-cell table:formula="of:=[.F63]*[.E63]" office:value-type="float" office:value="183.37" calcext:value-type="float">
            <text:p>183,37</text:p>
          </table:table-cell>
          <table:table-cell table:formula="of:=(POWER(MIN([.I63];[.$S$1])/[.$Q$1];[.$M$1])-1)/([.$S$2]-1)*([.$U$1]-1)+1" office:value-type="float" office:value="4.006320881525" calcext:value-type="float">
            <text:p>4,006320881525</text:p>
          </table:table-cell>
          <table:table-cell table:formula="of:=MAX([.$J$2:.J63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tudebaker US6 Dump Truck</text:p>
          </table:table-cell>
          <table:table-cell office:value-type="float" office:value="1945" calcext:value-type="float">
            <text:p>1945</text:p>
          </table:table-cell>
          <table:table-cell office:value-type="float" office:value="1995" calcext:value-type="float">
            <text:p>1995</text:p>
          </table:table-cell>
          <table:table-cell office:value-type="float" office:value="16" calcext:value-type="float">
            <text:p>16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90217" calcext:value-type="float">
            <text:p>290217</text:p>
          </table:table-cell>
          <table:table-cell table:formula="of:=[.F64]*[.E64]" office:value-type="float" office:value="266.72" calcext:value-type="float">
            <text:p>266,72</text:p>
          </table:table-cell>
          <table:table-cell table:formula="of:=(POWER(MIN([.I64];[.$S$1])/[.$Q$1];[.$M$1])-1)/([.$S$2]-1)*([.$U$1]-1)+1" office:value-type="float" office:value="4.93120952704712" calcext:value-type="float">
            <text:p>4,93120952704712</text:p>
          </table:table-cell>
          <table:table-cell table:formula="of:=MAX([.$J$2:.J64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tudebaker US6 Truck with Side Stakes</text:p>
          </table:table-cell>
          <table:table-cell office:value-type="float" office:value="1945" calcext:value-type="float">
            <text:p>1945</text:p>
          </table:table-cell>
          <table:table-cell office:value-type="float" office:value="1995" calcext:value-type="float">
            <text:p>1995</text:p>
          </table:table-cell>
          <table:table-cell office:value-type="float" office:value="16" calcext:value-type="float">
            <text:p>16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90217" calcext:value-type="float">
            <text:p>290217</text:p>
          </table:table-cell>
          <table:table-cell table:formula="of:=[.F65]*[.E65]" office:value-type="float" office:value="266.72" calcext:value-type="float">
            <text:p>266,72</text:p>
          </table:table-cell>
          <table:table-cell table:formula="of:=(POWER(MIN([.I65];[.$S$1])/[.$Q$1];[.$M$1])-1)/([.$S$2]-1)*([.$U$1]-1)+1" office:value-type="float" office:value="4.93120952704712" calcext:value-type="float">
            <text:p>4,93120952704712</text:p>
          </table:table-cell>
          <table:table-cell table:formula="of:=MAX([.$J$2:.J65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tudebaker US6 Tank Truck</text:p>
          </table:table-cell>
          <table:table-cell office:value-type="float" office:value="1945" calcext:value-type="float">
            <text:p>1945</text:p>
          </table:table-cell>
          <table:table-cell office:value-type="float" office:value="1995" calcext:value-type="float">
            <text:p>1995</text:p>
          </table:table-cell>
          <table:table-cell office:value-type="float" office:value="16" calcext:value-type="float">
            <text:p>16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90217" calcext:value-type="float">
            <text:p>290217</text:p>
          </table:table-cell>
          <table:table-cell table:formula="of:=[.F66]*[.E66]" office:value-type="float" office:value="266.72" calcext:value-type="float">
            <text:p>266,72</text:p>
          </table:table-cell>
          <table:table-cell table:formula="of:=(POWER(MIN([.I66];[.$S$1])/[.$Q$1];[.$M$1])-1)/([.$S$2]-1)*([.$U$1]-1)+1" office:value-type="float" office:value="4.93120952704712" calcext:value-type="float">
            <text:p>4,93120952704712</text:p>
          </table:table-cell>
          <table:table-cell table:formula="of:=MAX([.$J$2:.J66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tudebaker US6 Tarpaulin Truck</text:p>
          </table:table-cell>
          <table:table-cell office:value-type="float" office:value="1945" calcext:value-type="float">
            <text:p>1945</text:p>
          </table:table-cell>
          <table:table-cell office:value-type="float" office:value="1995" calcext:value-type="float">
            <text:p>1995</text:p>
          </table:table-cell>
          <table:table-cell office:value-type="float" office:value="14" calcext:value-type="float">
            <text:p>14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53939" calcext:value-type="float">
            <text:p>253939</text:p>
          </table:table-cell>
          <table:table-cell table:formula="of:=[.F67]*[.E67]" office:value-type="float" office:value="233.38" calcext:value-type="float">
            <text:p>233,38</text:p>
          </table:table-cell>
          <table:table-cell table:formula="of:=(POWER(MIN([.I67];[.$S$1])/[.$Q$1];[.$M$1])-1)/([.$S$2]-1)*([.$U$1]-1)+1" office:value-type="float" office:value="4.58156536926218" calcext:value-type="float">
            <text:p>4,58156536926218</text:p>
          </table:table-cell>
          <table:table-cell table:formula="of:=MAX([.$J$2:.J67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KTM 1</text:p>
          </table:table-cell>
          <table:table-cell office:value-type="float" office:value="1947" calcext:value-type="float">
            <text:p>1947</text:p>
          </table:table-cell>
          <table:table-cell office:value-type="float" office:value="1987" calcext:value-type="float">
            <text:p>1987</text:p>
          </table:table-cell>
          <table:table-cell office:value-type="float" office:value="25" calcext:value-type="float">
            <text:p>25</text:p>
          </table:table-cell>
          <table:table-cell office:value-type="float" office:value="11.11" calcext:value-type="float">
            <text:p>11,11</text:p>
          </table:table-cell>
          <table:table-cell office:value-type="float" office:value="92" calcext:value-type="float">
            <text:p>92</text:p>
          </table:table-cell>
          <table:table-cell office:value-type="float" office:value="304656" calcext:value-type="float">
            <text:p>304656</text:p>
          </table:table-cell>
          <table:table-cell table:formula="of:=[.F68]*[.E68]" office:value-type="float" office:value="277.75" calcext:value-type="float">
            <text:p>277,75</text:p>
          </table:table-cell>
          <table:table-cell table:formula="of:=(POWER(MIN([.I68];[.$S$1])/[.$Q$1];[.$M$1])-1)/([.$S$2]-1)*([.$U$1]-1)+1" office:value-type="float" office:value="5.04201424362695" calcext:value-type="float">
            <text:p>5,04201424362695</text:p>
          </table:table-cell>
          <table:table-cell table:formula="of:=MAX([.$J$2:.J68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ZIS-150 Tank Truck</text:p>
          </table:table-cell>
          <table:table-cell office:value-type="float" office:value="1947" calcext:value-type="float">
            <text:p>1947</text:p>
          </table:table-cell>
          <table:table-cell office:value-type="float" office:value="1987" calcext:value-type="float">
            <text:p>1987</text:p>
          </table:table-cell>
          <table:table-cell office:value-type="float" office:value="15" calcext:value-type="float">
            <text:p>15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72078" calcext:value-type="float">
            <text:p>272078</text:p>
          </table:table-cell>
          <table:table-cell table:formula="of:=[.F69]*[.E69]" office:value-type="float" office:value="250.05" calcext:value-type="float">
            <text:p>250,05</text:p>
          </table:table-cell>
          <table:table-cell table:formula="of:=(POWER(MIN([.I69];[.$S$1])/[.$Q$1];[.$M$1])-1)/([.$S$2]-1)*([.$U$1]-1)+1" office:value-type="float" office:value="4.75930358251327" calcext:value-type="float">
            <text:p>4,75930358251327</text:p>
          </table:table-cell>
          <table:table-cell table:formula="of:=MAX([.$J$2:.J69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ZIS-150 Dump Truck</text:p>
          </table:table-cell>
          <table:table-cell office:value-type="float" office:value="1947" calcext:value-type="float">
            <text:p>1947</text:p>
          </table:table-cell>
          <table:table-cell office:value-type="float" office:value="1987" calcext:value-type="float">
            <text:p>1987</text:p>
          </table:table-cell>
          <table:table-cell office:value-type="float" office:value="15" calcext:value-type="float">
            <text:p>15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72078" calcext:value-type="float">
            <text:p>272078</text:p>
          </table:table-cell>
          <table:table-cell table:formula="of:=[.F70]*[.E70]" office:value-type="float" office:value="250.05" calcext:value-type="float">
            <text:p>250,05</text:p>
          </table:table-cell>
          <table:table-cell table:formula="of:=(POWER(MIN([.I70];[.$S$1])/[.$Q$1];[.$M$1])-1)/([.$S$2]-1)*([.$U$1]-1)+1" office:value-type="float" office:value="4.75930358251327" calcext:value-type="float">
            <text:p>4,75930358251327</text:p>
          </table:table-cell>
          <table:table-cell table:formula="of:=MAX([.$J$2:.J70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ZIS-150 Flatbed Truck</text:p>
          </table:table-cell>
          <table:table-cell office:value-type="float" office:value="1947" calcext:value-type="float">
            <text:p>1947</text:p>
          </table:table-cell>
          <table:table-cell office:value-type="float" office:value="1987" calcext:value-type="float">
            <text:p>1987</text:p>
          </table:table-cell>
          <table:table-cell office:value-type="float" office:value="13" calcext:value-type="float">
            <text:p>13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35801" calcext:value-type="float">
            <text:p>235801</text:p>
          </table:table-cell>
          <table:table-cell table:formula="of:=[.F71]*[.E71]" office:value-type="float" office:value="216.71" calcext:value-type="float">
            <text:p>216,71</text:p>
          </table:table-cell>
          <table:table-cell table:formula="of:=(POWER(MIN([.I71];[.$S$1])/[.$Q$1];[.$M$1])-1)/([.$S$2]-1)*([.$U$1]-1)+1" office:value-type="float" office:value="4.39735763804785" calcext:value-type="float">
            <text:p>4,39735763804785</text:p>
          </table:table-cell>
          <table:table-cell table:formula="of:=MAX([.$J$2:.J71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Zis-155</text:p>
          </table:table-cell>
          <table:table-cell office:value-type="float" office:value="1949" calcext:value-type="float">
            <text:p>1949</text:p>
          </table:table-cell>
          <table:table-cell office:value-type="float" office:value="1990" calcext:value-type="float">
            <text:p>1990</text:p>
          </table:table-cell>
          <table:table-cell office:value-type="float" office:value="12" calcext:value-type="float">
            <text:p>12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17662" calcext:value-type="float">
            <text:p>217662</text:p>
          </table:table-cell>
          <table:table-cell table:formula="of:=[.F72]*[.E72]" office:value-type="float" office:value="200.04" calcext:value-type="float">
            <text:p>200,04</text:p>
          </table:table-cell>
          <table:table-cell table:formula="of:=(POWER(MIN([.I72];[.$S$1])/[.$Q$1];[.$M$1])-1)/([.$S$2]-1)*([.$U$1]-1)+1" office:value-type="float" office:value="4.20591788006083" calcext:value-type="float">
            <text:p>4,20591788006083</text:p>
          </table:table-cell>
          <table:table-cell table:formula="of:=MAX([.$J$2:.J72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Atm 4000</text:p>
          </table:table-cell>
          <table:table-cell office:value-type="float" office:value="1949" calcext:value-type="float">
            <text:p>1949</text:p>
          </table:table-cell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  <table:table-cell office:value-type="float" office:value="11.11" calcext:value-type="float">
            <text:p>11,11</text:p>
          </table:table-cell>
          <table:table-cell office:value-type="float" office:value="64" calcext:value-type="float">
            <text:p>64</text:p>
          </table:table-cell>
          <table:table-cell office:value-type="float" office:value="316842" calcext:value-type="float">
            <text:p>316842</text:p>
          </table:table-cell>
          <table:table-cell table:formula="of:=[.F73]*[.E73]" office:value-type="float" office:value="288.86" calcext:value-type="float">
            <text:p>288,86</text:p>
          </table:table-cell>
          <table:table-cell table:formula="of:=(POWER(MIN([.I73];[.$S$1])/[.$Q$1];[.$M$1])-1)/([.$S$2]-1)*([.$U$1]-1)+1" office:value-type="float" office:value="5.15142001837291" calcext:value-type="float">
            <text:p>5,15142001837291</text:p>
          </table:table-cell>
          <table:table-cell table:formula="of:=MAX([.$J$2:.J73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Mercedes-Benz O 6600</text:p>
          </table:table-cell>
          <table:table-cell office:value-type="float" office:value="1954" calcext:value-type="float">
            <text:p>1954</text:p>
          </table:table-cell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float" office:value="19.44" calcext:value-type="float">
            <text:p>19,44</text:p>
          </table:table-cell>
          <table:table-cell office:value-type="float" office:value="0" calcext:value-type="float">
            <text:p>0</text:p>
          </table:table-cell>
          <table:table-cell office:value-type="float" office:value="296873" calcext:value-type="float">
            <text:p>296873</text:p>
          </table:table-cell>
          <table:table-cell table:formula="of:=[.F74]*[.E74]" office:value-type="float" office:value="272.16" calcext:value-type="float">
            <text:p>272,16</text:p>
          </table:table-cell>
          <table:table-cell table:formula="of:=(POWER(MIN([.I74];[.$S$1])/[.$Q$1];[.$M$1])-1)/([.$S$2]-1)*([.$U$1]-1)+1" office:value-type="float" office:value="4.98613905026916" calcext:value-type="float">
            <text:p>4,98613905026916</text:p>
          </table:table-cell>
          <table:table-cell table:formula="of:=MAX([.$J$2:.J74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Toronto PCC A-7</text:p>
          </table:table-cell>
          <table:table-cell office:value-type="float" office:value="1954" calcext:value-type="float">
            <text:p>1954</text:p>
          </table:table-cell>
          <table:table-cell office:value-type="float" office:value="2004" calcext:value-type="float">
            <text:p>2004</text:p>
          </table:table-cell>
          <table:table-cell office:value-type="float" office:value="18" calcext:value-type="float">
            <text:p>18</text:p>
          </table:table-cell>
          <table:table-cell office:value-type="float" office:value="13.89" calcext:value-type="float">
            <text:p>13,89</text:p>
          </table:table-cell>
          <table:table-cell office:value-type="float" office:value="144" calcext:value-type="float">
            <text:p>144</text:p>
          </table:table-cell>
          <table:table-cell office:value-type="float" office:value="272344" calcext:value-type="float">
            <text:p>272344</text:p>
          </table:table-cell>
          <table:table-cell table:formula="of:=[.F75]*[.E75]" office:value-type="float" office:value="250.02" calcext:value-type="float">
            <text:p>250,02</text:p>
          </table:table-cell>
          <table:table-cell table:formula="of:=(POWER(MIN([.I75];[.$S$1])/[.$Q$1];[.$M$1])-1)/([.$S$2]-1)*([.$U$1]-1)+1" office:value-type="float" office:value="4.75898913129314" calcext:value-type="float">
            <text:p>4,75898913129314</text:p>
          </table:table-cell>
          <table:table-cell table:formula="of:=MAX([.$J$2:.J75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GM Fishbowl</text:p>
          </table:table-cell>
          <table:table-cell office:value-type="float" office:value="1959" calcext:value-type="float">
            <text:p>1959</text:p>
          </table:table-cell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72078" calcext:value-type="float">
            <text:p>272078</text:p>
          </table:table-cell>
          <table:table-cell table:formula="of:=[.F76]*[.E76]" office:value-type="float" office:value="250.05" calcext:value-type="float">
            <text:p>250,05</text:p>
          </table:table-cell>
          <table:table-cell table:formula="of:=(POWER(MIN([.I76];[.$S$1])/[.$Q$1];[.$M$1])-1)/([.$S$2]-1)*([.$U$1]-1)+1" office:value-type="float" office:value="4.75930358251327" calcext:value-type="float">
            <text:p>4,75930358251327</text:p>
          </table:table-cell>
          <table:table-cell table:formula="of:=MAX([.$J$2:.J76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MAN 19.304 Tarpaulin Truck</text:p>
          </table:table-cell>
          <table:table-cell office:value-type="float" office:value="1965" calcext:value-type="float">
            <text:p>1965</text:p>
          </table:table-cell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413528" calcext:value-type="float">
            <text:p>413528</text:p>
          </table:table-cell>
          <table:table-cell table:formula="of:=[.F77]*[.E77]" office:value-type="float" office:value="377.74" calcext:value-type="float">
            <text:p>377,74</text:p>
          </table:table-cell>
          <table:table-cell table:formula="of:=(POWER(MIN([.I77];[.$S$1])/[.$Q$1];[.$M$1])-1)/([.$S$2]-1)*([.$U$1]-1)+1" office:value-type="float" office:value="5.96012555859508" calcext:value-type="float">
            <text:p>5,96012555859508</text:p>
          </table:table-cell>
          <table:table-cell table:formula="of:=MAX([.$J$2:.J77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MAN 19.304 Tank Truck</text:p>
          </table:table-cell>
          <table:table-cell office:value-type="float" office:value="1965" calcext:value-type="float">
            <text:p>1965</text:p>
          </table:table-cell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10829" calcext:value-type="float">
            <text:p>510829</text:p>
          </table:table-cell>
          <table:table-cell table:formula="of:=[.F78]*[.E78]" office:value-type="float" office:value="466.62" calcext:value-type="float">
            <text:p>466,62</text:p>
          </table:table-cell>
          <table:table-cell table:formula="of:=(POWER(MIN([.I78];[.$S$1])/[.$Q$1];[.$M$1])-1)/([.$S$2]-1)*([.$U$1]-1)+1" office:value-type="float" office:value="6.6780713946792" calcext:value-type="float">
            <text:p>6,6780713946792</text:p>
          </table:table-cell>
          <table:table-cell table:formula="of:=MAX([.$J$2:.J78])" office:value-type="float" office:value="6.6780713946792" calcext:value-type="float">
            <text:p>6,67807139467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MAN 19.304 Dump Truck</text:p>
          </table:table-cell>
          <table:table-cell office:value-type="float" office:value="1965" calcext:value-type="float">
            <text:p>1965</text:p>
          </table:table-cell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10829" calcext:value-type="float">
            <text:p>510829</text:p>
          </table:table-cell>
          <table:table-cell table:formula="of:=[.F79]*[.E79]" office:value-type="float" office:value="466.62" calcext:value-type="float">
            <text:p>466,62</text:p>
          </table:table-cell>
          <table:table-cell table:formula="of:=(POWER(MIN([.I79];[.$S$1])/[.$Q$1];[.$M$1])-1)/([.$S$2]-1)*([.$U$1]-1)+1" office:value-type="float" office:value="6.6780713946792" calcext:value-type="float">
            <text:p>6,6780713946792</text:p>
          </table:table-cell>
          <table:table-cell table:formula="of:=MAX([.$J$2:.J79])" office:value-type="float" office:value="6.6780713946792" calcext:value-type="float">
            <text:p>6,67807139467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Be 4/6 Mirage</text:p>
          </table:table-cell>
          <table:table-cell office:value-type="float" office:value="1966" calcext:value-type="float">
            <text:p>1966</text:p>
          </table:table-cell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 office:value-type="float" office:value="16.67" calcext:value-type="float">
            <text:p>16,67</text:p>
          </table:table-cell>
          <table:table-cell office:value-type="float" office:value="300" calcext:value-type="float">
            <text:p>300</text:p>
          </table:table-cell>
          <table:table-cell office:value-type="float" office:value="489740" calcext:value-type="float">
            <text:p>489740</text:p>
          </table:table-cell>
          <table:table-cell table:formula="of:=[.F80]*[.E80]" office:value-type="float" office:value="450.09" calcext:value-type="float">
            <text:p>450,09</text:p>
          </table:table-cell>
          <table:table-cell table:formula="of:=(POWER(MIN([.I80];[.$S$1])/[.$Q$1];[.$M$1])-1)/([.$S$2]-1)*([.$U$1]-1)+1" office:value-type="float" office:value="6.55009733342583" calcext:value-type="float">
            <text:p>6,55009733342583</text:p>
          </table:table-cell>
          <table:table-cell table:formula="of:=MAX([.$J$2:.J80])" office:value-type="float" office:value="6.6780713946792" calcext:value-type="float">
            <text:p>6,67807139467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Isuzu Elf TLD20 Tank Truck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437853" calcext:value-type="float">
            <text:p>437853</text:p>
          </table:table-cell>
          <table:table-cell table:formula="of:=[.F81]*[.E81]" office:value-type="float" office:value="399.96" calcext:value-type="float">
            <text:p>399,96</text:p>
          </table:table-cell>
          <table:table-cell table:formula="of:=(POWER(MIN([.I81];[.$S$1])/[.$Q$1];[.$M$1])-1)/([.$S$2]-1)*([.$U$1]-1)+1" office:value-type="float" office:value="6.14690529768617" calcext:value-type="float">
            <text:p>6,14690529768617</text:p>
          </table:table-cell>
          <table:table-cell table:formula="of:=MAX([.$J$2:.J81])" office:value-type="float" office:value="6.6780713946792" calcext:value-type="float">
            <text:p>6,67807139467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Isuzu Elf TLD20 Flatbed Truck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340553" calcext:value-type="float">
            <text:p>340553</text:p>
          </table:table-cell>
          <table:table-cell table:formula="of:=[.F82]*[.E82]" office:value-type="float" office:value="311.08" calcext:value-type="float">
            <text:p>311,08</text:p>
          </table:table-cell>
          <table:table-cell table:formula="of:=(POWER(MIN([.I82];[.$S$1])/[.$Q$1];[.$M$1])-1)/([.$S$2]-1)*([.$U$1]-1)+1" office:value-type="float" office:value="5.36409288305229" calcext:value-type="float">
            <text:p>5,36409288305229</text:p>
          </table:table-cell>
          <table:table-cell table:formula="of:=MAX([.$J$2:.J82])" office:value-type="float" office:value="6.6780713946792" calcext:value-type="float">
            <text:p>6,67807139467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LM 68</text:p>
          </table:table-cell>
          <table:table-cell office:value-type="float" office:value="1968" calcext:value-type="float">
            <text:p>1968</text:p>
          </table:table-cell>
          <table:table-cell office:value-type="float" office:value="2008" calcext:value-type="float">
            <text:p>2008</text:p>
          </table:table-cell>
          <table:table-cell office:value-type="float" office:value="35" calcext:value-type="float">
            <text:p>35</text:p>
          </table:table-cell>
          <table:table-cell office:value-type="float" office:value="16.67" calcext:value-type="float">
            <text:p>16,67</text:p>
          </table:table-cell>
          <table:table-cell office:value-type="float" office:value="180" calcext:value-type="float">
            <text:p>180</text:p>
          </table:table-cell>
          <table:table-cell office:value-type="float" office:value="634849" calcext:value-type="float">
            <text:p>634849</text:p>
          </table:table-cell>
          <table:table-cell table:formula="of:=[.F83]*[.E83]" office:value-type="float" office:value="583.45" calcext:value-type="float">
            <text:p>583,45</text:p>
          </table:table-cell>
          <table:table-cell table:formula="of:=(POWER(MIN([.I83];[.$S$1])/[.$Q$1];[.$M$1])-1)/([.$S$2]-1)*([.$U$1]-1)+1" office:value-type="float" office:value="7.52445612173257" calcext:value-type="float">
            <text:p>7,52445612173257</text:p>
          </table:table-cell>
          <table:table-cell table:formula="of:=MAX([.$J$2:.J83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MAN SL 192</text:p>
          </table:table-cell>
          <table:table-cell office:value-type="float" office:value="1970" calcext:value-type="float">
            <text:p>1970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389203" calcext:value-type="float">
            <text:p>389203</text:p>
          </table:table-cell>
          <table:table-cell table:formula="of:=[.F84]*[.E84]" office:value-type="float" office:value="355.52" calcext:value-type="float">
            <text:p>355,52</text:p>
          </table:table-cell>
          <table:table-cell table:formula="of:=(POWER(MIN([.I84];[.$S$1])/[.$Q$1];[.$M$1])-1)/([.$S$2]-1)*([.$U$1]-1)+1" office:value-type="float" office:value="5.76776662771187" calcext:value-type="float">
            <text:p>5,76776662771187</text:p>
          </table:table-cell>
          <table:table-cell table:formula="of:=MAX([.$J$2:.J84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Peterbilt 359</text:p>
          </table:table-cell>
          <table:table-cell office:value-type="float" office:value="1970" calcext:value-type="float">
            <text:p>1970</text:p>
          </table:table-cell>
          <table:table-cell office:value-type="float" office:value="2020" calcext:value-type="float">
            <text:p>2020</text:p>
          </table:table-cell>
          <table:table-cell office:value-type="float" office:value="25" calcext:value-type="float">
            <text:p>25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608130" calcext:value-type="float">
            <text:p>608130</text:p>
          </table:table-cell>
          <table:table-cell table:formula="of:=[.F85]*[.E85]" office:value-type="float" office:value="555.5" calcext:value-type="float">
            <text:p>555,5</text:p>
          </table:table-cell>
          <table:table-cell table:formula="of:=(POWER(MIN([.I85];[.$S$1])/[.$Q$1];[.$M$1])-1)/([.$S$2]-1)*([.$U$1]-1)+1" office:value-type="float" office:value="7.33031854130712" calcext:value-type="float">
            <text:p>7,33031854130712</text:p>
          </table:table-cell>
          <table:table-cell table:formula="of:=MAX([.$J$2:.J85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BK 670</text:p>
          </table:table-cell>
          <table:table-cell office:value-type="float" office:value="1976" calcext:value-type="float">
            <text:p>1976</text:p>
          </table:table-cell>
          <table:table-cell office:value-type="float" office:value="2025" calcext:value-type="float">
            <text:p>2025</text:p>
          </table:table-cell>
          <table:table-cell office:value-type="float" office:value="21" calcext:value-type="float">
            <text:p>21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10829" calcext:value-type="float">
            <text:p>510829</text:p>
          </table:table-cell>
          <table:table-cell table:formula="of:=[.F86]*[.E86]" office:value-type="float" office:value="466.62" calcext:value-type="float">
            <text:p>466,62</text:p>
          </table:table-cell>
          <table:table-cell table:formula="of:=(POWER(MIN([.I86];[.$S$1])/[.$Q$1];[.$M$1])-1)/([.$S$2]-1)*([.$U$1]-1)+1" office:value-type="float" office:value="6.6780713946792" calcext:value-type="float">
            <text:p>6,6780713946792</text:p>
          </table:table-cell>
          <table:table-cell table:formula="of:=MAX([.$J$2:.J86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Chevrolet C60</text:p>
          </table:table-cell>
          <table:table-cell office:value-type="float" office:value="1976" calcext:value-type="float">
            <text:p>1976</text:p>
          </table:table-cell>
          <table:table-cell office:value-type="float" office:value="2025" calcext:value-type="float">
            <text:p>2025</text:p>
          </table:table-cell>
          <table:table-cell office:value-type="float" office:value="13" calcext:value-type="float">
            <text:p>13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316227" calcext:value-type="float">
            <text:p>316227</text:p>
          </table:table-cell>
          <table:table-cell table:formula="of:=[.F87]*[.E87]" office:value-type="float" office:value="288.86" calcext:value-type="float">
            <text:p>288,86</text:p>
          </table:table-cell>
          <table:table-cell table:formula="of:=(POWER(MIN([.I87];[.$S$1])/[.$Q$1];[.$M$1])-1)/([.$S$2]-1)*([.$U$1]-1)+1" office:value-type="float" office:value="5.15142001837291" calcext:value-type="float">
            <text:p>5,15142001837291</text:p>
          </table:table-cell>
          <table:table-cell table:formula="of:=MAX([.$J$2:.J87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Toronto CRLV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.67" calcext:value-type="float">
            <text:p>16,67</text:p>
          </table:table-cell>
          <table:table-cell office:value-type="float" office:value="272" calcext:value-type="float">
            <text:p>272</text:p>
          </table:table-cell>
          <table:table-cell office:value-type="float" office:value="362771" calcext:value-type="float">
            <text:p>362771</text:p>
          </table:table-cell>
          <table:table-cell table:formula="of:=[.F88]*[.E88]" office:value-type="float" office:value="333.4" calcext:value-type="float">
            <text:p>333,4</text:p>
          </table:table-cell>
          <table:table-cell table:formula="of:=(POWER(MIN([.I88];[.$S$1])/[.$Q$1];[.$M$1])-1)/([.$S$2]-1)*([.$U$1]-1)+1" office:value-type="float" office:value="5.57020429560033" calcext:value-type="float">
            <text:p>5,57020429560033</text:p>
          </table:table-cell>
          <table:table-cell table:formula="of:=MAX([.$J$2:.J88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Berkhof Duvedec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32369" calcext:value-type="float">
            <text:p>632369</text:p>
          </table:table-cell>
          <table:table-cell table:formula="of:=[.F89]*[.E89]" office:value-type="float" office:value="575" calcext:value-type="float">
            <text:p>575</text:p>
          </table:table-cell>
          <table:table-cell table:formula="of:=(POWER(MIN([.I89];[.$S$1])/[.$Q$1];[.$M$1])-1)/([.$S$2]-1)*([.$U$1]-1)+1" office:value-type="float" office:value="7.46626343881565" calcext:value-type="float">
            <text:p>7,46626343881565</text:p>
          </table:table-cell>
          <table:table-cell table:formula="of:=MAX([.$J$2:.J89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LVS 86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9.44" calcext:value-type="float">
            <text:p>19,44</text:p>
          </table:table-cell>
          <table:table-cell office:value-type="float" office:value="300" calcext:value-type="float">
            <text:p>300</text:p>
          </table:table-cell>
          <table:table-cell office:value-type="float" office:value="572541" calcext:value-type="float">
            <text:p>572541</text:p>
          </table:table-cell>
          <table:table-cell table:formula="of:=[.F90]*[.E90]" office:value-type="float" office:value="524.88" calcext:value-type="float">
            <text:p>524,88</text:p>
          </table:table-cell>
          <table:table-cell table:formula="of:=(POWER(MIN([.I90];[.$S$1])/[.$Q$1];[.$M$1])-1)/([.$S$2]-1)*([.$U$1]-1)+1" office:value-type="float" office:value="7.11194100199868" calcext:value-type="float">
            <text:p>7,11194100199868</text:p>
          </table:table-cell>
          <table:table-cell table:formula="of:=MAX([.$J$2:.J90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Gaz 3307 Tank Truck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22391" calcext:value-type="float">
            <text:p>522391</text:p>
          </table:table-cell>
          <table:table-cell table:formula="of:=[.F91]*[.E91]" office:value-type="float" office:value="475" calcext:value-type="float">
            <text:p>475</text:p>
          </table:table-cell>
          <table:table-cell table:formula="of:=(POWER(MIN([.I91];[.$S$1])/[.$Q$1];[.$M$1])-1)/([.$S$2]-1)*([.$U$1]-1)+1" office:value-type="float" office:value="6.74208288095676" calcext:value-type="float">
            <text:p>6,74208288095676</text:p>
          </table:table-cell>
          <table:table-cell table:formula="of:=MAX([.$J$2:.J91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Gaz 3307 Dump Truck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22391" calcext:value-type="float">
            <text:p>522391</text:p>
          </table:table-cell>
          <table:table-cell table:formula="of:=[.F92]*[.E92]" office:value-type="float" office:value="475" calcext:value-type="float">
            <text:p>475</text:p>
          </table:table-cell>
          <table:table-cell table:formula="of:=(POWER(MIN([.I92];[.$S$1])/[.$Q$1];[.$M$1])-1)/([.$S$2]-1)*([.$U$1]-1)+1" office:value-type="float" office:value="6.74208288095676" calcext:value-type="float">
            <text:p>6,74208288095676</text:p>
          </table:table-cell>
          <table:table-cell table:formula="of:=MAX([.$J$2:.J92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Gaz 3307 Tarpaulin Truck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39909" calcext:value-type="float">
            <text:p>439909</text:p>
          </table:table-cell>
          <table:table-cell table:formula="of:=[.F93]*[.E93]" office:value-type="float" office:value="400" calcext:value-type="float">
            <text:p>400</text:p>
          </table:table-cell>
          <table:table-cell table:formula="of:=(POWER(MIN([.I93];[.$S$1])/[.$Q$1];[.$M$1])-1)/([.$S$2]-1)*([.$U$1]-1)+1" office:value-type="float" office:value="6.14723678986451" calcext:value-type="float">
            <text:p>6,14723678986451</text:p>
          </table:table-cell>
          <table:table-cell table:formula="of:=MAX([.$J$2:.J93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New Flyer D4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94897" calcext:value-type="float">
            <text:p>494897</text:p>
          </table:table-cell>
          <table:table-cell table:formula="of:=[.F94]*[.E94]" office:value-type="float" office:value="450" calcext:value-type="float">
            <text:p>450</text:p>
          </table:table-cell>
          <table:table-cell table:formula="of:=(POWER(MIN([.I94];[.$S$1])/[.$Q$1];[.$M$1])-1)/([.$S$2]-1)*([.$U$1]-1)+1" office:value-type="float" office:value="6.54939418506032" calcext:value-type="float">
            <text:p>6,54939418506032</text:p>
          </table:table-cell>
          <table:table-cell table:formula="of:=MAX([.$J$2:.J94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40 Ton Tarpaulin Truck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767724" calcext:value-type="float">
            <text:p>767724</text:p>
          </table:table-cell>
          <table:table-cell table:formula="of:=[.F95]*[.E95]" office:value-type="float" office:value="694.5" calcext:value-type="float">
            <text:p>694,5</text:p>
          </table:table-cell>
          <table:table-cell table:formula="of:=(POWER(MIN([.I95];[.$S$1])/[.$Q$1];[.$M$1])-1)/([.$S$2]-1)*([.$U$1]-1)+1" office:value-type="float" office:value="8.25327590326801" calcext:value-type="float">
            <text:p>8,25327590326801</text:p>
          </table:table-cell>
          <table:table-cell table:formula="of:=MAX([.$J$2:.J95])" office:value-type="float" office:value="8.25327590326801" calcext:value-type="float">
            <text:p>8,253275903268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40 Ton Truck with Side Stakes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921268" calcext:value-type="float">
            <text:p>921268</text:p>
          </table:table-cell>
          <table:table-cell table:formula="of:=[.F96]*[.E96]" office:value-type="float" office:value="833.4" calcext:value-type="float">
            <text:p>833,4</text:p>
          </table:table-cell>
          <table:table-cell table:formula="of:=(POWER(MIN([.I96];[.$S$1])/[.$Q$1];[.$M$1])-1)/([.$S$2]-1)*([.$U$1]-1)+1" office:value-type="float" office:value="9.08705741034357" calcext:value-type="float">
            <text:p>9,08705741034357</text:p>
          </table:table-cell>
          <table:table-cell table:formula="of:=MAX([.$J$2:.J96])" office:value-type="float" office:value="9.08705741034357" calcext:value-type="float">
            <text:p>9,087057410343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40 Ton Tank Truck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921268" calcext:value-type="float">
            <text:p>921268</text:p>
          </table:table-cell>
          <table:table-cell table:formula="of:=[.F97]*[.E97]" office:value-type="float" office:value="833.4" calcext:value-type="float">
            <text:p>833,4</text:p>
          </table:table-cell>
          <table:table-cell table:formula="of:=(POWER(MIN([.I97];[.$S$1])/[.$Q$1];[.$M$1])-1)/([.$S$2]-1)*([.$U$1]-1)+1" office:value-type="float" office:value="9.08705741034357" calcext:value-type="float">
            <text:p>9,08705741034357</text:p>
          </table:table-cell>
          <table:table-cell table:formula="of:=MAX([.$J$2:.J97])" office:value-type="float" office:value="9.08705741034357" calcext:value-type="float">
            <text:p>9,087057410343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Cascadia Tarpaulin Truck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921268" calcext:value-type="float">
            <text:p>921268</text:p>
          </table:table-cell>
          <table:table-cell table:formula="of:=[.F98]*[.E98]" office:value-type="float" office:value="833.4" calcext:value-type="float">
            <text:p>833,4</text:p>
          </table:table-cell>
          <table:table-cell table:formula="of:=(POWER(MIN([.I98];[.$S$1])/[.$Q$1];[.$M$1])-1)/([.$S$2]-1)*([.$U$1]-1)+1" office:value-type="float" office:value="9.08705741034357" calcext:value-type="float">
            <text:p>9,08705741034357</text:p>
          </table:table-cell>
          <table:table-cell table:formula="of:=MAX([.$J$2:.J98])" office:value-type="float" office:value="9.08705741034357" calcext:value-type="float">
            <text:p>9,087057410343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Cascadia Tank Truck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105522" calcext:value-type="float">
            <text:p>1105522</text:p>
          </table:table-cell>
          <table:table-cell table:formula="of:=[.F99]*[.E99]" office:value-type="float" office:value="1000.08" calcext:value-type="float">
            <text:p>1000,08</text:p>
          </table:table-cell>
          <table:table-cell table:formula="of:=(POWER(MIN([.I99];[.$S$1])/[.$Q$1];[.$M$1])-1)/([.$S$2]-1)*([.$U$1]-1)+1" office:value-type="float" office:value="10" calcext:value-type="float">
            <text:p>10</text:p>
          </table:table-cell>
          <table:table-cell table:formula="of:=MAX([.$J$2:.J99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Maz 103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583470" calcext:value-type="float">
            <text:p>583470</text:p>
          </table:table-cell>
          <table:table-cell table:formula="of:=[.F100]*[.E100]" office:value-type="float" office:value="527.82" calcext:value-type="float">
            <text:p>527,82</text:p>
          </table:table-cell>
          <table:table-cell table:formula="of:=(POWER(MIN([.I100];[.$S$1])/[.$Q$1];[.$M$1])-1)/([.$S$2]-1)*([.$U$1]-1)+1" office:value-type="float" office:value="7.13318043272554" calcext:value-type="float">
            <text:p>7,13318043272554</text:p>
          </table:table-cell>
          <table:table-cell table:formula="of:=MAX([.$J$2:.J100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Volvo 5000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522052" calcext:value-type="float">
            <text:p>522052</text:p>
          </table:table-cell>
          <table:table-cell table:formula="of:=[.F101]*[.E101]" office:value-type="float" office:value="472.26" calcext:value-type="float">
            <text:p>472,26</text:p>
          </table:table-cell>
          <table:table-cell table:formula="of:=(POWER(MIN([.I101];[.$S$1])/[.$Q$1];[.$M$1])-1)/([.$S$2]-1)*([.$U$1]-1)+1" office:value-type="float" office:value="6.72121569685632" calcext:value-type="float">
            <text:p>6,72121569685632</text:p>
          </table:table-cell>
          <table:table-cell table:formula="of:=MAX([.$J$2:.J101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Skoda 10 T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.44" calcext:value-type="float">
            <text:p>19,44</text:p>
          </table:table-cell>
          <table:table-cell office:value-type="float" office:value="360" calcext:value-type="float">
            <text:p>360</text:p>
          </table:table-cell>
          <table:table-cell office:value-type="float" office:value="530130" calcext:value-type="float">
            <text:p>530130</text:p>
          </table:table-cell>
          <table:table-cell table:formula="of:=[.F102]*[.E102]" office:value-type="float" office:value="486" calcext:value-type="float">
            <text:p>486</text:p>
          </table:table-cell>
          <table:table-cell table:formula="of:=(POWER(MIN([.I102];[.$S$1])/[.$Q$1];[.$M$1])-1)/([.$S$2]-1)*([.$U$1]-1)+1" office:value-type="float" office:value="6.82525648763122" calcext:value-type="float">
            <text:p>6,82525648763122</text:p>
          </table:table-cell>
          <table:table-cell table:formula="of:=MAX([.$J$2:.J102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Be 5/6 Cobra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.67" calcext:value-type="float">
            <text:p>16,67</text:p>
          </table:table-cell>
          <table:table-cell office:value-type="float" office:value="625" calcext:value-type="float">
            <text:p>625</text:p>
          </table:table-cell>
          <table:table-cell office:value-type="float" office:value="816234" calcext:value-type="float">
            <text:p>816234</text:p>
          </table:table-cell>
          <table:table-cell table:formula="of:=[.F103]*[.E103]" office:value-type="float" office:value="750.15" calcext:value-type="float">
            <text:p>750,15</text:p>
          </table:table-cell>
          <table:table-cell table:formula="of:=(POWER(MIN([.I103];[.$S$1])/[.$Q$1];[.$M$1])-1)/([.$S$2]-1)*([.$U$1]-1)+1" office:value-type="float" office:value="8.59652695673508" calcext:value-type="float">
            <text:p>8,59652695673508</text:p>
          </table:table-cell>
          <table:table-cell table:formula="of:=MAX([.$J$2:.J103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Wright StreetCar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798433" calcext:value-type="float">
            <text:p>798433</text:p>
          </table:table-cell>
          <table:table-cell table:formula="of:=[.F104]*[.E104]" office:value-type="float" office:value="722.28" calcext:value-type="float">
            <text:p>722,28</text:p>
          </table:table-cell>
          <table:table-cell table:formula="of:=(POWER(MIN([.I104];[.$S$1])/[.$Q$1];[.$M$1])-1)/([.$S$2]-1)*([.$U$1]-1)+1" office:value-type="float" office:value="8.42627719152534" calcext:value-type="float">
            <text:p>8,42627719152534</text:p>
          </table:table-cell>
          <table:table-cell table:formula="of:=MAX([.$J$2:.J104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Vityaz M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9.44" calcext:value-type="float">
            <text:p>19,44</text:p>
          </table:table-cell>
          <table:table-cell office:value-type="float" office:value="600" calcext:value-type="float">
            <text:p>600</text:p>
          </table:table-cell>
          <table:table-cell office:value-type="float" office:value="784593" calcext:value-type="float">
            <text:p>784593</text:p>
          </table:table-cell>
          <table:table-cell table:formula="of:=[.F105]*[.E105]" office:value-type="float" office:value="719.28" calcext:value-type="float">
            <text:p>719,28</text:p>
          </table:table-cell>
          <table:table-cell table:formula="of:=(POWER(MIN([.I105];[.$S$1])/[.$Q$1];[.$M$1])-1)/([.$S$2]-1)*([.$U$1]-1)+1" office:value-type="float" office:value="8.4077566978788" calcext:value-type="float">
            <text:p>8,4077566978788</text:p>
          </table:table-cell>
          <table:table-cell table:formula="of:=MAX([.$J$2:.J105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FAW Jiefang J6P Truck with Side Stakes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166940" calcext:value-type="float">
            <text:p>1166940</text:p>
          </table:table-cell>
          <table:table-cell table:formula="of:=[.F106]*[.E106]" office:value-type="float" office:value="1055.64" calcext:value-type="float">
            <text:p>1055,64</text:p>
          </table:table-cell>
          <table:table-cell table:formula="of:=(POWER(MIN([.I106];[.$S$1])/[.$Q$1];[.$M$1])-1)/([.$S$2]-1)*([.$U$1]-1)+1" office:value-type="float" office:value="10" calcext:value-type="float">
            <text:p>10</text:p>
          </table:table-cell>
          <table:table-cell table:formula="of:=MAX([.$J$2:.J106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FAW Jiefang J6P Tank Truck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166940" calcext:value-type="float">
            <text:p>1166940</text:p>
          </table:table-cell>
          <table:table-cell table:formula="of:=[.F107]*[.E107]" office:value-type="float" office:value="1055.64" calcext:value-type="float">
            <text:p>1055,64</text:p>
          </table:table-cell>
          <table:table-cell table:formula="of:=(POWER(MIN([.I107];[.$S$1])/[.$Q$1];[.$M$1])-1)/([.$S$2]-1)*([.$U$1]-1)+1" office:value-type="float" office:value="10" calcext:value-type="float">
            <text:p>10</text:p>
          </table:table-cell>
          <table:table-cell table:formula="of:=MAX([.$J$2:.J107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FAW Jiefang J6P Dump Truck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166940" calcext:value-type="float">
            <text:p>1166940</text:p>
          </table:table-cell>
          <table:table-cell table:formula="of:=[.F108]*[.E108]" office:value-type="float" office:value="1055.64" calcext:value-type="float">
            <text:p>1055,64</text:p>
          </table:table-cell>
          <table:table-cell table:formula="of:=(POWER(MIN([.I108];[.$S$1])/[.$Q$1];[.$M$1])-1)/([.$S$2]-1)*([.$U$1]-1)+1" office:value-type="float" office:value="10" calcext:value-type="float">
            <text:p>10</text:p>
          </table:table-cell>
          <table:table-cell table:formula="of:=MAX([.$J$2:.J108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FAW Jiefang J6P Tarpaulin Truck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982686" calcext:value-type="float">
            <text:p>982686</text:p>
          </table:table-cell>
          <table:table-cell table:formula="of:=[.F109]*[.E109]" office:value-type="float" office:value="888.96" calcext:value-type="float">
            <text:p>888,96</text:p>
          </table:table-cell>
          <table:table-cell table:formula="of:=(POWER(MIN([.I109];[.$S$1])/[.$Q$1];[.$M$1])-1)/([.$S$2]-1)*([.$U$1]-1)+1" office:value-type="float" office:value="9.40089446082637" calcext:value-type="float">
            <text:p>9,40089446082637</text:p>
          </table:table-cell>
          <table:table-cell table:formula="of:=MAX([.$J$2:.J109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Zuhai GTQ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489740" calcext:value-type="float">
            <text:p>489740</text:p>
          </table:table-cell>
          <table:table-cell table:formula="of:=[.F110]*[.E110]" office:value-type="float" office:value="450.09" calcext:value-type="float">
            <text:p>450,09</text:p>
          </table:table-cell>
          <table:table-cell table:formula="of:=(POWER(MIN([.I110];[.$S$1])/[.$Q$1];[.$M$1])-1)/([.$S$2]-1)*([.$U$1]-1)+1" office:value-type="float" office:value="6.55009733342583" calcext:value-type="float">
            <text:p>6,55009733342583</text:p>
          </table:table-cell>
          <table:table-cell table:formula="of:=MAX([.$J$2:.J110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CAF Urbos 3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.44" calcext:value-type="float">
            <text:p>19,44</text:p>
          </table:table-cell>
          <table:table-cell office:value-type="float" office:value="800" calcext:value-type="float">
            <text:p>800</text:p>
          </table:table-cell>
          <table:table-cell office:value-type="float" office:value="911824" calcext:value-type="float">
            <text:p>911824</text:p>
          </table:table-cell>
          <table:table-cell table:formula="of:=[.F111]*[.E111]" office:value-type="float" office:value="835.92" calcext:value-type="float">
            <text:p>835,92</text:p>
          </table:table-cell>
          <table:table-cell table:formula="of:=(POWER(MIN([.I111];[.$S$1])/[.$Q$1];[.$M$1])-1)/([.$S$2]-1)*([.$U$1]-1)+1" office:value-type="float" office:value="9.1015144141747" calcext:value-type="float">
            <text:p>9,1015144141747</text:p>
          </table:table-cell>
          <table:table-cell table:formula="of:=MAX([.$J$2:.J111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eCitaro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.44" calcext:value-type="float">
            <text:p>19,44</text:p>
          </table:table-cell>
          <table:table-cell office:value-type="float" office:value="0" calcext:value-type="float">
            <text:p>0</text:p>
          </table:table-cell>
          <table:table-cell office:value-type="float" office:value="360488" calcext:value-type="float">
            <text:p>360488</text:p>
          </table:table-cell>
          <table:table-cell table:formula="of:=[.F112]*[.E112]" office:value-type="float" office:value="330.48" calcext:value-type="float">
            <text:p>330,48</text:p>
          </table:table-cell>
          <table:table-cell table:formula="of:=(POWER(MIN([.I112];[.$S$1])/[.$Q$1];[.$M$1])-1)/([.$S$2]-1)*([.$U$1]-1)+1" office:value-type="float" office:value="5.54364071963566" calcext:value-type="float">
            <text:p>5,54364071963566</text:p>
          </table:table-cell>
          <table:table-cell table:formula="of:=MAX([.$J$2:.J112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Urban eTruck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.44" calcext:value-type="float">
            <text:p>19,44</text:p>
          </table:table-cell>
          <table:table-cell office:value-type="float" office:value="0" calcext:value-type="float">
            <text:p>0</text:p>
          </table:table-cell>
          <table:table-cell office:value-type="float" office:value="424104" calcext:value-type="float">
            <text:p>424104</text:p>
          </table:table-cell>
          <table:table-cell table:formula="of:=[.F113]*[.E113]" office:value-type="float" office:value="388.8" calcext:value-type="float">
            <text:p>388,8</text:p>
          </table:table-cell>
          <table:table-cell table:formula="of:=(POWER(MIN([.I113];[.$S$1])/[.$Q$1];[.$M$1])-1)/([.$S$2]-1)*([.$U$1]-1)+1" office:value-type="float" office:value="6.0537623337236" calcext:value-type="float">
            <text:p>6,0537623337236</text:p>
          </table:table-cell>
          <table:table-cell table:formula="of:=MAX([.$J$2:.J113])" office:value-type="float" office:value="10" calcext:value-type="float">
            <text:p>10</text:p>
          </table:table-cell>
          <table:table-cell table:number-columns-repeated="10"/>
        </table:table-row>
      </table:table>
      <table:table table:name="Water" table:style-name="ta1">
        <table:shapes>
          <draw:frame draw:z-index="0" draw:style-name="gr1" draw:text-style-name="P1" svg:width="160mm" svg:height="90.05mm" svg:x="308.37mm" svg:y="13.56mm">
            <draw:object draw:notify-on-update-of-ranges="Water.C2:Water.C28 Water.I1:Water.I1 Water.I2:Water.I2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60mm" svg:height="90.05mm" svg:x="307.83mm" svg:y="105.73mm">
            <draw:object draw:notify-on-update-of-ranges="Water.C2:Water.C28 Water.K1:Water.K1 Water.K2:Water.K2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From</text:p>
          </table:table-cell>
          <table:table-cell office:value-type="string" calcext:value-type="string">
            <text:p>YearTo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Speed (m/s)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Price ($)</text:p>
          </table:table-cell>
          <table:table-cell office:value-type="string" calcext:value-type="string">
            <text:p>Speed*Capacity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Max Score</text:p>
          </table:table-cell>
          <table:table-cell office:value-type="string" calcext:value-type="string">
            <text:p>S*C Exponent</text:p>
          </table:table-cell>
          <table:table-cell table:style-name="ce1" office:value-type="float" office:value="0.5" calcext:value-type="float">
            <text:p>0,5</text:p>
          </table:table-cell>
          <table:table-cell office:value-type="string" calcext:value-type="string">
            <text:p>Max/Min S*C</text:p>
          </table:table-cell>
          <table:table-cell table:style-name="ce1" table:formula="of:=MAX([.J2:.J28])/MIN([.J2:.J28])" office:value-type="float" office:value="39.8404109747332" calcext:value-type="float">
            <text:p>39,8404109747332</text:p>
          </table:table-cell>
          <table:table-cell office:value-type="string" calcext:value-type="string">
            <text:p>Base</text:p>
          </table:table-cell>
          <table:table-cell table:style-name="ce1" office:value-type="float" office:value="550" calcext:value-type="float">
            <text:p>550</text:p>
          </table:table-cell>
          <table:table-cell office:value-type="string" calcext:value-type="string">
            <text:p>Max</text:p>
          </table:table-cell>
          <table:table-cell table:style-name="ce1" office:value-type="float" office:value="3200" calcext:value-type="float">
            <text:p>3200</text:p>
          </table:table-cell>
          <table:table-cell office:value-type="string" calcext:value-type="string">
            <text:p>Mul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igi</text:p>
          </table:table-cell>
          <table:table-cell office:value-type="float" office:value="1850" calcext:value-type="float">
            <text:p>1850</text:p>
          </table:table-cell>
          <table:table-cell office:value-type="float" office:value="1930" calcext:value-type="float">
            <text:p>1930</text:p>
          </table:table-cell>
          <table:table-cell office:value-type="float" office:value="70" calcext:value-type="float">
            <text:p>70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550249" calcext:value-type="float">
            <text:p>550249</text:p>
          </table:table-cell>
          <table:table-cell table:formula="of:=[.F2]*[.E2]" office:value-type="float" office:value="485.8" calcext:value-type="float">
            <text:p>485,8</text:p>
          </table:table-cell>
          <table:table-cell table:formula="of:=(POWER(MIN([.I2];[.$S$1])/[.$Q$1];[.$M$1])-1)/([.$S$2]-1)*([.$U$1]-1)+1" office:value-type="float" office:value="0.616478704571912" calcext:value-type="float">
            <text:p>0,616478704571912</text:p>
          </table:table-cell>
          <table:table-cell table:formula="of:=MAX([.$J$2:.J2])" office:value-type="float" office:value="0.616478704571912" calcext:value-type="float">
            <text:p>0,616478704571912</text:p>
          </table:table-cell>
          <table:table-cell table:number-columns-repeated="7"/>
          <table:table-cell table:formula="of:=POWER([.S1]/[.Q1];[.M1])" office:value-type="float" office:value="2.41209075662211" calcext:value-type="float">
            <text:p>2,41209075662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Wilhelm I</text:p>
          </table:table-cell>
          <table:table-cell office:value-type="float" office:value="1850" calcext:value-type="float">
            <text:p>1850</text:p>
          </table:table-cell>
          <table:table-cell office:value-type="float" office:value="1910" calcext:value-type="float">
            <text:p>1910</text:p>
          </table:table-cell>
          <table:table-cell office:value-type="float" office:value="70" calcext:value-type="float">
            <text:p>70</text:p>
          </table:table-cell>
          <table:table-cell office:value-type="float" office:value="6.11" calcext:value-type="float">
            <text:p>6,11</text:p>
          </table:table-cell>
          <table:table-cell office:value-type="float" office:value="0" calcext:value-type="float">
            <text:p>0</text:p>
          </table:table-cell>
          <table:table-cell office:value-type="float" office:value="454238" calcext:value-type="float">
            <text:p>454238</text:p>
          </table:table-cell>
          <table:table-cell table:formula="of:=[.F3]*[.E3]" office:value-type="float" office:value="427.7" calcext:value-type="float">
            <text:p>427,7</text:p>
          </table:table-cell>
          <table:table-cell table:formula="of:=(POWER(MIN([.I3];[.$S$1])/[.$Q$1];[.$M$1])-1)/([.$S$2]-1)*([.$U$1]-1)+1" office:value-type="float" office:value="0.246884335755371" calcext:value-type="float">
            <text:p>0,246884335755371</text:p>
          </table:table-cell>
          <table:table-cell table:formula="of:=MAX([.$J$2:.J3])" office:value-type="float" office:value="0.616478704571912" calcext:value-type="float">
            <text:p>0,6164787045719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Zoroaster</text:p>
          </table:table-cell>
          <table:table-cell office:value-type="float" office:value="1850" calcext:value-type="float">
            <text:p>1850</text:p>
          </table:table-cell>
          <table:table-cell office:value-type="float" office:value="1910" calcext:value-type="float">
            <text:p>1910</text:p>
          </table:table-cell>
          <table:table-cell office:value-type="float" office:value="90" calcext:value-type="float">
            <text:p>90</text:p>
          </table:table-cell>
          <table:table-cell office:value-type="float" office:value="6.11" calcext:value-type="float">
            <text:p>6,11</text:p>
          </table:table-cell>
          <table:table-cell office:value-type="float" office:value="0" calcext:value-type="float">
            <text:p>0</text:p>
          </table:table-cell>
          <table:table-cell office:value-type="float" office:value="584020" calcext:value-type="float">
            <text:p>584020</text:p>
          </table:table-cell>
          <table:table-cell table:formula="of:=[.F4]*[.E4]" office:value-type="float" office:value="549.9" calcext:value-type="float">
            <text:p>549,9</text:p>
          </table:table-cell>
          <table:table-cell table:formula="of:=(POWER(MIN([.I4];[.$S$1])/[.$Q$1];[.$M$1])-1)/([.$S$2]-1)*([.$U$1]-1)+1" office:value-type="float" office:value="0.999420562022796" calcext:value-type="float">
            <text:p>0,999420562022796</text:p>
          </table:table-cell>
          <table:table-cell table:formula="of:=MAX([.$J$2:.J4])" office:value-type="float" office:value="0.999420562022796" calcext:value-type="float">
            <text:p>0,9994205620227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Zoroaster</text:p>
          </table:table-cell>
          <table:table-cell office:value-type="float" office:value="1850" calcext:value-type="float">
            <text:p>1850</text:p>
          </table:table-cell>
          <table:table-cell office:value-type="float" office:value="1910" calcext:value-type="float">
            <text:p>1910</text:p>
          </table:table-cell>
          <table:table-cell office:value-type="float" office:value="90" calcext:value-type="float">
            <text:p>90</text:p>
          </table:table-cell>
          <table:table-cell office:value-type="float" office:value="6.11" calcext:value-type="float">
            <text:p>6,11</text:p>
          </table:table-cell>
          <table:table-cell office:value-type="float" office:value="0" calcext:value-type="float">
            <text:p>0</text:p>
          </table:table-cell>
          <table:table-cell office:value-type="float" office:value="584020" calcext:value-type="float">
            <text:p>584020</text:p>
          </table:table-cell>
          <table:table-cell table:formula="of:=[.F5]*[.E5]" office:value-type="float" office:value="549.9" calcext:value-type="float">
            <text:p>549,9</text:p>
          </table:table-cell>
          <table:table-cell table:formula="of:=(POWER(MIN([.I5];[.$S$1])/[.$Q$1];[.$M$1])-1)/([.$S$2]-1)*([.$U$1]-1)+1" office:value-type="float" office:value="0.999420562022796" calcext:value-type="float">
            <text:p>0,999420562022796</text:p>
          </table:table-cell>
          <table:table-cell table:formula="of:=MAX([.$J$2:.J5])" office:value-type="float" office:value="0.999420562022796" calcext:value-type="float">
            <text:p>0,9994205620227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Dunara Castle</text:p>
          </table:table-cell>
          <table:table-cell office:value-type="float" office:value="1875" calcext:value-type="float">
            <text:p>1875</text:p>
          </table:table-cell>
          <table:table-cell office:value-type="float" office:value="1940" calcext:value-type="float">
            <text:p>1940</text:p>
          </table:table-cell>
          <table:table-cell office:value-type="float" office:value="100" calcext:value-type="float">
            <text:p>100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786070" calcext:value-type="float">
            <text:p>786070</text:p>
          </table:table-cell>
          <table:table-cell table:formula="of:=[.F6]*[.E6]" office:value-type="float" office:value="694" calcext:value-type="float">
            <text:p>694</text:p>
          </table:table-cell>
          <table:table-cell table:formula="of:=(POWER(MIN([.I6];[.$S$1])/[.$Q$1];[.$M$1])-1)/([.$S$2]-1)*([.$U$1]-1)+1" office:value-type="float" office:value="1.78589938674497" calcext:value-type="float">
            <text:p>1,78589938674497</text:p>
          </table:table-cell>
          <table:table-cell table:formula="of:=MAX([.$J$2:.J6])" office:value-type="float" office:value="1.78589938674497" calcext:value-type="float">
            <text:p>1,785899386744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Dunara Castle</text:p>
          </table:table-cell>
          <table:table-cell office:value-type="float" office:value="1875" calcext:value-type="float">
            <text:p>1875</text:p>
          </table:table-cell>
          <table:table-cell office:value-type="float" office:value="1940" calcext:value-type="float">
            <text:p>1940</text:p>
          </table:table-cell>
          <table:table-cell office:value-type="float" office:value="100" calcext:value-type="float">
            <text:p>100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786070" calcext:value-type="float">
            <text:p>786070</text:p>
          </table:table-cell>
          <table:table-cell table:formula="of:=[.F7]*[.E7]" office:value-type="float" office:value="694" calcext:value-type="float">
            <text:p>694</text:p>
          </table:table-cell>
          <table:table-cell table:formula="of:=(POWER(MIN([.I7];[.$S$1])/[.$Q$1];[.$M$1])-1)/([.$S$2]-1)*([.$U$1]-1)+1" office:value-type="float" office:value="1.78589938674497" calcext:value-type="float">
            <text:p>1,78589938674497</text:p>
          </table:table-cell>
          <table:table-cell table:formula="of:=MAX([.$J$2:.J7])" office:value-type="float" office:value="1.78589938674497" calcext:value-type="float">
            <text:p>1,785899386744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rontenac</text:p>
          </table:table-cell>
          <table:table-cell office:value-type="float" office:value="1885" calcext:value-type="float">
            <text:p>1885</text:p>
          </table:table-cell>
          <table:table-cell office:value-type="float" office:value="1940" calcext:value-type="float">
            <text:p>1940</text:p>
          </table:table-cell>
          <table:table-cell office:value-type="float" office:value="85" calcext:value-type="float">
            <text:p>85</text:p>
          </table:table-cell>
          <table:table-cell office:value-type="float" office:value="7.78" calcext:value-type="float">
            <text:p>7,78</text:p>
          </table:table-cell>
          <table:table-cell office:value-type="float" office:value="0" calcext:value-type="float">
            <text:p>0</text:p>
          </table:table-cell>
          <table:table-cell office:value-type="float" office:value="791967" calcext:value-type="float">
            <text:p>791967</text:p>
          </table:table-cell>
          <table:table-cell table:formula="of:=[.F8]*[.E8]" office:value-type="float" office:value="661.3" calcext:value-type="float">
            <text:p>661,3</text:p>
          </table:table-cell>
          <table:table-cell table:formula="of:=(POWER(MIN([.I8];[.$S$1])/[.$Q$1];[.$M$1])-1)/([.$S$2]-1)*([.$U$1]-1)+1" office:value-type="float" office:value="1.61519479652572" calcext:value-type="float">
            <text:p>1,61519479652572</text:p>
          </table:table-cell>
          <table:table-cell table:formula="of:=MAX([.$J$2:.J8])" office:value-type="float" office:value="1.78589938674497" calcext:value-type="float">
            <text:p>1,785899386744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Klondike</text:p>
          </table:table-cell>
          <table:table-cell office:value-type="float" office:value="1898" calcext:value-type="float">
            <text:p>1898</text:p>
          </table:table-cell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1136648" calcext:value-type="float">
            <text:p>1136648</text:p>
          </table:table-cell>
          <table:table-cell table:formula="of:=[.F9]*[.E9]" office:value-type="float" office:value="916.3" calcext:value-type="float">
            <text:p>916,3</text:p>
          </table:table-cell>
          <table:table-cell table:formula="of:=(POWER(MIN([.I9];[.$S$1])/[.$Q$1];[.$M$1])-1)/([.$S$2]-1)*([.$U$1]-1)+1" office:value-type="float" office:value="2.85301546937983" calcext:value-type="float">
            <text:p>2,85301546937983</text:p>
          </table:table-cell>
          <table:table-cell table:formula="of:=MAX([.$J$2:.J9])" office:value-type="float" office:value="2.85301546937983" calcext:value-type="float">
            <text:p>2,853015469379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Vandal</text:p>
          </table:table-cell>
          <table:table-cell office:value-type="float" office:value="1900" calcext:value-type="float">
            <text:p>1900</text:p>
          </table:table-cell>
          <table:table-cell office:value-type="float" office:value="1960" calcext:value-type="float">
            <text:p>1960</text:p>
          </table:table-cell>
          <table:table-cell office:value-type="float" office:value="130" calcext:value-type="float">
            <text:p>130</text:p>
          </table:table-cell>
          <table:table-cell office:value-type="float" office:value="7.22" calcext:value-type="float">
            <text:p>7,22</text:p>
          </table:table-cell>
          <table:table-cell office:value-type="float" office:value="0" calcext:value-type="float">
            <text:p>0</text:p>
          </table:table-cell>
          <table:table-cell office:value-type="float" office:value="1083814" calcext:value-type="float">
            <text:p>1083814</text:p>
          </table:table-cell>
          <table:table-cell table:formula="of:=[.F10]*[.E10]" office:value-type="float" office:value="938.6" calcext:value-type="float">
            <text:p>938,6</text:p>
          </table:table-cell>
          <table:table-cell table:formula="of:=(POWER(MIN([.I10];[.$S$1])/[.$Q$1];[.$M$1])-1)/([.$S$2]-1)*([.$U$1]-1)+1" office:value-type="float" office:value="2.95251843293714" calcext:value-type="float">
            <text:p>2,95251843293714</text:p>
          </table:table-cell>
          <table:table-cell table:formula="of:=MAX([.$J$2:.J10])" office:value-type="float" office:value="2.95251843293714" calcext:value-type="float">
            <text:p>2,952518432937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Schaffhausen</text:p>
          </table:table-cell>
          <table:table-cell office:value-type="float" office:value="1913" calcext:value-type="float">
            <text:p>1913</text:p>
          </table:table-cell>
          <table:table-cell office:value-type="float" office:value="1985" calcext:value-type="float">
            <text:p>1985</text:p>
          </table:table-cell>
          <table:table-cell office:value-type="float" office:value="130" calcext:value-type="float">
            <text:p>130</text:p>
          </table:table-cell>
          <table:table-cell office:value-type="float" office:value="8.89" calcext:value-type="float">
            <text:p>8,89</text:p>
          </table:table-cell>
          <table:table-cell office:value-type="float" office:value="0" calcext:value-type="float">
            <text:p>0</text:p>
          </table:table-cell>
          <table:table-cell office:value-type="float" office:value="1479856" calcext:value-type="float">
            <text:p>1479856</text:p>
          </table:table-cell>
          <table:table-cell table:formula="of:=[.F11]*[.E11]" office:value-type="float" office:value="1155.7" calcext:value-type="float">
            <text:p>1155,7</text:p>
          </table:table-cell>
          <table:table-cell table:formula="of:=(POWER(MIN([.I11];[.$S$1])/[.$Q$1];[.$M$1])-1)/([.$S$2]-1)*([.$U$1]-1)+1" office:value-type="float" office:value="3.86538995288921" calcext:value-type="float">
            <text:p>3,86538995288921</text:p>
          </table:table-cell>
          <table:table-cell table:formula="of:=MAX([.$J$2:.J11])" office:value-type="float" office:value="3.86538995288921" calcext:value-type="float">
            <text:p>3,865389952889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Zurich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8.89" calcext:value-type="float">
            <text:p>8,89</text:p>
          </table:table-cell>
          <table:table-cell office:value-type="float" office:value="0" calcext:value-type="float">
            <text:p>0</text:p>
          </table:table-cell>
          <table:table-cell office:value-type="float" office:value="1707527" calcext:value-type="float">
            <text:p>1707527</text:p>
          </table:table-cell>
          <table:table-cell table:formula="of:=[.F12]*[.E12]" office:value-type="float" office:value="1333.5" calcext:value-type="float">
            <text:p>1333,5</text:p>
          </table:table-cell>
          <table:table-cell table:formula="of:=(POWER(MIN([.I12];[.$S$1])/[.$Q$1];[.$M$1])-1)/([.$S$2]-1)*([.$U$1]-1)+1" office:value-type="float" office:value="4.55066185040822" calcext:value-type="float">
            <text:p>4,55066185040822</text:p>
          </table:table-cell>
          <table:table-cell table:formula="of:=MAX([.$J$2:.J12])" office:value-type="float" office:value="4.55066185040822" calcext:value-type="float">
            <text:p>4,550661850408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Votrans Towboat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1543956" calcext:value-type="float">
            <text:p>1543956</text:p>
          </table:table-cell>
          <table:table-cell table:formula="of:=[.F13]*[.E13]" office:value-type="float" office:value="1312.5" calcext:value-type="float">
            <text:p>1312,5</text:p>
          </table:table-cell>
          <table:table-cell table:formula="of:=(POWER(MIN([.I13];[.$S$1])/[.$Q$1];[.$M$1])-1)/([.$S$2]-1)*([.$U$1]-1)+1" office:value-type="float" office:value="4.47220852605009" calcext:value-type="float">
            <text:p>4,47220852605009</text:p>
          </table:table-cell>
          <table:table-cell table:formula="of:=MAX([.$J$2:.J13])" office:value-type="float" office:value="4.55066185040822" calcext:value-type="float">
            <text:p>4,550661850408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Votrans Tanker Towboat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1764521" calcext:value-type="float">
            <text:p>1764521</text:p>
          </table:table-cell>
          <table:table-cell table:formula="of:=[.F14]*[.E14]" office:value-type="float" office:value="1500" calcext:value-type="float">
            <text:p>1500</text:p>
          </table:table-cell>
          <table:table-cell table:formula="of:=(POWER(MIN([.I14];[.$S$1])/[.$Q$1];[.$M$1])-1)/([.$S$2]-1)*([.$U$1]-1)+1" office:value-type="float" office:value="5.1520070871584" calcext:value-type="float">
            <text:p>5,1520070871584</text:p>
          </table:table-cell>
          <table:table-cell table:formula="of:=MAX([.$J$2:.J14])" office:value-type="float" office:value="5.1520070871584" calcext:value-type="float">
            <text:p>5,15200708715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Axalp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2273295" calcext:value-type="float">
            <text:p>2273295</text:p>
          </table:table-cell>
          <table:table-cell table:formula="of:=[.F15]*[.E15]" office:value-type="float" office:value="1832.6" calcext:value-type="float">
            <text:p>1832,6</text:p>
          </table:table-cell>
          <table:table-cell table:formula="of:=(POWER(MIN([.I15];[.$S$1])/[.$Q$1];[.$M$1])-1)/([.$S$2]-1)*([.$U$1]-1)+1" office:value-type="float" office:value="6.26056135292626" calcext:value-type="float">
            <text:p>6,26056135292626</text:p>
          </table:table-cell>
          <table:table-cell table:formula="of:=MAX([.$J$2:.J15])" office:value-type="float" office:value="6.26056135292626" calcext:value-type="float">
            <text:p>6,260561352926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Viola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2479958" calcext:value-type="float">
            <text:p>2479958</text:p>
          </table:table-cell>
          <table:table-cell table:formula="of:=[.F16]*[.E16]" office:value-type="float" office:value="1999.2" calcext:value-type="float">
            <text:p>1999,2</text:p>
          </table:table-cell>
          <table:table-cell table:formula="of:=(POWER(MIN([.I16];[.$S$1])/[.$Q$1];[.$M$1])-1)/([.$S$2]-1)*([.$U$1]-1)+1" office:value-type="float" office:value="6.77788202317905" calcext:value-type="float">
            <text:p>6,77788202317905</text:p>
          </table:table-cell>
          <table:table-cell table:formula="of:=MAX([.$J$2:.J16])" office:value-type="float" office:value="6.77788202317905" calcext:value-type="float">
            <text:p>6,777882023179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HC SR.N6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.83" calcext:value-type="float">
            <text:p>25,83</text:p>
          </table:table-cell>
          <table:table-cell office:value-type="float" office:value="0" calcext:value-type="float">
            <text:p>0</text:p>
          </table:table-cell>
          <table:table-cell office:value-type="float" office:value="1127991" calcext:value-type="float">
            <text:p>1127991</text:p>
          </table:table-cell>
          <table:table-cell table:formula="of:=[.F17]*[.E17]" office:value-type="float" office:value="516.6" calcext:value-type="float">
            <text:p>516,6</text:p>
          </table:table-cell>
          <table:table-cell table:formula="of:=(POWER(MIN([.I17];[.$S$1])/[.$Q$1];[.$M$1])-1)/([.$S$2]-1)*([.$U$1]-1)+1" office:value-type="float" office:value="0.80344572828832" calcext:value-type="float">
            <text:p>0,80344572828832</text:p>
          </table:table-cell>
          <table:table-cell table:formula="of:=MAX([.$J$2:.J17])" office:value-type="float" office:value="6.77788202317905" calcext:value-type="float">
            <text:p>6,777882023179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Graf Zeppelin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9.72" calcext:value-type="float">
            <text:p>9,72</text:p>
          </table:table-cell>
          <table:table-cell office:value-type="float" office:value="0" calcext:value-type="float">
            <text:p>0</text:p>
          </table:table-cell>
          <table:table-cell office:value-type="float" office:value="1953190" calcext:value-type="float">
            <text:p>1953190</text:p>
          </table:table-cell>
          <table:table-cell table:formula="of:=[.F18]*[.E18]" office:value-type="float" office:value="1458" calcext:value-type="float">
            <text:p>1458</text:p>
          </table:table-cell>
          <table:table-cell table:formula="of:=(POWER(MIN([.I18];[.$S$1])/[.$Q$1];[.$M$1])-1)/([.$S$2]-1)*([.$U$1]-1)+1" office:value-type="float" office:value="5.00360339444686" calcext:value-type="float">
            <text:p>5,00360339444686</text:p>
          </table:table-cell>
          <table:table-cell table:formula="of:=MAX([.$J$2:.J18])" office:value-type="float" office:value="6.77788202317905" calcext:value-type="float">
            <text:p>6,777882023179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Hercules XI Towboat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.78" calcext:value-type="float">
            <text:p>7,78</text:p>
          </table:table-cell>
          <table:table-cell office:value-type="float" office:value="0" calcext:value-type="float">
            <text:p>0</text:p>
          </table:table-cell>
          <table:table-cell office:value-type="float" office:value="2795179" calcext:value-type="float">
            <text:p>2795179</text:p>
          </table:table-cell>
          <table:table-cell table:formula="of:=[.F19]*[.E19]" office:value-type="float" office:value="2334" calcext:value-type="float">
            <text:p>2334</text:p>
          </table:table-cell>
          <table:table-cell table:formula="of:=(POWER(MIN([.I19];[.$S$1])/[.$Q$1];[.$M$1])-1)/([.$S$2]-1)*([.$U$1]-1)+1" office:value-type="float" office:value="7.75599595154835" calcext:value-type="float">
            <text:p>7,75599595154835</text:p>
          </table:table-cell>
          <table:table-cell table:formula="of:=MAX([.$J$2:.J19])" office:value-type="float" office:value="7.75599595154835" calcext:value-type="float">
            <text:p>7,755995951548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Hercules XI Tanker Towboat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7.78" calcext:value-type="float">
            <text:p>7,78</text:p>
          </table:table-cell>
          <table:table-cell office:value-type="float" office:value="0" calcext:value-type="float">
            <text:p>0</text:p>
          </table:table-cell>
          <table:table-cell office:value-type="float" office:value="3261042" calcext:value-type="float">
            <text:p>3261042</text:p>
          </table:table-cell>
          <table:table-cell table:formula="of:=[.F20]*[.E20]" office:value-type="float" office:value="2723" calcext:value-type="float">
            <text:p>2723</text:p>
          </table:table-cell>
          <table:table-cell table:formula="of:=(POWER(MIN([.I20];[.$S$1])/[.$Q$1];[.$M$1])-1)/([.$S$2]-1)*([.$U$1]-1)+1" office:value-type="float" office:value="8.80797870528906" calcext:value-type="float">
            <text:p>8,80797870528906</text:p>
          </table:table-cell>
          <table:table-cell table:formula="of:=MAX([.$J$2:.J20])" office:value-type="float" office:value="8.80797870528906" calcext:value-type="float">
            <text:p>8,8079787052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Hercules XI Tanker Towboat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7.78" calcext:value-type="float">
            <text:p>7,78</text:p>
          </table:table-cell>
          <table:table-cell office:value-type="float" office:value="0" calcext:value-type="float">
            <text:p>0</text:p>
          </table:table-cell>
          <table:table-cell office:value-type="float" office:value="3261042" calcext:value-type="float">
            <text:p>3261042</text:p>
          </table:table-cell>
          <table:table-cell table:formula="of:=[.F21]*[.E21]" office:value-type="float" office:value="2723" calcext:value-type="float">
            <text:p>2723</text:p>
          </table:table-cell>
          <table:table-cell table:formula="of:=(POWER(MIN([.I21];[.$S$1])/[.$Q$1];[.$M$1])-1)/([.$S$2]-1)*([.$U$1]-1)+1" office:value-type="float" office:value="8.80797870528906" calcext:value-type="float">
            <text:p>8,80797870528906</text:p>
          </table:table-cell>
          <table:table-cell table:formula="of:=MAX([.$J$2:.J21])" office:value-type="float" office:value="8.80797870528906" calcext:value-type="float">
            <text:p>8,8079787052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Hercules XI Towboat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.78" calcext:value-type="float">
            <text:p>7,78</text:p>
          </table:table-cell>
          <table:table-cell office:value-type="float" office:value="0" calcext:value-type="float">
            <text:p>0</text:p>
          </table:table-cell>
          <table:table-cell office:value-type="float" office:value="2795179" calcext:value-type="float">
            <text:p>2795179</text:p>
          </table:table-cell>
          <table:table-cell table:formula="of:=[.F22]*[.E22]" office:value-type="float" office:value="2334" calcext:value-type="float">
            <text:p>2334</text:p>
          </table:table-cell>
          <table:table-cell table:formula="of:=(POWER(MIN([.I22];[.$S$1])/[.$Q$1];[.$M$1])-1)/([.$S$2]-1)*([.$U$1]-1)+1" office:value-type="float" office:value="7.75599595154835" calcext:value-type="float">
            <text:p>7,75599595154835</text:p>
          </table:table-cell>
          <table:table-cell table:formula="of:=MAX([.$J$2:.J22])" office:value-type="float" office:value="8.80797870528906" calcext:value-type="float">
            <text:p>8,8079787052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erlin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8.89" calcext:value-type="float">
            <text:p>8,89</text:p>
          </table:table-cell>
          <table:table-cell office:value-type="float" office:value="0" calcext:value-type="float">
            <text:p>0</text:p>
          </table:table-cell>
          <table:table-cell office:value-type="float" office:value="2868645" calcext:value-type="float">
            <text:p>2868645</text:p>
          </table:table-cell>
          <table:table-cell table:formula="of:=[.F23]*[.E23]" office:value-type="float" office:value="2240.28" calcext:value-type="float">
            <text:p>2240,28</text:p>
          </table:table-cell>
          <table:table-cell table:formula="of:=(POWER(MIN([.I23];[.$S$1])/[.$Q$1];[.$M$1])-1)/([.$S$2]-1)*([.$U$1]-1)+1" office:value-type="float" office:value="7.48969221751351" calcext:value-type="float">
            <text:p>7,48969221751351</text:p>
          </table:table-cell>
          <table:table-cell table:formula="of:=MAX([.$J$2:.J23])" office:value-type="float" office:value="8.80797870528906" calcext:value-type="float">
            <text:p>8,8079787052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Damen Ferry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9.44" calcext:value-type="float">
            <text:p>19,44</text:p>
          </table:table-cell>
          <table:table-cell office:value-type="float" office:value="0" calcext:value-type="float">
            <text:p>0</text:p>
          </table:table-cell>
          <table:table-cell office:value-type="float" office:value="3682971" calcext:value-type="float">
            <text:p>3682971</text:p>
          </table:table-cell>
          <table:table-cell table:formula="of:=[.F24]*[.E24]" office:value-type="float" office:value="1944" calcext:value-type="float">
            <text:p>1944</text:p>
          </table:table-cell>
          <table:table-cell table:formula="of:=(POWER(MIN([.I24];[.$S$1])/[.$Q$1];[.$M$1])-1)/([.$S$2]-1)*([.$U$1]-1)+1" office:value-type="float" office:value="6.60895121064333" calcext:value-type="float">
            <text:p>6,60895121064333</text:p>
          </table:table-cell>
          <table:table-cell table:formula="of:=MAX([.$J$2:.J24])" office:value-type="float" office:value="8.80797870528906" calcext:value-type="float">
            <text:p>8,8079787052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Virgo Towboat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3368610" calcext:value-type="float">
            <text:p>3368610</text:p>
          </table:table-cell>
          <table:table-cell table:formula="of:=[.F25]*[.E25]" office:value-type="float" office:value="2715.58" calcext:value-type="float">
            <text:p>2715,58</text:p>
          </table:table-cell>
          <table:table-cell table:formula="of:=(POWER(MIN([.I25];[.$S$1])/[.$Q$1];[.$M$1])-1)/([.$S$2]-1)*([.$U$1]-1)+1" office:value-type="float" office:value="8.78864367742145" calcext:value-type="float">
            <text:p>8,78864367742145</text:p>
          </table:table-cell>
          <table:table-cell table:formula="of:=MAX([.$J$2:.J25])" office:value-type="float" office:value="8.80797870528906" calcext:value-type="float">
            <text:p>8,8079787052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Virgo Tanker Towboat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3885268" calcext:value-type="float">
            <text:p>3885268</text:p>
          </table:table-cell>
          <table:table-cell table:formula="of:=[.F26]*[.E26]" office:value-type="float" office:value="3132.08" calcext:value-type="float">
            <text:p>3132,08</text:p>
          </table:table-cell>
          <table:table-cell table:formula="of:=(POWER(MIN([.I26];[.$S$1])/[.$Q$1];[.$M$1])-1)/([.$S$2]-1)*([.$U$1]-1)+1" office:value-type="float" office:value="9.83597339971799" calcext:value-type="float">
            <text:p>9,83597339971799</text:p>
          </table:table-cell>
          <table:table-cell table:formula="of:=MAX([.$J$2:.J26])" office:value-type="float" office:value="9.83597339971799" calcext:value-type="float">
            <text:p>9,835973399717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Virgo Tanker Towboat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3885268" calcext:value-type="float">
            <text:p>3885268</text:p>
          </table:table-cell>
          <table:table-cell table:formula="of:=[.F27]*[.E27]" office:value-type="float" office:value="3132.08" calcext:value-type="float">
            <text:p>3132,08</text:p>
          </table:table-cell>
          <table:table-cell table:formula="of:=(POWER(MIN([.I27];[.$S$1])/[.$Q$1];[.$M$1])-1)/([.$S$2]-1)*([.$U$1]-1)+1" office:value-type="float" office:value="9.83597339971799" calcext:value-type="float">
            <text:p>9,83597339971799</text:p>
          </table:table-cell>
          <table:table-cell table:formula="of:=MAX([.$J$2:.J27])" office:value-type="float" office:value="9.83597339971799" calcext:value-type="float">
            <text:p>9,835973399717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Virgo Towboat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3368610" calcext:value-type="float">
            <text:p>3368610</text:p>
          </table:table-cell>
          <table:table-cell table:formula="of:=[.F28]*[.E28]" office:value-type="float" office:value="2715.58" calcext:value-type="float">
            <text:p>2715,58</text:p>
          </table:table-cell>
          <table:table-cell table:formula="of:=(POWER(MIN([.I28];[.$S$1])/[.$Q$1];[.$M$1])-1)/([.$S$2]-1)*([.$U$1]-1)+1" office:value-type="float" office:value="8.78864367742145" calcext:value-type="float">
            <text:p>8,78864367742145</text:p>
          </table:table-cell>
          <table:table-cell table:formula="of:=MAX([.$J$2:.J28])" office:value-type="float" office:value="9.83597339971799" calcext:value-type="float">
            <text:p>9,83597339971799</text:p>
          </table:table-cell>
          <table:table-cell table:number-columns-repeated="10"/>
        </table:table-row>
      </table:table>
      <table:table table:name="Air" table:style-name="ta1">
        <table:shapes>
          <draw:frame draw:z-index="0" draw:style-name="gr1" draw:text-style-name="P1" svg:width="160mm" svg:height="90.05mm" svg:x="308.37mm" svg:y="13.56mm">
            <draw:object draw:notify-on-update-of-ranges="Air.C2:Air.C30 Air.I1:Air.I1 Air.I2:Air.I3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60mm" svg:height="90.05mm" svg:x="307.83mm" svg:y="105.73mm">
            <draw:object draw:notify-on-update-of-ranges="Air.C2:Air.C30 Air.K1:Air.K1 Air.K2:Air.K3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From</text:p>
          </table:table-cell>
          <table:table-cell office:value-type="string" calcext:value-type="string">
            <text:p>YearTo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Speed (m/s)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Price ($)</text:p>
          </table:table-cell>
          <table:table-cell office:value-type="string" calcext:value-type="string">
            <text:p>Speed*Capacity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Max Score</text:p>
          </table:table-cell>
          <table:table-cell office:value-type="string" calcext:value-type="string">
            <text:p>S*C Exponent</text:p>
          </table:table-cell>
          <table:table-cell table:style-name="ce1" office:value-type="float" office:value="0.5" calcext:value-type="float">
            <text:p>0,5</text:p>
          </table:table-cell>
          <table:table-cell office:value-type="string" calcext:value-type="string">
            <text:p>Max/Min S*C</text:p>
          </table:table-cell>
          <table:table-cell table:style-name="ce1" table:formula="of:=MAX([.J2:.J30])/MIN([.J2:.J30])" office:value-type="float" office:value="26.1793838930947" calcext:value-type="float">
            <text:p>26,1793838930947</text:p>
          </table:table-cell>
          <table:table-cell office:value-type="string" calcext:value-type="string">
            <text:p>Base</text:p>
          </table:table-cell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Max</text:p>
          </table:table-cell>
          <table:table-cell table:style-name="ce1" office:value-type="float" office:value="13000" calcext:value-type="float">
            <text:p>13000</text:p>
          </table:table-cell>
          <table:table-cell office:value-type="string" calcext:value-type="string">
            <text:p>Mul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Junkers F 13</text:p>
          </table:table-cell>
          <table:table-cell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64056" calcext:value-type="float">
            <text:p>264056</text:p>
          </table:table-cell>
          <table:table-cell table:formula="of:=[.F2]*[.E2]" office:value-type="float" office:value="114" calcext:value-type="float">
            <text:p>114</text:p>
          </table:table-cell>
          <table:table-cell table:formula="of:=(POWER(MIN([.I2];[.$S$1])/[.$Q$1];[.$M$1])-1)/([.$S$2]-1)*([.$U$1]-1)+1" office:value-type="float" office:value="0.381668023608439" calcext:value-type="float">
            <text:p>0,381668023608439</text:p>
          </table:table-cell>
          <table:table-cell table:formula="of:=MAX([.$J$2:.J2])" office:value-type="float" office:value="0.381668023608439" calcext:value-type="float">
            <text:p>0,381668023608439</text:p>
          </table:table-cell>
          <table:table-cell table:number-columns-repeated="7"/>
          <table:table-cell table:formula="of:=POWER([.S1]/[.Q1];[.M1])" office:value-type="float" office:value="6.58280588604383" calcext:value-type="float">
            <text:p>6,58280588604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Vickers Victoria</text:p>
          </table:table-cell>
          <table:table-cell office:value-type="float" office:value="1922" calcext:value-type="float">
            <text:p>1922</text:p>
          </table:table-cell>
          <table:table-cell office:value-type="float" office:value="1960" calcext:value-type="float">
            <text:p>1960</text:p>
          </table:table-cell>
          <table:table-cell office:value-type="float" office:value="8" calcext:value-type="float">
            <text:p>8</text:p>
          </table:table-cell>
          <table:table-cell office:value-type="float" office:value="41.67" calcext:value-type="float">
            <text:p>41,67</text:p>
          </table:table-cell>
          <table:table-cell office:value-type="float" office:value="0" calcext:value-type="float">
            <text:p>0</text:p>
          </table:table-cell>
          <table:table-cell office:value-type="float" office:value="749294" calcext:value-type="float">
            <text:p>749294</text:p>
          </table:table-cell>
          <table:table-cell table:formula="of:=[.F3]*[.E3]" office:value-type="float" office:value="333.36" calcext:value-type="float">
            <text:p>333,36</text:p>
          </table:table-cell>
          <table:table-cell table:formula="of:=(POWER(MIN([.I3];[.$S$1])/[.$Q$1];[.$M$1])-1)/([.$S$2]-1)*([.$U$1]-1)+1" office:value-type="float" office:value="1.08727017492282" calcext:value-type="float">
            <text:p>1,08727017492282</text:p>
          </table:table-cell>
          <table:table-cell table:formula="of:=MAX([.$J$2:.J3])" office:value-type="float" office:value="1.08727017492282" calcext:value-type="float">
            <text:p>1,087270174922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Dornier Merkur</text:p>
          </table:table-cell>
          <table:table-cell office:value-type="float" office:value="1925" calcext:value-type="float">
            <text:p>1925</text:p>
          </table:table-cell>
          <table:table-cell office:value-type="float" office:value="1960" calcext:value-type="float">
            <text:p>1960</text:p>
          </table:table-cell>
          <table:table-cell office:value-type="float" office:value="5" calcext:value-type="float">
            <text:p>5</text:p>
          </table:table-cell>
          <table:table-cell office:value-type="float" office:value="48.61" calcext:value-type="float">
            <text:p>48,61</text:p>
          </table:table-cell>
          <table:table-cell office:value-type="float" office:value="0" calcext:value-type="float">
            <text:p>0</text:p>
          </table:table-cell>
          <table:table-cell office:value-type="float" office:value="523058" calcext:value-type="float">
            <text:p>523058</text:p>
          </table:table-cell>
          <table:table-cell table:formula="of:=[.F4]*[.E4]" office:value-type="float" office:value="243.05" calcext:value-type="float">
            <text:p>243,05</text:p>
          </table:table-cell>
          <table:table-cell table:formula="of:=(POWER(MIN([.I4];[.$S$1])/[.$Q$1];[.$M$1])-1)/([.$S$2]-1)*([.$U$1]-1)+1" office:value-type="float" office:value="0.838940001160173" calcext:value-type="float">
            <text:p>0,838940001160173</text:p>
          </table:table-cell>
          <table:table-cell table:formula="of:=MAX([.$J$2:.J4])" office:value-type="float" office:value="1.08727017492282" calcext:value-type="float">
            <text:p>1,087270174922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Junkers JU-52</text:p>
          </table:table-cell>
          <table:table-cell office:value-type="float" office:value="1933" calcext:value-type="float">
            <text:p>1933</text:p>
          </table:table-cell>
          <table:table-cell office:value-type="float" office:value="1982" calcext:value-type="float">
            <text:p>1982</text:p>
          </table:table-cell>
          <table:table-cell office:value-type="float" office:value="10" calcext:value-type="float">
            <text:p>10</text:p>
          </table:table-cell>
          <table:table-cell office:value-type="float" office:value="55.56" calcext:value-type="float">
            <text:p>55,56</text:p>
          </table:table-cell>
          <table:table-cell office:value-type="float" office:value="0" calcext:value-type="float">
            <text:p>0</text:p>
          </table:table-cell>
          <table:table-cell office:value-type="float" office:value="1158864" calcext:value-type="float">
            <text:p>1158864</text:p>
          </table:table-cell>
          <table:table-cell table:formula="of:=[.F5]*[.E5]" office:value-type="float" office:value="555.6" calcext:value-type="float">
            <text:p>555,6</text:p>
          </table:table-cell>
          <table:table-cell table:formula="of:=(POWER(MIN([.I5];[.$S$1])/[.$Q$1];[.$M$1])-1)/([.$S$2]-1)*([.$U$1]-1)+1" office:value-type="float" office:value="1.58177530588807" calcext:value-type="float">
            <text:p>1,58177530588807</text:p>
          </table:table-cell>
          <table:table-cell table:formula="of:=MAX([.$J$2:.J5])" office:value-type="float" office:value="1.58177530588807" calcext:value-type="float">
            <text:p>1,581775305888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Douglas DC-3</text:p>
          </table:table-cell>
          <table:table-cell office:value-type="float" office:value="1935" calcext:value-type="float">
            <text:p>1935</text:p>
          </table:table-cell>
          <table:table-cell office:value-type="float" office:value="1970" calcext:value-type="float">
            <text:p>1970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796372" calcext:value-type="float">
            <text:p>1796372</text:p>
          </table:table-cell>
          <table:table-cell table:formula="of:=[.F6]*[.E6]" office:value-type="float" office:value="920" calcext:value-type="float">
            <text:p>920</text:p>
          </table:table-cell>
          <table:table-cell table:formula="of:=(POWER(MIN([.I6];[.$S$1])/[.$Q$1];[.$M$1])-1)/([.$S$2]-1)*([.$U$1]-1)+1" office:value-type="float" office:value="2.21098794797383" calcext:value-type="float">
            <text:p>2,21098794797383</text:p>
          </table:table-cell>
          <table:table-cell table:formula="of:=MAX([.$J$2:.J6])" office:value-type="float" office:value="2.21098794797383" calcext:value-type="float">
            <text:p>2,210987947973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Douglas C-49 Skytrain</text:p>
          </table:table-cell>
          <table:table-cell office:value-type="float" office:value="1942" calcext:value-type="float">
            <text:p>1942</text:p>
          </table:table-cell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796372" calcext:value-type="float">
            <text:p>1796372</text:p>
          </table:table-cell>
          <table:table-cell table:formula="of:=[.F7]*[.E7]" office:value-type="float" office:value="920" calcext:value-type="float">
            <text:p>920</text:p>
          </table:table-cell>
          <table:table-cell table:formula="of:=(POWER(MIN([.I7];[.$S$1])/[.$Q$1];[.$M$1])-1)/([.$S$2]-1)*([.$U$1]-1)+1" office:value-type="float" office:value="2.21098794797383" calcext:value-type="float">
            <text:p>2,21098794797383</text:p>
          </table:table-cell>
          <table:table-cell table:formula="of:=MAX([.$J$2:.J7])" office:value-type="float" office:value="2.21098794797383" calcext:value-type="float">
            <text:p>2,210987947973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Douglas DC-4</text:p>
          </table:table-cell>
          <table:table-cell office:value-type="float" office:value="1944" calcext:value-type="float">
            <text:p>1944</text:p>
          </table:table-cell>
          <table:table-cell office:value-type="float" office:value="1975" calcext:value-type="float">
            <text:p>1975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945962" calcext:value-type="float">
            <text:p>2945962</text:p>
          </table:table-cell>
          <table:table-cell table:formula="of:=[.F8]*[.E8]" office:value-type="float" office:value="1515" calcext:value-type="float">
            <text:p>1515</text:p>
          </table:table-cell>
          <table:table-cell table:formula="of:=(POWER(MIN([.I8];[.$S$1])/[.$Q$1];[.$M$1])-1)/([.$S$2]-1)*([.$U$1]-1)+1" office:value-type="float" office:value="3.01063493482382" calcext:value-type="float">
            <text:p>3,01063493482382</text:p>
          </table:table-cell>
          <table:table-cell table:formula="of:=MAX([.$J$2:.J8])" office:value-type="float" office:value="3.01063493482382" calcext:value-type="float">
            <text:p>3,010634934823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ristol Freighter</text:p>
          </table:table-cell>
          <table:table-cell office:value-type="float" office:value="1946" calcext:value-type="float">
            <text:p>1946</text:p>
          </table:table-cell>
          <table:table-cell office:value-type="float" office:value="1980" calcext:value-type="float">
            <text:p>1980</text:p>
          </table:table-cell>
          <table:table-cell office:value-type="float" office:value="14" calcext:value-type="float">
            <text:p>14</text:p>
          </table:table-cell>
          <table:table-cell office:value-type="float" office:value="97.22" calcext:value-type="float">
            <text:p>97,22</text:p>
          </table:table-cell>
          <table:table-cell office:value-type="float" office:value="0" calcext:value-type="float">
            <text:p>0</text:p>
          </table:table-cell>
          <table:table-cell office:value-type="float" office:value="2650464" calcext:value-type="float">
            <text:p>2650464</text:p>
          </table:table-cell>
          <table:table-cell table:formula="of:=[.F9]*[.E9]" office:value-type="float" office:value="1361.08" calcext:value-type="float">
            <text:p>1361,08</text:p>
          </table:table-cell>
          <table:table-cell table:formula="of:=(POWER(MIN([.I9];[.$S$1])/[.$Q$1];[.$M$1])-1)/([.$S$2]-1)*([.$U$1]-1)+1" office:value-type="float" office:value="2.8216772407992" calcext:value-type="float">
            <text:p>2,8216772407992</text:p>
          </table:table-cell>
          <table:table-cell table:formula="of:=MAX([.$J$2:.J9])" office:value-type="float" office:value="3.01063493482382" calcext:value-type="float">
            <text:p>3,010634934823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Lockheed Super Constellation L-1049</text:p>
          </table:table-cell>
          <table:table-cell office:value-type="float" office:value="1952" calcext:value-type="float">
            <text:p>1952</text:p>
          </table:table-cell>
          <table:table-cell office:value-type="float" office:value="1986" calcext:value-type="float">
            <text:p>1986</text:p>
          </table:table-cell>
          <table:table-cell office:value-type="float" office:value="19" calcext:value-type="float">
            <text:p>19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989546" calcext:value-type="float">
            <text:p>4989546</text:p>
          </table:table-cell>
          <table:table-cell table:formula="of:=[.F10]*[.E10]" office:value-type="float" office:value="2565" calcext:value-type="float">
            <text:p>2565</text:p>
          </table:table-cell>
          <table:table-cell table:formula="of:=(POWER(MIN([.I10];[.$S$1])/[.$Q$1];[.$M$1])-1)/([.$S$2]-1)*([.$U$1]-1)+1" office:value-type="float" office:value="4.10172789175286" calcext:value-type="float">
            <text:p>4,10172789175286</text:p>
          </table:table-cell>
          <table:table-cell table:formula="of:=MAX([.$J$2:.J10])" office:value-type="float" office:value="4.10172789175286" calcext:value-type="float">
            <text:p>4,101727891752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Lockheed Super Constellation L-1049D/H</text:p>
          </table:table-cell>
          <table:table-cell office:value-type="float" office:value="1952" calcext:value-type="float">
            <text:p>1952</text:p>
          </table:table-cell>
          <table:table-cell office:value-type="float" office:value="1986" calcext:value-type="float">
            <text:p>1986</text:p>
          </table:table-cell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726938" calcext:value-type="float">
            <text:p>4726938</text:p>
          </table:table-cell>
          <table:table-cell table:formula="of:=[.F11]*[.E11]" office:value-type="float" office:value="2430" calcext:value-type="float">
            <text:p>2430</text:p>
          </table:table-cell>
          <table:table-cell table:formula="of:=(POWER(MIN([.I11];[.$S$1])/[.$Q$1];[.$M$1])-1)/([.$S$2]-1)*([.$U$1]-1)+1" office:value-type="float" office:value="3.9760033550329" calcext:value-type="float">
            <text:p>3,9760033550329</text:p>
          </table:table-cell>
          <table:table-cell table:formula="of:=MAX([.$J$2:.J11])" office:value-type="float" office:value="4.10172789175286" calcext:value-type="float">
            <text:p>4,101727891752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Canadair CL-44</text:p>
          </table:table-cell>
          <table:table-cell office:value-type="float" office:value="1959" calcext:value-type="float">
            <text:p>1959</text:p>
          </table:table-cell>
          <table:table-cell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9547088" calcext:value-type="float">
            <text:p>9547088</text:p>
          </table:table-cell>
          <table:table-cell table:formula="of:=[.F12]*[.E12]" office:value-type="float" office:value="4833" calcext:value-type="float">
            <text:p>4833</text:p>
          </table:table-cell>
          <table:table-cell table:formula="of:=(POWER(MIN([.I12];[.$S$1])/[.$Q$1];[.$M$1])-1)/([.$S$2]-1)*([.$U$1]-1)+1" office:value-type="float" office:value="5.85840607507164" calcext:value-type="float">
            <text:p>5,85840607507164</text:p>
          </table:table-cell>
          <table:table-cell table:formula="of:=MAX([.$J$2:.J12])" office:value-type="float" office:value="5.85840607507164" calcext:value-type="float">
            <text:p>5,858406075071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De Havilland Comet 4B</text:p>
          </table:table-cell>
          <table:table-cell office:value-type="float" office:value="1960" calcext:value-type="float">
            <text:p>1960</text:p>
          </table:table-cell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8415322" calcext:value-type="float">
            <text:p>8415322</text:p>
          </table:table-cell>
          <table:table-cell table:formula="of:=[.F13]*[.E13]" office:value-type="float" office:value="4221" calcext:value-type="float">
            <text:p>4221</text:p>
          </table:table-cell>
          <table:table-cell table:formula="of:=(POWER(MIN([.I13];[.$S$1])/[.$Q$1];[.$M$1])-1)/([.$S$2]-1)*([.$U$1]-1)+1" office:value-type="float" office:value="5.43486650005397" calcext:value-type="float">
            <text:p>5,43486650005397</text:p>
          </table:table-cell>
          <table:table-cell table:formula="of:=MAX([.$J$2:.J13])" office:value-type="float" office:value="5.85840607507164" calcext:value-type="float">
            <text:p>5,858406075071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37-200C</text:p>
          </table:table-cell>
          <table:table-cell office:value-type="float" office:value="1962" calcext:value-type="float">
            <text:p>1962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8666696" calcext:value-type="float">
            <text:p>8666696</text:p>
          </table:table-cell>
          <table:table-cell table:formula="of:=[.F14]*[.E14]" office:value-type="float" office:value="4320" calcext:value-type="float">
            <text:p>4320</text:p>
          </table:table-cell>
          <table:table-cell table:formula="of:=(POWER(MIN([.I14];[.$S$1])/[.$Q$1];[.$M$1])-1)/([.$S$2]-1)*([.$U$1]-1)+1" office:value-type="float" office:value="5.50536867002598" calcext:value-type="float">
            <text:p>5,50536867002598</text:p>
          </table:table-cell>
          <table:table-cell table:formula="of:=MAX([.$J$2:.J14])" office:value-type="float" office:value="5.85840607507164" calcext:value-type="float">
            <text:p>5,858406075071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Lockheed L-10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7033198" calcext:value-type="float">
            <text:p>7033198</text:p>
          </table:table-cell>
          <table:table-cell table:formula="of:=[.F15]*[.E15]" office:value-type="float" office:value="3600" calcext:value-type="float">
            <text:p>3600</text:p>
          </table:table-cell>
          <table:table-cell table:formula="of:=(POWER(MIN([.I15];[.$S$1])/[.$Q$1];[.$M$1])-1)/([.$S$2]-1)*([.$U$1]-1)+1" office:value-type="float" office:value="4.97235995463835" calcext:value-type="float">
            <text:p>4,97235995463835</text:p>
          </table:table-cell>
          <table:table-cell table:formula="of:=MAX([.$J$2:.J15])" office:value-type="float" office:value="5.85840607507164" calcext:value-type="float">
            <text:p>5,858406075071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37-100</text:p>
          </table:table-cell>
          <table:table-cell office:value-type="float" office:value="1968" calcext:value-type="float">
            <text:p>1968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8666696" calcext:value-type="float">
            <text:p>8666696</text:p>
          </table:table-cell>
          <table:table-cell table:formula="of:=[.F16]*[.E16]" office:value-type="float" office:value="4320" calcext:value-type="float">
            <text:p>4320</text:p>
          </table:table-cell>
          <table:table-cell table:formula="of:=(POWER(MIN([.I16];[.$S$1])/[.$Q$1];[.$M$1])-1)/([.$S$2]-1)*([.$U$1]-1)+1" office:value-type="float" office:value="5.50536867002598" calcext:value-type="float">
            <text:p>5,50536867002598</text:p>
          </table:table-cell>
          <table:table-cell table:formula="of:=MAX([.$J$2:.J16])" office:value-type="float" office:value="5.85840607507164" calcext:value-type="float">
            <text:p>5,858406075071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Short 330 C-23 Sherpa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26.39" calcext:value-type="float">
            <text:p>126,39</text:p>
          </table:table-cell>
          <table:table-cell office:value-type="float" office:value="0" calcext:value-type="float">
            <text:p>0</text:p>
          </table:table-cell>
          <table:table-cell office:value-type="float" office:value="2945364" calcext:value-type="float">
            <text:p>2945364</text:p>
          </table:table-cell>
          <table:table-cell table:formula="of:=[.F17]*[.E17]" office:value-type="float" office:value="1516.68" calcext:value-type="float">
            <text:p>1516,68</text:p>
          </table:table-cell>
          <table:table-cell table:formula="of:=(POWER(MIN([.I17];[.$S$1])/[.$Q$1];[.$M$1])-1)/([.$S$2]-1)*([.$U$1]-1)+1" office:value-type="float" office:value="3.01264301928522" calcext:value-type="float">
            <text:p>3,01264301928522</text:p>
          </table:table-cell>
          <table:table-cell table:formula="of:=MAX([.$J$2:.J17])" office:value-type="float" office:value="5.85840607507164" calcext:value-type="float">
            <text:p>5,858406075071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r. Aerospace 146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8361542" calcext:value-type="float">
            <text:p>8361542</text:p>
          </table:table-cell>
          <table:table-cell table:formula="of:=[.F18]*[.E18]" office:value-type="float" office:value="4180" calcext:value-type="float">
            <text:p>4180</text:p>
          </table:table-cell>
          <table:table-cell table:formula="of:=(POWER(MIN([.I18];[.$S$1])/[.$Q$1];[.$M$1])-1)/([.$S$2]-1)*([.$U$1]-1)+1" office:value-type="float" office:value="5.40542675708813" calcext:value-type="float">
            <text:p>5,40542675708813</text:p>
          </table:table-cell>
          <table:table-cell table:formula="of:=MAX([.$J$2:.J18])" office:value-type="float" office:value="5.85840607507164" calcext:value-type="float">
            <text:p>5,858406075071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r. Aerospace 146 200 QT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8361542" calcext:value-type="float">
            <text:p>8361542</text:p>
          </table:table-cell>
          <table:table-cell table:formula="of:=[.F19]*[.E19]" office:value-type="float" office:value="4180" calcext:value-type="float">
            <text:p>4180</text:p>
          </table:table-cell>
          <table:table-cell table:formula="of:=(POWER(MIN([.I19];[.$S$1])/[.$Q$1];[.$M$1])-1)/([.$S$2]-1)*([.$U$1]-1)+1" office:value-type="float" office:value="5.40542675708813" calcext:value-type="float">
            <text:p>5,40542675708813</text:p>
          </table:table-cell>
          <table:table-cell table:formula="of:=MAX([.$J$2:.J19])" office:value-type="float" office:value="5.85840607507164" calcext:value-type="float">
            <text:p>5,858406075071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57-200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5192336" calcext:value-type="float">
            <text:p>25192336</text:p>
          </table:table-cell>
          <table:table-cell table:formula="of:=[.F20]*[.E20]" office:value-type="float" office:value="12400" calcext:value-type="float">
            <text:p>12400</text:p>
          </table:table-cell>
          <table:table-cell table:formula="of:=(POWER(MIN([.I20];[.$S$1])/[.$Q$1];[.$M$1])-1)/([.$S$2]-1)*([.$U$1]-1)+1" office:value-type="float" office:value="9.75221269793834" calcext:value-type="float">
            <text:p>9,75221269793834</text:p>
          </table:table-cell>
          <table:table-cell table:formula="of:=MAX([.$J$2:.J20])" office:value-type="float" office:value="9.75221269793834" calcext:value-type="float">
            <text:p>9,752212697938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57-200PF / SF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5696180" calcext:value-type="float">
            <text:p>25696180</text:p>
          </table:table-cell>
          <table:table-cell table:formula="of:=[.F21]*[.E21]" office:value-type="float" office:value="12648" calcext:value-type="float">
            <text:p>12648</text:p>
          </table:table-cell>
          <table:table-cell table:formula="of:=(POWER(MIN([.I21];[.$S$1])/[.$Q$1];[.$M$1])-1)/([.$S$2]-1)*([.$U$1]-1)+1" office:value-type="float" office:value="9.85534265382201" calcext:value-type="float">
            <text:p>9,85534265382201</text:p>
          </table:table-cell>
          <table:table-cell table:formula="of:=MAX([.$J$2:.J21])" office:value-type="float" office:value="9.85534265382201" calcext:value-type="float">
            <text:p>9,855342653822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Airbus A32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7169656" calcext:value-type="float">
            <text:p>17169656</text:p>
          </table:table-cell>
          <table:table-cell table:formula="of:=[.F22]*[.E22]" office:value-type="float" office:value="8510" calcext:value-type="float">
            <text:p>8510</text:p>
          </table:table-cell>
          <table:table-cell table:formula="of:=(POWER(MIN([.I22];[.$S$1])/[.$Q$1];[.$M$1])-1)/([.$S$2]-1)*([.$U$1]-1)+1" office:value-type="float" office:value="7.97397166809111" calcext:value-type="float">
            <text:p>7,97397166809111</text:p>
          </table:table-cell>
          <table:table-cell table:formula="of:=MAX([.$J$2:.J22])" office:value-type="float" office:value="9.85534265382201" calcext:value-type="float">
            <text:p>9,855342653822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Tupolev Tu-204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6250196" calcext:value-type="float">
            <text:p>26250196</text:p>
          </table:table-cell>
          <table:table-cell table:formula="of:=[.F23]*[.E23]" office:value-type="float" office:value="12980" calcext:value-type="float">
            <text:p>12980</text:p>
          </table:table-cell>
          <table:table-cell table:formula="of:=(POWER(MIN([.I23];[.$S$1])/[.$Q$1];[.$M$1])-1)/([.$S$2]-1)*([.$U$1]-1)+1" office:value-type="float" office:value="9.99183370976407" calcext:value-type="float">
            <text:p>9,99183370976407</text:p>
          </table:table-cell>
          <table:table-cell table:formula="of:=MAX([.$J$2:.J23])" office:value-type="float" office:value="9.99183370976407" calcext:value-type="float">
            <text:p>9,991833709764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Tupolev Tu-204C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5772920" calcext:value-type="float">
            <text:p>25772920</text:p>
          </table:table-cell>
          <table:table-cell table:formula="of:=[.F24]*[.E24]" office:value-type="float" office:value="12744" calcext:value-type="float">
            <text:p>12744</text:p>
          </table:table-cell>
          <table:table-cell table:formula="of:=(POWER(MIN([.I24];[.$S$1])/[.$Q$1];[.$M$1])-1)/([.$S$2]-1)*([.$U$1]-1)+1" office:value-type="float" office:value="9.8949921717001" calcext:value-type="float">
            <text:p>9,8949921717001</text:p>
          </table:table-cell>
          <table:table-cell table:formula="of:=MAX([.$J$2:.J24])" office:value-type="float" office:value="9.99183370976407" calcext:value-type="float">
            <text:p>9,991833709764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37-700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70.56" calcext:value-type="float">
            <text:p>270,56</text:p>
          </table:table-cell>
          <table:table-cell office:value-type="float" office:value="0" calcext:value-type="float">
            <text:p>0</text:p>
          </table:table-cell>
          <table:table-cell office:value-type="float" office:value="18285084" calcext:value-type="float">
            <text:p>18285084</text:p>
          </table:table-cell>
          <table:table-cell table:formula="of:=[.F25]*[.E25]" office:value-type="float" office:value="8928.48" calcext:value-type="float">
            <text:p>8928,48</text:p>
          </table:table-cell>
          <table:table-cell table:formula="of:=(POWER(MIN([.I25];[.$S$1])/[.$Q$1];[.$M$1])-1)/([.$S$2]-1)*([.$U$1]-1)+1" office:value-type="float" office:value="8.18254847722469" calcext:value-type="float">
            <text:p>8,18254847722469</text:p>
          </table:table-cell>
          <table:table-cell table:formula="of:=MAX([.$J$2:.J25])" office:value-type="float" office:value="9.99183370976407" calcext:value-type="float">
            <text:p>9,991833709764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37-700-C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0.56" calcext:value-type="float">
            <text:p>270,56</text:p>
          </table:table-cell>
          <table:table-cell office:value-type="float" office:value="0" calcext:value-type="float">
            <text:p>0</text:p>
          </table:table-cell>
          <table:table-cell office:value-type="float" office:value="11081870" calcext:value-type="float">
            <text:p>11081870</text:p>
          </table:table-cell>
          <table:table-cell table:formula="of:=[.F26]*[.E26]" office:value-type="float" office:value="5411.2" calcext:value-type="float">
            <text:p>5411,2</text:p>
          </table:table-cell>
          <table:table-cell table:formula="of:=(POWER(MIN([.I26];[.$S$1])/[.$Q$1];[.$M$1])-1)/([.$S$2]-1)*([.$U$1]-1)+1" office:value-type="float" office:value="6.23452619512588" calcext:value-type="float">
            <text:p>6,23452619512588</text:p>
          </table:table-cell>
          <table:table-cell table:formula="of:=MAX([.$J$2:.J26])" office:value-type="float" office:value="9.99183370976407" calcext:value-type="float">
            <text:p>9,991833709764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mbardier DHC-8-402PF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7825800" calcext:value-type="float">
            <text:p>7825800</text:p>
          </table:table-cell>
          <table:table-cell table:formula="of:=[.F27]*[.E27]" office:value-type="float" office:value="3960" calcext:value-type="float">
            <text:p>3960</text:p>
          </table:table-cell>
          <table:table-cell table:formula="of:=(POWER(MIN([.I27];[.$S$1])/[.$Q$1];[.$M$1])-1)/([.$S$2]-1)*([.$U$1]-1)+1" office:value-type="float" office:value="5.2449306510004" calcext:value-type="float">
            <text:p>5,2449306510004</text:p>
          </table:table-cell>
          <table:table-cell table:formula="of:=MAX([.$J$2:.J27])" office:value-type="float" office:value="9.99183370976407" calcext:value-type="float">
            <text:p>9,991833709764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mbardier Q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7825800" calcext:value-type="float">
            <text:p>7825800</text:p>
          </table:table-cell>
          <table:table-cell table:formula="of:=[.F28]*[.E28]" office:value-type="float" office:value="3960" calcext:value-type="float">
            <text:p>3960</text:p>
          </table:table-cell>
          <table:table-cell table:formula="of:=(POWER(MIN([.I28];[.$S$1])/[.$Q$1];[.$M$1])-1)/([.$S$2]-1)*([.$U$1]-1)+1" office:value-type="float" office:value="5.2449306510004" calcext:value-type="float">
            <text:p>5,2449306510004</text:p>
          </table:table-cell>
          <table:table-cell table:formula="of:=MAX([.$J$2:.J28])" office:value-type="float" office:value="9.99183370976407" calcext:value-type="float">
            <text:p>9,991833709764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Sukhoi Superjet 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9810896" calcext:value-type="float">
            <text:p>9810896</text:p>
          </table:table-cell>
          <table:table-cell table:formula="of:=[.F29]*[.E29]" office:value-type="float" office:value="4840" calcext:value-type="float">
            <text:p>4840</text:p>
          </table:table-cell>
          <table:table-cell table:formula="of:=(POWER(MIN([.I29];[.$S$1])/[.$Q$1];[.$M$1])-1)/([.$S$2]-1)*([.$U$1]-1)+1" office:value-type="float" office:value="5.86309023625755" calcext:value-type="float">
            <text:p>5,86309023625755</text:p>
          </table:table-cell>
          <table:table-cell table:formula="of:=MAX([.$J$2:.J29])" office:value-type="float" office:value="9.99183370976407" calcext:value-type="float">
            <text:p>9,991833709764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mbardier CS30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7717400" calcext:value-type="float">
            <text:p>17717400</text:p>
          </table:table-cell>
          <table:table-cell table:formula="of:=[.F30]*[.E30]" office:value-type="float" office:value="8778" calcext:value-type="float">
            <text:p>8778</text:p>
          </table:table-cell>
          <table:table-cell table:formula="of:=(POWER(MIN([.I30];[.$S$1])/[.$Q$1];[.$M$1])-1)/([.$S$2]-1)*([.$U$1]-1)+1" office:value-type="float" office:value="8.10812140358969" calcext:value-type="float">
            <text:p>8,10812140358969</text:p>
          </table:table-cell>
          <table:table-cell table:formula="of:=MAX([.$J$2:.J30])" office:value-type="float" office:value="9.99183370976407" calcext:value-type="float">
            <text:p>9,99183370976407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vehicle_stats.A1:vehicle_stats.K348" table:display-filter-buttons="true" table:orientation="column">
          <table:filter>
            <table:filter-and>
              <table:filter-condition table:field-number="0" table:value="AIR" table:operator="="/>
            </table:filter-and>
          </table:filter>
        </table:database-range>
        <table:database-range table:name="__Anonymous_Sheet_DB__1" table:target-range-address="Locomotives.A1:Locomotives.I100" table:display-filter-buttons="true" table:orientation="column"/>
        <table:database-range table:name="__Anonymous_Sheet_DB__2" table:target-range-address="'Road &amp; Tram'.A1:'Road &amp; Tram'.J113" table:display-filter-buttons="true" table:orientation="column"/>
        <table:database-range table:name="__Anonymous_Sheet_DB__3" table:target-range-address="Water.A1:Water.J28" table:display-filter-buttons="true" table:orientation="column"/>
        <table:database-range table:name="__Anonymous_Sheet_DB__4" table:target-range-address="Air.A1:Air.J30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9:59:17.6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5-03T20:05:27.575000000</dc:date>
    <meta:editing-duration>PT44M8S</meta:editing-duration>
    <meta:editing-cycles>7</meta:editing-cycles>
    <meta:generator>LibreOffice/6.3.2.2$Windows_X86_64 LibreOffice_project/98b30e735bda24bc04ab42594c85f7fd8be07b9c</meta:generator>
    <meta:document-statistic meta:table-count="5" meta:cell-count="6691" meta:object-count="1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2.196cm" svg:y="4.204cm" style:legend-expansion="high" chart:style-name="ch2"/>
        <chart:plot-area chart:style-name="ch3" table:cell-range-address="vehicle_stats.C2:vehicle_stats.C348 vehicle_stats.I1:vehicle_stats.I348" chart:data-source-has-labels="both" svg:x="0.32cm" svg:y="0.18cm" svg:width="11.556cm" svg:height="8.646cm">
          <chartooo:coordinate-region svg:x="1.484cm" svg:y="0.379cm" svg:width="10.281cm" svg:height="7.8cm"/>
          <chart:axis chart:dimension="x" chart:name="primary-x" chart:style-name="ch4" chartooo:axis-type="date">
            <chartooo:date-scale/>
            <chart:categories table:cell-range-address="vehicle_stats.C2:vehicle_stats.C3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ehicle_stats.I2:vehicle_stats.I348" chart:label-cell-address="vehicle_stats.I1:vehicle_stats.I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*Capacity</text:p>
                <draw:g>
                  <svg:desc>vehicle_stats.I1:vehicle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1920">
                <text:p>1920</text:p>
                <draw:g>
                  <svg:desc>vehicle_stats.C2:vehicle_stats.C348</svg:desc>
                </draw:g>
              </table:table-cell>
              <table:table-cell office:value-type="float" office:value="114">
                <text:p>114</text:p>
                <draw:g>
                  <svg:desc>vehicle_stats.I2:vehicle_stats.I348</svg:desc>
                </draw:g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333.36">
                <text:p>333.36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243.05">
                <text:p>243.05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555.6">
                <text:p>555.6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1361.08">
                <text:p>1361.08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4221">
                <text:p>4221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1516.68">
                <text:p>1516.68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2400">
                <text:p>1240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2648">
                <text:p>12648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8510">
                <text:p>851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2744">
                <text:p>12744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8928.48">
                <text:p>8928.48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5411.2">
                <text:p>5411.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778">
                <text:p>8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2.99cm" svg:y="4.204cm" style:legend-expansion="high" chart:style-name="ch2"/>
        <chart:plot-area chart:style-name="ch3" table:cell-range-address="Locomotives.C2:Locomotives.C100 Locomotives.J1:Locomotives.J100" chart:data-source-has-labels="both" svg:x="0.32cm" svg:y="0.18cm" svg:width="12.35cm" svg:height="8.646cm">
          <chartooo:coordinate-region svg:x="0.941cm" svg:y="0.38cm" svg:width="11.729cm" svg:height="7.799cm"/>
          <chart:axis chart:dimension="x" chart:name="primary-x" chart:style-name="ch4" chartooo:axis-type="date">
            <chartooo:date-scale/>
            <chart:categories table:cell-range-address="Locomotives.C2:Locomotives.C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omotives.J2:Locomotives.J100" chart:label-cell-address="Locomotives.J1:Locomotives.J1" chart:class="chart:line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Score</text:p>
                <draw:g>
                  <svg:desc>Locomotives.J1:Locomotives.J1</svg:desc>
                </draw:g>
              </table:table-cell>
            </table:table-row>
          </table:table-header-rows>
          <table:table-rows>
            <table:table-row>
              <table:table-cell office:value-type="float" office:value="1850">
                <text:p>1850</text:p>
                <draw:g>
                  <svg:desc>Locomotives.C2:Locomotives.C100</svg:desc>
                </draw:g>
              </table:table-cell>
              <table:table-cell office:value-type="float" office:value="0.97045101088647">
                <text:p>0.97045101088647</text:p>
                <draw:g>
                  <svg:desc>Locomotives.J2:Locomotives.J100</svg:desc>
                </draw:g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988180404354588">
                <text:p>0.988180404354588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57">
                <text:p>1857</text:p>
              </table:table-cell>
              <table:table-cell office:value-type="float" office:value="1.20684292379471">
                <text:p>1.20684292379471</text:p>
              </table:table-cell>
            </table:table-row>
            <table:table-row>
              <table:table-cell office:value-type="float" office:value="1858">
                <text:p>1858</text:p>
              </table:table-cell>
              <table:table-cell office:value-type="float" office:value="1.20684292379471">
                <text:p>1.20684292379471</text:p>
              </table:table-cell>
            </table:table-row>
            <table:table-row>
              <table:table-cell office:value-type="float" office:value="1862">
                <text:p>1862</text:p>
              </table:table-cell>
              <table:table-cell office:value-type="float" office:value="1.20684292379471">
                <text:p>1.20684292379471</text:p>
              </table:table-cell>
            </table:table-row>
            <table:table-row>
              <table:table-cell office:value-type="float" office:value="1863">
                <text:p>1863</text:p>
              </table:table-cell>
              <table:table-cell office:value-type="float" office:value="1.35458786936236">
                <text:p>1.35458786936236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1.50233281493002">
                <text:p>1.50233281493002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1.63234836702955">
                <text:p>1.63234836702955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1.63234836702955">
                <text:p>1.63234836702955</text:p>
              </table:table-cell>
            </table:table-row>
            <table:table-row>
              <table:table-cell office:value-type="float" office:value="1877">
                <text:p>1877</text:p>
              </table:table-cell>
              <table:table-cell office:value-type="float" office:value="1.6796267496112">
                <text:p>1.6796267496112</text:p>
              </table:table-cell>
            </table:table-row>
            <table:table-row>
              <table:table-cell office:value-type="float" office:value="1882">
                <text:p>1882</text:p>
              </table:table-cell>
              <table:table-cell office:value-type="float" office:value="1.6796267496112">
                <text:p>1.6796267496112</text:p>
              </table:table-cell>
            </table:table-row>
            <table:table-row>
              <table:table-cell office:value-type="float" office:value="1884">
                <text:p>1884</text:p>
              </table:table-cell>
              <table:table-cell office:value-type="float" office:value="1.70917573872473">
                <text:p>1.70917573872473</text:p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1.9751166407465">
                <text:p>1.9751166407465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2.09626749611197">
                <text:p>2.09626749611197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2.12286158631415">
                <text:p>2.12286158631415</text:p>
              </table:table-cell>
            </table:table-row>
            <table:table-row>
              <table:table-cell office:value-type="float" office:value="1896">
                <text:p>1896</text:p>
              </table:table-cell>
              <table:table-cell office:value-type="float" office:value="2.41835147744946">
                <text:p>2.4183514774494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.74805598755832">
                <text:p>3.74805598755832</text:p>
              </table:table-cell>
            </table:table-row>
            <table:table-row>
              <table:table-cell office:value-type="float" office:value="1902">
                <text:p>1902</text:p>
              </table:table-cell>
              <table:table-cell office:value-type="float" office:value="3.74805598755832">
                <text:p>3.74805598755832</text:p>
              </table:table-cell>
            </table:table-row>
            <table:table-row>
              <table:table-cell office:value-type="float" office:value="1906">
                <text:p>1906</text:p>
              </table:table-cell>
              <table:table-cell office:value-type="float" office:value="3.74805598755832">
                <text:p>3.74805598755832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3.74805598755832">
                <text:p>3.74805598755832</text:p>
              </table:table-cell>
            </table:table-row>
            <table:table-row>
              <table:table-cell office:value-type="float" office:value="1914">
                <text:p>1914</text:p>
              </table:table-cell>
              <table:table-cell office:value-type="float" office:value="3.74805598755832">
                <text:p>3.74805598755832</text:p>
              </table:table-cell>
            </table:table-row>
            <table:table-row>
              <table:table-cell office:value-type="float" office:value="1915">
                <text:p>1915</text:p>
              </table:table-cell>
              <table:table-cell office:value-type="float" office:value="3.74805598755832">
                <text:p>3.74805598755832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4.25925349922239">
                <text:p>4.25925349922239</text:p>
              </table:table-cell>
            </table:table-row>
            <table:table-row>
              <table:table-cell office:value-type="float" office:value="1918">
                <text:p>1918</text:p>
              </table:table-cell>
              <table:table-cell office:value-type="float" office:value="4.25925349922239">
                <text:p>4.25925349922239</text:p>
              </table:table-cell>
            </table:table-row>
            <table:table-row>
              <table:table-cell office:value-type="float" office:value="1919">
                <text:p>1919</text:p>
              </table:table-cell>
              <table:table-cell office:value-type="float" office:value="10.5768273716952">
                <text:p>10.5768273716952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10.5768273716952">
                <text:p>10.5768273716952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10.5768273716952">
                <text:p>10.5768273716952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10.5768273716952">
                <text:p>10.5768273716952</text:p>
              </table:table-cell>
            </table:table-row>
            <table:table-row>
              <table:table-cell office:value-type="float" office:value="1926">
                <text:p>1926</text:p>
              </table:table-cell>
              <table:table-cell office:value-type="float" office:value="11.2594090202177">
                <text:p>11.2594090202177</text:p>
              </table:table-cell>
            </table:table-row>
            <table:table-row>
              <table:table-cell office:value-type="float" office:value="1927">
                <text:p>1927</text:p>
              </table:table-cell>
              <table:table-cell office:value-type="float" office:value="11.2594090202177">
                <text:p>11.2594090202177</text:p>
              </table:table-cell>
            </table:table-row>
            <table:table-row>
              <table:table-cell office:value-type="float" office:value="1927">
                <text:p>1927</text:p>
              </table:table-cell>
              <table:table-cell office:value-type="float" office:value="11.2594090202177">
                <text:p>11.2594090202177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1.2594090202177">
                <text:p>11.2594090202177</text:p>
              </table:table-cell>
            </table:table-row>
            <table:table-row>
              <table:table-cell office:value-type="float" office:value="1931">
                <text:p>1931</text:p>
              </table:table-cell>
              <table:table-cell office:value-type="float" office:value="11.2594090202177">
                <text:p>11.2594090202177</text:p>
              </table:table-cell>
            </table:table-row>
            <table:table-row>
              <table:table-cell office:value-type="float" office:value="1934">
                <text:p>1934</text:p>
              </table:table-cell>
              <table:table-cell office:value-type="float" office:value="11.2594090202177">
                <text:p>11.2594090202177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11.2594090202177">
                <text:p>11.2594090202177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11.2594090202177">
                <text:p>11.2594090202177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11.2594090202177">
                <text:p>11.2594090202177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11.2594090202177">
                <text:p>11.2594090202177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11.2594090202177">
                <text:p>11.2594090202177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14.2674961119751">
                <text:p>14.2674961119751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14.2674961119751">
                <text:p>14.2674961119751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14.2674961119751">
                <text:p>14.2674961119751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14.2674961119751">
                <text:p>14.2674961119751</text:p>
              </table:table-cell>
            </table:table-row>
            <table:table-row>
              <table:table-cell office:value-type="float" office:value="1948">
                <text:p>1948</text:p>
              </table:table-cell>
              <table:table-cell office:value-type="float" office:value="14.2674961119751">
                <text:p>14.2674961119751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4.2674961119751">
                <text:p>14.2674961119751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14.2674961119751">
                <text:p>14.2674961119751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14.2674961119751">
                <text:p>14.2674961119751</text:p>
              </table:table-cell>
            </table:table-row>
            <table:table-row>
              <table:table-cell office:value-type="float" office:value="1955">
                <text:p>1955</text:p>
              </table:table-cell>
              <table:table-cell office:value-type="float" office:value="14.2674961119751">
                <text:p>14.2674961119751</text:p>
              </table:table-cell>
            </table:table-row>
            <table:table-row>
              <table:table-cell office:value-type="float" office:value="1956">
                <text:p>1956</text:p>
              </table:table-cell>
              <table:table-cell office:value-type="float" office:value="14.2674961119751">
                <text:p>14.2674961119751</text:p>
              </table:table-cell>
            </table:table-row>
            <table:table-row>
              <table:table-cell office:value-type="float" office:value="1956">
                <text:p>1956</text:p>
              </table:table-cell>
              <table:table-cell office:value-type="float" office:value="14.2674961119751">
                <text:p>14.2674961119751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14.2674961119751">
                <text:p>14.2674961119751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14.2674961119751">
                <text:p>14.2674961119751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14.2674961119751">
                <text:p>14.2674961119751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4.2674961119751">
                <text:p>14.2674961119751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14.2674961119751">
                <text:p>14.2674961119751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14.2674961119751">
                <text:p>14.2674961119751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14.2674961119751">
                <text:p>14.2674961119751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14.2674961119751">
                <text:p>14.2674961119751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14.2674961119751">
                <text:p>14.2674961119751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14.2674961119751">
                <text:p>14.2674961119751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15.8631415241058">
                <text:p>15.8631415241058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15.8631415241058">
                <text:p>15.8631415241058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3.493cm" svg:y="4.204cm" style:legend-expansion="high" chart:style-name="ch2"/>
        <chart:plot-area chart:style-name="ch3" table:cell-range-address="vehicle_stats.C2:vehicle_stats.C348 vehicle_stats.J1:vehicle_stats.J348" chart:data-source-has-labels="both" svg:x="0.32cm" svg:y="0.18cm" svg:width="12.853cm" svg:height="8.646cm">
          <chartooo:coordinate-region svg:x="1.127cm" svg:y="0.379cm" svg:width="11.993cm" svg:height="7.8cm"/>
          <chart:axis chart:dimension="x" chart:name="primary-x" chart:style-name="ch4" chartooo:axis-type="date">
            <chartooo:date-scale/>
            <chart:categories table:cell-range-address="vehicle_stats.C2:vehicle_stats.C3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ehicle_stats.J2:vehicle_stats.J348" chart:label-cell-address="vehicle_stats.J1:vehicle_stats.J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S*C)^x</text:p>
                <draw:g>
                  <svg:desc>vehicle_stats.J1:vehicle_stats.J1</svg:desc>
                </draw:g>
              </table:table-cell>
            </table:table-row>
          </table:table-header-rows>
          <table:table-rows>
            <table:table-row>
              <table:table-cell office:value-type="float" office:value="1920">
                <text:p>1920</text:p>
                <draw:g>
                  <svg:desc>vehicle_stats.C2:vehicle_stats.C348</svg:desc>
                </draw:g>
              </table:table-cell>
              <table:table-cell office:value-type="float" office:value="10.6770782520313">
                <text:p>10.6770782520313</text:p>
                <draw:g>
                  <svg:desc>vehicle_stats.J2:vehicle_stats.J348</svg:desc>
                </draw:g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18.2581488656435">
                <text:p>18.2581488656435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15.5900609363787">
                <text:p>15.5900609363787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23.5711688297377">
                <text:p>23.5711688297377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30.3315017762062">
                <text:p>30.3315017762062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30.3315017762062">
                <text:p>30.3315017762062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38.9230009120571">
                <text:p>38.9230009120571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36.8928177292004">
                <text:p>36.8928177292004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50.6458290484024">
                <text:p>50.6458290484024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49.295030175465">
                <text:p>49.295030175465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69.5197813575388">
                <text:p>69.519781357538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64.9692234831231">
                <text:p>64.9692234831231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65.7267069006199">
                <text:p>65.7267069006199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65.7267069006199">
                <text:p>65.7267069006199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38.9445760023139">
                <text:p>38.9445760023139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64.6529195009784">
                <text:p>64.6529195009784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64.6529195009784">
                <text:p>64.6529195009784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11.3552872566">
                <text:p>111.3552872566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12.463327356076">
                <text:p>112.463327356076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92.2496612459905">
                <text:p>92.2496612459905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13.929802949009">
                <text:p>113.929802949009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12.889326333361">
                <text:p>112.88932633336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94.4906344565428">
                <text:p>94.4906344565428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73.560859157571">
                <text:p>73.56085915757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2.9285308902091">
                <text:p>62.928530890209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2.9285308902091">
                <text:p>62.928530890209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9.5701085237044">
                <text:p>69.570108523704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3.6909814229737">
                <text:p>93.69098142297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3.652cm" svg:y="4.204cm" style:legend-expansion="high" chart:style-name="ch2"/>
        <chart:plot-area chart:style-name="ch3" table:cell-range-address="vehicle_stats.C2:vehicle_stats.C348 vehicle_stats.K1:vehicle_stats.K348" chart:data-source-has-labels="both" svg:x="0.32cm" svg:y="0.18cm" svg:width="13.012cm" svg:height="8.646cm">
          <chartooo:coordinate-region svg:x="1.047cm" svg:y="0.379cm" svg:width="12.233cm" svg:height="7.8cm"/>
          <chart:axis chart:dimension="x" chart:name="primary-x" chart:style-name="ch4" chartooo:axis-type="date">
            <chartooo:date-scale/>
            <chart:categories table:cell-range-address="vehicle_stats.C2:vehicle_stats.C3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ehicle_stats.K2:vehicle_stats.K348" chart:label-cell-address="vehicle_stats.K1:vehicle_stats.K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^x</text:p>
                <draw:g>
                  <svg:desc>vehicle_stats.K1:vehicle_stats.K1</svg:desc>
                </draw:g>
              </table:table-cell>
            </table:table-row>
          </table:table-header-rows>
          <table:table-rows>
            <table:table-row>
              <table:table-cell office:value-type="float" office:value="1920">
                <text:p>1920</text:p>
                <draw:g>
                  <svg:desc>vehicle_stats.C2:vehicle_stats.C348</svg:desc>
                </draw:g>
              </table:table-cell>
              <table:table-cell office:value-type="float" office:value="0">
                <text:p>0</text:p>
                <draw:g>
                  <svg:desc>vehicle_stats.K2:vehicle_stats.K348</svg:desc>
                </draw:g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2.196cm" svg:y="4.204cm" style:legend-expansion="high" chart:style-name="ch2"/>
        <chart:plot-area chart:style-name="ch3" table:cell-range-address="'Road &amp; Tram'.C2:'Road &amp; Tram'.C113 'Road &amp; Tram'.I1:'Road &amp; Tram'.I113" chart:data-source-has-labels="both" svg:x="0.32cm" svg:y="0.18cm" svg:width="11.556cm" svg:height="8.646cm">
          <chartooo:coordinate-region svg:x="1.312cm" svg:y="0.38cm" svg:width="10.564cm" svg:height="7.799cm"/>
          <chart:axis chart:dimension="x" chart:name="primary-x" chart:style-name="ch4" chartooo:axis-type="date">
            <chartooo:date-scale/>
            <chart:categories table:cell-range-address="'Road &amp; Tram'.C2:'Road &amp; Tram'.C1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oad &amp; Tram'.I2:'Road &amp; Tram'.I113" chart:label-cell-address="'Road &amp; Tram'.I1:'Road &amp; Tram'.I1" chart:class="chart:line">
            <chart:data-point chart:repeated="1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*Capacity</text:p>
                <draw:g>
                  <svg:desc>'Road &amp; Tram'.I1:'Road &amp; Tram'.I1</svg:desc>
                </draw:g>
              </table:table-cell>
            </table:table-row>
          </table:table-header-rows>
          <table:table-rows>
            <table:table-row>
              <table:table-cell office:value-type="float" office:value="1850">
                <text:p>1850</text:p>
                <draw:g>
                  <svg:desc>'Road &amp; Tram'.C2:'Road &amp; Tram'.C113</svg:desc>
                </draw:g>
              </table:table-cell>
              <table:table-cell office:value-type="float" office:value="15">
                <text:p>15</text:p>
                <draw:g>
                  <svg:desc>'Road &amp; Tram'.I2:'Road &amp; Tram'.I113</svg:desc>
                </draw:g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33.36">
                <text:p>33.36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63">
                <text:p>1863</text:p>
              </table:table-cell>
              <table:table-cell office:value-type="float" office:value="38.92">
                <text:p>38.92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33.36">
                <text:p>33.36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877">
                <text:p>1877</text:p>
              </table:table-cell>
              <table:table-cell office:value-type="float" office:value="79.42">
                <text:p>79.42</text:p>
              </table:table-cell>
            </table:table-row>
            <table:table-row>
              <table:table-cell office:value-type="float" office:value="1882">
                <text:p>1882</text:p>
              </table:table-cell>
              <table:table-cell office:value-type="float" office:value="79.42">
                <text:p>79.42</text:p>
              </table:table-cell>
            </table:table-row>
            <table:table-row>
              <table:table-cell office:value-type="float" office:value="1884">
                <text:p>188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887">
                <text:p>1887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float" office:value="1891">
                <text:p>1891</text:p>
              </table:table-cell>
              <table:table-cell office:value-type="float" office:value="33.36">
                <text:p>33.36</text:p>
              </table:table-cell>
            </table:table-row>
            <table:table-row>
              <table:table-cell office:value-type="float" office:value="1893">
                <text:p>1893</text:p>
              </table:table-cell>
              <table:table-cell office:value-type="float" office:value="48.58">
                <text:p>48.58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41.64">
                <text:p>41.64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41.64">
                <text:p>41.64</text:p>
              </table:table-cell>
            </table:table-row>
            <table:table-row>
              <table:table-cell office:value-type="float" office:value="1899">
                <text:p>1899</text:p>
              </table:table-cell>
              <table:table-cell office:value-type="float" office:value="33.36">
                <text:p>33.3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62.46">
                <text:p>62.46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233.31">
                <text:p>233.31</text:p>
              </table:table-cell>
            </table:table-row>
            <table:table-row>
              <table:table-cell office:value-type="float" office:value="1902">
                <text:p>1902</text:p>
              </table:table-cell>
              <table:table-cell office:value-type="float" office:value="41.65">
                <text:p>41.65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float" office:value="1905">
                <text:p>1905</text:p>
              </table:table-cell>
              <table:table-cell office:value-type="float" office:value="55.52">
                <text:p>55.52</text:p>
              </table:table-cell>
            </table:table-row>
            <table:table-row>
              <table:table-cell office:value-type="float" office:value="1908">
                <text:p>1908</text:p>
              </table:table-cell>
              <table:table-cell office:value-type="float" office:value="233.28">
                <text:p>233.28</text:p>
              </table:table-cell>
            </table:table-row>
            <table:table-row>
              <table:table-cell office:value-type="float" office:value="1909">
                <text:p>1909</text:p>
              </table:table-cell>
              <table:table-cell office:value-type="float" office:value="88.88">
                <text:p>88.88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77.77">
                <text:p>77.77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88.88">
                <text:p>88.88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66.64">
                <text:p>66.64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74.97">
                <text:p>74.97</text:p>
              </table:table-cell>
            </table:table-row>
            <table:table-row>
              <table:table-cell office:value-type="float" office:value="1917">
                <text:p>1917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87.48">
                <text:p>87.48</text:p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106.92">
                <text:p>106.92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88.88">
                <text:p>88.88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66.66">
                <text:p>66.66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383.41">
                <text:p>383.41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58.27">
                <text:p>158.27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88.88">
                <text:p>88.88</text:p>
              </table:table-cell>
            </table:table-row>
            <table:table-row>
              <table:table-cell office:value-type="float" office:value="1932">
                <text:p>1932</text:p>
              </table:table-cell>
              <table:table-cell office:value-type="float" office:value="138.9">
                <text:p>138.9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200.04">
                <text:p>200.04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166.7">
                <text:p>166.7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133.36">
                <text:p>133.36</text:p>
              </table:table-cell>
            </table:table-row>
            <table:table-row>
              <table:table-cell office:value-type="float" office:value="1939">
                <text:p>1939</text:p>
              </table:table-cell>
              <table:table-cell office:value-type="float" office:value="138.9">
                <text:p>138.9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194.46">
                <text:p>194.46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216.71">
                <text:p>216.71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216.71">
                <text:p>216.71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216.71">
                <text:p>216.71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183.37">
                <text:p>183.37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266.72">
                <text:p>266.72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266.72">
                <text:p>266.72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266.72">
                <text:p>266.72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277.75">
                <text:p>277.75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250.05">
                <text:p>250.05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250.05">
                <text:p>250.05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216.71">
                <text:p>216.71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200.04">
                <text:p>200.04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288.86">
                <text:p>288.86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272.16">
                <text:p>272.16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250.02">
                <text:p>250.02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250.05">
                <text:p>250.05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377.74">
                <text:p>377.74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466.62">
                <text:p>466.62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466.62">
                <text:p>466.62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450.09">
                <text:p>450.09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399.96">
                <text:p>399.96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311.08">
                <text:p>311.08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583.45">
                <text:p>583.45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355.52">
                <text:p>355.52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555.5">
                <text:p>555.5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466.62">
                <text:p>466.62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288.86">
                <text:p>288.86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333.4">
                <text:p>333.4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524.88">
                <text:p>524.88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694.5">
                <text:p>694.5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833.4">
                <text:p>833.4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833.4">
                <text:p>833.4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833.4">
                <text:p>833.4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000.08">
                <text:p>1000.08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527.82">
                <text:p>527.82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2.26">
                <text:p>472.2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750.15">
                <text:p>750.1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22.28">
                <text:p>722.2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19.28">
                <text:p>719.2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55.64">
                <text:p>1055.6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55.64">
                <text:p>1055.6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55.64">
                <text:p>1055.6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88.96">
                <text:p>888.9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450.09">
                <text:p>450.09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835.92">
                <text:p>835.9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330.48">
                <text:p>330.4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88.8">
                <text:p>388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2.99cm" svg:y="4.204cm" style:legend-expansion="high" chart:style-name="ch2"/>
        <chart:plot-area chart:style-name="ch3" table:cell-range-address="'Road &amp; Tram'.C2:'Road &amp; Tram'.C113 'Road &amp; Tram'.K1:'Road &amp; Tram'.K113" chart:data-source-has-labels="both" svg:x="0.32cm" svg:y="0.18cm" svg:width="12.35cm" svg:height="8.646cm">
          <chartooo:coordinate-region svg:x="0.941cm" svg:y="0.38cm" svg:width="11.729cm" svg:height="7.799cm"/>
          <chart:axis chart:dimension="x" chart:name="primary-x" chart:style-name="ch4" chartooo:axis-type="date">
            <chartooo:date-scale/>
            <chart:categories table:cell-range-address="'Road &amp; Tram'.C2:'Road &amp; Tram'.C1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oad &amp; Tram'.K2:'Road &amp; Tram'.K113" chart:label-cell-address="'Road &amp; Tram'.K1:'Road &amp; Tram'.K1" chart:class="chart:line">
            <chart:data-point chart:repeated="1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Score</text:p>
                <draw:g>
                  <svg:desc>'Road &amp; Tram'.K1:'Road &amp; Tram'.K1</svg:desc>
                </draw:g>
              </table:table-cell>
            </table:table-row>
          </table:table-header-rows>
          <table:table-rows>
            <table:table-row>
              <table:table-cell office:value-type="float" office:value="1850">
                <text:p>1850</text:p>
                <draw:g>
                  <svg:desc>'Road &amp; Tram'.C2:'Road &amp; Tram'.C113</svg:desc>
                </draw:g>
              </table:table-cell>
              <table:table-cell office:value-type="float" office:value="0.801390562038616">
                <text:p>0.801390562038616</text:p>
                <draw:g>
                  <svg:desc>'Road &amp; Tram'.K2:'Road &amp; Tram'.K113</svg:desc>
                </draw:g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.17497842746425">
                <text:p>1.17497842746425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.4321474855487">
                <text:p>1.4321474855487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.4321474855487">
                <text:p>1.4321474855487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.4321474855487">
                <text:p>1.4321474855487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.4321474855487">
                <text:p>1.4321474855487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.4321474855487">
                <text:p>1.4321474855487</text:p>
              </table:table-cell>
            </table:table-row>
            <table:table-row>
              <table:table-cell office:value-type="float" office:value="1863">
                <text:p>1863</text:p>
              </table:table-cell>
              <table:table-cell office:value-type="float" office:value="1.58555092196991">
                <text:p>1.58555092196991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.58555092196991">
                <text:p>1.58555092196991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.58555092196991">
                <text:p>1.58555092196991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.58555092196991">
                <text:p>1.58555092196991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1.58555092196991">
                <text:p>1.58555092196991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1.58555092196991">
                <text:p>1.58555092196991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1.58555092196991">
                <text:p>1.58555092196991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1.58555092196991">
                <text:p>1.58555092196991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1.58555092196991">
                <text:p>1.58555092196991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1.58555092196991">
                <text:p>1.58555092196991</text:p>
              </table:table-cell>
            </table:table-row>
            <table:table-row>
              <table:table-cell office:value-type="float" office:value="1877">
                <text:p>1877</text:p>
              </table:table-cell>
              <table:table-cell office:value-type="float" office:value="2.47167377808686">
                <text:p>2.47167377808686</text:p>
              </table:table-cell>
            </table:table-row>
            <table:table-row>
              <table:table-cell office:value-type="float" office:value="1882">
                <text:p>1882</text:p>
              </table:table-cell>
              <table:table-cell office:value-type="float" office:value="2.47167377808686">
                <text:p>2.47167377808686</text:p>
              </table:table-cell>
            </table:table-row>
            <table:table-row>
              <table:table-cell office:value-type="float" office:value="1884">
                <text:p>1884</text:p>
              </table:table-cell>
              <table:table-cell office:value-type="float" office:value="2.47167377808686">
                <text:p>2.47167377808686</text:p>
              </table:table-cell>
            </table:table-row>
            <table:table-row>
              <table:table-cell office:value-type="float" office:value="1887">
                <text:p>1887</text:p>
              </table:table-cell>
              <table:table-cell office:value-type="float" office:value="2.5284109316479">
                <text:p>2.5284109316479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2.5284109316479">
                <text:p>2.5284109316479</text:p>
              </table:table-cell>
            </table:table-row>
            <table:table-row>
              <table:table-cell office:value-type="float" office:value="1891">
                <text:p>1891</text:p>
              </table:table-cell>
              <table:table-cell office:value-type="float" office:value="2.5284109316479">
                <text:p>2.5284109316479</text:p>
              </table:table-cell>
            </table:table-row>
            <table:table-row>
              <table:table-cell office:value-type="float" office:value="1893">
                <text:p>1893</text:p>
              </table:table-cell>
              <table:table-cell office:value-type="float" office:value="2.5284109316479">
                <text:p>2.5284109316479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2.5284109316479">
                <text:p>2.5284109316479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2.5284109316479">
                <text:p>2.5284109316479</text:p>
              </table:table-cell>
            </table:table-row>
            <table:table-row>
              <table:table-cell office:value-type="float" office:value="1899">
                <text:p>1899</text:p>
              </table:table-cell>
              <table:table-cell office:value-type="float" office:value="2.5284109316479">
                <text:p>2.528410931647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.5284109316479">
                <text:p>2.5284109316479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02">
                <text:p>1902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05">
                <text:p>1905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08">
                <text:p>1908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09">
                <text:p>1909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17">
                <text:p>1917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32">
                <text:p>1932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39">
                <text:p>1939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6.6780713946792">
                <text:p>6.6780713946792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6.6780713946792">
                <text:p>6.6780713946792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6.6780713946792">
                <text:p>6.6780713946792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6.6780713946792">
                <text:p>6.6780713946792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6.6780713946792">
                <text:p>6.6780713946792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8.25327590326801">
                <text:p>8.2532759032680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9.08705741034357">
                <text:p>9.0870574103435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9.08705741034357">
                <text:p>9.08705741034357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9.08705741034357">
                <text:p>9.08705741034357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2.196cm" svg:y="4.204cm" style:legend-expansion="high" chart:style-name="ch2"/>
        <chart:plot-area chart:style-name="ch3" table:cell-range-address="Water.C2:Water.C28 Water.I1:Water.I28" chart:data-source-has-labels="both" svg:x="0.32cm" svg:y="0.18cm" svg:width="11.556cm" svg:height="8.646cm">
          <chartooo:coordinate-region svg:x="1.313cm" svg:y="0.379cm" svg:width="10.563cm" svg:height="7.8cm"/>
          <chart:axis chart:dimension="x" chart:name="primary-x" chart:style-name="ch4" chartooo:axis-type="date">
            <chartooo:date-scale/>
            <chart:categories table:cell-range-address="Water.C2:Water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ater.I2:Water.I28" chart:label-cell-address="Water.I1:Water.I1" chart:class="chart:line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*Capacity</text:p>
                <draw:g>
                  <svg:desc>Water.I1:Water.I1</svg:desc>
                </draw:g>
              </table:table-cell>
            </table:table-row>
          </table:table-header-rows>
          <table:table-rows>
            <table:table-row>
              <table:table-cell office:value-type="float" office:value="1850">
                <text:p>1850</text:p>
                <draw:g>
                  <svg:desc>Water.C2:Water.C28</svg:desc>
                </draw:g>
              </table:table-cell>
              <table:table-cell office:value-type="float" office:value="485.8">
                <text:p>485.8</text:p>
                <draw:g>
                  <svg:desc>Water.I2:Water.I28</svg:desc>
                </draw:g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427.7">
                <text:p>427.7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549.9">
                <text:p>549.9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549.9">
                <text:p>549.9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661.3">
                <text:p>661.3</text:p>
              </table:table-cell>
            </table:table-row>
            <table:table-row>
              <table:table-cell office:value-type="float" office:value="1898">
                <text:p>1898</text:p>
              </table:table-cell>
              <table:table-cell office:value-type="float" office:value="916.3">
                <text:p>916.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938.6">
                <text:p>938.6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1155.7">
                <text:p>1155.7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1333.5">
                <text:p>1333.5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1312.5">
                <text:p>1312.5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832.6">
                <text:p>1832.6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99.2">
                <text:p>1999.2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516.6">
                <text:p>516.6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240.28">
                <text:p>2240.28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715.58">
                <text:p>2715.5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132.08">
                <text:p>3132.0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132.08">
                <text:p>3132.0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715.58">
                <text:p>2715.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2.99cm" svg:y="4.204cm" style:legend-expansion="high" chart:style-name="ch2"/>
        <chart:plot-area chart:style-name="ch3" table:cell-range-address="Water.C2:Water.C28 Water.K1:Water.K28" chart:data-source-has-labels="both" svg:x="0.32cm" svg:y="0.18cm" svg:width="12.35cm" svg:height="8.646cm">
          <chartooo:coordinate-region svg:x="0.883cm" svg:y="0.38cm" svg:width="11.729cm" svg:height="7.799cm"/>
          <chart:axis chart:dimension="x" chart:name="primary-x" chart:style-name="ch4" chartooo:axis-type="date">
            <chartooo:date-scale/>
            <chart:categories table:cell-range-address="Water.C2:Water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ater.K2:Water.K28" chart:label-cell-address="Water.K1:Water.K1" chart:class="chart:line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Score</text:p>
                <draw:g>
                  <svg:desc>Water.K1:Water.K1</svg:desc>
                </draw:g>
              </table:table-cell>
            </table:table-row>
          </table:table-header-rows>
          <table:table-rows>
            <table:table-row>
              <table:table-cell office:value-type="float" office:value="1850">
                <text:p>1850</text:p>
                <draw:g>
                  <svg:desc>Water.C2:Water.C28</svg:desc>
                </draw:g>
              </table:table-cell>
              <table:table-cell office:value-type="float" office:value="0.616478704571912">
                <text:p>0.616478704571912</text:p>
                <draw:g>
                  <svg:desc>Water.K2:Water.K28</svg:desc>
                </draw:g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616478704571912">
                <text:p>0.616478704571912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999420562022796">
                <text:p>0.999420562022796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999420562022796">
                <text:p>0.999420562022796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1.78589938674497">
                <text:p>1.78589938674497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1.78589938674497">
                <text:p>1.78589938674497</text:p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1.78589938674497">
                <text:p>1.78589938674497</text:p>
              </table:table-cell>
            </table:table-row>
            <table:table-row>
              <table:table-cell office:value-type="float" office:value="1898">
                <text:p>1898</text:p>
              </table:table-cell>
              <table:table-cell office:value-type="float" office:value="2.85301546937983">
                <text:p>2.8530154693798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.95251843293714">
                <text:p>2.95251843293714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3.86538995288921">
                <text:p>3.86538995288921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4.55066185040822">
                <text:p>4.55066185040822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4.55066185040822">
                <text:p>4.55066185040822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5.1520070871584">
                <text:p>5.1520070871584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6.26056135292626">
                <text:p>6.26056135292626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6.77788202317905">
                <text:p>6.77788202317905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6.77788202317905">
                <text:p>6.77788202317905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6.77788202317905">
                <text:p>6.77788202317905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7.75599595154835">
                <text:p>7.75599595154835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8.80797870528906">
                <text:p>8.8079787052890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8.80797870528906">
                <text:p>8.8079787052890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8.80797870528906">
                <text:p>8.8079787052890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8.80797870528906">
                <text:p>8.80797870528906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.80797870528906">
                <text:p>8.8079787052890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.80797870528906">
                <text:p>8.8079787052890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.83597339971799">
                <text:p>9.8359733997179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.83597339971799">
                <text:p>9.8359733997179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.83597339971799">
                <text:p>9.835973399717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2.196cm" svg:y="4.204cm" style:legend-expansion="high" chart:style-name="ch2"/>
        <chart:plot-area chart:style-name="ch3" table:cell-range-address="Air.C2:Air.C30 Air.I1:Air.I30" chart:data-source-has-labels="both" svg:x="0.32cm" svg:y="0.18cm" svg:width="11.556cm" svg:height="8.646cm">
          <chartooo:coordinate-region svg:x="1.484cm" svg:y="0.379cm" svg:width="10.281cm" svg:height="7.8cm"/>
          <chart:axis chart:dimension="x" chart:name="primary-x" chart:style-name="ch4" chartooo:axis-type="date">
            <chartooo:date-scale/>
            <chart:categories table:cell-range-address="Air.C2:Air.C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ir.I2:Air.I30" chart:label-cell-address="Air.I1:Air.I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*Capacity</text:p>
                <draw:g>
                  <svg:desc>Air.I1:Air.I1</svg:desc>
                </draw:g>
              </table:table-cell>
            </table:table-row>
          </table:table-header-rows>
          <table:table-rows>
            <table:table-row>
              <table:table-cell office:value-type="float" office:value="1920">
                <text:p>1920</text:p>
                <draw:g>
                  <svg:desc>Air.C2:Air.C30</svg:desc>
                </draw:g>
              </table:table-cell>
              <table:table-cell office:value-type="float" office:value="114">
                <text:p>114</text:p>
                <draw:g>
                  <svg:desc>Air.I2:Air.I30</svg:desc>
                </draw:g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333.36">
                <text:p>333.36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243.05">
                <text:p>243.05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555.6">
                <text:p>555.6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1361.08">
                <text:p>1361.08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4221">
                <text:p>4221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1516.68">
                <text:p>1516.68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2400">
                <text:p>1240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2648">
                <text:p>12648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8510">
                <text:p>851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2744">
                <text:p>12744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8928.48">
                <text:p>8928.48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5411.2">
                <text:p>5411.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778">
                <text:p>87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2.99cm" svg:y="4.204cm" style:legend-expansion="high" chart:style-name="ch2"/>
        <chart:plot-area chart:style-name="ch3" table:cell-range-address="Air.C2:Air.C30 Air.K1:Air.K30" chart:data-source-has-labels="both" svg:x="0.32cm" svg:y="0.18cm" svg:width="12.35cm" svg:height="8.646cm">
          <chartooo:coordinate-region svg:x="0.941cm" svg:y="0.38cm" svg:width="11.667cm" svg:height="7.799cm"/>
          <chart:axis chart:dimension="x" chart:name="primary-x" chart:style-name="ch4" chartooo:axis-type="date">
            <chartooo:date-scale/>
            <chart:categories table:cell-range-address="Air.C2:Air.C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ir.K2:Air.K30" chart:label-cell-address="Air.K1:Air.K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Score</text:p>
                <draw:g>
                  <svg:desc>Air.K1:Air.K1</svg:desc>
                </draw:g>
              </table:table-cell>
            </table:table-row>
          </table:table-header-rows>
          <table:table-rows>
            <table:table-row>
              <table:table-cell office:value-type="float" office:value="1920">
                <text:p>1920</text:p>
                <draw:g>
                  <svg:desc>Air.C2:Air.C30</svg:desc>
                </draw:g>
              </table:table-cell>
              <table:table-cell office:value-type="float" office:value="0.381668023608439">
                <text:p>0.381668023608439</text:p>
                <draw:g>
                  <svg:desc>Air.K2:Air.K30</svg:desc>
                </draw:g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1.08727017492282">
                <text:p>1.08727017492282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1.08727017492282">
                <text:p>1.08727017492282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1.58177530588807">
                <text:p>1.58177530588807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2.21098794797383">
                <text:p>2.21098794797383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2.21098794797383">
                <text:p>2.21098794797383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3.01063493482382">
                <text:p>3.01063493482382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3.01063493482382">
                <text:p>3.01063493482382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4.10172789175286">
                <text:p>4.10172789175286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4.10172789175286">
                <text:p>4.10172789175286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5.85840607507164">
                <text:p>5.85840607507164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5.85840607507164">
                <text:p>5.85840607507164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5.85840607507164">
                <text:p>5.85840607507164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5.85840607507164">
                <text:p>5.85840607507164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5.85840607507164">
                <text:p>5.85840607507164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5.85840607507164">
                <text:p>5.85840607507164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5.85840607507164">
                <text:p>5.85840607507164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5.85840607507164">
                <text:p>5.85840607507164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9.75221269793834">
                <text:p>9.75221269793834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9.85534265382201">
                <text:p>9.8553426538220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9.85534265382201">
                <text:p>9.85534265382201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9.99183370976407">
                <text:p>9.99183370976407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9.99183370976407">
                <text:p>9.9918337097640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9.99183370976407">
                <text:p>9.9918337097640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9.99183370976407">
                <text:p>9.9918337097640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.99183370976407">
                <text:p>9.9918337097640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.99183370976407">
                <text:p>9.9918337097640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.99183370976407">
                <text:p>9.9918337097640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.99183370976407">
                <text:p>9.9918337097640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